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6.0551in" svg:y="0.911in">
            <draw:object draw:notify-on-update-of-ranges="Sheet1.A1:Sheet1.A1200 Sheet1.C1:Sheet1.C1200 Sheet1.A1:Sheet1.A1200 Sheet1.D1:Sheet1.D12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69.109">
            <text:p>169.109</text:p>
          </table:table-cell>
        </table:table-row>
        <table:table-row table:style-name="ro1">
          <table:table-cell office:value-type="float" office:value="0.01">
            <text:p>0.0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6.03981">
            <text:p>6.03981</text:p>
          </table:table-cell>
        </table:table-row>
        <table:table-row table:style-name="ro1">
          <table:table-cell office:value-type="float" office:value="0.02">
            <text:p>0.0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.07383">
            <text:p>4.07383</text:p>
          </table:table-cell>
        </table:table-row>
        <table:table-row table:style-name="ro1">
          <table:table-cell office:value-type="float" office:value="0.03">
            <text:p>0.0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.34966">
            <text:p>3.34966</text:p>
          </table:table-cell>
        </table:table-row>
        <table:table-row table:style-name="ro1">
          <table:table-cell office:value-type="float" office:value="0.04">
            <text:p>0.0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.94504">
            <text:p>2.94504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.65806">
            <text:p>2.65806</text:p>
          </table:table-cell>
        </table:table-row>
        <table:table-row table:style-name="ro1">
          <table:table-cell office:value-type="float" office:value="0.06">
            <text:p>0.0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.45012">
            <text:p>2.45012</text:p>
          </table:table-cell>
        </table:table-row>
        <table:table-row table:style-name="ro1">
          <table:table-cell office:value-type="float" office:value="0.07">
            <text:p>0.0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.28806">
            <text:p>2.28806</text:p>
          </table:table-cell>
        </table:table-row>
        <table:table-row table:style-name="ro1">
          <table:table-cell office:value-type="float" office:value="0.08">
            <text:p>0.0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.15839">
            <text:p>2.15839</text:p>
          </table:table-cell>
        </table:table-row>
        <table:table-row table:style-name="ro1">
          <table:table-cell office:value-type="float" office:value="0.09">
            <text:p>0.0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.05109">
            <text:p>2.05109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96048">
            <text:p>1.96048</text:p>
          </table:table-cell>
        </table:table-row>
        <table:table-row table:style-name="ro1">
          <table:table-cell office:value-type="float" office:value="0.11">
            <text:p>0.1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88343">
            <text:p>1.88343</text:p>
          </table:table-cell>
        </table:table-row>
        <table:table-row table:style-name="ro1">
          <table:table-cell office:value-type="float" office:value="0.12">
            <text:p>0.1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81521">
            <text:p>1.81521</text:p>
          </table:table-cell>
        </table:table-row>
        <table:table-row table:style-name="ro1">
          <table:table-cell office:value-type="float" office:value="0.13">
            <text:p>0.1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75804">
            <text:p>1.75804</text:p>
          </table:table-cell>
        </table:table-row>
        <table:table-row table:style-name="ro1">
          <table:table-cell office:value-type="float" office:value="0.14">
            <text:p>0.1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70213">
            <text:p>1.70213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65713">
            <text:p>1.65713</text:p>
          </table:table-cell>
        </table:table-row>
        <table:table-row table:style-name="ro1">
          <table:table-cell office:value-type="float" office:value="0.16">
            <text:p>0.1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61615">
            <text:p>1.61615</text:p>
          </table:table-cell>
        </table:table-row>
        <table:table-row table:style-name="ro1">
          <table:table-cell office:value-type="float" office:value="0.17">
            <text:p>0.1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57917">
            <text:p>1.57917</text:p>
          </table:table-cell>
        </table:table-row>
        <table:table-row table:style-name="ro1">
          <table:table-cell office:value-type="float" office:value="0.18">
            <text:p>0.1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5454">
            <text:p>1.5454</text:p>
          </table:table-cell>
        </table:table-row>
        <table:table-row table:style-name="ro1">
          <table:table-cell office:value-type="float" office:value="0.19">
            <text:p>0.1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51288">
            <text:p>1.51288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48676">
            <text:p>1.48676</text:p>
          </table:table-cell>
        </table:table-row>
        <table:table-row table:style-name="ro1">
          <table:table-cell office:value-type="float" office:value="0.21">
            <text:p>0.2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45972">
            <text:p>1.45972</text:p>
          </table:table-cell>
        </table:table-row>
        <table:table-row table:style-name="ro1">
          <table:table-cell office:value-type="float" office:value="0.22">
            <text:p>0.2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43577">
            <text:p>1.43577</text:p>
          </table:table-cell>
        </table:table-row>
        <table:table-row table:style-name="ro1">
          <table:table-cell office:value-type="float" office:value="0.23">
            <text:p>0.2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41475">
            <text:p>1.41475</text:p>
          </table:table-cell>
        </table:table-row>
        <table:table-row table:style-name="ro1">
          <table:table-cell office:value-type="float" office:value="0.24">
            <text:p>0.2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39348">
            <text:p>1.39348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37444">
            <text:p>1.37444</text:p>
          </table:table-cell>
        </table:table-row>
        <table:table-row table:style-name="ro1">
          <table:table-cell office:value-type="float" office:value="0.26">
            <text:p>0.2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35761">
            <text:p>1.35761</text:p>
          </table:table-cell>
        </table:table-row>
        <table:table-row table:style-name="ro1">
          <table:table-cell office:value-type="float" office:value="0.27">
            <text:p>0.2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34013">
            <text:p>1.34013</text:p>
          </table:table-cell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32589">
            <text:p>1.32589</text:p>
          </table:table-cell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31027">
            <text:p>1.31027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29809">
            <text:p>1.29809</text:p>
          </table:table-cell>
        </table:table-row>
        <table:table-row table:style-name="ro1">
          <table:table-cell office:value-type="float" office:value="0.31">
            <text:p>0.3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28396">
            <text:p>1.28396</text:p>
          </table:table-cell>
        </table:table-row>
        <table:table-row table:style-name="ro1">
          <table:table-cell office:value-type="float" office:value="0.32">
            <text:p>0.3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27384">
            <text:p>1.27384</text:p>
          </table:table-cell>
        </table:table-row>
        <table:table-row table:style-name="ro1">
          <table:table-cell office:value-type="float" office:value="0.33">
            <text:p>0.3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26117">
            <text:p>1.26117</text:p>
          </table:table-cell>
        </table:table-row>
        <table:table-row table:style-name="ro1">
          <table:table-cell office:value-type="float" office:value="0.34">
            <text:p>0.3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25185">
            <text:p>1.25185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24134">
            <text:p>1.24134</text:p>
          </table:table-cell>
        </table:table-row>
        <table:table-row table:style-name="ro1">
          <table:table-cell office:value-type="float" office:value="0.36">
            <text:p>0.3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23213">
            <text:p>1.23213</text:p>
          </table:table-cell>
        </table:table-row>
        <table:table-row table:style-name="ro1">
          <table:table-cell office:value-type="float" office:value="0.37">
            <text:p>0.3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223">
            <text:p>1.223</text:p>
          </table:table-cell>
        </table:table-row>
        <table:table-row table:style-name="ro1">
          <table:table-cell office:value-type="float" office:value="0.38">
            <text:p>0.3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21447">
            <text:p>1.21447</text:p>
          </table:table-cell>
        </table:table-row>
        <table:table-row table:style-name="ro1">
          <table:table-cell office:value-type="float" office:value="0.39">
            <text:p>0.3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20724">
            <text:p>1.20724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9902">
            <text:p>1.19902</text:p>
          </table:table-cell>
        </table:table-row>
        <table:table-row table:style-name="ro1">
          <table:table-cell office:value-type="float" office:value="0.41">
            <text:p>0.4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9205">
            <text:p>1.19205</text:p>
          </table:table-cell>
        </table:table-row>
        <table:table-row table:style-name="ro1">
          <table:table-cell office:value-type="float" office:value="0.42">
            <text:p>0.4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8562">
            <text:p>1.18562</text:p>
          </table:table-cell>
        </table:table-row>
        <table:table-row table:style-name="ro1">
          <table:table-cell office:value-type="float" office:value="0.43">
            <text:p>0.4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7918">
            <text:p>1.17918</text:p>
          </table:table-cell>
        </table:table-row>
        <table:table-row table:style-name="ro1">
          <table:table-cell office:value-type="float" office:value="0.44">
            <text:p>0.4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723">
            <text:p>1.172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668">
            <text:p>1.1668</text:p>
          </table:table-cell>
        </table:table-row>
        <table:table-row table:style-name="ro1">
          <table:table-cell office:value-type="float" office:value="0.46">
            <text:p>0.4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6149">
            <text:p>1.16149</text:p>
          </table:table-cell>
        </table:table-row>
        <table:table-row table:style-name="ro1">
          <table:table-cell office:value-type="float" office:value="0.47">
            <text:p>0.4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5627">
            <text:p>1.15627</text:p>
          </table:table-cell>
        </table:table-row>
        <table:table-row table:style-name="ro1">
          <table:table-cell office:value-type="float" office:value="0.48">
            <text:p>0.4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5144">
            <text:p>1.15144</text:p>
          </table:table-cell>
        </table:table-row>
        <table:table-row table:style-name="ro1">
          <table:table-cell office:value-type="float" office:value="0.49">
            <text:p>0.4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4605">
            <text:p>1.14605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4164">
            <text:p>1.14164</text:p>
          </table:table-cell>
        </table:table-row>
        <table:table-row table:style-name="ro1">
          <table:table-cell office:value-type="float" office:value="0.51">
            <text:p>0.5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3744">
            <text:p>1.13744</text:p>
          </table:table-cell>
        </table:table-row>
        <table:table-row table:style-name="ro1">
          <table:table-cell office:value-type="float" office:value="0.52">
            <text:p>0.5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3332">
            <text:p>1.13332</text:p>
          </table:table-cell>
        </table:table-row>
        <table:table-row table:style-name="ro1">
          <table:table-cell office:value-type="float" office:value="0.53">
            <text:p>0.5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2932">
            <text:p>1.12932</text:p>
          </table:table-cell>
        </table:table-row>
        <table:table-row table:style-name="ro1">
          <table:table-cell office:value-type="float" office:value="0.54">
            <text:p>0.5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2555">
            <text:p>1.12555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2147">
            <text:p>1.12147</text:p>
          </table:table-cell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181">
            <text:p>1.1181</text:p>
          </table:table-cell>
        </table:table-row>
        <table:table-row table:style-name="ro1">
          <table:table-cell office:value-type="float" office:value="0.57">
            <text:p>0.5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1493">
            <text:p>1.11493</text:p>
          </table:table-cell>
        </table:table-row>
        <table:table-row table:style-name="ro1">
          <table:table-cell office:value-type="float" office:value="0.58">
            <text:p>0.5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1173">
            <text:p>1.11173</text:p>
          </table:table-cell>
        </table:table-row>
        <table:table-row table:style-name="ro1">
          <table:table-cell office:value-type="float" office:value="0.59">
            <text:p>0.5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087">
            <text:p>1.1087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0573">
            <text:p>1.10573</text:p>
          </table:table-cell>
        </table:table-row>
        <table:table-row table:style-name="ro1">
          <table:table-cell office:value-type="float" office:value="0.61">
            <text:p>0.6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0272">
            <text:p>1.10272</text:p>
          </table:table-cell>
        </table:table-row>
        <table:table-row table:style-name="ro1">
          <table:table-cell office:value-type="float" office:value="0.62">
            <text:p>0.6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10007">
            <text:p>1.10007</text:p>
          </table:table-cell>
        </table:table-row>
        <table:table-row table:style-name="ro1">
          <table:table-cell office:value-type="float" office:value="0.63">
            <text:p>0.6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9747">
            <text:p>1.09747</text:p>
          </table:table-cell>
        </table:table-row>
        <table:table-row table:style-name="ro1">
          <table:table-cell office:value-type="float" office:value="0.64">
            <text:p>0.6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95">
            <text:p>1.095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9262">
            <text:p>1.09262</text:p>
          </table:table-cell>
        </table:table-row>
        <table:table-row table:style-name="ro1">
          <table:table-cell office:value-type="float" office:value="0.66">
            <text:p>0.6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9025">
            <text:p>1.09025</text:p>
          </table:table-cell>
        </table:table-row>
        <table:table-row table:style-name="ro1">
          <table:table-cell office:value-type="float" office:value="0.67">
            <text:p>0.6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8806">
            <text:p>1.08806</text:p>
          </table:table-cell>
        </table:table-row>
        <table:table-row table:style-name="ro1">
          <table:table-cell office:value-type="float" office:value="0.68">
            <text:p>0.6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8584">
            <text:p>1.08584</text:p>
          </table:table-cell>
        </table:table-row>
        <table:table-row table:style-name="ro1">
          <table:table-cell office:value-type="float" office:value="0.69">
            <text:p>0.6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8376">
            <text:p>1.08376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8164">
            <text:p>1.08164</text:p>
          </table:table-cell>
        </table:table-row>
        <table:table-row table:style-name="ro1">
          <table:table-cell office:value-type="float" office:value="0.71">
            <text:p>0.7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7959">
            <text:p>1.07959</text:p>
          </table:table-cell>
        </table:table-row>
        <table:table-row table:style-name="ro1">
          <table:table-cell office:value-type="float" office:value="0.72">
            <text:p>0.7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7802">
            <text:p>1.07802</text:p>
          </table:table-cell>
        </table:table-row>
        <table:table-row table:style-name="ro1">
          <table:table-cell office:value-type="float" office:value="0.73">
            <text:p>0.7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7621">
            <text:p>1.07621</text:p>
          </table:table-cell>
        </table:table-row>
        <table:table-row table:style-name="ro1">
          <table:table-cell office:value-type="float" office:value="0.74">
            <text:p>0.7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745">
            <text:p>1.0745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7268">
            <text:p>1.07268</text:p>
          </table:table-cell>
        </table:table-row>
        <table:table-row table:style-name="ro1">
          <table:table-cell office:value-type="float" office:value="0.76">
            <text:p>0.7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7113">
            <text:p>1.07113</text:p>
          </table:table-cell>
        </table:table-row>
        <table:table-row table:style-name="ro1">
          <table:table-cell office:value-type="float" office:value="0.77">
            <text:p>0.7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6958">
            <text:p>1.06958</text:p>
          </table:table-cell>
        </table:table-row>
        <table:table-row table:style-name="ro1">
          <table:table-cell office:value-type="float" office:value="0.78">
            <text:p>0.7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679">
            <text:p>1.0679</text:p>
          </table:table-cell>
        </table:table-row>
        <table:table-row table:style-name="ro1">
          <table:table-cell office:value-type="float" office:value="0.79">
            <text:p>0.7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664">
            <text:p>1.0664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6509">
            <text:p>1.06509</text:p>
          </table:table-cell>
        </table:table-row>
        <table:table-row table:style-name="ro1">
          <table:table-cell office:value-type="float" office:value="0.81">
            <text:p>0.8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6357">
            <text:p>1.06357</text:p>
          </table:table-cell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6242">
            <text:p>1.06242</text:p>
          </table:table-cell>
        </table:table-row>
        <table:table-row table:style-name="ro1">
          <table:table-cell office:value-type="float" office:value="0.83">
            <text:p>0.8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6112">
            <text:p>1.06112</text:p>
          </table:table-cell>
        </table:table-row>
        <table:table-row table:style-name="ro1">
          <table:table-cell office:value-type="float" office:value="0.84">
            <text:p>0.8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5985">
            <text:p>1.05985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5849">
            <text:p>1.05849</text:p>
          </table:table-cell>
        </table:table-row>
        <table:table-row table:style-name="ro1">
          <table:table-cell office:value-type="float" office:value="0.86">
            <text:p>0.8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5739">
            <text:p>1.05739</text:p>
          </table:table-cell>
        </table:table-row>
        <table:table-row table:style-name="ro1">
          <table:table-cell office:value-type="float" office:value="0.87">
            <text:p>0.8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5604">
            <text:p>1.05604</text:p>
          </table:table-cell>
        </table:table-row>
        <table:table-row table:style-name="ro1">
          <table:table-cell office:value-type="float" office:value="0.88">
            <text:p>0.8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5505">
            <text:p>1.05505</text:p>
          </table:table-cell>
        </table:table-row>
        <table:table-row table:style-name="ro1">
          <table:table-cell office:value-type="float" office:value="0.89">
            <text:p>0.8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5385">
            <text:p>1.05385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5294">
            <text:p>1.05294</text:p>
          </table:table-cell>
        </table:table-row>
        <table:table-row table:style-name="ro1">
          <table:table-cell office:value-type="float" office:value="0.91">
            <text:p>0.9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5172">
            <text:p>1.05172</text:p>
          </table:table-cell>
        </table:table-row>
        <table:table-row table:style-name="ro1">
          <table:table-cell office:value-type="float" office:value="0.92">
            <text:p>0.9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5074">
            <text:p>1.05074</text:p>
          </table:table-cell>
        </table:table-row>
        <table:table-row table:style-name="ro1">
          <table:table-cell office:value-type="float" office:value="0.93">
            <text:p>0.9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4968">
            <text:p>1.04968</text:p>
          </table:table-cell>
        </table:table-row>
        <table:table-row table:style-name="ro1">
          <table:table-cell office:value-type="float" office:value="0.94">
            <text:p>0.9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4878">
            <text:p>1.04878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4773">
            <text:p>1.04773</text:p>
          </table:table-cell>
        </table:table-row>
        <table:table-row table:style-name="ro1">
          <table:table-cell office:value-type="float" office:value="0.96">
            <text:p>0.9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4683">
            <text:p>1.04683</text:p>
          </table:table-cell>
        </table:table-row>
        <table:table-row table:style-name="ro1">
          <table:table-cell office:value-type="float" office:value="0.97">
            <text:p>0.9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4565">
            <text:p>1.04565</text:p>
          </table:table-cell>
        </table:table-row>
        <table:table-row table:style-name="ro1">
          <table:table-cell office:value-type="float" office:value="0.98">
            <text:p>0.9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4499">
            <text:p>1.04499</text:p>
          </table:table-cell>
        </table:table-row>
        <table:table-row table:style-name="ro1">
          <table:table-cell office:value-type="float" office:value="0.99">
            <text:p>0.9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4416">
            <text:p>1.0441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4318">
            <text:p>1.04318</text:p>
          </table:table-cell>
        </table:table-row>
        <table:table-row table:style-name="ro1">
          <table:table-cell office:value-type="float" office:value="1.01">
            <text:p>1.0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4228">
            <text:p>1.04228</text:p>
          </table:table-cell>
        </table:table-row>
        <table:table-row table:style-name="ro1">
          <table:table-cell office:value-type="float" office:value="1.02">
            <text:p>1.0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418">
            <text:p>1.0418</text:p>
          </table:table-cell>
        </table:table-row>
        <table:table-row table:style-name="ro1">
          <table:table-cell office:value-type="float" office:value="1.03">
            <text:p>1.0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4068">
            <text:p>1.04068</text:p>
          </table:table-cell>
        </table:table-row>
        <table:table-row table:style-name="ro1">
          <table:table-cell office:value-type="float" office:value="1.04">
            <text:p>1.0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983">
            <text:p>1.03983</text:p>
          </table:table-cell>
        </table:table-row>
        <table:table-row table:style-name="ro1">
          <table:table-cell office:value-type="float" office:value="1.05">
            <text:p>1.0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92">
            <text:p>1.0392</text:p>
          </table:table-cell>
        </table:table-row>
        <table:table-row table:style-name="ro1">
          <table:table-cell office:value-type="float" office:value="1.06">
            <text:p>1.0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833">
            <text:p>1.03833</text:p>
          </table:table-cell>
        </table:table-row>
        <table:table-row table:style-name="ro1">
          <table:table-cell office:value-type="float" office:value="1.07">
            <text:p>1.0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758">
            <text:p>1.03758</text:p>
          </table:table-cell>
        </table:table-row>
        <table:table-row table:style-name="ro1">
          <table:table-cell office:value-type="float" office:value="1.08">
            <text:p>1.0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667">
            <text:p>1.03667</text:p>
          </table:table-cell>
        </table:table-row>
        <table:table-row table:style-name="ro1">
          <table:table-cell office:value-type="float" office:value="1.09">
            <text:p>1.0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607">
            <text:p>1.03607</text:p>
          </table:table-cell>
        </table:table-row>
        <table:table-row table:style-name="ro1">
          <table:table-cell office:value-type="float" office:value="1.1">
            <text:p>1.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539">
            <text:p>1.03539</text:p>
          </table:table-cell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467">
            <text:p>1.03467</text:p>
          </table:table-cell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394">
            <text:p>1.03394</text:p>
          </table:table-cell>
        </table:table-row>
        <table:table-row table:style-name="ro1">
          <table:table-cell office:value-type="float" office:value="1.13">
            <text:p>1.1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294">
            <text:p>1.03294</text:p>
          </table:table-cell>
        </table:table-row>
        <table:table-row table:style-name="ro1">
          <table:table-cell office:value-type="float" office:value="1.14">
            <text:p>1.1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23">
            <text:p>1.0323</text:p>
          </table:table-cell>
        </table:table-row>
        <table:table-row table:style-name="ro1">
          <table:table-cell office:value-type="float" office:value="1.15">
            <text:p>1.1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169">
            <text:p>1.03169</text:p>
          </table:table-cell>
        </table:table-row>
        <table:table-row table:style-name="ro1">
          <table:table-cell office:value-type="float" office:value="1.16">
            <text:p>1.1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105">
            <text:p>1.03105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304">
            <text:p>1.0304</text:p>
          </table:table-cell>
        </table:table-row>
        <table:table-row table:style-name="ro1">
          <table:table-cell office:value-type="float" office:value="1.18">
            <text:p>1.1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971">
            <text:p>1.02971</text:p>
          </table:table-cell>
        </table:table-row>
        <table:table-row table:style-name="ro1">
          <table:table-cell office:value-type="float" office:value="1.19">
            <text:p>1.1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91">
            <text:p>1.0291</text:p>
          </table:table-cell>
        </table:table-row>
        <table:table-row table:style-name="ro1">
          <table:table-cell office:value-type="float" office:value="1.2">
            <text:p>1.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842">
            <text:p>1.02842</text:p>
          </table:table-cell>
        </table:table-row>
        <table:table-row table:style-name="ro1">
          <table:table-cell office:value-type="float" office:value="1.21">
            <text:p>1.2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779">
            <text:p>1.02779</text:p>
          </table:table-cell>
        </table:table-row>
        <table:table-row table:style-name="ro1">
          <table:table-cell office:value-type="float" office:value="1.22">
            <text:p>1.2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716">
            <text:p>1.02716</text:p>
          </table:table-cell>
        </table:table-row>
        <table:table-row table:style-name="ro1">
          <table:table-cell office:value-type="float" office:value="1.23">
            <text:p>1.2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624">
            <text:p>1.02624</text:p>
          </table:table-cell>
        </table:table-row>
        <table:table-row table:style-name="ro1">
          <table:table-cell office:value-type="float" office:value="1.24">
            <text:p>1.2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566">
            <text:p>1.02566</text:p>
          </table:table-cell>
        </table:table-row>
        <table:table-row table:style-name="ro1">
          <table:table-cell office:value-type="float" office:value="1.25">
            <text:p>1.2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512">
            <text:p>1.02512</text:p>
          </table:table-cell>
        </table:table-row>
        <table:table-row table:style-name="ro1">
          <table:table-cell office:value-type="float" office:value="1.26">
            <text:p>1.2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449">
            <text:p>1.02449</text:p>
          </table:table-cell>
        </table:table-row>
        <table:table-row table:style-name="ro1">
          <table:table-cell office:value-type="float" office:value="1.27">
            <text:p>1.2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393">
            <text:p>1.02393</text:p>
          </table:table-cell>
        </table:table-row>
        <table:table-row table:style-name="ro1">
          <table:table-cell office:value-type="float" office:value="1.28">
            <text:p>1.2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329">
            <text:p>1.02329</text:p>
          </table:table-cell>
        </table:table-row>
        <table:table-row table:style-name="ro1">
          <table:table-cell office:value-type="float" office:value="1.29">
            <text:p>1.2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271">
            <text:p>1.02271</text:p>
          </table:table-cell>
        </table:table-row>
        <table:table-row table:style-name="ro1">
          <table:table-cell office:value-type="float" office:value="1.3">
            <text:p>1.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212">
            <text:p>1.02212</text:p>
          </table:table-cell>
        </table:table-row>
        <table:table-row table:style-name="ro1">
          <table:table-cell office:value-type="float" office:value="1.31">
            <text:p>1.3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153">
            <text:p>1.02153</text:p>
          </table:table-cell>
        </table:table-row>
        <table:table-row table:style-name="ro1">
          <table:table-cell office:value-type="float" office:value="1.32">
            <text:p>1.3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093">
            <text:p>1.02093</text:p>
          </table:table-cell>
        </table:table-row>
        <table:table-row table:style-name="ro1">
          <table:table-cell office:value-type="float" office:value="1.33">
            <text:p>1.3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2032">
            <text:p>1.02032</text:p>
          </table:table-cell>
        </table:table-row>
        <table:table-row table:style-name="ro1">
          <table:table-cell office:value-type="float" office:value="1.34">
            <text:p>1.3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941">
            <text:p>1.01941</text:p>
          </table:table-cell>
        </table:table-row>
        <table:table-row table:style-name="ro1">
          <table:table-cell office:value-type="float" office:value="1.35">
            <text:p>1.3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895">
            <text:p>1.01895</text:p>
          </table:table-cell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838">
            <text:p>1.01838</text:p>
          </table:table-cell>
        </table:table-row>
        <table:table-row table:style-name="ro1">
          <table:table-cell office:value-type="float" office:value="1.37">
            <text:p>1.3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782">
            <text:p>1.01782</text:p>
          </table:table-cell>
        </table:table-row>
        <table:table-row table:style-name="ro1">
          <table:table-cell office:value-type="float" office:value="1.38">
            <text:p>1.3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727">
            <text:p>1.01727</text:p>
          </table:table-cell>
        </table:table-row>
        <table:table-row table:style-name="ro1">
          <table:table-cell office:value-type="float" office:value="1.39">
            <text:p>1.3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669">
            <text:p>1.01669</text:p>
          </table:table-cell>
        </table:table-row>
        <table:table-row table:style-name="ro1">
          <table:table-cell office:value-type="float" office:value="1.4">
            <text:p>1.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615">
            <text:p>1.01615</text:p>
          </table:table-cell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559">
            <text:p>1.01559</text:p>
          </table:table-cell>
        </table:table-row>
        <table:table-row table:style-name="ro1">
          <table:table-cell office:value-type="float" office:value="1.42">
            <text:p>1.4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503">
            <text:p>1.01503</text:p>
          </table:table-cell>
        </table:table-row>
        <table:table-row table:style-name="ro1">
          <table:table-cell office:value-type="float" office:value="1.43">
            <text:p>1.4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446">
            <text:p>1.01446</text:p>
          </table:table-cell>
        </table:table-row>
        <table:table-row table:style-name="ro1">
          <table:table-cell office:value-type="float" office:value="1.44">
            <text:p>1.4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388">
            <text:p>1.01388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331">
            <text:p>1.01331</text:p>
          </table:table-cell>
        </table:table-row>
        <table:table-row table:style-name="ro1">
          <table:table-cell office:value-type="float" office:value="1.46">
            <text:p>1.4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248">
            <text:p>1.01248</text:p>
          </table:table-cell>
        </table:table-row>
        <table:table-row table:style-name="ro1">
          <table:table-cell office:value-type="float" office:value="1.47">
            <text:p>1.4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197">
            <text:p>1.01197</text:p>
          </table:table-cell>
        </table:table-row>
        <table:table-row table:style-name="ro1">
          <table:table-cell office:value-type="float" office:value="1.48">
            <text:p>1.4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145">
            <text:p>1.01145</text:p>
          </table:table-cell>
        </table:table-row>
        <table:table-row table:style-name="ro1">
          <table:table-cell office:value-type="float" office:value="1.49">
            <text:p>1.4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094">
            <text:p>1.01094</text:p>
          </table:table-cell>
        </table:table-row>
        <table:table-row table:style-name="ro1">
          <table:table-cell office:value-type="float" office:value="1.5">
            <text:p>1.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1039">
            <text:p>1.01039</text:p>
          </table:table-cell>
        </table:table-row>
        <table:table-row table:style-name="ro1">
          <table:table-cell office:value-type="float" office:value="1.51">
            <text:p>1.5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987">
            <text:p>1.00987</text:p>
          </table:table-cell>
        </table:table-row>
        <table:table-row table:style-name="ro1">
          <table:table-cell office:value-type="float" office:value="1.52">
            <text:p>1.5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93">
            <text:p>1.0093</text:p>
          </table:table-cell>
        </table:table-row>
        <table:table-row table:style-name="ro1">
          <table:table-cell office:value-type="float" office:value="1.53">
            <text:p>1.5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878">
            <text:p>1.00878</text:p>
          </table:table-cell>
        </table:table-row>
        <table:table-row table:style-name="ro1">
          <table:table-cell office:value-type="float" office:value="1.54">
            <text:p>1.5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822">
            <text:p>1.00822</text:p>
          </table:table-cell>
        </table:table-row>
        <table:table-row table:style-name="ro1">
          <table:table-cell office:value-type="float" office:value="1.55">
            <text:p>1.5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767">
            <text:p>1.00767</text:p>
          </table:table-cell>
        </table:table-row>
        <table:table-row table:style-name="ro1">
          <table:table-cell office:value-type="float" office:value="1.56">
            <text:p>1.5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713">
            <text:p>1.00713</text:p>
          </table:table-cell>
        </table:table-row>
        <table:table-row table:style-name="ro1">
          <table:table-cell office:value-type="float" office:value="1.57">
            <text:p>1.5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658">
            <text:p>1.00658</text:p>
          </table:table-cell>
        </table:table-row>
        <table:table-row table:style-name="ro1">
          <table:table-cell office:value-type="float" office:value="1.58">
            <text:p>1.5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599">
            <text:p>1.00599</text:p>
          </table:table-cell>
        </table:table-row>
        <table:table-row table:style-name="ro1">
          <table:table-cell office:value-type="float" office:value="1.59">
            <text:p>1.5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512">
            <text:p>1.00512</text:p>
          </table:table-cell>
        </table:table-row>
        <table:table-row table:style-name="ro1">
          <table:table-cell office:value-type="float" office:value="1.6">
            <text:p>1.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469">
            <text:p>1.00469</text:p>
          </table:table-cell>
        </table:table-row>
        <table:table-row table:style-name="ro1">
          <table:table-cell office:value-type="float" office:value="1.61">
            <text:p>1.6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426">
            <text:p>1.00426</text:p>
          </table:table-cell>
        </table:table-row>
        <table:table-row table:style-name="ro1">
          <table:table-cell office:value-type="float" office:value="1.62">
            <text:p>1.6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376">
            <text:p>1.00376</text:p>
          </table:table-cell>
        </table:table-row>
        <table:table-row table:style-name="ro1">
          <table:table-cell office:value-type="float" office:value="1.63">
            <text:p>1.6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324">
            <text:p>1.00324</text:p>
          </table:table-cell>
        </table:table-row>
        <table:table-row table:style-name="ro1">
          <table:table-cell office:value-type="float" office:value="1.64">
            <text:p>1.6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266">
            <text:p>1.00266</text:p>
          </table:table-cell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239">
            <text:p>1.00239</text:p>
          </table:table-cell>
        </table:table-row>
        <table:table-row table:style-name="ro1">
          <table:table-cell office:value-type="float" office:value="1.66">
            <text:p>1.6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143">
            <text:p>1.00143</text:p>
          </table:table-cell>
        </table:table-row>
        <table:table-row table:style-name="ro1">
          <table:table-cell office:value-type="float" office:value="1.67">
            <text:p>1.6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102">
            <text:p>1.00102</text:p>
          </table:table-cell>
        </table:table-row>
        <table:table-row table:style-name="ro1">
          <table:table-cell office:value-type="float" office:value="1.68">
            <text:p>1.6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061">
            <text:p>1.00061</text:p>
          </table:table-cell>
        </table:table-row>
        <table:table-row table:style-name="ro1">
          <table:table-cell office:value-type="float" office:value="1.69">
            <text:p>1.6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.00005">
            <text:p>1.00005</text:p>
          </table:table-cell>
        </table:table-row>
        <table:table-row table:style-name="ro1">
          <table:table-cell office:value-type="float" office:value="1.7">
            <text:p>1.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9501">
            <text:p>0.999501</text:p>
          </table:table-cell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8863">
            <text:p>0.998863</text:p>
          </table:table-cell>
        </table:table-row>
        <table:table-row table:style-name="ro1">
          <table:table-cell office:value-type="float" office:value="1.72">
            <text:p>1.7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8367">
            <text:p>0.998367</text:p>
          </table:table-cell>
        </table:table-row>
        <table:table-row table:style-name="ro1">
          <table:table-cell office:value-type="float" office:value="1.73">
            <text:p>1.7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7484">
            <text:p>0.997484</text:p>
          </table:table-cell>
        </table:table-row>
        <table:table-row table:style-name="ro1">
          <table:table-cell office:value-type="float" office:value="1.74">
            <text:p>1.7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7177">
            <text:p>0.997177</text:p>
          </table:table-cell>
        </table:table-row>
        <table:table-row table:style-name="ro1">
          <table:table-cell office:value-type="float" office:value="1.75">
            <text:p>1.7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6778">
            <text:p>0.996778</text:p>
          </table:table-cell>
        </table:table-row>
        <table:table-row table:style-name="ro1">
          <table:table-cell office:value-type="float" office:value="1.76">
            <text:p>1.7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6268">
            <text:p>0.996268</text:p>
          </table:table-cell>
        </table:table-row>
        <table:table-row table:style-name="ro1">
          <table:table-cell office:value-type="float" office:value="1.77">
            <text:p>1.7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5732">
            <text:p>0.995732</text:p>
          </table:table-cell>
        </table:table-row>
        <table:table-row table:style-name="ro1">
          <table:table-cell office:value-type="float" office:value="1.78">
            <text:p>1.7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5163">
            <text:p>0.995163</text:p>
          </table:table-cell>
        </table:table-row>
        <table:table-row table:style-name="ro1">
          <table:table-cell office:value-type="float" office:value="1.79">
            <text:p>1.7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4623">
            <text:p>0.994623</text:p>
          </table:table-cell>
        </table:table-row>
        <table:table-row table:style-name="ro1">
          <table:table-cell office:value-type="float" office:value="1.8">
            <text:p>1.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4085">
            <text:p>0.994085</text:p>
          </table:table-cell>
        </table:table-row>
        <table:table-row table:style-name="ro1">
          <table:table-cell office:value-type="float" office:value="1.81">
            <text:p>1.8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3575">
            <text:p>0.993575</text:p>
          </table:table-cell>
        </table:table-row>
        <table:table-row table:style-name="ro1">
          <table:table-cell office:value-type="float" office:value="1.82">
            <text:p>1.8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3052">
            <text:p>0.993052</text:p>
          </table:table-cell>
        </table:table-row>
        <table:table-row table:style-name="ro1">
          <table:table-cell office:value-type="float" office:value="1.83">
            <text:p>1.8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251">
            <text:p>0.99251</text:p>
          </table:table-cell>
        </table:table-row>
        <table:table-row table:style-name="ro1">
          <table:table-cell office:value-type="float" office:value="1.84">
            <text:p>1.8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1988">
            <text:p>0.991988</text:p>
          </table:table-cell>
        </table:table-row>
        <table:table-row table:style-name="ro1">
          <table:table-cell office:value-type="float" office:value="1.85">
            <text:p>1.8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1537">
            <text:p>0.991537</text:p>
          </table:table-cell>
        </table:table-row>
        <table:table-row table:style-name="ro1">
          <table:table-cell office:value-type="float" office:value="1.86">
            <text:p>1.8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0487">
            <text:p>0.990487</text:p>
          </table:table-cell>
        </table:table-row>
        <table:table-row table:style-name="ro1">
          <table:table-cell office:value-type="float" office:value="1.87">
            <text:p>1.8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90288">
            <text:p>0.990288</text:p>
          </table:table-cell>
        </table:table-row>
        <table:table-row table:style-name="ro1">
          <table:table-cell office:value-type="float" office:value="1.88">
            <text:p>1.8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9961">
            <text:p>0.989961</text:p>
          </table:table-cell>
        </table:table-row>
        <table:table-row table:style-name="ro1">
          <table:table-cell office:value-type="float" office:value="1.89">
            <text:p>1.8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95">
            <text:p>0.9895</text:p>
          </table:table-cell>
        </table:table-row>
        <table:table-row table:style-name="ro1">
          <table:table-cell office:value-type="float" office:value="1.9">
            <text:p>1.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8941">
            <text:p>0.988941</text:p>
          </table:table-cell>
        </table:table-row>
        <table:table-row table:style-name="ro1">
          <table:table-cell office:value-type="float" office:value="1.91">
            <text:p>1.9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8383">
            <text:p>0.988383</text:p>
          </table:table-cell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7807">
            <text:p>0.987807</text:p>
          </table:table-cell>
        </table:table-row>
        <table:table-row table:style-name="ro1">
          <table:table-cell office:value-type="float" office:value="1.93">
            <text:p>1.9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7291">
            <text:p>0.987291</text:p>
          </table:table-cell>
        </table:table-row>
        <table:table-row table:style-name="ro1">
          <table:table-cell office:value-type="float" office:value="1.94">
            <text:p>1.9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674">
            <text:p>0.98674</text:p>
          </table:table-cell>
        </table:table-row>
        <table:table-row table:style-name="ro1">
          <table:table-cell office:value-type="float" office:value="1.95">
            <text:p>1.9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6292">
            <text:p>0.986292</text:p>
          </table:table-cell>
        </table:table-row>
        <table:table-row table:style-name="ro1">
          <table:table-cell office:value-type="float" office:value="1.96">
            <text:p>1.9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5784">
            <text:p>0.985784</text:p>
          </table:table-cell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5304">
            <text:p>0.985304</text:p>
          </table:table-cell>
        </table:table-row>
        <table:table-row table:style-name="ro1">
          <table:table-cell office:value-type="float" office:value="1.98">
            <text:p>1.9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4666">
            <text:p>0.984666</text:p>
          </table:table-cell>
        </table:table-row>
        <table:table-row table:style-name="ro1">
          <table:table-cell office:value-type="float" office:value="1.99">
            <text:p>1.9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427">
            <text:p>0.9842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3707">
            <text:p>0.983707</text:p>
          </table:table-cell>
        </table:table-row>
        <table:table-row table:style-name="ro1">
          <table:table-cell office:value-type="float" office:value="2.01">
            <text:p>2.0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3245">
            <text:p>0.983245</text:p>
          </table:table-cell>
        </table:table-row>
        <table:table-row table:style-name="ro1">
          <table:table-cell office:value-type="float" office:value="2.02">
            <text:p>2.0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2247">
            <text:p>0.982247</text:p>
          </table:table-cell>
        </table:table-row>
        <table:table-row table:style-name="ro1">
          <table:table-cell office:value-type="float" office:value="2.03">
            <text:p>2.0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2032">
            <text:p>0.982032</text:p>
          </table:table-cell>
        </table:table-row>
        <table:table-row table:style-name="ro1">
          <table:table-cell office:value-type="float" office:value="2.04">
            <text:p>2.0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1734">
            <text:p>0.981734</text:p>
          </table:table-cell>
        </table:table-row>
        <table:table-row table:style-name="ro1">
          <table:table-cell office:value-type="float" office:value="2.05">
            <text:p>2.0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1356">
            <text:p>0.981356</text:p>
          </table:table-cell>
        </table:table-row>
        <table:table-row table:style-name="ro1">
          <table:table-cell office:value-type="float" office:value="2.06">
            <text:p>2.0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0801">
            <text:p>0.980801</text:p>
          </table:table-cell>
        </table:table-row>
        <table:table-row table:style-name="ro1">
          <table:table-cell office:value-type="float" office:value="2.07">
            <text:p>2.0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80036">
            <text:p>0.980036</text:p>
          </table:table-cell>
        </table:table-row>
        <table:table-row table:style-name="ro1">
          <table:table-cell office:value-type="float" office:value="2.08">
            <text:p>2.0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9788">
            <text:p>0.979788</text:p>
          </table:table-cell>
        </table:table-row>
        <table:table-row table:style-name="ro1">
          <table:table-cell office:value-type="float" office:value="2.09">
            <text:p>2.0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9326">
            <text:p>0.979326</text:p>
          </table:table-cell>
        </table:table-row>
        <table:table-row table:style-name="ro1">
          <table:table-cell office:value-type="float" office:value="2.1">
            <text:p>2.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8671">
            <text:p>0.978671</text:p>
          </table:table-cell>
        </table:table-row>
        <table:table-row table:style-name="ro1">
          <table:table-cell office:value-type="float" office:value="2.11">
            <text:p>2.1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8166">
            <text:p>0.978166</text:p>
          </table:table-cell>
        </table:table-row>
        <table:table-row table:style-name="ro1">
          <table:table-cell office:value-type="float" office:value="2.12">
            <text:p>2.1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7678">
            <text:p>0.977678</text:p>
          </table:table-cell>
        </table:table-row>
        <table:table-row table:style-name="ro1">
          <table:table-cell office:value-type="float" office:value="2.13">
            <text:p>2.1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7206">
            <text:p>0.977206</text:p>
          </table:table-cell>
        </table:table-row>
        <table:table-row table:style-name="ro1">
          <table:table-cell office:value-type="float" office:value="2.14">
            <text:p>2.1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6687">
            <text:p>0.976687</text:p>
          </table:table-cell>
        </table:table-row>
        <table:table-row table:style-name="ro1">
          <table:table-cell office:value-type="float" office:value="2.15">
            <text:p>2.1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5888">
            <text:p>0.975888</text:p>
          </table:table-cell>
        </table:table-row>
        <table:table-row table:style-name="ro1">
          <table:table-cell office:value-type="float" office:value="2.16">
            <text:p>2.1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5633">
            <text:p>0.975633</text:p>
          </table:table-cell>
        </table:table-row>
        <table:table-row table:style-name="ro1">
          <table:table-cell office:value-type="float" office:value="2.17">
            <text:p>2.1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584">
            <text:p>0.97584</text:p>
          </table:table-cell>
        </table:table-row>
        <table:table-row table:style-name="ro1">
          <table:table-cell office:value-type="float" office:value="2.18">
            <text:p>2.1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4009">
            <text:p>0.974009</text:p>
          </table:table-cell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4883">
            <text:p>0.974883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2662">
            <text:p>0.972662</text:p>
          </table:table-cell>
        </table:table-row>
        <table:table-row table:style-name="ro1">
          <table:table-cell office:value-type="float" office:value="2.21">
            <text:p>2.2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4256">
            <text:p>0.974256</text:p>
          </table:table-cell>
        </table:table-row>
        <table:table-row table:style-name="ro1">
          <table:table-cell office:value-type="float" office:value="2.22">
            <text:p>2.2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2649">
            <text:p>0.972649</text:p>
          </table:table-cell>
        </table:table-row>
        <table:table-row table:style-name="ro1">
          <table:table-cell office:value-type="float" office:value="2.23">
            <text:p>2.2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2161">
            <text:p>0.972161</text:p>
          </table:table-cell>
        </table:table-row>
        <table:table-row table:style-name="ro1">
          <table:table-cell office:value-type="float" office:value="2.24">
            <text:p>2.2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1796">
            <text:p>0.971796</text:p>
          </table:table-cell>
        </table:table-row>
        <table:table-row table:style-name="ro1">
          <table:table-cell office:value-type="float" office:value="2.25">
            <text:p>2.2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1307">
            <text:p>0.971307</text:p>
          </table:table-cell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0934">
            <text:p>0.970934</text:p>
          </table:table-cell>
        </table:table-row>
        <table:table-row table:style-name="ro1">
          <table:table-cell office:value-type="float" office:value="2.27">
            <text:p>2.2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70377">
            <text:p>0.970377</text:p>
          </table:table-cell>
        </table:table-row>
        <table:table-row table:style-name="ro1">
          <table:table-cell office:value-type="float" office:value="2.28">
            <text:p>2.2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9945">
            <text:p>0.969945</text:p>
          </table:table-cell>
        </table:table-row>
        <table:table-row table:style-name="ro1">
          <table:table-cell office:value-type="float" office:value="2.29">
            <text:p>2.2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9383">
            <text:p>0.969383</text:p>
          </table:table-cell>
        </table:table-row>
        <table:table-row table:style-name="ro1">
          <table:table-cell office:value-type="float" office:value="2.3">
            <text:p>2.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9012">
            <text:p>0.969012</text:p>
          </table:table-cell>
        </table:table-row>
        <table:table-row table:style-name="ro1">
          <table:table-cell office:value-type="float" office:value="2.31">
            <text:p>2.3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8356">
            <text:p>0.968356</text:p>
          </table:table-cell>
        </table:table-row>
        <table:table-row table:style-name="ro1">
          <table:table-cell office:value-type="float" office:value="2.32">
            <text:p>2.3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8012">
            <text:p>0.968012</text:p>
          </table:table-cell>
        </table:table-row>
        <table:table-row table:style-name="ro1">
          <table:table-cell office:value-type="float" office:value="2.33">
            <text:p>2.3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7607">
            <text:p>0.967607</text:p>
          </table:table-cell>
        </table:table-row>
        <table:table-row table:style-name="ro1">
          <table:table-cell office:value-type="float" office:value="2.34">
            <text:p>2.3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6969">
            <text:p>0.966969</text:p>
          </table:table-cell>
        </table:table-row>
        <table:table-row table:style-name="ro1">
          <table:table-cell office:value-type="float" office:value="2.35">
            <text:p>2.3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6627">
            <text:p>0.966627</text:p>
          </table:table-cell>
        </table:table-row>
        <table:table-row table:style-name="ro1">
          <table:table-cell office:value-type="float" office:value="2.36">
            <text:p>2.3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6018">
            <text:p>0.966018</text:p>
          </table:table-cell>
        </table:table-row>
        <table:table-row table:style-name="ro1">
          <table:table-cell office:value-type="float" office:value="2.37">
            <text:p>2.3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5709">
            <text:p>0.965709</text:p>
          </table:table-cell>
        </table:table-row>
        <table:table-row table:style-name="ro1">
          <table:table-cell office:value-type="float" office:value="2.38">
            <text:p>2.3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5239">
            <text:p>0.965239</text:p>
          </table:table-cell>
        </table:table-row>
        <table:table-row table:style-name="ro1">
          <table:table-cell office:value-type="float" office:value="2.39">
            <text:p>2.3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4703">
            <text:p>0.964703</text:p>
          </table:table-cell>
        </table:table-row>
        <table:table-row table:style-name="ro1">
          <table:table-cell office:value-type="float" office:value="2.4">
            <text:p>2.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4194">
            <text:p>0.964194</text:p>
          </table:table-cell>
        </table:table-row>
        <table:table-row table:style-name="ro1">
          <table:table-cell office:value-type="float" office:value="2.41">
            <text:p>2.4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3791">
            <text:p>0.963791</text:p>
          </table:table-cell>
        </table:table-row>
        <table:table-row table:style-name="ro1">
          <table:table-cell office:value-type="float" office:value="2.42">
            <text:p>2.4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3365">
            <text:p>0.963365</text:p>
          </table:table-cell>
        </table:table-row>
        <table:table-row table:style-name="ro1">
          <table:table-cell office:value-type="float" office:value="2.43">
            <text:p>2.4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2957">
            <text:p>0.962957</text:p>
          </table:table-cell>
        </table:table-row>
        <table:table-row table:style-name="ro1">
          <table:table-cell office:value-type="float" office:value="2.44">
            <text:p>2.4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1995">
            <text:p>0.961995</text:p>
          </table:table-cell>
        </table:table-row>
        <table:table-row table:style-name="ro1">
          <table:table-cell office:value-type="float" office:value="2.45">
            <text:p>2.4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1948">
            <text:p>0.961948</text:p>
          </table:table-cell>
        </table:table-row>
        <table:table-row table:style-name="ro1">
          <table:table-cell office:value-type="float" office:value="2.46">
            <text:p>2.4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1741">
            <text:p>0.961741</text:p>
          </table:table-cell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1068">
            <text:p>0.961068</text:p>
          </table:table-cell>
        </table:table-row>
        <table:table-row table:style-name="ro1">
          <table:table-cell office:value-type="float" office:value="2.48">
            <text:p>2.4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0509">
            <text:p>0.960509</text:p>
          </table:table-cell>
        </table:table-row>
        <table:table-row table:style-name="ro1">
          <table:table-cell office:value-type="float" office:value="2.49">
            <text:p>2.4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60203">
            <text:p>0.960203</text:p>
          </table:table-cell>
        </table:table-row>
        <table:table-row table:style-name="ro1">
          <table:table-cell office:value-type="float" office:value="2.5">
            <text:p>2.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9818">
            <text:p>0.959818</text:p>
          </table:table-cell>
        </table:table-row>
        <table:table-row table:style-name="ro1">
          <table:table-cell office:value-type="float" office:value="2.51">
            <text:p>2.5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9121">
            <text:p>0.959121</text:p>
          </table:table-cell>
        </table:table-row>
        <table:table-row table:style-name="ro1">
          <table:table-cell office:value-type="float" office:value="2.52">
            <text:p>2.5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8793">
            <text:p>0.958793</text:p>
          </table:table-cell>
        </table:table-row>
        <table:table-row table:style-name="ro1">
          <table:table-cell office:value-type="float" office:value="2.53">
            <text:p>2.5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8412">
            <text:p>0.958412</text:p>
          </table:table-cell>
        </table:table-row>
        <table:table-row table:style-name="ro1">
          <table:table-cell office:value-type="float" office:value="2.54">
            <text:p>2.5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7994">
            <text:p>0.957994</text:p>
          </table:table-cell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7373">
            <text:p>0.957373</text:p>
          </table:table-cell>
        </table:table-row>
        <table:table-row table:style-name="ro1">
          <table:table-cell office:value-type="float" office:value="2.56">
            <text:p>2.5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6979">
            <text:p>0.956979</text:p>
          </table:table-cell>
        </table:table-row>
        <table:table-row table:style-name="ro1">
          <table:table-cell office:value-type="float" office:value="2.57">
            <text:p>2.5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6612">
            <text:p>0.956612</text:p>
          </table:table-cell>
        </table:table-row>
        <table:table-row table:style-name="ro1">
          <table:table-cell office:value-type="float" office:value="2.58">
            <text:p>2.5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6216">
            <text:p>0.956216</text:p>
          </table:table-cell>
        </table:table-row>
        <table:table-row table:style-name="ro1">
          <table:table-cell office:value-type="float" office:value="2.59">
            <text:p>2.5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5623">
            <text:p>0.955623</text:p>
          </table:table-cell>
        </table:table-row>
        <table:table-row table:style-name="ro1">
          <table:table-cell office:value-type="float" office:value="2.6">
            <text:p>2.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5221">
            <text:p>0.955221</text:p>
          </table:table-cell>
        </table:table-row>
        <table:table-row table:style-name="ro1">
          <table:table-cell office:value-type="float" office:value="2.61">
            <text:p>2.6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4864">
            <text:p>0.954864</text:p>
          </table:table-cell>
        </table:table-row>
        <table:table-row table:style-name="ro1">
          <table:table-cell office:value-type="float" office:value="2.62">
            <text:p>2.6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4338">
            <text:p>0.954338</text:p>
          </table:table-cell>
        </table:table-row>
        <table:table-row table:style-name="ro1">
          <table:table-cell office:value-type="float" office:value="2.63">
            <text:p>2.6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3984">
            <text:p>0.953984</text:p>
          </table:table-cell>
        </table:table-row>
        <table:table-row table:style-name="ro1">
          <table:table-cell office:value-type="float" office:value="2.64">
            <text:p>2.6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3522">
            <text:p>0.953522</text:p>
          </table:table-cell>
        </table:table-row>
        <table:table-row table:style-name="ro1">
          <table:table-cell office:value-type="float" office:value="2.65">
            <text:p>2.6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312">
            <text:p>0.95312</text:p>
          </table:table-cell>
        </table:table-row>
        <table:table-row table:style-name="ro1">
          <table:table-cell office:value-type="float" office:value="2.66">
            <text:p>2.6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2728">
            <text:p>0.952728</text:p>
          </table:table-cell>
        </table:table-row>
        <table:table-row table:style-name="ro1">
          <table:table-cell office:value-type="float" office:value="2.67">
            <text:p>2.6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1629">
            <text:p>0.951629</text:p>
          </table:table-cell>
        </table:table-row>
        <table:table-row table:style-name="ro1">
          <table:table-cell office:value-type="float" office:value="2.68">
            <text:p>2.6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1696">
            <text:p>0.951696</text:p>
          </table:table-cell>
        </table:table-row>
        <table:table-row table:style-name="ro1">
          <table:table-cell office:value-type="float" office:value="2.69">
            <text:p>2.6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1604">
            <text:p>0.951604</text:p>
          </table:table-cell>
        </table:table-row>
        <table:table-row table:style-name="ro1">
          <table:table-cell office:value-type="float" office:value="2.7">
            <text:p>2.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1354">
            <text:p>0.951354</text:p>
          </table:table-cell>
        </table:table-row>
        <table:table-row table:style-name="ro1">
          <table:table-cell office:value-type="float" office:value="2.71">
            <text:p>2.7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0661">
            <text:p>0.950661</text:p>
          </table:table-cell>
        </table:table-row>
        <table:table-row table:style-name="ro1">
          <table:table-cell office:value-type="float" office:value="2.72">
            <text:p>2.7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50291">
            <text:p>0.950291</text:p>
          </table:table-cell>
        </table:table-row>
        <table:table-row table:style-name="ro1">
          <table:table-cell office:value-type="float" office:value="2.73">
            <text:p>2.7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9569">
            <text:p>0.949569</text:p>
          </table:table-cell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9289">
            <text:p>0.949289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8718">
            <text:p>0.948718</text:p>
          </table:table-cell>
        </table:table-row>
        <table:table-row table:style-name="ro1">
          <table:table-cell office:value-type="float" office:value="2.76">
            <text:p>2.7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8508">
            <text:p>0.948508</text:p>
          </table:table-cell>
        </table:table-row>
        <table:table-row table:style-name="ro1">
          <table:table-cell office:value-type="float" office:value="2.77">
            <text:p>2.7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7827">
            <text:p>0.947827</text:p>
          </table:table-cell>
        </table:table-row>
        <table:table-row table:style-name="ro1">
          <table:table-cell office:value-type="float" office:value="2.78">
            <text:p>2.7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7565">
            <text:p>0.947565</text:p>
          </table:table-cell>
        </table:table-row>
        <table:table-row table:style-name="ro1">
          <table:table-cell office:value-type="float" office:value="2.79">
            <text:p>2.7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731">
            <text:p>0.94731</text:p>
          </table:table-cell>
        </table:table-row>
        <table:table-row table:style-name="ro1">
          <table:table-cell office:value-type="float" office:value="2.8">
            <text:p>2.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6721">
            <text:p>0.946721</text:p>
          </table:table-cell>
        </table:table-row>
        <table:table-row table:style-name="ro1">
          <table:table-cell office:value-type="float" office:value="2.81">
            <text:p>2.8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6392">
            <text:p>0.946392</text:p>
          </table:table-cell>
        </table:table-row>
        <table:table-row table:style-name="ro1">
          <table:table-cell office:value-type="float" office:value="2.82">
            <text:p>2.8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6041">
            <text:p>0.946041</text:p>
          </table:table-cell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5526">
            <text:p>0.945526</text:p>
          </table:table-cell>
        </table:table-row>
        <table:table-row table:style-name="ro1">
          <table:table-cell office:value-type="float" office:value="2.84">
            <text:p>2.8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5061">
            <text:p>0.945061</text:p>
          </table:table-cell>
        </table:table-row>
        <table:table-row table:style-name="ro1">
          <table:table-cell office:value-type="float" office:value="2.85">
            <text:p>2.8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4805">
            <text:p>0.944805</text:p>
          </table:table-cell>
        </table:table-row>
        <table:table-row table:style-name="ro1">
          <table:table-cell office:value-type="float" office:value="2.86">
            <text:p>2.8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4371">
            <text:p>0.944371</text:p>
          </table:table-cell>
        </table:table-row>
        <table:table-row table:style-name="ro1">
          <table:table-cell office:value-type="float" office:value="2.87">
            <text:p>2.8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3955">
            <text:p>0.943955</text:p>
          </table:table-cell>
        </table:table-row>
        <table:table-row table:style-name="ro1">
          <table:table-cell office:value-type="float" office:value="2.88">
            <text:p>2.8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3459">
            <text:p>0.943459</text:p>
          </table:table-cell>
        </table:table-row>
        <table:table-row table:style-name="ro1">
          <table:table-cell office:value-type="float" office:value="2.89">
            <text:p>2.8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315">
            <text:p>0.94315</text:p>
          </table:table-cell>
        </table:table-row>
        <table:table-row table:style-name="ro1">
          <table:table-cell office:value-type="float" office:value="2.9">
            <text:p>2.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2844">
            <text:p>0.942844</text:p>
          </table:table-cell>
        </table:table-row>
        <table:table-row table:style-name="ro1">
          <table:table-cell office:value-type="float" office:value="2.91">
            <text:p>2.9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2304">
            <text:p>0.942304</text:p>
          </table:table-cell>
        </table:table-row>
        <table:table-row table:style-name="ro1">
          <table:table-cell office:value-type="float" office:value="2.92">
            <text:p>2.9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1938">
            <text:p>0.941938</text:p>
          </table:table-cell>
        </table:table-row>
        <table:table-row table:style-name="ro1">
          <table:table-cell office:value-type="float" office:value="2.93">
            <text:p>2.9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1484">
            <text:p>0.941484</text:p>
          </table:table-cell>
        </table:table-row>
        <table:table-row table:style-name="ro1">
          <table:table-cell office:value-type="float" office:value="2.94">
            <text:p>2.9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1181">
            <text:p>0.941181</text:p>
          </table:table-cell>
        </table:table-row>
        <table:table-row table:style-name="ro1">
          <table:table-cell office:value-type="float" office:value="2.95">
            <text:p>2.9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0886">
            <text:p>0.940886</text:p>
          </table:table-cell>
        </table:table-row>
        <table:table-row table:style-name="ro1">
          <table:table-cell office:value-type="float" office:value="2.96">
            <text:p>2.9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0317">
            <text:p>0.940317</text:p>
          </table:table-cell>
        </table:table-row>
        <table:table-row table:style-name="ro1">
          <table:table-cell office:value-type="float" office:value="2.97">
            <text:p>2.9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40061">
            <text:p>0.940061</text:p>
          </table:table-cell>
        </table:table-row>
        <table:table-row table:style-name="ro1">
          <table:table-cell office:value-type="float" office:value="2.98">
            <text:p>2.9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9473">
            <text:p>0.939473</text:p>
          </table:table-cell>
        </table:table-row>
        <table:table-row table:style-name="ro1">
          <table:table-cell office:value-type="float" office:value="2.99">
            <text:p>2.9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9116">
            <text:p>0.93911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8856">
            <text:p>0.938856</text:p>
          </table:table-cell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8508">
            <text:p>0.938508</text:p>
          </table:table-cell>
        </table:table-row>
        <table:table-row table:style-name="ro1">
          <table:table-cell office:value-type="float" office:value="3.02">
            <text:p>3.0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7957">
            <text:p>0.937957</text:p>
          </table:table-cell>
        </table:table-row>
        <table:table-row table:style-name="ro1">
          <table:table-cell office:value-type="float" office:value="3.03">
            <text:p>3.0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769">
            <text:p>0.93769</text:p>
          </table:table-cell>
        </table:table-row>
        <table:table-row table:style-name="ro1">
          <table:table-cell office:value-type="float" office:value="3.04">
            <text:p>3.0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7364">
            <text:p>0.937364</text:p>
          </table:table-cell>
        </table:table-row>
        <table:table-row table:style-name="ro1">
          <table:table-cell office:value-type="float" office:value="3.05">
            <text:p>3.0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6788">
            <text:p>0.936788</text:p>
          </table:table-cell>
        </table:table-row>
        <table:table-row table:style-name="ro1">
          <table:table-cell office:value-type="float" office:value="3.06">
            <text:p>3.0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6551">
            <text:p>0.936551</text:p>
          </table:table-cell>
        </table:table-row>
        <table:table-row table:style-name="ro1">
          <table:table-cell office:value-type="float" office:value="3.07">
            <text:p>3.0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6262">
            <text:p>0.936262</text:p>
          </table:table-cell>
        </table:table-row>
        <table:table-row table:style-name="ro1">
          <table:table-cell office:value-type="float" office:value="3.08">
            <text:p>3.0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5713">
            <text:p>0.935713</text:p>
          </table:table-cell>
        </table:table-row>
        <table:table-row table:style-name="ro1">
          <table:table-cell office:value-type="float" office:value="3.09">
            <text:p>3.0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5408">
            <text:p>0.935408</text:p>
          </table:table-cell>
        </table:table-row>
        <table:table-row table:style-name="ro1">
          <table:table-cell office:value-type="float" office:value="3.1">
            <text:p>3.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4921">
            <text:p>0.934921</text:p>
          </table:table-cell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4669">
            <text:p>0.934669</text:p>
          </table:table-cell>
        </table:table-row>
        <table:table-row table:style-name="ro1">
          <table:table-cell office:value-type="float" office:value="3.12">
            <text:p>3.1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44">
            <text:p>0.9344</text:p>
          </table:table-cell>
        </table:table-row>
        <table:table-row table:style-name="ro1">
          <table:table-cell office:value-type="float" office:value="3.13">
            <text:p>3.1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3829">
            <text:p>0.933829</text:p>
          </table:table-cell>
        </table:table-row>
        <table:table-row table:style-name="ro1">
          <table:table-cell office:value-type="float" office:value="3.14">
            <text:p>3.1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3451">
            <text:p>0.933451</text:p>
          </table:table-cell>
        </table:table-row>
        <table:table-row table:style-name="ro1">
          <table:table-cell office:value-type="float" office:value="3.15">
            <text:p>3.1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3211">
            <text:p>0.933211</text:p>
          </table:table-cell>
        </table:table-row>
        <table:table-row table:style-name="ro1">
          <table:table-cell office:value-type="float" office:value="3.16">
            <text:p>3.1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2921">
            <text:p>0.932921</text:p>
          </table:table-cell>
        </table:table-row>
        <table:table-row table:style-name="ro1">
          <table:table-cell office:value-type="float" office:value="3.17">
            <text:p>3.1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2407">
            <text:p>0.932407</text:p>
          </table:table-cell>
        </table:table-row>
        <table:table-row table:style-name="ro1">
          <table:table-cell office:value-type="float" office:value="3.18">
            <text:p>3.1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2112">
            <text:p>0.932112</text:p>
          </table:table-cell>
        </table:table-row>
        <table:table-row table:style-name="ro1">
          <table:table-cell office:value-type="float" office:value="3.19">
            <text:p>3.1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1675">
            <text:p>0.931675</text:p>
          </table:table-cell>
        </table:table-row>
        <table:table-row table:style-name="ro1">
          <table:table-cell office:value-type="float" office:value="3.2">
            <text:p>3.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1384">
            <text:p>0.931384</text:p>
          </table:table-cell>
        </table:table-row>
        <table:table-row table:style-name="ro1">
          <table:table-cell office:value-type="float" office:value="3.21">
            <text:p>3.2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0844">
            <text:p>0.930844</text:p>
          </table:table-cell>
        </table:table-row>
        <table:table-row table:style-name="ro1">
          <table:table-cell office:value-type="float" office:value="3.22">
            <text:p>3.2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0651">
            <text:p>0.930651</text:p>
          </table:table-cell>
        </table:table-row>
        <table:table-row table:style-name="ro1">
          <table:table-cell office:value-type="float" office:value="3.23">
            <text:p>3.2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30367">
            <text:p>0.930367</text:p>
          </table:table-cell>
        </table:table-row>
        <table:table-row table:style-name="ro1">
          <table:table-cell office:value-type="float" office:value="3.24">
            <text:p>3.2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9774">
            <text:p>0.929774</text:p>
          </table:table-cell>
        </table:table-row>
        <table:table-row table:style-name="ro1">
          <table:table-cell office:value-type="float" office:value="3.25">
            <text:p>3.2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9558">
            <text:p>0.929558</text:p>
          </table:table-cell>
        </table:table-row>
        <table:table-row table:style-name="ro1">
          <table:table-cell office:value-type="float" office:value="3.26">
            <text:p>3.2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9193">
            <text:p>0.929193</text:p>
          </table:table-cell>
        </table:table-row>
        <table:table-row table:style-name="ro1">
          <table:table-cell office:value-type="float" office:value="3.27">
            <text:p>3.2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8919">
            <text:p>0.928919</text:p>
          </table:table-cell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8582">
            <text:p>0.928582</text:p>
          </table:table-cell>
        </table:table-row>
        <table:table-row table:style-name="ro1">
          <table:table-cell office:value-type="float" office:value="3.29">
            <text:p>3.2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8158">
            <text:p>0.928158</text:p>
          </table:table-cell>
        </table:table-row>
        <table:table-row table:style-name="ro1">
          <table:table-cell office:value-type="float" office:value="3.3">
            <text:p>3.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7793">
            <text:p>0.927793</text:p>
          </table:table-cell>
        </table:table-row>
        <table:table-row table:style-name="ro1">
          <table:table-cell office:value-type="float" office:value="3.31">
            <text:p>3.3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7245">
            <text:p>0.927245</text:p>
          </table:table-cell>
        </table:table-row>
        <table:table-row table:style-name="ro1">
          <table:table-cell office:value-type="float" office:value="3.32">
            <text:p>3.3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7127">
            <text:p>0.927127</text:p>
          </table:table-cell>
        </table:table-row>
        <table:table-row table:style-name="ro1">
          <table:table-cell office:value-type="float" office:value="3.33">
            <text:p>3.3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6785">
            <text:p>0.926785</text:p>
          </table:table-cell>
        </table:table-row>
        <table:table-row table:style-name="ro1">
          <table:table-cell office:value-type="float" office:value="3.34">
            <text:p>3.3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6439">
            <text:p>0.926439</text:p>
          </table:table-cell>
        </table:table-row>
        <table:table-row table:style-name="ro1">
          <table:table-cell office:value-type="float" office:value="3.35">
            <text:p>3.3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6128">
            <text:p>0.926128</text:p>
          </table:table-cell>
        </table:table-row>
        <table:table-row table:style-name="ro1">
          <table:table-cell office:value-type="float" office:value="3.36">
            <text:p>3.3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5495">
            <text:p>0.925495</text:p>
          </table:table-cell>
        </table:table-row>
        <table:table-row table:style-name="ro1">
          <table:table-cell office:value-type="float" office:value="3.37">
            <text:p>3.3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5324">
            <text:p>0.925324</text:p>
          </table:table-cell>
        </table:table-row>
        <table:table-row table:style-name="ro1">
          <table:table-cell office:value-type="float" office:value="3.38">
            <text:p>3.3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5117">
            <text:p>0.925117</text:p>
          </table:table-cell>
        </table:table-row>
        <table:table-row table:style-name="ro1">
          <table:table-cell office:value-type="float" office:value="3.39">
            <text:p>3.3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4777">
            <text:p>0.924777</text:p>
          </table:table-cell>
        </table:table-row>
        <table:table-row table:style-name="ro1">
          <table:table-cell office:value-type="float" office:value="3.4">
            <text:p>3.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4276">
            <text:p>0.924276</text:p>
          </table:table-cell>
        </table:table-row>
        <table:table-row table:style-name="ro1">
          <table:table-cell office:value-type="float" office:value="3.41">
            <text:p>3.4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4081">
            <text:p>0.924081</text:p>
          </table:table-cell>
        </table:table-row>
        <table:table-row table:style-name="ro1">
          <table:table-cell office:value-type="float" office:value="3.42">
            <text:p>3.4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374">
            <text:p>0.92374</text:p>
          </table:table-cell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3404">
            <text:p>0.923404</text:p>
          </table:table-cell>
        </table:table-row>
        <table:table-row table:style-name="ro1">
          <table:table-cell office:value-type="float" office:value="3.44">
            <text:p>3.4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2774">
            <text:p>0.922774</text:p>
          </table:table-cell>
        </table:table-row>
        <table:table-row table:style-name="ro1">
          <table:table-cell office:value-type="float" office:value="3.45">
            <text:p>3.4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2658">
            <text:p>0.922658</text:p>
          </table:table-cell>
        </table:table-row>
        <table:table-row table:style-name="ro1">
          <table:table-cell office:value-type="float" office:value="3.46">
            <text:p>3.4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247">
            <text:p>0.92247</text:p>
          </table:table-cell>
        </table:table-row>
        <table:table-row table:style-name="ro1">
          <table:table-cell office:value-type="float" office:value="3.47">
            <text:p>3.4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1895">
            <text:p>0.921895</text:p>
          </table:table-cell>
        </table:table-row>
        <table:table-row table:style-name="ro1">
          <table:table-cell office:value-type="float" office:value="3.48">
            <text:p>3.4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1718">
            <text:p>0.921718</text:p>
          </table:table-cell>
        </table:table-row>
        <table:table-row table:style-name="ro1">
          <table:table-cell office:value-type="float" office:value="3.49">
            <text:p>3.4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1462">
            <text:p>0.921462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0924">
            <text:p>0.920924</text:p>
          </table:table-cell>
        </table:table-row>
        <table:table-row table:style-name="ro1">
          <table:table-cell office:value-type="float" office:value="3.51">
            <text:p>3.5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0725">
            <text:p>0.920725</text:p>
          </table:table-cell>
        </table:table-row>
        <table:table-row table:style-name="ro1">
          <table:table-cell office:value-type="float" office:value="3.52">
            <text:p>3.5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20423">
            <text:p>0.920423</text:p>
          </table:table-cell>
        </table:table-row>
        <table:table-row table:style-name="ro1">
          <table:table-cell office:value-type="float" office:value="3.53">
            <text:p>3.5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9943">
            <text:p>0.919943</text:p>
          </table:table-cell>
        </table:table-row>
        <table:table-row table:style-name="ro1">
          <table:table-cell office:value-type="float" office:value="3.54">
            <text:p>3.5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972">
            <text:p>0.91972</text:p>
          </table:table-cell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9495">
            <text:p>0.919495</text:p>
          </table:table-cell>
        </table:table-row>
        <table:table-row table:style-name="ro1">
          <table:table-cell office:value-type="float" office:value="3.56">
            <text:p>3.5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8961">
            <text:p>0.918961</text:p>
          </table:table-cell>
        </table:table-row>
        <table:table-row table:style-name="ro1">
          <table:table-cell office:value-type="float" office:value="3.57">
            <text:p>3.5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8791">
            <text:p>0.918791</text:p>
          </table:table-cell>
        </table:table-row>
        <table:table-row table:style-name="ro1">
          <table:table-cell office:value-type="float" office:value="3.58">
            <text:p>3.5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8464">
            <text:p>0.918464</text:p>
          </table:table-cell>
        </table:table-row>
        <table:table-row table:style-name="ro1">
          <table:table-cell office:value-type="float" office:value="3.59">
            <text:p>3.5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8065">
            <text:p>0.918065</text:p>
          </table:table-cell>
        </table:table-row>
        <table:table-row table:style-name="ro1">
          <table:table-cell office:value-type="float" office:value="3.6">
            <text:p>3.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78">
            <text:p>0.9178</text:p>
          </table:table-cell>
        </table:table-row>
        <table:table-row table:style-name="ro1">
          <table:table-cell office:value-type="float" office:value="3.61">
            <text:p>3.6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7573">
            <text:p>0.917573</text:p>
          </table:table-cell>
        </table:table-row>
        <table:table-row table:style-name="ro1">
          <table:table-cell office:value-type="float" office:value="3.62">
            <text:p>3.6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72">
            <text:p>0.9172</text:p>
          </table:table-cell>
        </table:table-row>
        <table:table-row table:style-name="ro1">
          <table:table-cell office:value-type="float" office:value="3.63">
            <text:p>3.6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6581">
            <text:p>0.916581</text:p>
          </table:table-cell>
        </table:table-row>
        <table:table-row table:style-name="ro1">
          <table:table-cell office:value-type="float" office:value="3.64">
            <text:p>3.6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6476">
            <text:p>0.916476</text:p>
          </table:table-cell>
        </table:table-row>
        <table:table-row table:style-name="ro1">
          <table:table-cell office:value-type="float" office:value="3.65">
            <text:p>3.6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6409">
            <text:p>0.916409</text:p>
          </table:table-cell>
        </table:table-row>
        <table:table-row table:style-name="ro1">
          <table:table-cell office:value-type="float" office:value="3.66">
            <text:p>3.6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581">
            <text:p>0.91581</text:p>
          </table:table-cell>
        </table:table-row>
        <table:table-row table:style-name="ro1">
          <table:table-cell office:value-type="float" office:value="3.67">
            <text:p>3.6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5677">
            <text:p>0.915677</text:p>
          </table:table-cell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5376">
            <text:p>0.915376</text:p>
          </table:table-cell>
        </table:table-row>
        <table:table-row table:style-name="ro1">
          <table:table-cell office:value-type="float" office:value="3.69">
            <text:p>3.6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4991">
            <text:p>0.914991</text:p>
          </table:table-cell>
        </table:table-row>
        <table:table-row table:style-name="ro1">
          <table:table-cell office:value-type="float" office:value="3.7">
            <text:p>3.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4677">
            <text:p>0.914677</text:p>
          </table:table-cell>
        </table:table-row>
        <table:table-row table:style-name="ro1">
          <table:table-cell office:value-type="float" office:value="3.71">
            <text:p>3.7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4453">
            <text:p>0.914453</text:p>
          </table:table-cell>
        </table:table-row>
        <table:table-row table:style-name="ro1">
          <table:table-cell office:value-type="float" office:value="3.72">
            <text:p>3.7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407">
            <text:p>0.91407</text:p>
          </table:table-cell>
        </table:table-row>
        <table:table-row table:style-name="ro1">
          <table:table-cell office:value-type="float" office:value="3.73">
            <text:p>3.7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379">
            <text:p>0.91379</text:p>
          </table:table-cell>
        </table:table-row>
        <table:table-row table:style-name="ro1">
          <table:table-cell office:value-type="float" office:value="3.74">
            <text:p>3.7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3119">
            <text:p>0.913119</text:p>
          </table:table-cell>
        </table:table-row>
        <table:table-row table:style-name="ro1">
          <table:table-cell office:value-type="float" office:value="3.75">
            <text:p>3.7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3107">
            <text:p>0.913107</text:p>
          </table:table-cell>
        </table:table-row>
        <table:table-row table:style-name="ro1">
          <table:table-cell office:value-type="float" office:value="3.76">
            <text:p>3.7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3014">
            <text:p>0.913014</text:p>
          </table:table-cell>
        </table:table-row>
        <table:table-row table:style-name="ro1">
          <table:table-cell office:value-type="float" office:value="3.77">
            <text:p>3.7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2683">
            <text:p>0.912683</text:p>
          </table:table-cell>
        </table:table-row>
        <table:table-row table:style-name="ro1">
          <table:table-cell office:value-type="float" office:value="3.78">
            <text:p>3.7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2287">
            <text:p>0.912287</text:p>
          </table:table-cell>
        </table:table-row>
        <table:table-row table:style-name="ro1">
          <table:table-cell office:value-type="float" office:value="3.79">
            <text:p>3.7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1765">
            <text:p>0.911765</text:p>
          </table:table-cell>
        </table:table-row>
        <table:table-row table:style-name="ro1">
          <table:table-cell office:value-type="float" office:value="3.8">
            <text:p>3.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1653">
            <text:p>0.911653</text:p>
          </table:table-cell>
        </table:table-row>
        <table:table-row table:style-name="ro1">
          <table:table-cell office:value-type="float" office:value="3.81">
            <text:p>3.8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146">
            <text:p>0.91146</text:p>
          </table:table-cell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1178">
            <text:p>0.911178</text:p>
          </table:table-cell>
        </table:table-row>
        <table:table-row table:style-name="ro1">
          <table:table-cell office:value-type="float" office:value="3.83">
            <text:p>3.8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0556">
            <text:p>0.910556</text:p>
          </table:table-cell>
        </table:table-row>
        <table:table-row table:style-name="ro1">
          <table:table-cell office:value-type="float" office:value="3.84">
            <text:p>3.8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0439">
            <text:p>0.910439</text:p>
          </table:table-cell>
        </table:table-row>
        <table:table-row table:style-name="ro1">
          <table:table-cell office:value-type="float" office:value="3.85">
            <text:p>3.8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10321">
            <text:p>0.910321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993">
            <text:p>0.90993</text:p>
          </table:table-cell>
        </table:table-row>
        <table:table-row table:style-name="ro1">
          <table:table-cell office:value-type="float" office:value="3.87">
            <text:p>3.8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9652">
            <text:p>0.909652</text:p>
          </table:table-cell>
        </table:table-row>
        <table:table-row table:style-name="ro1">
          <table:table-cell office:value-type="float" office:value="3.88">
            <text:p>3.8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9222">
            <text:p>0.909222</text:p>
          </table:table-cell>
        </table:table-row>
        <table:table-row table:style-name="ro1">
          <table:table-cell office:value-type="float" office:value="3.89">
            <text:p>3.8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9106">
            <text:p>0.909106</text:p>
          </table:table-cell>
        </table:table-row>
        <table:table-row table:style-name="ro1">
          <table:table-cell office:value-type="float" office:value="3.9">
            <text:p>3.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8528">
            <text:p>0.908528</text:p>
          </table:table-cell>
        </table:table-row>
        <table:table-row table:style-name="ro1">
          <table:table-cell office:value-type="float" office:value="3.91">
            <text:p>3.9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8471">
            <text:p>0.908471</text:p>
          </table:table-cell>
        </table:table-row>
        <table:table-row table:style-name="ro1">
          <table:table-cell office:value-type="float" office:value="3.92">
            <text:p>3.9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8272">
            <text:p>0.908272</text:p>
          </table:table-cell>
        </table:table-row>
        <table:table-row table:style-name="ro1">
          <table:table-cell office:value-type="float" office:value="3.93">
            <text:p>3.9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7839">
            <text:p>0.907839</text:p>
          </table:table-cell>
        </table:table-row>
        <table:table-row table:style-name="ro1">
          <table:table-cell office:value-type="float" office:value="3.94">
            <text:p>3.9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765">
            <text:p>0.90765</text:p>
          </table:table-cell>
        </table:table-row>
        <table:table-row table:style-name="ro1">
          <table:table-cell office:value-type="float" office:value="3.95">
            <text:p>3.9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739">
            <text:p>0.90739</text:p>
          </table:table-cell>
        </table:table-row>
        <table:table-row table:style-name="ro1">
          <table:table-cell office:value-type="float" office:value="3.96">
            <text:p>3.9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6976">
            <text:p>0.906976</text:p>
          </table:table-cell>
        </table:table-row>
        <table:table-row table:style-name="ro1">
          <table:table-cell office:value-type="float" office:value="3.97">
            <text:p>3.9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6769">
            <text:p>0.906769</text:p>
          </table:table-cell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6509">
            <text:p>0.906509</text:p>
          </table:table-cell>
        </table:table-row>
        <table:table-row table:style-name="ro1">
          <table:table-cell office:value-type="float" office:value="3.99">
            <text:p>3.9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6225">
            <text:p>0.9062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5616">
            <text:p>0.905616</text:p>
          </table:table-cell>
        </table:table-row>
        <table:table-row table:style-name="ro1">
          <table:table-cell office:value-type="float" office:value="4.01">
            <text:p>4.0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5582">
            <text:p>0.905582</text:p>
          </table:table-cell>
        </table:table-row>
        <table:table-row table:style-name="ro1">
          <table:table-cell office:value-type="float" office:value="4.02">
            <text:p>4.0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5502">
            <text:p>0.905502</text:p>
          </table:table-cell>
        </table:table-row>
        <table:table-row table:style-name="ro1">
          <table:table-cell office:value-type="float" office:value="4.03">
            <text:p>4.0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5159">
            <text:p>0.905159</text:p>
          </table:table-cell>
        </table:table-row>
        <table:table-row table:style-name="ro1">
          <table:table-cell office:value-type="float" office:value="4.04">
            <text:p>4.0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4719">
            <text:p>0.904719</text:p>
          </table:table-cell>
        </table:table-row>
        <table:table-row table:style-name="ro1">
          <table:table-cell office:value-type="float" office:value="4.05">
            <text:p>4.0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4518">
            <text:p>0.904518</text:p>
          </table:table-cell>
        </table:table-row>
        <table:table-row table:style-name="ro1">
          <table:table-cell office:value-type="float" office:value="4.06">
            <text:p>4.0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4317">
            <text:p>0.904317</text:p>
          </table:table-cell>
        </table:table-row>
        <table:table-row table:style-name="ro1">
          <table:table-cell office:value-type="float" office:value="4.07">
            <text:p>4.0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4066">
            <text:p>0.904066</text:p>
          </table:table-cell>
        </table:table-row>
        <table:table-row table:style-name="ro1">
          <table:table-cell office:value-type="float" office:value="4.08">
            <text:p>4.0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3756">
            <text:p>0.903756</text:p>
          </table:table-cell>
        </table:table-row>
        <table:table-row table:style-name="ro1">
          <table:table-cell office:value-type="float" office:value="4.09">
            <text:p>4.0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3452">
            <text:p>0.903452</text:p>
          </table:table-cell>
        </table:table-row>
        <table:table-row table:style-name="ro1">
          <table:table-cell office:value-type="float" office:value="4.1">
            <text:p>4.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317">
            <text:p>0.90317</text:p>
          </table:table-cell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287">
            <text:p>0.90287</text:p>
          </table:table-cell>
        </table:table-row>
        <table:table-row table:style-name="ro1">
          <table:table-cell office:value-type="float" office:value="4.12">
            <text:p>4.1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2631">
            <text:p>0.902631</text:p>
          </table:table-cell>
        </table:table-row>
        <table:table-row table:style-name="ro1">
          <table:table-cell office:value-type="float" office:value="4.13">
            <text:p>4.1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224">
            <text:p>0.90224</text:p>
          </table:table-cell>
        </table:table-row>
        <table:table-row table:style-name="ro1">
          <table:table-cell office:value-type="float" office:value="4.14">
            <text:p>4.1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2106">
            <text:p>0.902106</text:p>
          </table:table-cell>
        </table:table-row>
        <table:table-row table:style-name="ro1">
          <table:table-cell office:value-type="float" office:value="4.15">
            <text:p>4.1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1877">
            <text:p>0.901877</text:p>
          </table:table-cell>
        </table:table-row>
        <table:table-row table:style-name="ro1">
          <table:table-cell office:value-type="float" office:value="4.16">
            <text:p>4.1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1416">
            <text:p>0.901416</text:p>
          </table:table-cell>
        </table:table-row>
        <table:table-row table:style-name="ro1">
          <table:table-cell office:value-type="float" office:value="4.17">
            <text:p>4.1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1287">
            <text:p>0.901287</text:p>
          </table:table-cell>
        </table:table-row>
        <table:table-row table:style-name="ro1">
          <table:table-cell office:value-type="float" office:value="4.18">
            <text:p>4.1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1183">
            <text:p>0.901183</text:p>
          </table:table-cell>
        </table:table-row>
        <table:table-row table:style-name="ro1">
          <table:table-cell office:value-type="float" office:value="4.19">
            <text:p>4.1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0969">
            <text:p>0.900969</text:p>
          </table:table-cell>
        </table:table-row>
        <table:table-row table:style-name="ro1">
          <table:table-cell office:value-type="float" office:value="4.2">
            <text:p>4.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0452">
            <text:p>0.900452</text:p>
          </table:table-cell>
        </table:table-row>
        <table:table-row table:style-name="ro1">
          <table:table-cell office:value-type="float" office:value="4.21">
            <text:p>4.2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900259">
            <text:p>0.900259</text:p>
          </table:table-cell>
        </table:table-row>
        <table:table-row table:style-name="ro1">
          <table:table-cell office:value-type="float" office:value="4.22">
            <text:p>4.2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9854">
            <text:p>0.899854</text:p>
          </table:table-cell>
        </table:table-row>
        <table:table-row table:style-name="ro1">
          <table:table-cell office:value-type="float" office:value="4.23">
            <text:p>4.2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9756">
            <text:p>0.899756</text:p>
          </table:table-cell>
        </table:table-row>
        <table:table-row table:style-name="ro1">
          <table:table-cell office:value-type="float" office:value="4.24">
            <text:p>4.2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9432">
            <text:p>0.899432</text:p>
          </table:table-cell>
        </table:table-row>
        <table:table-row table:style-name="ro1">
          <table:table-cell office:value-type="float" office:value="4.25">
            <text:p>4.2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9247">
            <text:p>0.899247</text:p>
          </table:table-cell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8939">
            <text:p>0.898939</text:p>
          </table:table-cell>
        </table:table-row>
        <table:table-row table:style-name="ro1">
          <table:table-cell office:value-type="float" office:value="4.27">
            <text:p>4.2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8825">
            <text:p>0.898825</text:p>
          </table:table-cell>
        </table:table-row>
        <table:table-row table:style-name="ro1">
          <table:table-cell office:value-type="float" office:value="4.28">
            <text:p>4.2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837">
            <text:p>0.89837</text:p>
          </table:table-cell>
        </table:table-row>
        <table:table-row table:style-name="ro1">
          <table:table-cell office:value-type="float" office:value="4.29">
            <text:p>4.2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8273">
            <text:p>0.898273</text:p>
          </table:table-cell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7728">
            <text:p>0.897728</text:p>
          </table:table-cell>
        </table:table-row>
        <table:table-row table:style-name="ro1">
          <table:table-cell office:value-type="float" office:value="4.31">
            <text:p>4.3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764">
            <text:p>0.89764</text:p>
          </table:table-cell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7537">
            <text:p>0.897537</text:p>
          </table:table-cell>
        </table:table-row>
        <table:table-row table:style-name="ro1">
          <table:table-cell office:value-type="float" office:value="4.33">
            <text:p>4.3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719">
            <text:p>0.89719</text:p>
          </table:table-cell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7141">
            <text:p>0.897141</text:p>
          </table:table-cell>
        </table:table-row>
        <table:table-row table:style-name="ro1">
          <table:table-cell office:value-type="float" office:value="4.35">
            <text:p>4.3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6643">
            <text:p>0.896643</text:p>
          </table:table-cell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6557">
            <text:p>0.896557</text:p>
          </table:table-cell>
        </table:table-row>
        <table:table-row table:style-name="ro1">
          <table:table-cell office:value-type="float" office:value="4.37">
            <text:p>4.3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5907">
            <text:p>0.895907</text:p>
          </table:table-cell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5864">
            <text:p>0.895864</text:p>
          </table:table-cell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5937">
            <text:p>0.895937</text:p>
          </table:table-cell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5733">
            <text:p>0.895733</text:p>
          </table:table-cell>
        </table:table-row>
        <table:table-row table:style-name="ro1">
          <table:table-cell office:value-type="float" office:value="4.41">
            <text:p>4.4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5072">
            <text:p>0.895072</text:p>
          </table:table-cell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4974">
            <text:p>0.894974</text:p>
          </table:table-cell>
        </table:table-row>
        <table:table-row table:style-name="ro1">
          <table:table-cell office:value-type="float" office:value="4.43">
            <text:p>4.4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452">
            <text:p>0.89452</text:p>
          </table:table-cell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4448">
            <text:p>0.894448</text:p>
          </table:table-cell>
        </table:table-row>
        <table:table-row table:style-name="ro1">
          <table:table-cell office:value-type="float" office:value="4.45">
            <text:p>4.4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418">
            <text:p>0.89418</text:p>
          </table:table-cell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4071">
            <text:p>0.894071</text:p>
          </table:table-cell>
        </table:table-row>
        <table:table-row table:style-name="ro1">
          <table:table-cell office:value-type="float" office:value="4.47">
            <text:p>4.4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372">
            <text:p>0.89372</text:p>
          </table:table-cell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3625">
            <text:p>0.893625</text:p>
          </table:table-cell>
        </table:table-row>
        <table:table-row table:style-name="ro1">
          <table:table-cell office:value-type="float" office:value="4.49">
            <text:p>4.4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3251">
            <text:p>0.893251</text:p>
          </table:table-cell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3105">
            <text:p>0.893105</text:p>
          </table:table-cell>
        </table:table-row>
        <table:table-row table:style-name="ro1">
          <table:table-cell office:value-type="float" office:value="4.51">
            <text:p>4.5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2743">
            <text:p>0.892743</text:p>
          </table:table-cell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2652">
            <text:p>0.892652</text:p>
          </table:table-cell>
        </table:table-row>
        <table:table-row table:style-name="ro1">
          <table:table-cell office:value-type="float" office:value="4.53">
            <text:p>4.5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2116">
            <text:p>0.892116</text:p>
          </table:table-cell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2113">
            <text:p>0.892113</text:p>
          </table:table-cell>
        </table:table-row>
        <table:table-row table:style-name="ro1">
          <table:table-cell office:value-type="float" office:value="4.55">
            <text:p>4.5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1734">
            <text:p>0.891734</text:p>
          </table:table-cell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1747">
            <text:p>0.891747</text:p>
          </table:table-cell>
        </table:table-row>
        <table:table-row table:style-name="ro1">
          <table:table-cell office:value-type="float" office:value="4.57">
            <text:p>4.5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1251">
            <text:p>0.891251</text:p>
          </table:table-cell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1275">
            <text:p>0.891275</text:p>
          </table:table-cell>
        </table:table-row>
        <table:table-row table:style-name="ro1">
          <table:table-cell office:value-type="float" office:value="4.59">
            <text:p>4.5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0977">
            <text:p>0.890977</text:p>
          </table:table-cell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0817">
            <text:p>0.890817</text:p>
          </table:table-cell>
        </table:table-row>
        <table:table-row table:style-name="ro1">
          <table:table-cell office:value-type="float" office:value="4.61">
            <text:p>4.6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041">
            <text:p>0.89041</text:p>
          </table:table-cell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0332">
            <text:p>0.890332</text:p>
          </table:table-cell>
        </table:table-row>
        <table:table-row table:style-name="ro1">
          <table:table-cell office:value-type="float" office:value="4.63">
            <text:p>4.6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90035">
            <text:p>0.890035</text:p>
          </table:table-cell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9579">
            <text:p>0.889579</text:p>
          </table:table-cell>
        </table:table-row>
        <table:table-row table:style-name="ro1">
          <table:table-cell office:value-type="float" office:value="4.65">
            <text:p>4.6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9476">
            <text:p>0.889476</text:p>
          </table:table-cell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9402">
            <text:p>0.889402</text:p>
          </table:table-cell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9149">
            <text:p>0.889149</text:p>
          </table:table-cell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9044">
            <text:p>0.889044</text:p>
          </table:table-cell>
        </table:table-row>
        <table:table-row table:style-name="ro1">
          <table:table-cell office:value-type="float" office:value="4.69">
            <text:p>4.6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8181">
            <text:p>0.888181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919">
            <text:p>0.88919</text:p>
          </table:table-cell>
        </table:table-row>
        <table:table-row table:style-name="ro1">
          <table:table-cell office:value-type="float" office:value="4.71">
            <text:p>4.7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806">
            <text:p>0.88806</text:p>
          </table:table-cell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796">
            <text:p>0.88796</text:p>
          </table:table-cell>
        </table:table-row>
        <table:table-row table:style-name="ro1">
          <table:table-cell office:value-type="float" office:value="4.73">
            <text:p>4.7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7575">
            <text:p>0.887575</text:p>
          </table:table-cell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7482">
            <text:p>0.887482</text:p>
          </table:table-cell>
        </table:table-row>
        <table:table-row table:style-name="ro1">
          <table:table-cell office:value-type="float" office:value="4.75">
            <text:p>4.7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7197">
            <text:p>0.887197</text:p>
          </table:table-cell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7117">
            <text:p>0.887117</text:p>
          </table:table-cell>
        </table:table-row>
        <table:table-row table:style-name="ro1">
          <table:table-cell office:value-type="float" office:value="4.77">
            <text:p>4.7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6918">
            <text:p>0.886918</text:p>
          </table:table-cell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6811">
            <text:p>0.886811</text:p>
          </table:table-cell>
        </table:table-row>
        <table:table-row table:style-name="ro1">
          <table:table-cell office:value-type="float" office:value="4.79">
            <text:p>4.7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6408">
            <text:p>0.886408</text:p>
          </table:table-cell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6319">
            <text:p>0.886319</text:p>
          </table:table-cell>
        </table:table-row>
        <table:table-row table:style-name="ro1">
          <table:table-cell office:value-type="float" office:value="4.81">
            <text:p>4.8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6027">
            <text:p>0.886027</text:p>
          </table:table-cell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5813">
            <text:p>0.885813</text:p>
          </table:table-cell>
        </table:table-row>
        <table:table-row table:style-name="ro1">
          <table:table-cell office:value-type="float" office:value="4.83">
            <text:p>4.8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5429">
            <text:p>0.885429</text:p>
          </table:table-cell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5368">
            <text:p>0.885368</text:p>
          </table:table-cell>
        </table:table-row>
        <table:table-row table:style-name="ro1">
          <table:table-cell office:value-type="float" office:value="4.85">
            <text:p>4.8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5285">
            <text:p>0.885285</text:p>
          </table:table-cell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4828">
            <text:p>0.884828</text:p>
          </table:table-cell>
        </table:table-row>
        <table:table-row table:style-name="ro1">
          <table:table-cell office:value-type="float" office:value="4.87">
            <text:p>4.8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4779">
            <text:p>0.884779</text:p>
          </table:table-cell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4684">
            <text:p>0.884684</text:p>
          </table:table-cell>
        </table:table-row>
        <table:table-row table:style-name="ro1">
          <table:table-cell office:value-type="float" office:value="4.89">
            <text:p>4.8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3713">
            <text:p>0.883713</text:p>
          </table:table-cell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4926">
            <text:p>0.884926</text:p>
          </table:table-cell>
        </table:table-row>
        <table:table-row table:style-name="ro1">
          <table:table-cell office:value-type="float" office:value="4.91">
            <text:p>4.91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3556">
            <text:p>0.883556</text:p>
          </table:table-cell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3499">
            <text:p>0.883499</text:p>
          </table:table-cell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3441">
            <text:p>0.883441</text:p>
          </table:table-cell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3263">
            <text:p>0.883263</text:p>
          </table:table-cell>
        </table:table-row>
        <table:table-row table:style-name="ro1">
          <table:table-cell office:value-type="float" office:value="4.95">
            <text:p>4.95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3177">
            <text:p>0.883177</text:p>
          </table:table-cell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2816">
            <text:p>0.882816</text:p>
          </table:table-cell>
        </table:table-row>
        <table:table-row table:style-name="ro1">
          <table:table-cell office:value-type="float" office:value="4.97">
            <text:p>4.97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2722">
            <text:p>0.882722</text:p>
          </table:table-cell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2485">
            <text:p>0.882485</text:p>
          </table:table-cell>
        </table:table-row>
        <table:table-row table:style-name="ro1">
          <table:table-cell office:value-type="float" office:value="4.99">
            <text:p>4.99</text:p>
          </table:table-cell>
          <table:table-cell office:value-type="float" office:value="0.0124653">
            <text:p>0.012465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.882313">
            <text:p>0.88231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24952">
            <text:p>0.0124952</text:p>
          </table:table-cell>
          <table:table-cell office:value-type="float" office:value="0.0029896">
            <text:p>0.0029896</text:p>
          </table:table-cell>
          <table:table-cell table:formula="of:=1-1/(0.6*100*([.A500]-4.98)+1)" office:value-type="float" office:value="0.374999999999995">
            <text:p>0.375</text:p>
          </table:table-cell>
          <table:table-cell office:value-type="float" office:value="0.377044">
            <text:p>0.377044</text:p>
          </table:table-cell>
          <table:table-cell/>
        </table:table-row>
        <table:table-row table:style-name="ro1">
          <table:table-cell office:value-type="float" office:value="5.01">
            <text:p>5.01</text:p>
          </table:table-cell>
          <table:table-cell office:value-type="float" office:value="0.012554">
            <text:p>0.012554</text:p>
          </table:table-cell>
          <table:table-cell office:value-type="float" office:value="0.00587937">
            <text:p>0.00587937</text:p>
          </table:table-cell>
          <table:table-cell table:formula="of:=1-1/(0.6*([.A501]-4.98)+1)" office:value-type="float" office:value="0.0118577075098812">
            <text:p>0.0118577075</text:p>
          </table:table-cell>
          <table:table-cell office:value-type="float" office:value="0.363763">
            <text:p>0.363763</text:p>
          </table:table-cell>
          <table:table-cell/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0.0126414">
            <text:p>0.0126414</text:p>
          </table:table-cell>
          <table:table-cell office:value-type="float" office:value="0.00873975">
            <text:p>0.00873975</text:p>
          </table:table-cell>
          <table:table-cell table:formula="of:=1-1/(0.6*([.A502]-4.98)+1)" office:value-type="float" office:value="0.0176817288801567">
            <text:p>0.0176817289</text:p>
          </table:table-cell>
          <table:table-cell office:value-type="float" office:value="0.360216">
            <text:p>0.360216</text:p>
          </table:table-cell>
          <table:table-cell/>
        </table:table-row>
        <table:table-row table:style-name="ro1">
          <table:table-cell office:value-type="float" office:value="5.03">
            <text:p>5.03</text:p>
          </table:table-cell>
          <table:table-cell office:value-type="float" office:value="0.012757">
            <text:p>0.012757</text:p>
          </table:table-cell>
          <table:table-cell office:value-type="float" office:value="0.0115599">
            <text:p>0.0115599</text:p>
          </table:table-cell>
          <table:table-cell table:formula="of:=1-1/(0.6*([.A503]-4.98)+1)" office:value-type="float" office:value="0.0234374999999996">
            <text:p>0.0234375</text:p>
          </table:table-cell>
          <table:table-cell office:value-type="float" office:value="0.355297">
            <text:p>0.355297</text:p>
          </table:table-cell>
          <table:table-cell/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0.0129006">
            <text:p>0.0129006</text:p>
          </table:table-cell>
          <table:table-cell office:value-type="float" office:value="0.01436">
            <text:p>0.01436</text:p>
          </table:table-cell>
          <table:table-cell table:formula="of:=1-1/(0.6*([.A504]-4.98)+1)" office:value-type="float" office:value="0.0291262135922328">
            <text:p>0.0291262136</text:p>
          </table:table-cell>
          <table:table-cell office:value-type="float" office:value="0.352768">
            <text:p>0.352768</text:p>
          </table:table-cell>
          <table:table-cell/>
        </table:table-row>
        <table:table-row table:style-name="ro1">
          <table:table-cell office:value-type="float" office:value="5.05">
            <text:p>5.05</text:p>
          </table:table-cell>
          <table:table-cell office:value-type="float" office:value="0.0130719">
            <text:p>0.0130719</text:p>
          </table:table-cell>
          <table:table-cell office:value-type="float" office:value="0.0171256">
            <text:p>0.0171256</text:p>
          </table:table-cell>
          <table:table-cell table:formula="of:=1-1/(0.6*([.A505]-4.98)+1)" office:value-type="float" office:value="0.0347490347490346">
            <text:p>0.0347490347</text:p>
          </table:table-cell>
          <table:table-cell office:value-type="float" office:value="0.348755">
            <text:p>0.348755</text:p>
          </table:table-cell>
          <table:table-cell/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0.0132706">
            <text:p>0.0132706</text:p>
          </table:table-cell>
          <table:table-cell office:value-type="float" office:value="0.0198675">
            <text:p>0.0198675</text:p>
          </table:table-cell>
          <table:table-cell table:formula="of:=1-1/(0.6*([.A506]-4.98)+1)" office:value-type="float" office:value="0.0403071017274469">
            <text:p>0.0403071017</text:p>
          </table:table-cell>
          <table:table-cell office:value-type="float" office:value="0.345894">
            <text:p>0.345894</text:p>
          </table:table-cell>
          <table:table-cell/>
        </table:table-row>
        <table:table-row table:style-name="ro1">
          <table:table-cell office:value-type="float" office:value="5.07">
            <text:p>5.07</text:p>
          </table:table-cell>
          <table:table-cell office:value-type="float" office:value="0.0134964">
            <text:p>0.0134964</text:p>
          </table:table-cell>
          <table:table-cell office:value-type="float" office:value="0.0225813">
            <text:p>0.0225813</text:p>
          </table:table-cell>
          <table:table-cell table:formula="of:=1-1/(0.6*([.A507]-4.98)+1)" office:value-type="float" office:value="0.0458015267175569">
            <text:p>0.0458015267</text:p>
          </table:table-cell>
          <table:table-cell office:value-type="float" office:value="0.342219">
            <text:p>0.342219</text:p>
          </table:table-cell>
          <table:table-cell/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0.0137491">
            <text:p>0.0137491</text:p>
          </table:table-cell>
          <table:table-cell office:value-type="float" office:value="0.0252723">
            <text:p>0.0252723</text:p>
          </table:table-cell>
          <table:table-cell table:formula="of:=1-1/(0.6*([.A508]-4.98)+1)" office:value-type="float" office:value="0.05123339658444">
            <text:p>0.0512333966</text:p>
          </table:table-cell>
          <table:table-cell office:value-type="float" office:value="0.338875">
            <text:p>0.338875</text:p>
          </table:table-cell>
          <table:table-cell/>
        </table:table-row>
        <table:table-row table:style-name="ro1">
          <table:table-cell office:value-type="float" office:value="5.09">
            <text:p>5.09</text:p>
          </table:table-cell>
          <table:table-cell office:value-type="float" office:value="0.0140285">
            <text:p>0.0140285</text:p>
          </table:table-cell>
          <table:table-cell office:value-type="float" office:value="0.027945">
            <text:p>0.027945</text:p>
          </table:table-cell>
          <table:table-cell table:formula="of:=1-1/(0.6*([.A509]-4.98)+1)" office:value-type="float" office:value="0.0566037735849055">
            <text:p>0.0566037736</text:p>
          </table:table-cell>
          <table:table-cell office:value-type="float" office:value="0.336404">
            <text:p>0.336404</text:p>
          </table:table-cell>
          <table:table-cell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0.0143346">
            <text:p>0.0143346</text:p>
          </table:table-cell>
          <table:table-cell office:value-type="float" office:value="0.0306075">
            <text:p>0.0306075</text:p>
          </table:table-cell>
          <table:table-cell table:formula="of:=1-1/(0.6*([.A510]-4.98)+1)" office:value-type="float" office:value="0.0619136960600372">
            <text:p>0.0619136961</text:p>
          </table:table-cell>
          <table:table-cell office:value-type="float" office:value="0.335878">
            <text:p>0.335878</text:p>
          </table:table-cell>
          <table:table-cell/>
        </table:table-row>
        <table:table-row table:style-name="ro1">
          <table:table-cell office:value-type="float" office:value="5.11">
            <text:p>5.11</text:p>
          </table:table-cell>
          <table:table-cell office:value-type="float" office:value="0.0146671">
            <text:p>0.0146671</text:p>
          </table:table-cell>
          <table:table-cell office:value-type="float" office:value="0.0332431">
            <text:p>0.0332431</text:p>
          </table:table-cell>
          <table:table-cell table:formula="of:=1-1/(0.6*([.A511]-4.98)+1)" office:value-type="float" office:value="0.0671641791044773">
            <text:p>0.0671641791</text:p>
          </table:table-cell>
          <table:table-cell office:value-type="float" office:value="0.332467">
            <text:p>0.332467</text:p>
          </table:table-cell>
          <table:table-cell/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0.0150256">
            <text:p>0.0150256</text:p>
          </table:table-cell>
          <table:table-cell office:value-type="float" office:value="0.0358554">
            <text:p>0.0358554</text:p>
          </table:table-cell>
          <table:table-cell table:formula="of:=1-1/(0.6*([.A512]-4.98)+1)" office:value-type="float" office:value="0.0723562152133579">
            <text:p>0.0723562152</text:p>
          </table:table-cell>
          <table:table-cell office:value-type="float" office:value="0.329298">
            <text:p>0.329298</text:p>
          </table:table-cell>
          <table:table-cell/>
        </table:table-row>
        <table:table-row table:style-name="ro1">
          <table:table-cell office:value-type="float" office:value="5.13">
            <text:p>5.13</text:p>
          </table:table-cell>
          <table:table-cell office:value-type="float" office:value="0.0154102">
            <text:p>0.0154102</text:p>
          </table:table-cell>
          <table:table-cell office:value-type="float" office:value="0.038455">
            <text:p>0.038455</text:p>
          </table:table-cell>
          <table:table-cell table:formula="of:=1-1/(0.6*([.A513]-4.98)+1)" office:value-type="float" office:value="0.0774907749077489">
            <text:p>0.0774907749</text:p>
          </table:table-cell>
          <table:table-cell office:value-type="float" office:value="0.327281">
            <text:p>0.327281</text:p>
          </table:table-cell>
          <table:table-cell/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0.0158206">
            <text:p>0.0158206</text:p>
          </table:table-cell>
          <table:table-cell office:value-type="float" office:value="0.0410446">
            <text:p>0.0410446</text:p>
          </table:table-cell>
          <table:table-cell table:formula="of:=1-1/(0.6*([.A514]-4.98)+1)" office:value-type="float" office:value="0.0825688073394493">
            <text:p>0.0825688073</text:p>
          </table:table-cell>
          <table:table-cell office:value-type="float" office:value="0.32658">
            <text:p>0.32658</text:p>
          </table:table-cell>
          <table:table-cell/>
        </table:table-row>
        <table:table-row table:style-name="ro1">
          <table:table-cell office:value-type="float" office:value="5.15">
            <text:p>5.15</text:p>
          </table:table-cell>
          <table:table-cell office:value-type="float" office:value="0.0162567">
            <text:p>0.0162567</text:p>
          </table:table-cell>
          <table:table-cell office:value-type="float" office:value="0.0436143">
            <text:p>0.0436143</text:p>
          </table:table-cell>
          <table:table-cell table:formula="of:=1-1/(0.6*([.A515]-4.98)+1)" office:value-type="float" office:value="0.0875912408759121">
            <text:p>0.0875912409</text:p>
          </table:table-cell>
          <table:table-cell office:value-type="float" office:value="0.324195">
            <text:p>0.324195</text:p>
          </table:table-cell>
          <table:table-cell/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0.0167183">
            <text:p>0.0167183</text:p>
          </table:table-cell>
          <table:table-cell office:value-type="float" office:value="0.0461577">
            <text:p>0.0461577</text:p>
          </table:table-cell>
          <table:table-cell table:formula="of:=1-1/(0.6*([.A516]-4.98)+1)" office:value-type="float" office:value="0.0925589836660616">
            <text:p>0.0925589837</text:p>
          </table:table-cell>
          <table:table-cell office:value-type="float" office:value="0.320178">
            <text:p>0.320178</text:p>
          </table:table-cell>
          <table:table-cell/>
        </table:table-row>
        <table:table-row table:style-name="ro1">
          <table:table-cell office:value-type="float" office:value="5.17">
            <text:p>5.17</text:p>
          </table:table-cell>
          <table:table-cell office:value-type="float" office:value="0.0172053">
            <text:p>0.0172053</text:p>
          </table:table-cell>
          <table:table-cell office:value-type="float" office:value="0.0486942">
            <text:p>0.0486942</text:p>
          </table:table-cell>
          <table:table-cell table:formula="of:=1-1/(0.6*([.A517]-4.98)+1)" office:value-type="float" office:value="0.0974729241877256">
            <text:p>0.0974729242</text:p>
          </table:table-cell>
          <table:table-cell office:value-type="float" office:value="0.319205">
            <text:p>0.319205</text:p>
          </table:table-cell>
          <table:table-cell/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0.0177175">
            <text:p>0.0177175</text:p>
          </table:table-cell>
          <table:table-cell office:value-type="float" office:value="0.0512246">
            <text:p>0.0512246</text:p>
          </table:table-cell>
          <table:table-cell table:formula="of:=1-1/(0.6*([.A518]-4.98)+1)" office:value-type="float" office:value="0.102333931777378">
            <text:p>0.1023339318</text:p>
          </table:table-cell>
          <table:table-cell office:value-type="float" office:value="0.319141">
            <text:p>0.319141</text:p>
          </table:table-cell>
          <table:table-cell/>
        </table:table-row>
        <table:table-row table:style-name="ro1">
          <table:table-cell office:value-type="float" office:value="5.19">
            <text:p>5.19</text:p>
          </table:table-cell>
          <table:table-cell office:value-type="float" office:value="0.0182548">
            <text:p>0.0182548</text:p>
          </table:table-cell>
          <table:table-cell office:value-type="float" office:value="0.0537289">
            <text:p>0.0537289</text:p>
          </table:table-cell>
          <table:table-cell table:formula="of:=1-1/(0.6*([.A519]-4.98)+1)" office:value-type="float" office:value="0.107142857142857">
            <text:p>0.1071428571</text:p>
          </table:table-cell>
          <table:table-cell office:value-type="float" office:value="0.315824">
            <text:p>0.315824</text:p>
          </table:table-cell>
          <table:table-cell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0.018817">
            <text:p>0.018817</text:p>
          </table:table-cell>
          <table:table-cell office:value-type="float" office:value="0.056222">
            <text:p>0.056222</text:p>
          </table:table-cell>
          <table:table-cell table:formula="of:=1-1/(0.6*([.A520]-4.98)+1)" office:value-type="float" office:value="0.11190053285968">
            <text:p>0.1119005329</text:p>
          </table:table-cell>
          <table:table-cell office:value-type="float" office:value="0.314538">
            <text:p>0.314538</text:p>
          </table:table-cell>
          <table:table-cell/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0.019404">
            <text:p>0.019404</text:p>
          </table:table-cell>
          <table:table-cell office:value-type="float" office:value="0.0586974">
            <text:p>0.0586974</text:p>
          </table:table-cell>
          <table:table-cell table:formula="of:=1-1/(0.6*([.A521]-4.98)+1)" office:value-type="float" office:value="0.11660777385159">
            <text:p>0.1166077739</text:p>
          </table:table-cell>
          <table:table-cell office:value-type="float" office:value="0.312306">
            <text:p>0.312306</text:p>
          </table:table-cell>
          <table:table-cell/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0.0200156">
            <text:p>0.0200156</text:p>
          </table:table-cell>
          <table:table-cell office:value-type="float" office:value="0.0611561">
            <text:p>0.0611561</text:p>
          </table:table-cell>
          <table:table-cell table:formula="of:=1-1/(0.6*([.A522]-4.98)+1)" office:value-type="float" office:value="0.121265377855887">
            <text:p>0.1212653779</text:p>
          </table:table-cell>
          <table:table-cell office:value-type="float" office:value="0.310051">
            <text:p>0.310051</text:p>
          </table:table-cell>
          <table:table-cell/>
        </table:table-row>
        <table:table-row table:style-name="ro1">
          <table:table-cell office:value-type="float" office:value="5.23">
            <text:p>5.23</text:p>
          </table:table-cell>
          <table:table-cell office:value-type="float" office:value="0.0206516">
            <text:p>0.0206516</text:p>
          </table:table-cell>
          <table:table-cell office:value-type="float" office:value="0.0636016">
            <text:p>0.0636016</text:p>
          </table:table-cell>
          <table:table-cell table:formula="of:=1-1/(0.6*([.A523]-4.98)+1)" office:value-type="float" office:value="0.125874125874126">
            <text:p>0.1258741259</text:p>
          </table:table-cell>
          <table:table-cell office:value-type="float" office:value="0.30791">
            <text:p>0.30791</text:p>
          </table:table-cell>
          <table:table-cell/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0.021312">
            <text:p>0.021312</text:p>
          </table:table-cell>
          <table:table-cell office:value-type="float" office:value="0.0660385">
            <text:p>0.0660385</text:p>
          </table:table-cell>
          <table:table-cell table:formula="of:=1-1/(0.6*([.A524]-4.98)+1)" office:value-type="float" office:value="0.130434782608696">
            <text:p>0.1304347826</text:p>
          </table:table-cell>
          <table:table-cell office:value-type="float" office:value="0.307284">
            <text:p>0.307284</text:p>
          </table:table-cell>
          <table:table-cell/>
        </table:table-row>
        <table:table-row table:style-name="ro1">
          <table:table-cell office:value-type="float" office:value="5.25">
            <text:p>5.25</text:p>
          </table:table-cell>
          <table:table-cell office:value-type="float" office:value="0.0219966">
            <text:p>0.0219966</text:p>
          </table:table-cell>
          <table:table-cell office:value-type="float" office:value="0.0684636">
            <text:p>0.0684636</text:p>
          </table:table-cell>
          <table:table-cell table:formula="of:=1-1/(0.6*([.A525]-4.98)+1)" office:value-type="float" office:value="0.134948096885813">
            <text:p>0.1349480969</text:p>
          </table:table-cell>
          <table:table-cell office:value-type="float" office:value="0.305967">
            <text:p>0.305967</text:p>
          </table:table-cell>
          <table:table-cell/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0.0227052">
            <text:p>0.0227052</text:p>
          </table:table-cell>
          <table:table-cell office:value-type="float" office:value="0.0708628">
            <text:p>0.0708628</text:p>
          </table:table-cell>
          <table:table-cell table:formula="of:=1-1/(0.6*([.A526]-4.98)+1)" office:value-type="float" office:value="0.139414802065404">
            <text:p>0.1394148021</text:p>
          </table:table-cell>
          <table:table-cell office:value-type="float" office:value="0.301957">
            <text:p>0.301957</text:p>
          </table:table-cell>
          <table:table-cell/>
        </table:table-row>
        <table:table-row table:style-name="ro1">
          <table:table-cell office:value-type="float" office:value="5.27">
            <text:p>5.27</text:p>
          </table:table-cell>
          <table:table-cell office:value-type="float" office:value="0.0234379">
            <text:p>0.0234379</text:p>
          </table:table-cell>
          <table:table-cell office:value-type="float" office:value="0.0732661">
            <text:p>0.0732661</text:p>
          </table:table-cell>
          <table:table-cell table:formula="of:=1-1/(0.6*([.A527]-4.98)+1)" office:value-type="float" office:value="0.143835616438356">
            <text:p>0.1438356164</text:p>
          </table:table-cell>
          <table:table-cell office:value-type="float" office:value="0.303177">
            <text:p>0.303177</text:p>
          </table:table-cell>
          <table:table-cell/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0.0241944">
            <text:p>0.0241944</text:p>
          </table:table-cell>
          <table:table-cell office:value-type="float" office:value="0.0756468">
            <text:p>0.0756468</text:p>
          </table:table-cell>
          <table:table-cell table:formula="of:=1-1/(0.6*([.A528]-4.98)+1)" office:value-type="float" office:value="0.148211243611584">
            <text:p>0.1482112436</text:p>
          </table:table-cell>
          <table:table-cell office:value-type="float" office:value="0.300387">
            <text:p>0.300387</text:p>
          </table:table-cell>
          <table:table-cell/>
        </table:table-row>
        <table:table-row table:style-name="ro1">
          <table:table-cell office:value-type="float" office:value="5.29">
            <text:p>5.29</text:p>
          </table:table-cell>
          <table:table-cell office:value-type="float" office:value="0.0249744">
            <text:p>0.0249744</text:p>
          </table:table-cell>
          <table:table-cell office:value-type="float" office:value="0.0780055">
            <text:p>0.0780055</text:p>
          </table:table-cell>
          <table:table-cell table:formula="of:=1-1/(0.6*([.A529]-4.98)+1)" office:value-type="float" office:value="0.152542372881356">
            <text:p>0.1525423729</text:p>
          </table:table-cell>
          <table:table-cell office:value-type="float" office:value="0.296854">
            <text:p>0.296854</text:p>
          </table:table-cell>
          <table:table-cell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0.025778">
            <text:p>0.025778</text:p>
          </table:table-cell>
          <table:table-cell office:value-type="float" office:value="0.0803612">
            <text:p>0.0803612</text:p>
          </table:table-cell>
          <table:table-cell table:formula="of:=1-1/(0.6*([.A530]-4.98)+1)" office:value-type="float" office:value="0.156829679595278">
            <text:p>0.1568296796</text:p>
          </table:table-cell>
          <table:table-cell office:value-type="float" office:value="0.296441">
            <text:p>0.296441</text:p>
          </table:table-cell>
          <table:table-cell/>
        </table:table-row>
        <table:table-row table:style-name="ro1">
          <table:table-cell office:value-type="float" office:value="5.31">
            <text:p>5.31</text:p>
          </table:table-cell>
          <table:table-cell office:value-type="float" office:value="0.0266051">
            <text:p>0.0266051</text:p>
          </table:table-cell>
          <table:table-cell office:value-type="float" office:value="0.0827068">
            <text:p>0.0827068</text:p>
          </table:table-cell>
          <table:table-cell table:formula="of:=1-1/(0.6*([.A531]-4.98)+1)" office:value-type="float" office:value="0.161073825503355">
            <text:p>0.1610738255</text:p>
          </table:table-cell>
          <table:table-cell office:value-type="float" office:value="0.295207">
            <text:p>0.295207</text:p>
          </table:table-cell>
          <table:table-cell/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0.0274556">
            <text:p>0.0274556</text:p>
          </table:table-cell>
          <table:table-cell office:value-type="float" office:value="0.0850475">
            <text:p>0.0850475</text:p>
          </table:table-cell>
          <table:table-cell table:formula="of:=1-1/(0.6*([.A532]-4.98)+1)" office:value-type="float" office:value="0.165275459098497">
            <text:p>0.1652754591</text:p>
          </table:table-cell>
          <table:table-cell office:value-type="float" office:value="0.295288">
            <text:p>0.295288</text:p>
          </table:table-cell>
          <table:table-cell/>
        </table:table-row>
        <table:table-row table:style-name="ro1">
          <table:table-cell office:value-type="float" office:value="5.33">
            <text:p>5.33</text:p>
          </table:table-cell>
          <table:table-cell office:value-type="float" office:value="0.0283292">
            <text:p>0.0283292</text:p>
          </table:table-cell>
          <table:table-cell office:value-type="float" office:value="0.0873608">
            <text:p>0.0873608</text:p>
          </table:table-cell>
          <table:table-cell table:formula="of:=1-1/(0.6*([.A533]-4.98)+1)" office:value-type="float" office:value="0.169435215946844">
            <text:p>0.1694352159</text:p>
          </table:table-cell>
          <table:table-cell office:value-type="float" office:value="0.29111">
            <text:p>0.29111</text:p>
          </table:table-cell>
          <table:table-cell/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0.0292259">
            <text:p>0.0292259</text:p>
          </table:table-cell>
          <table:table-cell office:value-type="float" office:value="0.0896692">
            <text:p>0.0896692</text:p>
          </table:table-cell>
          <table:table-cell table:formula="of:=1-1/(0.6*([.A534]-4.98)+1)" office:value-type="float" office:value="0.173553719008264">
            <text:p>0.173553719</text:p>
          </table:table-cell>
          <table:table-cell office:value-type="float" office:value="0.290449">
            <text:p>0.290449</text:p>
          </table:table-cell>
          <table:table-cell/>
        </table:table-row>
        <table:table-row table:style-name="ro1">
          <table:table-cell office:value-type="float" office:value="5.35">
            <text:p>5.35</text:p>
          </table:table-cell>
          <table:table-cell office:value-type="float" office:value="0.0301456">
            <text:p>0.0301456</text:p>
          </table:table-cell>
          <table:table-cell office:value-type="float" office:value="0.0919693">
            <text:p>0.0919693</text:p>
          </table:table-cell>
          <table:table-cell table:formula="of:=1-1/(0.6*([.A535]-4.98)+1)" office:value-type="float" office:value="0.177631578947368">
            <text:p>0.1776315789</text:p>
          </table:table-cell>
          <table:table-cell office:value-type="float" office:value="0.290212">
            <text:p>0.290212</text:p>
          </table:table-cell>
          <table:table-cell/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0.031088">
            <text:p>0.031088</text:p>
          </table:table-cell>
          <table:table-cell office:value-type="float" office:value="0.0942398">
            <text:p>0.0942398</text:p>
          </table:table-cell>
          <table:table-cell table:formula="of:=1-1/(0.6*([.A536]-4.98)+1)" office:value-type="float" office:value="0.181669394435352">
            <text:p>0.1816693944</text:p>
          </table:table-cell>
          <table:table-cell office:value-type="float" office:value="0.285788">
            <text:p>0.285788</text:p>
          </table:table-cell>
          <table:table-cell/>
        </table:table-row>
        <table:table-row table:style-name="ro1">
          <table:table-cell office:value-type="float" office:value="5.37">
            <text:p>5.37</text:p>
          </table:table-cell>
          <table:table-cell office:value-type="float" office:value="0.0320531">
            <text:p>0.0320531</text:p>
          </table:table-cell>
          <table:table-cell office:value-type="float" office:value="0.0965118">
            <text:p>0.0965118</text:p>
          </table:table-cell>
          <table:table-cell table:formula="of:=1-1/(0.6*([.A537]-4.98)+1)" office:value-type="float" office:value="0.185667752442997">
            <text:p>0.1856677524</text:p>
          </table:table-cell>
          <table:table-cell office:value-type="float" office:value="0.286572">
            <text:p>0.286572</text:p>
          </table:table-cell>
          <table:table-cell/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0.0330407">
            <text:p>0.0330407</text:p>
          </table:table-cell>
          <table:table-cell office:value-type="float" office:value="0.0987652">
            <text:p>0.0987652</text:p>
          </table:table-cell>
          <table:table-cell table:formula="of:=1-1/(0.6*([.A538]-4.98)+1)" office:value-type="float" office:value="0.189627228525121">
            <text:p>0.1896272285</text:p>
          </table:table-cell>
          <table:table-cell office:value-type="float" office:value="0.284207">
            <text:p>0.284207</text:p>
          </table:table-cell>
          <table:table-cell/>
        </table:table-row>
        <table:table-row table:style-name="ro1">
          <table:table-cell office:value-type="float" office:value="5.39">
            <text:p>5.39</text:p>
          </table:table-cell>
          <table:table-cell office:value-type="float" office:value="0.0340508">
            <text:p>0.0340508</text:p>
          </table:table-cell>
          <table:table-cell office:value-type="float" office:value="0.101011">
            <text:p>0.101011</text:p>
          </table:table-cell>
          <table:table-cell table:formula="of:=1-1/(0.6*([.A539]-4.98)+1)" office:value-type="float" office:value="0.193548387096774">
            <text:p>0.1935483871</text:p>
          </table:table-cell>
          <table:table-cell office:value-type="float" office:value="0.283357">
            <text:p>0.283357</text:p>
          </table:table-cell>
          <table:table-cell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0.0350832">
            <text:p>0.0350832</text:p>
          </table:table-cell>
          <table:table-cell office:value-type="float" office:value="0.10324">
            <text:p>0.10324</text:p>
          </table:table-cell>
          <table:table-cell table:formula="of:=1-1/(0.6*([.A540]-4.98)+1)" office:value-type="float" office:value="0.197431781701444">
            <text:p>0.1974317817</text:p>
          </table:table-cell>
          <table:table-cell office:value-type="float" office:value="0.280357">
            <text:p>0.280357</text:p>
          </table:table-cell>
          <table:table-cell/>
        </table:table-row>
        <table:table-row table:style-name="ro1">
          <table:table-cell office:value-type="float" office:value="5.41">
            <text:p>5.41</text:p>
          </table:table-cell>
          <table:table-cell office:value-type="float" office:value="0.0361379">
            <text:p>0.0361379</text:p>
          </table:table-cell>
          <table:table-cell office:value-type="float" office:value="0.105469">
            <text:p>0.105469</text:p>
          </table:table-cell>
          <table:table-cell table:formula="of:=1-1/(0.6*([.A541]-4.98)+1)" office:value-type="float" office:value="0.201277955271565">
            <text:p>0.2012779553</text:p>
          </table:table-cell>
          <table:table-cell office:value-type="float" office:value="0.281209">
            <text:p>0.281209</text:p>
          </table:table-cell>
          <table:table-cell/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0.0372146">
            <text:p>0.0372146</text:p>
          </table:table-cell>
          <table:table-cell office:value-type="float" office:value="0.107669">
            <text:p>0.107669</text:p>
          </table:table-cell>
          <table:table-cell table:formula="of:=1-1/(0.6*([.A542]-4.98)+1)" office:value-type="float" office:value="0.205087440381558">
            <text:p>0.2050874404</text:p>
          </table:table-cell>
          <table:table-cell office:value-type="float" office:value="0.276804">
            <text:p>0.276804</text:p>
          </table:table-cell>
          <table:table-cell/>
        </table:table-row>
        <table:table-row table:style-name="ro1">
          <table:table-cell office:value-type="float" office:value="5.43">
            <text:p>5.43</text:p>
          </table:table-cell>
          <table:table-cell office:value-type="float" office:value="0.0383133">
            <text:p>0.0383133</text:p>
          </table:table-cell>
          <table:table-cell office:value-type="float" office:value="0.109864">
            <text:p>0.109864</text:p>
          </table:table-cell>
          <table:table-cell table:formula="of:=1-1/(0.6*([.A543]-4.98)+1)" office:value-type="float" office:value="0.208860759493671">
            <text:p>0.2088607595</text:p>
          </table:table-cell>
          <table:table-cell office:value-type="float" office:value="0.276124">
            <text:p>0.276124</text:p>
          </table:table-cell>
          <table:table-cell/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0.0394337">
            <text:p>0.0394337</text:p>
          </table:table-cell>
          <table:table-cell office:value-type="float" office:value="0.112049">
            <text:p>0.112049</text:p>
          </table:table-cell>
          <table:table-cell table:formula="of:=1-1/(0.6*([.A544]-4.98)+1)" office:value-type="float" office:value="0.21259842519685">
            <text:p>0.2125984252</text:p>
          </table:table-cell>
          <table:table-cell office:value-type="float" office:value="0.27499">
            <text:p>0.27499</text:p>
          </table:table-cell>
          <table:table-cell/>
        </table:table-row>
        <table:table-row table:style-name="ro1">
          <table:table-cell office:value-type="float" office:value="5.45">
            <text:p>5.45</text:p>
          </table:table-cell>
          <table:table-cell office:value-type="float" office:value="0.040576">
            <text:p>0.040576</text:p>
          </table:table-cell>
          <table:table-cell office:value-type="float" office:value="0.114227">
            <text:p>0.114227</text:p>
          </table:table-cell>
          <table:table-cell table:formula="of:=1-1/(0.6*([.A545]-4.98)+1)" office:value-type="float" office:value="0.216300940438871">
            <text:p>0.2163009404</text:p>
          </table:table-cell>
          <table:table-cell office:value-type="float" office:value="0.274114">
            <text:p>0.274114</text:p>
          </table:table-cell>
          <table:table-cell/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0.04174">
            <text:p>0.04174</text:p>
          </table:table-cell>
          <table:table-cell office:value-type="float" office:value="0.116401">
            <text:p>0.116401</text:p>
          </table:table-cell>
          <table:table-cell table:formula="of:=1-1/(0.6*([.A546]-4.98)+1)" office:value-type="float" office:value="0.21996879875195">
            <text:p>0.2199687988</text:p>
          </table:table-cell>
          <table:table-cell office:value-type="float" office:value="0.274408">
            <text:p>0.274408</text:p>
          </table:table-cell>
          <table:table-cell/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0.0429256">
            <text:p>0.0429256</text:p>
          </table:table-cell>
          <table:table-cell office:value-type="float" office:value="0.118559">
            <text:p>0.118559</text:p>
          </table:table-cell>
          <table:table-cell table:formula="of:=1-1/(0.6*([.A547]-4.98)+1)" office:value-type="float" office:value="0.22360248447205">
            <text:p>0.2236024845</text:p>
          </table:table-cell>
          <table:table-cell office:value-type="float" office:value="0.272257">
            <text:p>0.272257</text:p>
          </table:table-cell>
          <table:table-cell/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0.0441327">
            <text:p>0.0441327</text:p>
          </table:table-cell>
          <table:table-cell office:value-type="float" office:value="0.120704">
            <text:p>0.120704</text:p>
          </table:table-cell>
          <table:table-cell table:formula="of:=1-1/(0.6*([.A548]-4.98)+1)" office:value-type="float" office:value="0.227202472952086">
            <text:p>0.227202473</text:p>
          </table:table-cell>
          <table:table-cell office:value-type="float" office:value="0.270663">
            <text:p>0.270663</text:p>
          </table:table-cell>
          <table:table-cell/>
        </table:table-row>
        <table:table-row table:style-name="ro1">
          <table:table-cell office:value-type="float" office:value="5.49">
            <text:p>5.49</text:p>
          </table:table-cell>
          <table:table-cell office:value-type="float" office:value="0.045361">
            <text:p>0.045361</text:p>
          </table:table-cell>
          <table:table-cell office:value-type="float" office:value="0.122838">
            <text:p>0.122838</text:p>
          </table:table-cell>
          <table:table-cell table:formula="of:=1-1/(0.6*([.A549]-4.98)+1)" office:value-type="float" office:value="0.230769230769231">
            <text:p>0.2307692308</text:p>
          </table:table-cell>
          <table:table-cell office:value-type="float" office:value="0.269247">
            <text:p>0.269247</text:p>
          </table:table-cell>
          <table:table-cell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0.0466106">
            <text:p>0.0466106</text:p>
          </table:table-cell>
          <table:table-cell office:value-type="float" office:value="0.124961">
            <text:p>0.124961</text:p>
          </table:table-cell>
          <table:table-cell table:formula="of:=1-1/(0.6*([.A550]-4.98)+1)" office:value-type="float" office:value="0.234303215926493">
            <text:p>0.2343032159</text:p>
          </table:table-cell>
          <table:table-cell office:value-type="float" office:value="0.267835">
            <text:p>0.267835</text:p>
          </table:table-cell>
          <table:table-cell/>
        </table:table-row>
        <table:table-row table:style-name="ro1">
          <table:table-cell office:value-type="float" office:value="5.51">
            <text:p>5.51</text:p>
          </table:table-cell>
          <table:table-cell office:value-type="float" office:value="0.0478814">
            <text:p>0.0478814</text:p>
          </table:table-cell>
          <table:table-cell office:value-type="float" office:value="0.127078">
            <text:p>0.127078</text:p>
          </table:table-cell>
          <table:table-cell table:formula="of:=1-1/(0.6*([.A551]-4.98)+1)" office:value-type="float" office:value="0.23780487804878">
            <text:p>0.237804878</text:p>
          </table:table-cell>
          <table:table-cell office:value-type="float" office:value="0.267059">
            <text:p>0.267059</text:p>
          </table:table-cell>
          <table:table-cell/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0.0491732">
            <text:p>0.0491732</text:p>
          </table:table-cell>
          <table:table-cell office:value-type="float" office:value="0.129183">
            <text:p>0.129183</text:p>
          </table:table-cell>
          <table:table-cell table:formula="of:=1-1/(0.6*([.A552]-4.98)+1)" office:value-type="float" office:value="0.241274658573596">
            <text:p>0.2412746586</text:p>
          </table:table-cell>
          <table:table-cell office:value-type="float" office:value="0.265562">
            <text:p>0.265562</text:p>
          </table:table-cell>
          <table:table-cell/>
        </table:table-row>
        <table:table-row table:style-name="ro1">
          <table:table-cell office:value-type="float" office:value="5.53">
            <text:p>5.53</text:p>
          </table:table-cell>
          <table:table-cell office:value-type="float" office:value="0.050486">
            <text:p>0.050486</text:p>
          </table:table-cell>
          <table:table-cell office:value-type="float" office:value="0.131276">
            <text:p>0.131276</text:p>
          </table:table-cell>
          <table:table-cell table:formula="of:=1-1/(0.6*([.A553]-4.98)+1)" office:value-type="float" office:value="0.244712990936556">
            <text:p>0.2447129909</text:p>
          </table:table-cell>
          <table:table-cell office:value-type="float" office:value="0.264056">
            <text:p>0.264056</text:p>
          </table:table-cell>
          <table:table-cell/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0.0518196">
            <text:p>0.0518196</text:p>
          </table:table-cell>
          <table:table-cell office:value-type="float" office:value="0.133362">
            <text:p>0.133362</text:p>
          </table:table-cell>
          <table:table-cell table:formula="of:=1-1/(0.6*([.A554]-4.98)+1)" office:value-type="float" office:value="0.24812030075188">
            <text:p>0.2481203008</text:p>
          </table:table-cell>
          <table:table-cell office:value-type="float" office:value="0.263151">
            <text:p>0.263151</text:p>
          </table:table-cell>
          <table:table-cell/>
        </table:table-row>
        <table:table-row table:style-name="ro1">
          <table:table-cell office:value-type="float" office:value="5.55">
            <text:p>5.55</text:p>
          </table:table-cell>
          <table:table-cell office:value-type="float" office:value="0.053174">
            <text:p>0.053174</text:p>
          </table:table-cell>
          <table:table-cell office:value-type="float" office:value="0.135442">
            <text:p>0.135442</text:p>
          </table:table-cell>
          <table:table-cell table:formula="of:=1-1/(0.6*([.A555]-4.98)+1)" office:value-type="float" office:value="0.251497005988024">
            <text:p>0.251497006</text:p>
          </table:table-cell>
          <table:table-cell office:value-type="float" office:value="0.262272">
            <text:p>0.262272</text:p>
          </table:table-cell>
          <table:table-cell/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0.0545491">
            <text:p>0.0545491</text:p>
          </table:table-cell>
          <table:table-cell office:value-type="float" office:value="0.137508">
            <text:p>0.137508</text:p>
          </table:table-cell>
          <table:table-cell table:formula="of:=1-1/(0.6*([.A556]-4.98)+1)" office:value-type="float" office:value="0.254843517138599">
            <text:p>0.2548435171</text:p>
          </table:table-cell>
          <table:table-cell office:value-type="float" office:value="0.260637">
            <text:p>0.260637</text:p>
          </table:table-cell>
          <table:table-cell/>
        </table:table-row>
        <table:table-row table:style-name="ro1">
          <table:table-cell office:value-type="float" office:value="5.57">
            <text:p>5.57</text:p>
          </table:table-cell>
          <table:table-cell office:value-type="float" office:value="0.0559447">
            <text:p>0.0559447</text:p>
          </table:table-cell>
          <table:table-cell office:value-type="float" office:value="0.139557">
            <text:p>0.139557</text:p>
          </table:table-cell>
          <table:table-cell table:formula="of:=1-1/(0.6*([.A557]-4.98)+1)" office:value-type="float" office:value="0.258160237388724">
            <text:p>0.2581602374</text:p>
          </table:table-cell>
          <table:table-cell office:value-type="float" office:value="0.258415">
            <text:p>0.258415</text:p>
          </table:table-cell>
          <table:table-cell/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0.0573606">
            <text:p>0.0573606</text:p>
          </table:table-cell>
          <table:table-cell office:value-type="float" office:value="0.14159">
            <text:p>0.14159</text:p>
          </table:table-cell>
          <table:table-cell table:formula="of:=1-1/(0.6*([.A558]-4.98)+1)" office:value-type="float" office:value="0.261447562776957">
            <text:p>0.2614475628</text:p>
          </table:table-cell>
          <table:table-cell office:value-type="float" office:value="0.255852">
            <text:p>0.255852</text:p>
          </table:table-cell>
          <table:table-cell/>
        </table:table-row>
        <table:table-row table:style-name="ro1">
          <table:table-cell office:value-type="float" office:value="5.59">
            <text:p>5.59</text:p>
          </table:table-cell>
          <table:table-cell office:value-type="float" office:value="0.0587968">
            <text:p>0.0587968</text:p>
          </table:table-cell>
          <table:table-cell office:value-type="float" office:value="0.143625">
            <text:p>0.143625</text:p>
          </table:table-cell>
          <table:table-cell table:formula="of:=1-1/(0.6*([.A559]-4.98)+1)" office:value-type="float" office:value="0.264705882352941">
            <text:p>0.2647058824</text:p>
          </table:table-cell>
          <table:table-cell office:value-type="float" office:value="0.255928">
            <text:p>0.255928</text:p>
          </table:table-cell>
          <table:table-cell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0.0602534">
            <text:p>0.0602534</text:p>
          </table:table-cell>
          <table:table-cell office:value-type="float" office:value="0.145652">
            <text:p>0.145652</text:p>
          </table:table-cell>
          <table:table-cell table:formula="of:=1-1/(0.6*([.A560]-4.98)+1)" office:value-type="float" office:value="0.267935578330893">
            <text:p>0.2679355783</text:p>
          </table:table-cell>
          <table:table-cell office:value-type="float" office:value="0.255087">
            <text:p>0.255087</text:p>
          </table:table-cell>
          <table:table-cell/>
        </table:table-row>
        <table:table-row table:style-name="ro1">
          <table:table-cell office:value-type="float" office:value="5.61">
            <text:p>5.61</text:p>
          </table:table-cell>
          <table:table-cell office:value-type="float" office:value="0.06173">
            <text:p>0.06173</text:p>
          </table:table-cell>
          <table:table-cell office:value-type="float" office:value="0.147665">
            <text:p>0.147665</text:p>
          </table:table-cell>
          <table:table-cell table:formula="of:=1-1/(0.6*([.A561]-4.98)+1)" office:value-type="float" office:value="0.271137026239067">
            <text:p>0.2711370262</text:p>
          </table:table-cell>
          <table:table-cell office:value-type="float" office:value="0.253238">
            <text:p>0.253238</text:p>
          </table:table-cell>
          <table:table-cell/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0.0632266">
            <text:p>0.0632266</text:p>
          </table:table-cell>
          <table:table-cell office:value-type="float" office:value="0.149663">
            <text:p>0.149663</text:p>
          </table:table-cell>
          <table:table-cell table:formula="of:=1-1/(0.6*([.A562]-4.98)+1)" office:value-type="float" office:value="0.274310595065312">
            <text:p>0.2743105951</text:p>
          </table:table-cell>
          <table:table-cell office:value-type="float" office:value="0.251419">
            <text:p>0.251419</text:p>
          </table:table-cell>
          <table:table-cell/>
        </table:table-row>
        <table:table-row table:style-name="ro1">
          <table:table-cell office:value-type="float" office:value="5.63">
            <text:p>5.63</text:p>
          </table:table-cell>
          <table:table-cell office:value-type="float" office:value="0.0647432">
            <text:p>0.0647432</text:p>
          </table:table-cell>
          <table:table-cell office:value-type="float" office:value="0.151653">
            <text:p>0.151653</text:p>
          </table:table-cell>
          <table:table-cell table:formula="of:=1-1/(0.6*([.A563]-4.98)+1)" office:value-type="float" office:value="0.277456647398844">
            <text:p>0.2774566474</text:p>
          </table:table-cell>
          <table:table-cell office:value-type="float" office:value="0.250412">
            <text:p>0.250412</text:p>
          </table:table-cell>
          <table:table-cell/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0.0662796">
            <text:p>0.0662796</text:p>
          </table:table-cell>
          <table:table-cell office:value-type="float" office:value="0.15364">
            <text:p>0.15364</text:p>
          </table:table-cell>
          <table:table-cell table:formula="of:=1-1/(0.6*([.A564]-4.98)+1)" office:value-type="float" office:value="0.280575539568345">
            <text:p>0.2805755396</text:p>
          </table:table-cell>
          <table:table-cell office:value-type="float" office:value="0.249949">
            <text:p>0.249949</text:p>
          </table:table-cell>
          <table:table-cell/>
        </table:table-row>
        <table:table-row table:style-name="ro1">
          <table:table-cell office:value-type="float" office:value="5.65">
            <text:p>5.65</text:p>
          </table:table-cell>
          <table:table-cell office:value-type="float" office:value="0.0678358">
            <text:p>0.0678358</text:p>
          </table:table-cell>
          <table:table-cell office:value-type="float" office:value="0.155621">
            <text:p>0.155621</text:p>
          </table:table-cell>
          <table:table-cell table:formula="of:=1-1/(0.6*([.A565]-4.98)+1)" office:value-type="float" office:value="0.283667621776504">
            <text:p>0.2836676218</text:p>
          </table:table-cell>
          <table:table-cell office:value-type="float" office:value="0.249388">
            <text:p>0.249388</text:p>
          </table:table-cell>
          <table:table-cell/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0.0694117">
            <text:p>0.0694117</text:p>
          </table:table-cell>
          <table:table-cell office:value-type="float" office:value="0.157588">
            <text:p>0.157588</text:p>
          </table:table-cell>
          <table:table-cell table:formula="of:=1-1/(0.6*([.A566]-4.98)+1)" office:value-type="float" office:value="0.286733238231099">
            <text:p>0.2867332382</text:p>
          </table:table-cell>
          <table:table-cell office:value-type="float" office:value="0.247498">
            <text:p>0.247498</text:p>
          </table:table-cell>
          <table:table-cell/>
        </table:table-row>
        <table:table-row table:style-name="ro1">
          <table:table-cell office:value-type="float" office:value="5.67">
            <text:p>5.67</text:p>
          </table:table-cell>
          <table:table-cell office:value-type="float" office:value="0.0710071">
            <text:p>0.0710071</text:p>
          </table:table-cell>
          <table:table-cell office:value-type="float" office:value="0.159546">
            <text:p>0.159546</text:p>
          </table:table-cell>
          <table:table-cell table:formula="of:=1-1/(0.6*([.A567]-4.98)+1)" office:value-type="float" office:value="0.289772727272727">
            <text:p>0.2897727273</text:p>
          </table:table-cell>
          <table:table-cell office:value-type="float" office:value="0.246396">
            <text:p>0.246396</text:p>
          </table:table-cell>
          <table:table-cell/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0.0726221">
            <text:p>0.0726221</text:p>
          </table:table-cell>
          <table:table-cell office:value-type="float" office:value="0.161497">
            <text:p>0.161497</text:p>
          </table:table-cell>
          <table:table-cell table:formula="of:=1-1/(0.6*([.A568]-4.98)+1)" office:value-type="float" office:value="0.292786421499293">
            <text:p>0.2927864215</text:p>
          </table:table-cell>
          <table:table-cell office:value-type="float" office:value="0.245487">
            <text:p>0.245487</text:p>
          </table:table-cell>
          <table:table-cell/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0.0742565">
            <text:p>0.0742565</text:p>
          </table:table-cell>
          <table:table-cell office:value-type="float" office:value="0.163442">
            <text:p>0.163442</text:p>
          </table:table-cell>
          <table:table-cell table:formula="of:=1-1/(0.6*([.A569]-4.98)+1)" office:value-type="float" office:value="0.295774647887324">
            <text:p>0.2957746479</text:p>
          </table:table-cell>
          <table:table-cell office:value-type="float" office:value="0.244705">
            <text:p>0.244705</text:p>
          </table:table-cell>
          <table:table-cell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0.0759102">
            <text:p>0.0759102</text:p>
          </table:table-cell>
          <table:table-cell office:value-type="float" office:value="0.165373">
            <text:p>0.165373</text:p>
          </table:table-cell>
          <table:table-cell table:formula="of:=1-1/(0.6*([.A570]-4.98)+1)" office:value-type="float" office:value="0.298737727910239">
            <text:p>0.2987377279</text:p>
          </table:table-cell>
          <table:table-cell office:value-type="float" office:value="0.243033">
            <text:p>0.243033</text:p>
          </table:table-cell>
          <table:table-cell/>
        </table:table-row>
        <table:table-row table:style-name="ro1">
          <table:table-cell office:value-type="float" office:value="5.71">
            <text:p>5.71</text:p>
          </table:table-cell>
          <table:table-cell office:value-type="float" office:value="0.0775833">
            <text:p>0.0775833</text:p>
          </table:table-cell>
          <table:table-cell office:value-type="float" office:value="0.167307">
            <text:p>0.167307</text:p>
          </table:table-cell>
          <table:table-cell table:formula="of:=1-1/(0.6*([.A571]-4.98)+1)" office:value-type="float" office:value="0.301675977653631">
            <text:p>0.3016759777</text:p>
          </table:table-cell>
          <table:table-cell office:value-type="float" office:value="0.243805">
            <text:p>0.243805</text:p>
          </table:table-cell>
          <table:table-cell/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0.0792755">
            <text:p>0.0792755</text:p>
          </table:table-cell>
          <table:table-cell office:value-type="float" office:value="0.16922">
            <text:p>0.16922</text:p>
          </table:table-cell>
          <table:table-cell table:formula="of:=1-1/(0.6*([.A572]-4.98)+1)" office:value-type="float" office:value="0.304589707927677">
            <text:p>0.3045897079</text:p>
          </table:table-cell>
          <table:table-cell office:value-type="float" office:value="0.240889">
            <text:p>0.240889</text:p>
          </table:table-cell>
          <table:table-cell/>
        </table:table-row>
        <table:table-row table:style-name="ro1">
          <table:table-cell office:value-type="float" office:value="5.73">
            <text:p>5.73</text:p>
          </table:table-cell>
          <table:table-cell office:value-type="float" office:value="0.0809867">
            <text:p>0.0809867</text:p>
          </table:table-cell>
          <table:table-cell office:value-type="float" office:value="0.171119">
            <text:p>0.171119</text:p>
          </table:table-cell>
          <table:table-cell table:formula="of:=1-1/(0.6*([.A573]-4.98)+1)" office:value-type="float" office:value="0.307479224376731">
            <text:p>0.3074792244</text:p>
          </table:table-cell>
          <table:table-cell office:value-type="float" office:value="0.238956">
            <text:p>0.238956</text:p>
          </table:table-cell>
          <table:table-cell/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0.0827168">
            <text:p>0.0827168</text:p>
          </table:table-cell>
          <table:table-cell office:value-type="float" office:value="0.173013">
            <text:p>0.173013</text:p>
          </table:table-cell>
          <table:table-cell table:formula="of:=1-1/(0.6*([.A574]-4.98)+1)" office:value-type="float" office:value="0.310344827586207">
            <text:p>0.3103448276</text:p>
          </table:table-cell>
          <table:table-cell office:value-type="float" office:value="0.23846">
            <text:p>0.23846</text:p>
          </table:table-cell>
          <table:table-cell/>
        </table:table-row>
        <table:table-row table:style-name="ro1">
          <table:table-cell office:value-type="float" office:value="5.75">
            <text:p>5.75</text:p>
          </table:table-cell>
          <table:table-cell office:value-type="float" office:value="0.0844658">
            <text:p>0.0844658</text:p>
          </table:table-cell>
          <table:table-cell office:value-type="float" office:value="0.1749">
            <text:p>0.1749</text:p>
          </table:table-cell>
          <table:table-cell table:formula="of:=1-1/(0.6*([.A575]-4.98)+1)" office:value-type="float" office:value="0.313186813186813">
            <text:p>0.3131868132</text:p>
          </table:table-cell>
          <table:table-cell office:value-type="float" office:value="0.237424">
            <text:p>0.237424</text:p>
          </table:table-cell>
          <table:table-cell/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0.0862336">
            <text:p>0.0862336</text:p>
          </table:table-cell>
          <table:table-cell office:value-type="float" office:value="0.176779">
            <text:p>0.176779</text:p>
          </table:table-cell>
          <table:table-cell table:formula="of:=1-1/(0.6*([.A576]-4.98)+1)" office:value-type="float" office:value="0.316005471956224">
            <text:p>0.316005472</text:p>
          </table:table-cell>
          <table:table-cell office:value-type="float" office:value="0.23639">
            <text:p>0.23639</text:p>
          </table:table-cell>
          <table:table-cell/>
        </table:table-row>
        <table:table-row table:style-name="ro1">
          <table:table-cell office:value-type="float" office:value="5.77">
            <text:p>5.77</text:p>
          </table:table-cell>
          <table:table-cell office:value-type="float" office:value="0.08802">
            <text:p>0.08802</text:p>
          </table:table-cell>
          <table:table-cell office:value-type="float" office:value="0.17864">
            <text:p>0.17864</text:p>
          </table:table-cell>
          <table:table-cell table:formula="of:=1-1/(0.6*([.A577]-4.98)+1)" office:value-type="float" office:value="0.318801089918256">
            <text:p>0.3188010899</text:p>
          </table:table-cell>
          <table:table-cell office:value-type="float" office:value="0.234221">
            <text:p>0.234221</text:p>
          </table:table-cell>
          <table:table-cell/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0.0898249">
            <text:p>0.0898249</text:p>
          </table:table-cell>
          <table:table-cell office:value-type="float" office:value="0.180493">
            <text:p>0.180493</text:p>
          </table:table-cell>
          <table:table-cell table:formula="of:=1-1/(0.6*([.A578]-4.98)+1)" office:value-type="float" office:value="0.32157394843962">
            <text:p>0.3215739484</text:p>
          </table:table-cell>
          <table:table-cell office:value-type="float" office:value="0.23321">
            <text:p>0.23321</text:p>
          </table:table-cell>
          <table:table-cell/>
        </table:table-row>
        <table:table-row table:style-name="ro1">
          <table:table-cell office:value-type="float" office:value="5.79">
            <text:p>5.79</text:p>
          </table:table-cell>
          <table:table-cell office:value-type="float" office:value="0.0916484">
            <text:p>0.0916484</text:p>
          </table:table-cell>
          <table:table-cell office:value-type="float" office:value="0.182347">
            <text:p>0.182347</text:p>
          </table:table-cell>
          <table:table-cell table:formula="of:=1-1/(0.6*([.A579]-4.98)+1)" office:value-type="float" office:value="0.324324324324324">
            <text:p>0.3243243243</text:p>
          </table:table-cell>
          <table:table-cell office:value-type="float" office:value="0.233386">
            <text:p>0.233386</text:p>
          </table:table-cell>
          <table:table-cell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0.0934903">
            <text:p>0.0934903</text:p>
          </table:table-cell>
          <table:table-cell office:value-type="float" office:value="0.184193">
            <text:p>0.184193</text:p>
          </table:table-cell>
          <table:table-cell table:formula="of:=1-1/(0.6*([.A580]-4.98)+1)" office:value-type="float" office:value="0.327052489905787">
            <text:p>0.3270524899</text:p>
          </table:table-cell>
          <table:table-cell office:value-type="float" office:value="0.232391">
            <text:p>0.232391</text:p>
          </table:table-cell>
          <table:table-cell/>
        </table:table-row>
        <table:table-row table:style-name="ro1">
          <table:table-cell office:value-type="float" office:value="5.81">
            <text:p>5.81</text:p>
          </table:table-cell>
          <table:table-cell office:value-type="float" office:value="0.0953506">
            <text:p>0.0953506</text:p>
          </table:table-cell>
          <table:table-cell office:value-type="float" office:value="0.186026">
            <text:p>0.186026</text:p>
          </table:table-cell>
          <table:table-cell table:formula="of:=1-1/(0.6*([.A581]-4.98)+1)" office:value-type="float" office:value="0.329758713136729">
            <text:p>0.3297587131</text:p>
          </table:table-cell>
          <table:table-cell office:value-type="float" office:value="0.230736">
            <text:p>0.230736</text:p>
          </table:table-cell>
          <table:table-cell/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0.0972291">
            <text:p>0.0972291</text:p>
          </table:table-cell>
          <table:table-cell office:value-type="float" office:value="0.18785">
            <text:p>0.18785</text:p>
          </table:table-cell>
          <table:table-cell table:formula="of:=1-1/(0.6*([.A582]-4.98)+1)" office:value-type="float" office:value="0.332443257676902">
            <text:p>0.3324432577</text:p>
          </table:table-cell>
          <table:table-cell office:value-type="float" office:value="0.229509">
            <text:p>0.229509</text:p>
          </table:table-cell>
          <table:table-cell/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0.0991258">
            <text:p>0.0991258</text:p>
          </table:table-cell>
          <table:table-cell office:value-type="float" office:value="0.189675">
            <text:p>0.189675</text:p>
          </table:table-cell>
          <table:table-cell table:formula="of:=1-1/(0.6*([.A583]-4.98)+1)" office:value-type="float" office:value="0.335106382978723">
            <text:p>0.335106383</text:p>
          </table:table-cell>
          <table:table-cell office:value-type="float" office:value="0.229495">
            <text:p>0.229495</text:p>
          </table:table-cell>
          <table:table-cell/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0.101041">
            <text:p>0.101041</text:p>
          </table:table-cell>
          <table:table-cell office:value-type="float" office:value="0.191487">
            <text:p>0.191487</text:p>
          </table:table-cell>
          <table:table-cell table:formula="of:=1-1/(0.6*([.A584]-4.98)+1)" office:value-type="float" office:value="0.337748344370861">
            <text:p>0.3377483444</text:p>
          </table:table-cell>
          <table:table-cell office:value-type="float" office:value="0.228123">
            <text:p>0.228123</text:p>
          </table:table-cell>
          <table:table-cell/>
        </table:table-row>
        <table:table-row table:style-name="ro1">
          <table:table-cell office:value-type="float" office:value="5.85">
            <text:p>5.85</text:p>
          </table:table-cell>
          <table:table-cell office:value-type="float" office:value="0.102974">
            <text:p>0.102974</text:p>
          </table:table-cell>
          <table:table-cell office:value-type="float" office:value="0.193295">
            <text:p>0.193295</text:p>
          </table:table-cell>
          <table:table-cell table:formula="of:=1-1/(0.6*([.A585]-4.98)+1)" office:value-type="float" office:value="0.340369393139841">
            <text:p>0.3403693931</text:p>
          </table:table-cell>
          <table:table-cell office:value-type="float" office:value="0.227612">
            <text:p>0.227612</text:p>
          </table:table-cell>
          <table:table-cell/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0.104925">
            <text:p>0.104925</text:p>
          </table:table-cell>
          <table:table-cell office:value-type="float" office:value="0.195091">
            <text:p>0.195091</text:p>
          </table:table-cell>
          <table:table-cell table:formula="of:=1-1/(0.6*([.A586]-4.98)+1)" office:value-type="float" office:value="0.342969776609724">
            <text:p>0.3429697766</text:p>
          </table:table-cell>
          <table:table-cell office:value-type="float" office:value="0.225903">
            <text:p>0.225903</text:p>
          </table:table-cell>
          <table:table-cell/>
        </table:table-row>
        <table:table-row table:style-name="ro1">
          <table:table-cell office:value-type="float" office:value="5.87">
            <text:p>5.87</text:p>
          </table:table-cell>
          <table:table-cell office:value-type="float" office:value="0.106893">
            <text:p>0.106893</text:p>
          </table:table-cell>
          <table:table-cell office:value-type="float" office:value="0.196875">
            <text:p>0.196875</text:p>
          </table:table-cell>
          <table:table-cell table:formula="of:=1-1/(0.6*([.A587]-4.98)+1)" office:value-type="float" office:value="0.345549738219895">
            <text:p>0.3455497382</text:p>
          </table:table-cell>
          <table:table-cell office:value-type="float" office:value="0.224535">
            <text:p>0.224535</text:p>
          </table:table-cell>
          <table:table-cell/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0.10888">
            <text:p>0.10888</text:p>
          </table:table-cell>
          <table:table-cell office:value-type="float" office:value="0.198652">
            <text:p>0.198652</text:p>
          </table:table-cell>
          <table:table-cell table:formula="of:=1-1/(0.6*([.A588]-4.98)+1)" office:value-type="float" office:value="0.348109517601043">
            <text:p>0.3481095176</text:p>
          </table:table-cell>
          <table:table-cell office:value-type="float" office:value="0.22365">
            <text:p>0.22365</text:p>
          </table:table-cell>
          <table:table-cell/>
        </table:table-row>
        <table:table-row table:style-name="ro1">
          <table:table-cell office:value-type="float" office:value="5.89">
            <text:p>5.89</text:p>
          </table:table-cell>
          <table:table-cell office:value-type="float" office:value="0.110884">
            <text:p>0.110884</text:p>
          </table:table-cell>
          <table:table-cell office:value-type="float" office:value="0.200423">
            <text:p>0.200423</text:p>
          </table:table-cell>
          <table:table-cell table:formula="of:=1-1/(0.6*([.A589]-4.98)+1)" office:value-type="float" office:value="0.350649350649351">
            <text:p>0.3506493506</text:p>
          </table:table-cell>
          <table:table-cell office:value-type="float" office:value="0.222919">
            <text:p>0.222919</text:p>
          </table:table-cell>
          <table:table-cell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0.112906">
            <text:p>0.112906</text:p>
          </table:table-cell>
          <table:table-cell office:value-type="float" office:value="0.202174">
            <text:p>0.202174</text:p>
          </table:table-cell>
          <table:table-cell table:formula="of:=1-1/(0.6*([.A590]-4.98)+1)" office:value-type="float" office:value="0.353169469598965">
            <text:p>0.3531694696</text:p>
          </table:table-cell>
          <table:table-cell office:value-type="float" office:value="0.220539">
            <text:p>0.220539</text:p>
          </table:table-cell>
          <table:table-cell/>
        </table:table-row>
        <table:table-row table:style-name="ro1">
          <table:table-cell office:value-type="float" office:value="5.91">
            <text:p>5.91</text:p>
          </table:table-cell>
          <table:table-cell office:value-type="float" office:value="0.114945">
            <text:p>0.114945</text:p>
          </table:table-cell>
          <table:table-cell office:value-type="float" office:value="0.20392">
            <text:p>0.20392</text:p>
          </table:table-cell>
          <table:table-cell table:formula="of:=1-1/(0.6*([.A591]-4.98)+1)" office:value-type="float" office:value="0.355670103092784">
            <text:p>0.3556701031</text:p>
          </table:table-cell>
          <table:table-cell office:value-type="float" office:value="0.219694">
            <text:p>0.219694</text:p>
          </table:table-cell>
          <table:table-cell/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0.117002">
            <text:p>0.117002</text:p>
          </table:table-cell>
          <table:table-cell office:value-type="float" office:value="0.205667">
            <text:p>0.205667</text:p>
          </table:table-cell>
          <table:table-cell table:formula="of:=1-1/(0.6*([.A592]-4.98)+1)" office:value-type="float" office:value="0.358151476251605">
            <text:p>0.3581514763</text:p>
          </table:table-cell>
          <table:table-cell office:value-type="float" office:value="0.219977">
            <text:p>0.219977</text:p>
          </table:table-cell>
          <table:table-cell/>
        </table:table-row>
        <table:table-row table:style-name="ro1">
          <table:table-cell office:value-type="float" office:value="5.93">
            <text:p>5.93</text:p>
          </table:table-cell>
          <table:table-cell office:value-type="float" office:value="0.119076">
            <text:p>0.119076</text:p>
          </table:table-cell>
          <table:table-cell office:value-type="float" office:value="0.207406">
            <text:p>0.207406</text:p>
          </table:table-cell>
          <table:table-cell table:formula="of:=1-1/(0.6*([.A593]-4.98)+1)" office:value-type="float" office:value="0.360613810741688">
            <text:p>0.3606138107</text:p>
          </table:table-cell>
          <table:table-cell office:value-type="float" office:value="0.218793">
            <text:p>0.218793</text:p>
          </table:table-cell>
          <table:table-cell/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0.121167">
            <text:p>0.121167</text:p>
          </table:table-cell>
          <table:table-cell office:value-type="float" office:value="0.209137">
            <text:p>0.209137</text:p>
          </table:table-cell>
          <table:table-cell table:formula="of:=1-1/(0.6*([.A594]-4.98)+1)" office:value-type="float" office:value="0.363057324840764">
            <text:p>0.3630573248</text:p>
          </table:table-cell>
          <table:table-cell office:value-type="float" office:value="0.217907">
            <text:p>0.217907</text:p>
          </table:table-cell>
          <table:table-cell/>
        </table:table-row>
        <table:table-row table:style-name="ro1">
          <table:table-cell office:value-type="float" office:value="5.95">
            <text:p>5.95</text:p>
          </table:table-cell>
          <table:table-cell office:value-type="float" office:value="0.123276">
            <text:p>0.123276</text:p>
          </table:table-cell>
          <table:table-cell office:value-type="float" office:value="0.210859">
            <text:p>0.210859</text:p>
          </table:table-cell>
          <table:table-cell table:formula="of:=1-1/(0.6*([.A595]-4.98)+1)" office:value-type="float" office:value="0.365482233502538">
            <text:p>0.3654822335</text:p>
          </table:table-cell>
          <table:table-cell office:value-type="float" office:value="0.216529">
            <text:p>0.216529</text:p>
          </table:table-cell>
          <table:table-cell/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0.125401">
            <text:p>0.125401</text:p>
          </table:table-cell>
          <table:table-cell office:value-type="float" office:value="0.212576">
            <text:p>0.212576</text:p>
          </table:table-cell>
          <table:table-cell table:formula="of:=1-1/(0.6*([.A596]-4.98)+1)" office:value-type="float" office:value="0.367888748419722">
            <text:p>0.3678887484</text:p>
          </table:table-cell>
          <table:table-cell office:value-type="float" office:value="0.216036">
            <text:p>0.216036</text:p>
          </table:table-cell>
          <table:table-cell/>
        </table:table-row>
        <table:table-row table:style-name="ro1">
          <table:table-cell office:value-type="float" office:value="5.97">
            <text:p>5.97</text:p>
          </table:table-cell>
          <table:table-cell office:value-type="float" office:value="0.127544">
            <text:p>0.127544</text:p>
          </table:table-cell>
          <table:table-cell office:value-type="float" office:value="0.214289">
            <text:p>0.214289</text:p>
          </table:table-cell>
          <table:table-cell table:formula="of:=1-1/(0.6*([.A597]-4.98)+1)" office:value-type="float" office:value="0.370277078085642">
            <text:p>0.3702770781</text:p>
          </table:table-cell>
          <table:table-cell office:value-type="float" office:value="0.215513">
            <text:p>0.215513</text:p>
          </table:table-cell>
          <table:table-cell/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0.129704">
            <text:p>0.129704</text:p>
          </table:table-cell>
          <table:table-cell office:value-type="float" office:value="0.215993">
            <text:p>0.215993</text:p>
          </table:table-cell>
          <table:table-cell table:formula="of:=1-1/(0.6*([.A598]-4.98)+1)" office:value-type="float" office:value="0.372647427854454">
            <text:p>0.3726474279</text:p>
          </table:table-cell>
          <table:table-cell office:value-type="float" office:value="0.214346">
            <text:p>0.214346</text:p>
          </table:table-cell>
          <table:table-cell/>
        </table:table-row>
        <table:table-row table:style-name="ro1">
          <table:table-cell office:value-type="float" office:value="5.99">
            <text:p>5.99</text:p>
          </table:table-cell>
          <table:table-cell office:value-type="float" office:value="0.131881">
            <text:p>0.131881</text:p>
          </table:table-cell>
          <table:table-cell office:value-type="float" office:value="0.217683">
            <text:p>0.217683</text:p>
          </table:table-cell>
          <table:table-cell table:formula="of:=1-1/(0.6*([.A599]-4.98)+1)" office:value-type="float" office:value="0.375">
            <text:p>0.375</text:p>
          </table:table-cell>
          <table:table-cell office:value-type="float" office:value="0.212703">
            <text:p>0.212703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134075">
            <text:p>0.134075</text:p>
          </table:table-cell>
          <table:table-cell office:value-type="float" office:value="0.219368">
            <text:p>0.219368</text:p>
          </table:table-cell>
          <table:table-cell table:formula="of:=1-1/(0.6*([.A600]-4.98)+1)" office:value-type="float" office:value="0.37733499377335">
            <text:p>0.3773349938</text:p>
          </table:table-cell>
          <table:table-cell office:value-type="float" office:value="0.211905">
            <text:p>0.211905</text:p>
          </table:table-cell>
          <table:table-cell/>
        </table:table-row>
        <table:table-row table:style-name="ro1">
          <table:table-cell office:value-type="float" office:value="6.01">
            <text:p>6.01</text:p>
          </table:table-cell>
          <table:table-cell office:value-type="float" office:value="0.136285">
            <text:p>0.136285</text:p>
          </table:table-cell>
          <table:table-cell office:value-type="float" office:value="0.221044">
            <text:p>0.221044</text:p>
          </table:table-cell>
          <table:table-cell table:formula="of:=1-1/(0.6*([.A601]-4.98)+1)" office:value-type="float" office:value="0.379652605459057">
            <text:p>0.3796526055</text:p>
          </table:table-cell>
          <table:table-cell office:value-type="float" office:value="0.210858">
            <text:p>0.210858</text:p>
          </table:table-cell>
          <table:table-cell/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0.138512">
            <text:p>0.138512</text:p>
          </table:table-cell>
          <table:table-cell office:value-type="float" office:value="0.222704">
            <text:p>0.222704</text:p>
          </table:table-cell>
          <table:table-cell table:formula="of:=1-1/(0.6*([.A602]-4.98)+1)" office:value-type="float" office:value="0.381953028430161">
            <text:p>0.3819530284</text:p>
          </table:table-cell>
          <table:table-cell office:value-type="float" office:value="0.208823">
            <text:p>0.208823</text:p>
          </table:table-cell>
          <table:table-cell/>
        </table:table-row>
        <table:table-row table:style-name="ro1">
          <table:table-cell office:value-type="float" office:value="6.03">
            <text:p>6.03</text:p>
          </table:table-cell>
          <table:table-cell office:value-type="float" office:value="0.140756">
            <text:p>0.140756</text:p>
          </table:table-cell>
          <table:table-cell office:value-type="float" office:value="0.224363">
            <text:p>0.224363</text:p>
          </table:table-cell>
          <table:table-cell table:formula="of:=1-1/(0.6*([.A603]-4.98)+1)" office:value-type="float" office:value="0.38423645320197">
            <text:p>0.3842364532</text:p>
          </table:table-cell>
          <table:table-cell office:value-type="float" office:value="0.208825">
            <text:p>0.208825</text:p>
          </table:table-cell>
          <table:table-cell/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0.143016">
            <text:p>0.143016</text:p>
          </table:table-cell>
          <table:table-cell office:value-type="float" office:value="0.226021">
            <text:p>0.226021</text:p>
          </table:table-cell>
          <table:table-cell table:formula="of:=1-1/(0.6*([.A604]-4.98)+1)" office:value-type="float" office:value="0.386503067484663">
            <text:p>0.3865030675</text:p>
          </table:table-cell>
          <table:table-cell office:value-type="float" office:value="0.208689">
            <text:p>0.208689</text:p>
          </table:table-cell>
          <table:table-cell/>
        </table:table-row>
        <table:table-row table:style-name="ro1">
          <table:table-cell office:value-type="float" office:value="6.05">
            <text:p>6.05</text:p>
          </table:table-cell>
          <table:table-cell office:value-type="float" office:value="0.145293">
            <text:p>0.145293</text:p>
          </table:table-cell>
          <table:table-cell office:value-type="float" office:value="0.227666">
            <text:p>0.227666</text:p>
          </table:table-cell>
          <table:table-cell table:formula="of:=1-1/(0.6*([.A605]-4.98)+1)" office:value-type="float" office:value="0.388753056234719">
            <text:p>0.3887530562</text:p>
          </table:table-cell>
          <table:table-cell office:value-type="float" office:value="0.207039">
            <text:p>0.207039</text:p>
          </table:table-cell>
          <table:table-cell/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0.147586">
            <text:p>0.147586</text:p>
          </table:table-cell>
          <table:table-cell office:value-type="float" office:value="0.229304">
            <text:p>0.229304</text:p>
          </table:table-cell>
          <table:table-cell table:formula="of:=1-1/(0.6*([.A606]-4.98)+1)" office:value-type="float" office:value="0.390986601705237">
            <text:p>0.3909866017</text:p>
          </table:table-cell>
          <table:table-cell office:value-type="float" office:value="0.205932">
            <text:p>0.205932</text:p>
          </table:table-cell>
          <table:table-cell/>
        </table:table-row>
        <table:table-row table:style-name="ro1">
          <table:table-cell office:value-type="float" office:value="6.07">
            <text:p>6.07</text:p>
          </table:table-cell>
          <table:table-cell office:value-type="float" office:value="0.149895">
            <text:p>0.149895</text:p>
          </table:table-cell>
          <table:table-cell office:value-type="float" office:value="0.230945">
            <text:p>0.230945</text:p>
          </table:table-cell>
          <table:table-cell table:formula="of:=1-1/(0.6*([.A607]-4.98)+1)" office:value-type="float" office:value="0.393203883495146">
            <text:p>0.3932038835</text:p>
          </table:table-cell>
          <table:table-cell office:value-type="float" office:value="0.206483">
            <text:p>0.206483</text:p>
          </table:table-cell>
          <table:table-cell/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0.152221">
            <text:p>0.152221</text:p>
          </table:table-cell>
          <table:table-cell office:value-type="float" office:value="0.232581">
            <text:p>0.232581</text:p>
          </table:table-cell>
          <table:table-cell table:formula="of:=1-1/(0.6*([.A608]-4.98)+1)" office:value-type="float" office:value="0.39540507859734">
            <text:p>0.3954050786</text:p>
          </table:table-cell>
          <table:table-cell office:value-type="float" office:value="0.206369">
            <text:p>0.206369</text:p>
          </table:table-cell>
          <table:table-cell/>
        </table:table-row>
        <table:table-row table:style-name="ro1">
          <table:table-cell office:value-type="float" office:value="6.09">
            <text:p>6.09</text:p>
          </table:table-cell>
          <table:table-cell office:value-type="float" office:value="0.154563">
            <text:p>0.154563</text:p>
          </table:table-cell>
          <table:table-cell office:value-type="float" office:value="0.234198">
            <text:p>0.234198</text:p>
          </table:table-cell>
          <table:table-cell table:formula="of:=1-1/(0.6*([.A609]-4.98)+1)" office:value-type="float" office:value="0.397590361445783">
            <text:p>0.3975903614</text:p>
          </table:table-cell>
          <table:table-cell office:value-type="float" office:value="0.203475">
            <text:p>0.203475</text:p>
          </table:table-cell>
          <table:table-cell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0.156921">
            <text:p>0.156921</text:p>
          </table:table-cell>
          <table:table-cell office:value-type="float" office:value="0.235808">
            <text:p>0.235808</text:p>
          </table:table-cell>
          <table:table-cell table:formula="of:=1-1/(0.6*([.A610]-4.98)+1)" office:value-type="float" office:value="0.399759903961585">
            <text:p>0.399759904</text:p>
          </table:table-cell>
          <table:table-cell office:value-type="float" office:value="0.202588">
            <text:p>0.202588</text:p>
          </table:table-cell>
          <table:table-cell/>
        </table:table-row>
        <table:table-row table:style-name="ro1">
          <table:table-cell office:value-type="float" office:value="6.11">
            <text:p>6.11</text:p>
          </table:table-cell>
          <table:table-cell office:value-type="float" office:value="0.159295">
            <text:p>0.159295</text:p>
          </table:table-cell>
          <table:table-cell office:value-type="float" office:value="0.237411">
            <text:p>0.237411</text:p>
          </table:table-cell>
          <table:table-cell table:formula="of:=1-1/(0.6*([.A611]-4.98)+1)" office:value-type="float" office:value="0.401913875598086">
            <text:p>0.4019138756</text:p>
          </table:table-cell>
          <table:table-cell office:value-type="float" office:value="0.201704">
            <text:p>0.201704</text:p>
          </table:table-cell>
          <table:table-cell/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0.161685">
            <text:p>0.161685</text:p>
          </table:table-cell>
          <table:table-cell office:value-type="float" office:value="0.239008">
            <text:p>0.239008</text:p>
          </table:table-cell>
          <table:table-cell table:formula="of:=1-1/(0.6*([.A612]-4.98)+1)" office:value-type="float" office:value="0.404052443384982">
            <text:p>0.4040524434</text:p>
          </table:table-cell>
          <table:table-cell office:value-type="float" office:value="0.200776">
            <text:p>0.200776</text:p>
          </table:table-cell>
          <table:table-cell/>
        </table:table-row>
        <table:table-row table:style-name="ro1">
          <table:table-cell office:value-type="float" office:value="6.13">
            <text:p>6.13</text:p>
          </table:table-cell>
          <table:table-cell office:value-type="float" office:value="0.164091">
            <text:p>0.164091</text:p>
          </table:table-cell>
          <table:table-cell office:value-type="float" office:value="0.240587">
            <text:p>0.240587</text:p>
          </table:table-cell>
          <table:table-cell table:formula="of:=1-1/(0.6*([.A613]-4.98)+1)" office:value-type="float" office:value="0.406175771971496">
            <text:p>0.406175772</text:p>
          </table:table-cell>
          <table:table-cell office:value-type="float" office:value="0.198486">
            <text:p>0.198486</text:p>
          </table:table-cell>
          <table:table-cell/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0.166513">
            <text:p>0.166513</text:p>
          </table:table-cell>
          <table:table-cell office:value-type="float" office:value="0.242171">
            <text:p>0.242171</text:p>
          </table:table-cell>
          <table:table-cell table:formula="of:=1-1/(0.6*([.A614]-4.98)+1)" office:value-type="float" office:value="0.408284023668639">
            <text:p>0.4082840237</text:p>
          </table:table-cell>
          <table:table-cell office:value-type="float" office:value="0.199186">
            <text:p>0.199186</text:p>
          </table:table-cell>
          <table:table-cell/>
        </table:table-row>
        <table:table-row table:style-name="ro1">
          <table:table-cell office:value-type="float" office:value="6.15">
            <text:p>6.15</text:p>
          </table:table-cell>
          <table:table-cell office:value-type="float" office:value="0.16895">
            <text:p>0.16895</text:p>
          </table:table-cell>
          <table:table-cell office:value-type="float" office:value="0.243753">
            <text:p>0.243753</text:p>
          </table:table-cell>
          <table:table-cell table:formula="of:=1-1/(0.6*([.A615]-4.98)+1)" office:value-type="float" office:value="0.410377358490566">
            <text:p>0.4103773585</text:p>
          </table:table-cell>
          <table:table-cell office:value-type="float" office:value="0.199085">
            <text:p>0.199085</text:p>
          </table:table-cell>
          <table:table-cell/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0.171404">
            <text:p>0.171404</text:p>
          </table:table-cell>
          <table:table-cell office:value-type="float" office:value="0.245322">
            <text:p>0.245322</text:p>
          </table:table-cell>
          <table:table-cell table:formula="of:=1-1/(0.6*([.A616]-4.98)+1)" office:value-type="float" office:value="0.412455934195065">
            <text:p>0.4124559342</text:p>
          </table:table-cell>
          <table:table-cell office:value-type="float" office:value="0.197339">
            <text:p>0.197339</text:p>
          </table:table-cell>
          <table:table-cell/>
        </table:table-row>
        <table:table-row table:style-name="ro1">
          <table:table-cell office:value-type="float" office:value="6.17">
            <text:p>6.17</text:p>
          </table:table-cell>
          <table:table-cell office:value-type="float" office:value="0.173873">
            <text:p>0.173873</text:p>
          </table:table-cell>
          <table:table-cell office:value-type="float" office:value="0.246888">
            <text:p>0.246888</text:p>
          </table:table-cell>
          <table:table-cell table:formula="of:=1-1/(0.6*([.A617]-4.98)+1)" office:value-type="float" office:value="0.414519906323185">
            <text:p>0.4145199063</text:p>
          </table:table-cell>
          <table:table-cell office:value-type="float" office:value="0.196979">
            <text:p>0.196979</text:p>
          </table:table-cell>
          <table:table-cell/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0.176357">
            <text:p>0.176357</text:p>
          </table:table-cell>
          <table:table-cell office:value-type="float" office:value="0.248446">
            <text:p>0.248446</text:p>
          </table:table-cell>
          <table:table-cell table:formula="of:=1-1/(0.6*([.A618]-4.98)+1)" office:value-type="float" office:value="0.41656942823804">
            <text:p>0.4165694282</text:p>
          </table:table-cell>
          <table:table-cell office:value-type="float" office:value="0.195942">
            <text:p>0.195942</text:p>
          </table:table-cell>
          <table:table-cell/>
        </table:table-row>
        <table:table-row table:style-name="ro1">
          <table:table-cell office:value-type="float" office:value="6.19">
            <text:p>6.19</text:p>
          </table:table-cell>
          <table:table-cell office:value-type="float" office:value="0.178857">
            <text:p>0.178857</text:p>
          </table:table-cell>
          <table:table-cell office:value-type="float" office:value="0.250004">
            <text:p>0.250004</text:p>
          </table:table-cell>
          <table:table-cell table:formula="of:=1-1/(0.6*([.A619]-4.98)+1)" office:value-type="float" office:value="0.418604651162791">
            <text:p>0.4186046512</text:p>
          </table:table-cell>
          <table:table-cell office:value-type="float" office:value="0.195903">
            <text:p>0.195903</text:p>
          </table:table-cell>
          <table:table-cell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0.181372">
            <text:p>0.181372</text:p>
          </table:table-cell>
          <table:table-cell office:value-type="float" office:value="0.251544">
            <text:p>0.251544</text:p>
          </table:table-cell>
          <table:table-cell table:formula="of:=1-1/(0.6*([.A620]-4.98)+1)" office:value-type="float" office:value="0.420625724217845">
            <text:p>0.4206257242</text:p>
          </table:table-cell>
          <table:table-cell office:value-type="float" office:value="0.193692">
            <text:p>0.193692</text:p>
          </table:table-cell>
          <table:table-cell/>
        </table:table-row>
        <table:table-row table:style-name="ro1">
          <table:table-cell office:value-type="float" office:value="6.21">
            <text:p>6.21</text:p>
          </table:table-cell>
          <table:table-cell office:value-type="float" office:value="0.183903">
            <text:p>0.183903</text:p>
          </table:table-cell>
          <table:table-cell office:value-type="float" office:value="0.253084">
            <text:p>0.253084</text:p>
          </table:table-cell>
          <table:table-cell table:formula="of:=1-1/(0.6*([.A621]-4.98)+1)" office:value-type="float" office:value="0.422632794457275">
            <text:p>0.4226327945</text:p>
          </table:table-cell>
          <table:table-cell office:value-type="float" office:value="0.193717">
            <text:p>0.193717</text:p>
          </table:table-cell>
          <table:table-cell/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0.186449">
            <text:p>0.186449</text:p>
          </table:table-cell>
          <table:table-cell office:value-type="float" office:value="0.254616">
            <text:p>0.254616</text:p>
          </table:table-cell>
          <table:table-cell table:formula="of:=1-1/(0.6*([.A622]-4.98)+1)" office:value-type="float" office:value="0.424626006904488">
            <text:p>0.4246260069</text:p>
          </table:table-cell>
          <table:table-cell office:value-type="float" office:value="0.192661">
            <text:p>0.192661</text:p>
          </table:table-cell>
          <table:table-cell/>
        </table:table-row>
        <table:table-row table:style-name="ro1">
          <table:table-cell office:value-type="float" office:value="6.23">
            <text:p>6.23</text:p>
          </table:table-cell>
          <table:table-cell office:value-type="float" office:value="0.189011">
            <text:p>0.189011</text:p>
          </table:table-cell>
          <table:table-cell office:value-type="float" office:value="0.256126">
            <text:p>0.256126</text:p>
          </table:table-cell>
          <table:table-cell table:formula="of:=1-1/(0.6*([.A623]-4.98)+1)" office:value-type="float" office:value="0.426605504587156">
            <text:p>0.4266055046</text:p>
          </table:table-cell>
          <table:table-cell office:value-type="float" office:value="0.189912">
            <text:p>0.189912</text:p>
          </table:table-cell>
          <table:table-cell/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0.191587">
            <text:p>0.191587</text:p>
          </table:table-cell>
          <table:table-cell office:value-type="float" office:value="0.257645">
            <text:p>0.257645</text:p>
          </table:table-cell>
          <table:table-cell table:formula="of:=1-1/(0.6*([.A624]-4.98)+1)" office:value-type="float" office:value="0.428571428571429">
            <text:p>0.4285714286</text:p>
          </table:table-cell>
          <table:table-cell office:value-type="float" office:value="0.190912">
            <text:p>0.190912</text:p>
          </table:table-cell>
          <table:table-cell/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0.194179">
            <text:p>0.194179</text:p>
          </table:table-cell>
          <table:table-cell office:value-type="float" office:value="0.259158">
            <text:p>0.259158</text:p>
          </table:table-cell>
          <table:table-cell table:formula="of:=1-1/(0.6*([.A625]-4.98)+1)" office:value-type="float" office:value="0.430523917995444">
            <text:p>0.430523918</text:p>
          </table:table-cell>
          <table:table-cell office:value-type="float" office:value="0.190307">
            <text:p>0.190307</text:p>
          </table:table-cell>
          <table:table-cell/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0.196785">
            <text:p>0.196785</text:p>
          </table:table-cell>
          <table:table-cell office:value-type="float" office:value="0.260663">
            <text:p>0.260663</text:p>
          </table:table-cell>
          <table:table-cell table:formula="of:=1-1/(0.6*([.A626]-4.98)+1)" office:value-type="float" office:value="0.432463110102157">
            <text:p>0.4324631101</text:p>
          </table:table-cell>
          <table:table-cell office:value-type="float" office:value="0.189237">
            <text:p>0.189237</text:p>
          </table:table-cell>
          <table:table-cell/>
        </table:table-row>
        <table:table-row table:style-name="ro1">
          <table:table-cell office:value-type="float" office:value="6.27">
            <text:p>6.27</text:p>
          </table:table-cell>
          <table:table-cell office:value-type="float" office:value="0.199407">
            <text:p>0.199407</text:p>
          </table:table-cell>
          <table:table-cell office:value-type="float" office:value="0.262163">
            <text:p>0.262163</text:p>
          </table:table-cell>
          <table:table-cell table:formula="of:=1-1/(0.6*([.A627]-4.98)+1)" office:value-type="float" office:value="0.434389140271493">
            <text:p>0.4343891403</text:p>
          </table:table-cell>
          <table:table-cell office:value-type="float" office:value="0.188651">
            <text:p>0.188651</text:p>
          </table:table-cell>
          <table:table-cell/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0.202044">
            <text:p>0.202044</text:p>
          </table:table-cell>
          <table:table-cell office:value-type="float" office:value="0.263667">
            <text:p>0.263667</text:p>
          </table:table-cell>
          <table:table-cell table:formula="of:=1-1/(0.6*([.A628]-4.98)+1)" office:value-type="float" office:value="0.43630214205186">
            <text:p>0.4363021421</text:p>
          </table:table-cell>
          <table:table-cell office:value-type="float" office:value="0.189719">
            <text:p>0.189719</text:p>
          </table:table-cell>
          <table:table-cell/>
        </table:table-row>
        <table:table-row table:style-name="ro1">
          <table:table-cell office:value-type="float" office:value="6.29">
            <text:p>6.29</text:p>
          </table:table-cell>
          <table:table-cell office:value-type="float" office:value="0.204695">
            <text:p>0.204695</text:p>
          </table:table-cell>
          <table:table-cell office:value-type="float" office:value="0.26515">
            <text:p>0.26515</text:p>
          </table:table-cell>
          <table:table-cell table:formula="of:=1-1/(0.6*([.A629]-4.98)+1)" office:value-type="float" office:value="0.438202247191011">
            <text:p>0.4382022472</text:p>
          </table:table-cell>
          <table:table-cell office:value-type="float" office:value="0.186558">
            <text:p>0.186558</text:p>
          </table:table-cell>
          <table:table-cell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0.207361">
            <text:p>0.207361</text:p>
          </table:table-cell>
          <table:table-cell office:value-type="float" office:value="0.266626">
            <text:p>0.266626</text:p>
          </table:table-cell>
          <table:table-cell table:formula="of:=1-1/(0.6*([.A630]-4.98)+1)" office:value-type="float" office:value="0.440089585666293">
            <text:p>0.4400895857</text:p>
          </table:table-cell>
          <table:table-cell office:value-type="float" office:value="0.185579">
            <text:p>0.185579</text:p>
          </table:table-cell>
          <table:table-cell/>
        </table:table-row>
        <table:table-row table:style-name="ro1">
          <table:table-cell office:value-type="float" office:value="6.31">
            <text:p>6.31</text:p>
          </table:table-cell>
          <table:table-cell office:value-type="float" office:value="0.210042">
            <text:p>0.210042</text:p>
          </table:table-cell>
          <table:table-cell office:value-type="float" office:value="0.268102">
            <text:p>0.268102</text:p>
          </table:table-cell>
          <table:table-cell table:formula="of:=1-1/(0.6*([.A631]-4.98)+1)" office:value-type="float" office:value="0.441964285714286">
            <text:p>0.4419642857</text:p>
          </table:table-cell>
          <table:table-cell office:value-type="float" office:value="0.18549">
            <text:p>0.18549</text:p>
          </table:table-cell>
          <table:table-cell/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0.212738">
            <text:p>0.212738</text:p>
          </table:table-cell>
          <table:table-cell office:value-type="float" office:value="0.269565">
            <text:p>0.269565</text:p>
          </table:table-cell>
          <table:table-cell table:formula="of:=1-1/(0.6*([.A632]-4.98)+1)" office:value-type="float" office:value="0.443826473859844">
            <text:p>0.4438264739</text:p>
          </table:table-cell>
          <table:table-cell office:value-type="float" office:value="0.184649">
            <text:p>0.184649</text:p>
          </table:table-cell>
          <table:table-cell/>
        </table:table-row>
        <table:table-row table:style-name="ro1">
          <table:table-cell office:value-type="float" office:value="6.33">
            <text:p>6.33</text:p>
          </table:table-cell>
          <table:table-cell office:value-type="float" office:value="0.215448">
            <text:p>0.215448</text:p>
          </table:table-cell>
          <table:table-cell office:value-type="float" office:value="0.271011">
            <text:p>0.271011</text:p>
          </table:table-cell>
          <table:table-cell table:formula="of:=1-1/(0.6*([.A633]-4.98)+1)" office:value-type="float" office:value="0.445676274944568">
            <text:p>0.4456762749</text:p>
          </table:table-cell>
          <table:table-cell office:value-type="float" office:value="0.181882">
            <text:p>0.181882</text:p>
          </table:table-cell>
          <table:table-cell/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0.218173">
            <text:p>0.218173</text:p>
          </table:table-cell>
          <table:table-cell office:value-type="float" office:value="0.272472">
            <text:p>0.272472</text:p>
          </table:table-cell>
          <table:table-cell table:formula="of:=1-1/(0.6*([.A634]-4.98)+1)" office:value-type="float" office:value="0.447513812154696">
            <text:p>0.4475138122</text:p>
          </table:table-cell>
          <table:table-cell office:value-type="float" office:value="0.183614">
            <text:p>0.183614</text:p>
          </table:table-cell>
          <table:table-cell/>
        </table:table-row>
        <table:table-row table:style-name="ro1">
          <table:table-cell office:value-type="float" office:value="6.35">
            <text:p>6.35</text:p>
          </table:table-cell>
          <table:table-cell office:value-type="float" office:value="0.220912">
            <text:p>0.220912</text:p>
          </table:table-cell>
          <table:table-cell office:value-type="float" office:value="0.273919">
            <text:p>0.273919</text:p>
          </table:table-cell>
          <table:table-cell table:formula="of:=1-1/(0.6*([.A635]-4.98)+1)" office:value-type="float" office:value="0.449339207048458">
            <text:p>0.449339207</text:p>
          </table:table-cell>
          <table:table-cell office:value-type="float" office:value="0.182004">
            <text:p>0.182004</text:p>
          </table:table-cell>
          <table:table-cell/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0.223666">
            <text:p>0.223666</text:p>
          </table:table-cell>
          <table:table-cell office:value-type="float" office:value="0.275362">
            <text:p>0.275362</text:p>
          </table:table-cell>
          <table:table-cell table:formula="of:=1-1/(0.6*([.A636]-4.98)+1)" office:value-type="float" office:value="0.451152579582876">
            <text:p>0.4511525796</text:p>
          </table:table-cell>
          <table:table-cell office:value-type="float" office:value="0.181356">
            <text:p>0.181356</text:p>
          </table:table-cell>
          <table:table-cell/>
        </table:table-row>
        <table:table-row table:style-name="ro1">
          <table:table-cell office:value-type="float" office:value="6.37">
            <text:p>6.37</text:p>
          </table:table-cell>
          <table:table-cell office:value-type="float" office:value="0.226434">
            <text:p>0.226434</text:p>
          </table:table-cell>
          <table:table-cell office:value-type="float" office:value="0.276808">
            <text:p>0.276808</text:p>
          </table:table-cell>
          <table:table-cell table:formula="of:=1-1/(0.6*([.A637]-4.98)+1)" office:value-type="float" office:value="0.452954048140044">
            <text:p>0.4529540481</text:p>
          </table:table-cell>
          <table:table-cell office:value-type="float" office:value="0.182562">
            <text:p>0.182562</text:p>
          </table:table-cell>
          <table:table-cell/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0.229216">
            <text:p>0.229216</text:p>
          </table:table-cell>
          <table:table-cell office:value-type="float" office:value="0.278243">
            <text:p>0.278243</text:p>
          </table:table-cell>
          <table:table-cell table:formula="of:=1-1/(0.6*([.A638]-4.98)+1)" office:value-type="float" office:value="0.45474372955289">
            <text:p>0.4547437296</text:p>
          </table:table-cell>
          <table:table-cell office:value-type="float" office:value="0.181096">
            <text:p>0.181096</text:p>
          </table:table-cell>
          <table:table-cell/>
        </table:table-row>
        <table:table-row table:style-name="ro1">
          <table:table-cell office:value-type="float" office:value="6.39">
            <text:p>6.39</text:p>
          </table:table-cell>
          <table:table-cell office:value-type="float" office:value="0.232013">
            <text:p>0.232013</text:p>
          </table:table-cell>
          <table:table-cell office:value-type="float" office:value="0.279656">
            <text:p>0.279656</text:p>
          </table:table-cell>
          <table:table-cell table:formula="of:=1-1/(0.6*([.A639]-4.98)+1)" office:value-type="float" office:value="0.456521739130435">
            <text:p>0.4565217391</text:p>
          </table:table-cell>
          <table:table-cell office:value-type="float" office:value="0.177643">
            <text:p>0.177643</text:p>
          </table:table-cell>
          <table:table-cell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0.234824">
            <text:p>0.234824</text:p>
          </table:table-cell>
          <table:table-cell office:value-type="float" office:value="0.281079">
            <text:p>0.281079</text:p>
          </table:table-cell>
          <table:table-cell table:formula="of:=1-1/(0.6*([.A640]-4.98)+1)" office:value-type="float" office:value="0.458288190682557">
            <text:p>0.4582881907</text:p>
          </table:table-cell>
          <table:table-cell office:value-type="float" office:value="0.178967">
            <text:p>0.178967</text:p>
          </table:table-cell>
          <table:table-cell/>
        </table:table-row>
        <table:table-row table:style-name="ro1">
          <table:table-cell office:value-type="float" office:value="6.41">
            <text:p>6.41</text:p>
          </table:table-cell>
          <table:table-cell office:value-type="float" office:value="0.237648">
            <text:p>0.237648</text:p>
          </table:table-cell>
          <table:table-cell office:value-type="float" office:value="0.282485">
            <text:p>0.282485</text:p>
          </table:table-cell>
          <table:table-cell table:formula="of:=1-1/(0.6*([.A641]-4.98)+1)" office:value-type="float" office:value="0.460043196544276">
            <text:p>0.4600431965</text:p>
          </table:table-cell>
          <table:table-cell office:value-type="float" office:value="0.176748">
            <text:p>0.176748</text:p>
          </table:table-cell>
          <table:table-cell/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0.240487">
            <text:p>0.240487</text:p>
          </table:table-cell>
          <table:table-cell office:value-type="float" office:value="0.28389">
            <text:p>0.28389</text:p>
          </table:table-cell>
          <table:table-cell table:formula="of:=1-1/(0.6*([.A642]-4.98)+1)" office:value-type="float" office:value="0.461786867599569">
            <text:p>0.4617868676</text:p>
          </table:table-cell>
          <table:table-cell office:value-type="float" office:value="0.177344">
            <text:p>0.177344</text:p>
          </table:table-cell>
          <table:table-cell/>
        </table:table-row>
        <table:table-row table:style-name="ro1">
          <table:table-cell office:value-type="float" office:value="6.43">
            <text:p>6.43</text:p>
          </table:table-cell>
          <table:table-cell office:value-type="float" office:value="0.24334">
            <text:p>0.24334</text:p>
          </table:table-cell>
          <table:table-cell office:value-type="float" office:value="0.28529">
            <text:p>0.28529</text:p>
          </table:table-cell>
          <table:table-cell table:formula="of:=1-1/(0.6*([.A643]-4.98)+1)" office:value-type="float" office:value="0.463519313304721">
            <text:p>0.4635193133</text:p>
          </table:table-cell>
          <table:table-cell office:value-type="float" office:value="0.175997">
            <text:p>0.175997</text:p>
          </table:table-cell>
          <table:table-cell/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0.246207">
            <text:p>0.246207</text:p>
          </table:table-cell>
          <table:table-cell office:value-type="float" office:value="0.286686">
            <text:p>0.286686</text:p>
          </table:table-cell>
          <table:table-cell table:formula="of:=1-1/(0.6*([.A644]-4.98)+1)" office:value-type="float" office:value="0.46524064171123">
            <text:p>0.4652406417</text:p>
          </table:table-cell>
          <table:table-cell office:value-type="float" office:value="0.175586">
            <text:p>0.175586</text:p>
          </table:table-cell>
          <table:table-cell/>
        </table:table-row>
        <table:table-row table:style-name="ro1">
          <table:table-cell office:value-type="float" office:value="6.45">
            <text:p>6.45</text:p>
          </table:table-cell>
          <table:table-cell office:value-type="float" office:value="0.249088">
            <text:p>0.249088</text:p>
          </table:table-cell>
          <table:table-cell office:value-type="float" office:value="0.288076">
            <text:p>0.288076</text:p>
          </table:table-cell>
          <table:table-cell table:formula="of:=1-1/(0.6*([.A645]-4.98)+1)" office:value-type="float" office:value="0.466950959488273">
            <text:p>0.4669509595</text:p>
          </table:table-cell>
          <table:table-cell office:value-type="float" office:value="0.174696">
            <text:p>0.174696</text:p>
          </table:table-cell>
          <table:table-cell/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0.251983">
            <text:p>0.251983</text:p>
          </table:table-cell>
          <table:table-cell office:value-type="float" office:value="0.289467">
            <text:p>0.289467</text:p>
          </table:table-cell>
          <table:table-cell table:formula="of:=1-1/(0.6*([.A646]-4.98)+1)" office:value-type="float" office:value="0.46865037194474">
            <text:p>0.4686503719</text:p>
          </table:table-cell>
          <table:table-cell office:value-type="float" office:value="0.175496">
            <text:p>0.175496</text:p>
          </table:table-cell>
          <table:table-cell/>
        </table:table-row>
        <table:table-row table:style-name="ro1">
          <table:table-cell office:value-type="float" office:value="6.47">
            <text:p>6.47</text:p>
          </table:table-cell>
          <table:table-cell office:value-type="float" office:value="0.254891">
            <text:p>0.254891</text:p>
          </table:table-cell>
          <table:table-cell office:value-type="float" office:value="0.290847">
            <text:p>0.290847</text:p>
          </table:table-cell>
          <table:table-cell table:formula="of:=1-1/(0.6*([.A647]-4.98)+1)" office:value-type="float" office:value="0.470338983050847">
            <text:p>0.4703389831</text:p>
          </table:table-cell>
          <table:table-cell office:value-type="float" office:value="0.173559">
            <text:p>0.173559</text:p>
          </table:table-cell>
          <table:table-cell/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0.257813">
            <text:p>0.257813</text:p>
          </table:table-cell>
          <table:table-cell office:value-type="float" office:value="0.292216">
            <text:p>0.292216</text:p>
          </table:table-cell>
          <table:table-cell table:formula="of:=1-1/(0.6*([.A648]-4.98)+1)" office:value-type="float" office:value="0.472016895459345">
            <text:p>0.4720168955</text:p>
          </table:table-cell>
          <table:table-cell office:value-type="float" office:value="0.17214">
            <text:p>0.17214</text:p>
          </table:table-cell>
          <table:table-cell/>
        </table:table-row>
        <table:table-row table:style-name="ro1">
          <table:table-cell office:value-type="float" office:value="6.49">
            <text:p>6.49</text:p>
          </table:table-cell>
          <table:table-cell office:value-type="float" office:value="0.260749">
            <text:p>0.260749</text:p>
          </table:table-cell>
          <table:table-cell office:value-type="float" office:value="0.293586">
            <text:p>0.293586</text:p>
          </table:table-cell>
          <table:table-cell table:formula="of:=1-1/(0.6*([.A649]-4.98)+1)" office:value-type="float" office:value="0.473684210526316">
            <text:p>0.4736842105</text:p>
          </table:table-cell>
          <table:table-cell office:value-type="float" office:value="0.172216">
            <text:p>0.172216</text:p>
          </table:table-cell>
          <table:table-cell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0.263698">
            <text:p>0.263698</text:p>
          </table:table-cell>
          <table:table-cell office:value-type="float" office:value="0.294928">
            <text:p>0.294928</text:p>
          </table:table-cell>
          <table:table-cell table:formula="of:=1-1/(0.6*([.A650]-4.98)+1)" office:value-type="float" office:value="0.475341028331585">
            <text:p>0.4753410283</text:p>
          </table:table-cell>
          <table:table-cell office:value-type="float" office:value="0.168819">
            <text:p>0.168819</text:p>
          </table:table-cell>
          <table:table-cell/>
        </table:table-row>
        <table:table-row table:style-name="ro1">
          <table:table-cell office:value-type="float" office:value="6.51">
            <text:p>6.51</text:p>
          </table:table-cell>
          <table:table-cell office:value-type="float" office:value="0.266661">
            <text:p>0.266661</text:p>
          </table:table-cell>
          <table:table-cell office:value-type="float" office:value="0.296286">
            <text:p>0.296286</text:p>
          </table:table-cell>
          <table:table-cell table:formula="of:=1-1/(0.6*([.A651]-4.98)+1)" office:value-type="float" office:value="0.476987447698745">
            <text:p>0.4769874477</text:p>
          </table:table-cell>
          <table:table-cell office:value-type="float" office:value="0.170709">
            <text:p>0.170709</text:p>
          </table:table-cell>
          <table:table-cell/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0.269638">
            <text:p>0.269638</text:p>
          </table:table-cell>
          <table:table-cell office:value-type="float" office:value="0.297643">
            <text:p>0.297643</text:p>
          </table:table-cell>
          <table:table-cell table:formula="of:=1-1/(0.6*([.A652]-4.98)+1)" office:value-type="float" office:value="0.478623566214807">
            <text:p>0.4786235662</text:p>
          </table:table-cell>
          <table:table-cell office:value-type="float" office:value="0.170581">
            <text:p>0.170581</text:p>
          </table:table-cell>
          <table:table-cell/>
        </table:table-row>
        <table:table-row table:style-name="ro1">
          <table:table-cell office:value-type="float" office:value="6.53">
            <text:p>6.53</text:p>
          </table:table-cell>
          <table:table-cell office:value-type="float" office:value="0.272628">
            <text:p>0.272628</text:p>
          </table:table-cell>
          <table:table-cell office:value-type="float" office:value="0.298991">
            <text:p>0.298991</text:p>
          </table:table-cell>
          <table:table-cell table:formula="of:=1-1/(0.6*([.A653]-4.98)+1)" office:value-type="float" office:value="0.48024948024948">
            <text:p>0.4802494802</text:p>
          </table:table-cell>
          <table:table-cell office:value-type="float" office:value="0.170186">
            <text:p>0.170186</text:p>
          </table:table-cell>
          <table:table-cell/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0.275631">
            <text:p>0.275631</text:p>
          </table:table-cell>
          <table:table-cell office:value-type="float" office:value="0.300325">
            <text:p>0.300325</text:p>
          </table:table-cell>
          <table:table-cell table:formula="of:=1-1/(0.6*([.A654]-4.98)+1)" office:value-type="float" office:value="0.481865284974093">
            <text:p>0.481865285</text:p>
          </table:table-cell>
          <table:table-cell office:value-type="float" office:value="0.167715">
            <text:p>0.167715</text:p>
          </table:table-cell>
          <table:table-cell/>
        </table:table-row>
        <table:table-row table:style-name="ro1">
          <table:table-cell office:value-type="float" office:value="6.55">
            <text:p>6.55</text:p>
          </table:table-cell>
          <table:table-cell office:value-type="float" office:value="0.278647">
            <text:p>0.278647</text:p>
          </table:table-cell>
          <table:table-cell office:value-type="float" office:value="0.301667">
            <text:p>0.301667</text:p>
          </table:table-cell>
          <table:table-cell table:formula="of:=1-1/(0.6*([.A655]-4.98)+1)" office:value-type="float" office:value="0.483471074380165">
            <text:p>0.4834710744</text:p>
          </table:table-cell>
          <table:table-cell office:value-type="float" office:value="0.168666">
            <text:p>0.168666</text:p>
          </table:table-cell>
          <table:table-cell/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0.281677">
            <text:p>0.281677</text:p>
          </table:table-cell>
          <table:table-cell office:value-type="float" office:value="0.302992">
            <text:p>0.302992</text:p>
          </table:table-cell>
          <table:table-cell table:formula="of:=1-1/(0.6*([.A656]-4.98)+1)" office:value-type="float" office:value="0.485066941297631">
            <text:p>0.4850669413</text:p>
          </table:table-cell>
          <table:table-cell office:value-type="float" office:value="0.166649">
            <text:p>0.166649</text:p>
          </table:table-cell>
          <table:table-cell/>
        </table:table-row>
        <table:table-row table:style-name="ro1">
          <table:table-cell office:value-type="float" office:value="6.57">
            <text:p>6.57</text:p>
          </table:table-cell>
          <table:table-cell office:value-type="float" office:value="0.284721">
            <text:p>0.284721</text:p>
          </table:table-cell>
          <table:table-cell office:value-type="float" office:value="0.30432">
            <text:p>0.30432</text:p>
          </table:table-cell>
          <table:table-cell table:formula="of:=1-1/(0.6*([.A657]-4.98)+1)" office:value-type="float" office:value="0.486652977412731">
            <text:p>0.4866529774</text:p>
          </table:table-cell>
          <table:table-cell office:value-type="float" office:value="0.16689">
            <text:p>0.16689</text:p>
          </table:table-cell>
          <table:table-cell/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0.287777">
            <text:p>0.287777</text:p>
          </table:table-cell>
          <table:table-cell office:value-type="float" office:value="0.30563">
            <text:p>0.30563</text:p>
          </table:table-cell>
          <table:table-cell table:formula="of:=1-1/(0.6*([.A658]-4.98)+1)" office:value-type="float" office:value="0.488229273285568">
            <text:p>0.4882292733</text:p>
          </table:table-cell>
          <table:table-cell office:value-type="float" office:value="0.16476">
            <text:p>0.16476</text:p>
          </table:table-cell>
          <table:table-cell/>
        </table:table-row>
        <table:table-row table:style-name="ro1">
          <table:table-cell office:value-type="float" office:value="6.59">
            <text:p>6.59</text:p>
          </table:table-cell>
          <table:table-cell office:value-type="float" office:value="0.290846">
            <text:p>0.290846</text:p>
          </table:table-cell>
          <table:table-cell office:value-type="float" office:value="0.306935">
            <text:p>0.306935</text:p>
          </table:table-cell>
          <table:table-cell table:formula="of:=1-1/(0.6*([.A659]-4.98)+1)" office:value-type="float" office:value="0.489795918367347">
            <text:p>0.4897959184</text:p>
          </table:table-cell>
          <table:table-cell office:value-type="float" office:value="0.163961">
            <text:p>0.163961</text:p>
          </table:table-cell>
          <table:table-cell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0.293929">
            <text:p>0.293929</text:p>
          </table:table-cell>
          <table:table-cell office:value-type="float" office:value="0.308249">
            <text:p>0.308249</text:p>
          </table:table-cell>
          <table:table-cell table:formula="of:=1-1/(0.6*([.A660]-4.98)+1)" office:value-type="float" office:value="0.491353001017294">
            <text:p>0.491353001</text:p>
          </table:table-cell>
          <table:table-cell office:value-type="float" office:value="0.165232">
            <text:p>0.165232</text:p>
          </table:table-cell>
          <table:table-cell/>
        </table:table-row>
        <table:table-row table:style-name="ro1">
          <table:table-cell office:value-type="float" office:value="6.61">
            <text:p>6.61</text:p>
          </table:table-cell>
          <table:table-cell office:value-type="float" office:value="0.297024">
            <text:p>0.297024</text:p>
          </table:table-cell>
          <table:table-cell office:value-type="float" office:value="0.30955">
            <text:p>0.30955</text:p>
          </table:table-cell>
          <table:table-cell table:formula="of:=1-1/(0.6*([.A661]-4.98)+1)" office:value-type="float" office:value="0.49290060851927">
            <text:p>0.4929006085</text:p>
          </table:table-cell>
          <table:table-cell office:value-type="float" office:value="0.16351">
            <text:p>0.16351</text:p>
          </table:table-cell>
          <table:table-cell/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0.300133">
            <text:p>0.300133</text:p>
          </table:table-cell>
          <table:table-cell office:value-type="float" office:value="0.310855">
            <text:p>0.310855</text:p>
          </table:table-cell>
          <table:table-cell table:formula="of:=1-1/(0.6*([.A662]-4.98)+1)" office:value-type="float" office:value="0.494438827098079">
            <text:p>0.4944388271</text:p>
          </table:table-cell>
          <table:table-cell office:value-type="float" office:value="0.164758">
            <text:p>0.164758</text:p>
          </table:table-cell>
          <table:table-cell/>
        </table:table-row>
        <table:table-row table:style-name="ro1">
          <table:table-cell office:value-type="float" office:value="6.63">
            <text:p>6.63</text:p>
          </table:table-cell>
          <table:table-cell office:value-type="float" office:value="0.303254">
            <text:p>0.303254</text:p>
          </table:table-cell>
          <table:table-cell office:value-type="float" office:value="0.312144">
            <text:p>0.312144</text:p>
          </table:table-cell>
          <table:table-cell table:formula="of:=1-1/(0.6*([.A663]-4.98)+1)" office:value-type="float" office:value="0.495967741935484">
            <text:p>0.4959677419</text:p>
          </table:table-cell>
          <table:table-cell office:value-type="float" office:value="0.162014">
            <text:p>0.162014</text:p>
          </table:table-cell>
          <table:table-cell/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0.306389">
            <text:p>0.306389</text:p>
          </table:table-cell>
          <table:table-cell office:value-type="float" office:value="0.31343">
            <text:p>0.31343</text:p>
          </table:table-cell>
          <table:table-cell table:formula="of:=1-1/(0.6*([.A664]-4.98)+1)" office:value-type="float" office:value="0.49748743718593">
            <text:p>0.4974874372</text:p>
          </table:table-cell>
          <table:table-cell office:value-type="float" office:value="0.161576">
            <text:p>0.161576</text:p>
          </table:table-cell>
          <table:table-cell/>
        </table:table-row>
        <table:table-row table:style-name="ro1">
          <table:table-cell office:value-type="float" office:value="6.65">
            <text:p>6.65</text:p>
          </table:table-cell>
          <table:table-cell office:value-type="float" office:value="0.309536">
            <text:p>0.309536</text:p>
          </table:table-cell>
          <table:table-cell office:value-type="float" office:value="0.31472">
            <text:p>0.31472</text:p>
          </table:table-cell>
          <table:table-cell table:formula="of:=1-1/(0.6*([.A665]-4.98)+1)" office:value-type="float" office:value="0.498997995991984">
            <text:p>0.498997996</text:p>
          </table:table-cell>
          <table:table-cell office:value-type="float" office:value="0.162861">
            <text:p>0.162861</text:p>
          </table:table-cell>
          <table:table-cell/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0.312696">
            <text:p>0.312696</text:p>
          </table:table-cell>
          <table:table-cell office:value-type="float" office:value="0.315988">
            <text:p>0.315988</text:p>
          </table:table-cell>
          <table:table-cell table:formula="of:=1-1/(0.6*([.A666]-4.98)+1)" office:value-type="float" office:value="0.5004995004995">
            <text:p>0.5004995005</text:p>
          </table:table-cell>
          <table:table-cell office:value-type="float" office:value="0.160014">
            <text:p>0.160014</text:p>
          </table:table-cell>
          <table:table-cell/>
        </table:table-row>
        <table:table-row table:style-name="ro1">
          <table:table-cell office:value-type="float" office:value="6.67">
            <text:p>6.67</text:p>
          </table:table-cell>
          <table:table-cell office:value-type="float" office:value="0.315868">
            <text:p>0.315868</text:p>
          </table:table-cell>
          <table:table-cell office:value-type="float" office:value="0.31725">
            <text:p>0.31725</text:p>
          </table:table-cell>
          <table:table-cell table:formula="of:=1-1/(0.6*([.A667]-4.98)+1)" office:value-type="float" office:value="0.50199203187251">
            <text:p>0.5019920319</text:p>
          </table:table-cell>
          <table:table-cell office:value-type="float" office:value="0.159259">
            <text:p>0.159259</text:p>
          </table:table-cell>
          <table:table-cell/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0.319053">
            <text:p>0.319053</text:p>
          </table:table-cell>
          <table:table-cell office:value-type="float" office:value="0.318513">
            <text:p>0.318513</text:p>
          </table:table-cell>
          <table:table-cell table:formula="of:=1-1/(0.6*([.A668]-4.98)+1)" office:value-type="float" office:value="0.503475670307845">
            <text:p>0.5034756703</text:p>
          </table:table-cell>
          <table:table-cell office:value-type="float" office:value="0.158818">
            <text:p>0.158818</text:p>
          </table:table-cell>
          <table:table-cell/>
        </table:table-row>
        <table:table-row table:style-name="ro1">
          <table:table-cell office:value-type="float" office:value="6.69">
            <text:p>6.69</text:p>
          </table:table-cell>
          <table:table-cell office:value-type="float" office:value="0.322251">
            <text:p>0.322251</text:p>
          </table:table-cell>
          <table:table-cell office:value-type="float" office:value="0.31978">
            <text:p>0.31978</text:p>
          </table:table-cell>
          <table:table-cell table:formula="of:=1-1/(0.6*([.A669]-4.98)+1)" office:value-type="float" office:value="0.504950495049505">
            <text:p>0.504950495</text:p>
          </table:table-cell>
          <table:table-cell office:value-type="float" office:value="0.159907">
            <text:p>0.159907</text:p>
          </table:table-cell>
          <table:table-cell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0.325461">
            <text:p>0.325461</text:p>
          </table:table-cell>
          <table:table-cell office:value-type="float" office:value="0.321035">
            <text:p>0.321035</text:p>
          </table:table-cell>
          <table:table-cell table:formula="of:=1-1/(0.6*([.A670]-4.98)+1)" office:value-type="float" office:value="0.506416584402764">
            <text:p>0.5064165844</text:p>
          </table:table-cell>
          <table:table-cell office:value-type="float" office:value="0.158436">
            <text:p>0.158436</text:p>
          </table:table-cell>
          <table:table-cell/>
        </table:table-row>
        <table:table-row table:style-name="ro1">
          <table:table-cell office:value-type="float" office:value="6.71">
            <text:p>6.71</text:p>
          </table:table-cell>
          <table:table-cell office:value-type="float" office:value="0.328684">
            <text:p>0.328684</text:p>
          </table:table-cell>
          <table:table-cell office:value-type="float" office:value="0.322283">
            <text:p>0.322283</text:p>
          </table:table-cell>
          <table:table-cell table:formula="of:=1-1/(0.6*([.A671]-4.98)+1)" office:value-type="float" office:value="0.507874015748032">
            <text:p>0.5078740157</text:p>
          </table:table-cell>
          <table:table-cell office:value-type="float" office:value="0.156773">
            <text:p>0.156773</text:p>
          </table:table-cell>
          <table:table-cell/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0.33192">
            <text:p>0.33192</text:p>
          </table:table-cell>
          <table:table-cell office:value-type="float" office:value="0.323528">
            <text:p>0.323528</text:p>
          </table:table-cell>
          <table:table-cell table:formula="of:=1-1/(0.6*([.A672]-4.98)+1)" office:value-type="float" office:value="0.509322865554465">
            <text:p>0.5093228656</text:p>
          </table:table-cell>
          <table:table-cell office:value-type="float" office:value="0.156468">
            <text:p>0.156468</text:p>
          </table:table-cell>
          <table:table-cell/>
        </table:table-row>
        <table:table-row table:style-name="ro1">
          <table:table-cell office:value-type="float" office:value="6.73">
            <text:p>6.73</text:p>
          </table:table-cell>
          <table:table-cell office:value-type="float" office:value="0.335167">
            <text:p>0.335167</text:p>
          </table:table-cell>
          <table:table-cell office:value-type="float" office:value="0.324775">
            <text:p>0.324775</text:p>
          </table:table-cell>
          <table:table-cell table:formula="of:=1-1/(0.6*([.A673]-4.98)+1)" office:value-type="float" office:value="0.510763209393346">
            <text:p>0.5107632094</text:p>
          </table:table-cell>
          <table:table-cell office:value-type="float" office:value="0.156819">
            <text:p>0.156819</text:p>
          </table:table-cell>
          <table:table-cell/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0.338427">
            <text:p>0.338427</text:p>
          </table:table-cell>
          <table:table-cell office:value-type="float" office:value="0.325999">
            <text:p>0.325999</text:p>
          </table:table-cell>
          <table:table-cell table:formula="of:=1-1/(0.6*([.A674]-4.98)+1)" office:value-type="float" office:value="0.51219512195122">
            <text:p>0.512195122</text:p>
          </table:table-cell>
          <table:table-cell office:value-type="float" office:value="0.153778">
            <text:p>0.153778</text:p>
          </table:table-cell>
          <table:table-cell/>
        </table:table-row>
        <table:table-row table:style-name="ro1">
          <table:table-cell office:value-type="float" office:value="6.75">
            <text:p>6.75</text:p>
          </table:table-cell>
          <table:table-cell office:value-type="float" office:value="0.3417">
            <text:p>0.3417</text:p>
          </table:table-cell>
          <table:table-cell office:value-type="float" office:value="0.32723">
            <text:p>0.32723</text:p>
          </table:table-cell>
          <table:table-cell table:formula="of:=1-1/(0.6*([.A675]-4.98)+1)" office:value-type="float" office:value="0.513618677042802">
            <text:p>0.513618677</text:p>
          </table:table-cell>
          <table:table-cell office:value-type="float" office:value="0.154734">
            <text:p>0.154734</text:p>
          </table:table-cell>
          <table:table-cell/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0.344984">
            <text:p>0.344984</text:p>
          </table:table-cell>
          <table:table-cell office:value-type="float" office:value="0.328461">
            <text:p>0.328461</text:p>
          </table:table-cell>
          <table:table-cell table:formula="of:=1-1/(0.6*([.A676]-4.98)+1)" office:value-type="float" office:value="0.515033947623666">
            <text:p>0.5150339476</text:p>
          </table:table-cell>
          <table:table-cell office:value-type="float" office:value="0.154633">
            <text:p>0.154633</text:p>
          </table:table-cell>
          <table:table-cell/>
        </table:table-row>
        <table:table-row table:style-name="ro1">
          <table:table-cell office:value-type="float" office:value="6.77">
            <text:p>6.77</text:p>
          </table:table-cell>
          <table:table-cell office:value-type="float" office:value="0.348281">
            <text:p>0.348281</text:p>
          </table:table-cell>
          <table:table-cell office:value-type="float" office:value="0.32968">
            <text:p>0.32968</text:p>
          </table:table-cell>
          <table:table-cell table:formula="of:=1-1/(0.6*([.A677]-4.98)+1)" office:value-type="float" office:value="0.516441005802708">
            <text:p>0.5164410058</text:p>
          </table:table-cell>
          <table:table-cell office:value-type="float" office:value="0.153239">
            <text:p>0.153239</text:p>
          </table:table-cell>
          <table:table-cell/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0.35159">
            <text:p>0.35159</text:p>
          </table:table-cell>
          <table:table-cell office:value-type="float" office:value="0.3309">
            <text:p>0.3309</text:p>
          </table:table-cell>
          <table:table-cell table:formula="of:=1-1/(0.6*([.A678]-4.98)+1)" office:value-type="float" office:value="0.517839922854388">
            <text:p>0.5178399229</text:p>
          </table:table-cell>
          <table:table-cell office:value-type="float" office:value="0.1533">
            <text:p>0.1533</text:p>
          </table:table-cell>
          <table:table-cell/>
        </table:table-row>
        <table:table-row table:style-name="ro1">
          <table:table-cell office:value-type="float" office:value="6.79">
            <text:p>6.79</text:p>
          </table:table-cell>
          <table:table-cell office:value-type="float" office:value="0.354911">
            <text:p>0.354911</text:p>
          </table:table-cell>
          <table:table-cell office:value-type="float" office:value="0.332127">
            <text:p>0.332127</text:p>
          </table:table-cell>
          <table:table-cell table:formula="of:=1-1/(0.6*([.A679]-4.98)+1)" office:value-type="float" office:value="0.519230769230769">
            <text:p>0.5192307692</text:p>
          </table:table-cell>
          <table:table-cell office:value-type="float" office:value="0.154886">
            <text:p>0.154886</text:p>
          </table:table-cell>
          <table:table-cell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0.358245">
            <text:p>0.358245</text:p>
          </table:table-cell>
          <table:table-cell office:value-type="float" office:value="0.333328">
            <text:p>0.333328</text:p>
          </table:table-cell>
          <table:table-cell table:formula="of:=1-1/(0.6*([.A680]-4.98)+1)" office:value-type="float" office:value="0.520613614573346">
            <text:p>0.5206136146</text:p>
          </table:table-cell>
          <table:table-cell office:value-type="float" office:value="0.151024">
            <text:p>0.151024</text:p>
          </table:table-cell>
          <table:table-cell/>
        </table:table-row>
        <table:table-row table:style-name="ro1">
          <table:table-cell office:value-type="float" office:value="6.81">
            <text:p>6.81</text:p>
          </table:table-cell>
          <table:table-cell office:value-type="float" office:value="0.36159">
            <text:p>0.36159</text:p>
          </table:table-cell>
          <table:table-cell office:value-type="float" office:value="0.33453">
            <text:p>0.33453</text:p>
          </table:table-cell>
          <table:table-cell table:formula="of:=1-1/(0.6*([.A681]-4.98)+1)" office:value-type="float" office:value="0.521988527724665">
            <text:p>0.5219885277</text:p>
          </table:table-cell>
          <table:table-cell office:value-type="float" office:value="0.151085">
            <text:p>0.151085</text:p>
          </table:table-cell>
          <table:table-cell/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0.364947">
            <text:p>0.364947</text:p>
          </table:table-cell>
          <table:table-cell office:value-type="float" office:value="0.335714">
            <text:p>0.335714</text:p>
          </table:table-cell>
          <table:table-cell table:formula="of:=1-1/(0.6*([.A682]-4.98)+1)" office:value-type="float" office:value="0.523355576739752">
            <text:p>0.5233555767</text:p>
          </table:table-cell>
          <table:table-cell office:value-type="float" office:value="0.148737">
            <text:p>0.148737</text:p>
          </table:table-cell>
          <table:table-cell/>
        </table:table-row>
        <table:table-row table:style-name="ro1">
          <table:table-cell office:value-type="float" office:value="6.83">
            <text:p>6.83</text:p>
          </table:table-cell>
          <table:table-cell office:value-type="float" office:value="0.368316">
            <text:p>0.368316</text:p>
          </table:table-cell>
          <table:table-cell office:value-type="float" office:value="0.336913">
            <text:p>0.336913</text:p>
          </table:table-cell>
          <table:table-cell table:formula="of:=1-1/(0.6*([.A683]-4.98)+1)" office:value-type="float" office:value="0.524714828897338">
            <text:p>0.5247148289</text:p>
          </table:table-cell>
          <table:table-cell office:value-type="float" office:value="0.150659">
            <text:p>0.150659</text:p>
          </table:table-cell>
          <table:table-cell/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0.371697">
            <text:p>0.371697</text:p>
          </table:table-cell>
          <table:table-cell office:value-type="float" office:value="0.338112">
            <text:p>0.338112</text:p>
          </table:table-cell>
          <table:table-cell table:formula="of:=1-1/(0.6*([.A684]-4.98)+1)" office:value-type="float" office:value="0.5260663507109">
            <text:p>0.5260663507</text:p>
          </table:table-cell>
          <table:table-cell office:value-type="float" office:value="0.151361">
            <text:p>0.151361</text:p>
          </table:table-cell>
          <table:table-cell/>
        </table:table-row>
        <table:table-row table:style-name="ro1">
          <table:table-cell office:value-type="float" office:value="6.85">
            <text:p>6.85</text:p>
          </table:table-cell>
          <table:table-cell office:value-type="float" office:value="0.37509">
            <text:p>0.37509</text:p>
          </table:table-cell>
          <table:table-cell office:value-type="float" office:value="0.339287">
            <text:p>0.339287</text:p>
          </table:table-cell>
          <table:table-cell table:formula="of:=1-1/(0.6*([.A685]-4.98)+1)" office:value-type="float" office:value="0.527410207939508">
            <text:p>0.5274102079</text:p>
          </table:table-cell>
          <table:table-cell office:value-type="float" office:value="0.147655">
            <text:p>0.147655</text:p>
          </table:table-cell>
          <table:table-cell/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0.378495">
            <text:p>0.378495</text:p>
          </table:table-cell>
          <table:table-cell office:value-type="float" office:value="0.34048">
            <text:p>0.34048</text:p>
          </table:table-cell>
          <table:table-cell table:formula="of:=1-1/(0.6*([.A686]-4.98)+1)" office:value-type="float" office:value="0.528746465598492">
            <text:p>0.5287464656</text:p>
          </table:table-cell>
          <table:table-cell office:value-type="float" office:value="0.150664">
            <text:p>0.150664</text:p>
          </table:table-cell>
          <table:table-cell/>
        </table:table-row>
        <table:table-row table:style-name="ro1">
          <table:table-cell office:value-type="float" office:value="6.87">
            <text:p>6.87</text:p>
          </table:table-cell>
          <table:table-cell office:value-type="float" office:value="0.381911">
            <text:p>0.381911</text:p>
          </table:table-cell>
          <table:table-cell office:value-type="float" office:value="0.341644">
            <text:p>0.341644</text:p>
          </table:table-cell>
          <table:table-cell table:formula="of:=1-1/(0.6*([.A687]-4.98)+1)" office:value-type="float" office:value="0.530075187969925">
            <text:p>0.530075188</text:p>
          </table:table-cell>
          <table:table-cell office:value-type="float" office:value="0.1463">
            <text:p>0.1463</text:p>
          </table:table-cell>
          <table:table-cell/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0.38534">
            <text:p>0.38534</text:p>
          </table:table-cell>
          <table:table-cell office:value-type="float" office:value="0.342821">
            <text:p>0.342821</text:p>
          </table:table-cell>
          <table:table-cell table:formula="of:=1-1/(0.6*([.A688]-4.98)+1)" office:value-type="float" office:value="0.531396438612934">
            <text:p>0.5313964386</text:p>
          </table:table-cell>
          <table:table-cell office:value-type="float" office:value="0.147953">
            <text:p>0.147953</text:p>
          </table:table-cell>
          <table:table-cell/>
        </table:table-row>
        <table:table-row table:style-name="ro1">
          <table:table-cell office:value-type="float" office:value="6.89">
            <text:p>6.89</text:p>
          </table:table-cell>
          <table:table-cell office:value-type="float" office:value="0.388779">
            <text:p>0.388779</text:p>
          </table:table-cell>
          <table:table-cell office:value-type="float" office:value="0.343978">
            <text:p>0.343978</text:p>
          </table:table-cell>
          <table:table-cell table:formula="of:=1-1/(0.6*([.A689]-4.98)+1)" office:value-type="float" office:value="0.532710280373832">
            <text:p>0.5327102804</text:p>
          </table:table-cell>
          <table:table-cell office:value-type="float" office:value="0.14609">
            <text:p>0.14609</text:p>
          </table:table-cell>
          <table:table-cell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0.392231">
            <text:p>0.392231</text:p>
          </table:table-cell>
          <table:table-cell office:value-type="float" office:value="0.345139">
            <text:p>0.345139</text:p>
          </table:table-cell>
          <table:table-cell table:formula="of:=1-1/(0.6*([.A690]-4.98)+1)" office:value-type="float" office:value="0.534016775396086">
            <text:p>0.5340167754</text:p>
          </table:table-cell>
          <table:table-cell office:value-type="float" office:value="0.146527">
            <text:p>0.146527</text:p>
          </table:table-cell>
          <table:table-cell/>
        </table:table-row>
        <table:table-row table:style-name="ro1">
          <table:table-cell office:value-type="float" office:value="6.91">
            <text:p>6.91</text:p>
          </table:table-cell>
          <table:table-cell office:value-type="float" office:value="0.395694">
            <text:p>0.395694</text:p>
          </table:table-cell>
          <table:table-cell office:value-type="float" office:value="0.346297">
            <text:p>0.346297</text:p>
          </table:table-cell>
          <table:table-cell table:formula="of:=1-1/(0.6*([.A691]-4.98)+1)" office:value-type="float" office:value="0.535315985130112">
            <text:p>0.5353159851</text:p>
          </table:table-cell>
          <table:table-cell office:value-type="float" office:value="0.146271">
            <text:p>0.146271</text:p>
          </table:table-cell>
          <table:table-cell/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0.399168">
            <text:p>0.399168</text:p>
          </table:table-cell>
          <table:table-cell office:value-type="float" office:value="0.34745">
            <text:p>0.34745</text:p>
          </table:table-cell>
          <table:table-cell table:formula="of:=1-1/(0.6*([.A692]-4.98)+1)" office:value-type="float" office:value="0.53660797034291">
            <text:p>0.5366079703</text:p>
          </table:table-cell>
          <table:table-cell office:value-type="float" office:value="0.145538">
            <text:p>0.145538</text:p>
          </table:table-cell>
          <table:table-cell/>
        </table:table-row>
        <table:table-row table:style-name="ro1">
          <table:table-cell office:value-type="float" office:value="6.93">
            <text:p>6.93</text:p>
          </table:table-cell>
          <table:table-cell office:value-type="float" office:value="0.402654">
            <text:p>0.402654</text:p>
          </table:table-cell>
          <table:table-cell office:value-type="float" office:value="0.348599">
            <text:p>0.348599</text:p>
          </table:table-cell>
          <table:table-cell table:formula="of:=1-1/(0.6*([.A693]-4.98)+1)" office:value-type="float" office:value="0.537892791127542">
            <text:p>0.5378927911</text:p>
          </table:table-cell>
          <table:table-cell office:value-type="float" office:value="0.145102">
            <text:p>0.145102</text:p>
          </table:table-cell>
          <table:table-cell/>
        </table:table-row>
        <table:table-row table:style-name="ro1">
          <table:table-cell office:value-type="float" office:value="6.94">
            <text:p>6.94</text:p>
          </table:table-cell>
          <table:table-cell office:value-type="float" office:value="0.406152">
            <text:p>0.406152</text:p>
          </table:table-cell>
          <table:table-cell office:value-type="float" office:value="0.349739">
            <text:p>0.349739</text:p>
          </table:table-cell>
          <table:table-cell table:formula="of:=1-1/(0.6*([.A694]-4.98)+1)" office:value-type="float" office:value="0.539170506912442">
            <text:p>0.5391705069</text:p>
          </table:table-cell>
          <table:table-cell office:value-type="float" office:value="0.143223">
            <text:p>0.143223</text:p>
          </table:table-cell>
          <table:table-cell/>
        </table:table-row>
        <table:table-row table:style-name="ro1">
          <table:table-cell office:value-type="float" office:value="6.95">
            <text:p>6.95</text:p>
          </table:table-cell>
          <table:table-cell office:value-type="float" office:value="0.40966">
            <text:p>0.40966</text:p>
          </table:table-cell>
          <table:table-cell office:value-type="float" office:value="0.35088">
            <text:p>0.35088</text:p>
          </table:table-cell>
          <table:table-cell table:formula="of:=1-1/(0.6*([.A695]-4.98)+1)" office:value-type="float" office:value="0.540441176470588">
            <text:p>0.5404411765</text:p>
          </table:table-cell>
          <table:table-cell office:value-type="float" office:value="0.143444">
            <text:p>0.143444</text:p>
          </table:table-cell>
          <table:table-cell/>
        </table:table-row>
        <table:table-row table:style-name="ro1">
          <table:table-cell office:value-type="float" office:value="6.96">
            <text:p>6.96</text:p>
          </table:table-cell>
          <table:table-cell office:value-type="float" office:value="0.41318">
            <text:p>0.41318</text:p>
          </table:table-cell>
          <table:table-cell office:value-type="float" office:value="0.352005">
            <text:p>0.352005</text:p>
          </table:table-cell>
          <table:table-cell table:formula="of:=1-1/(0.6*([.A696]-4.98)+1)" office:value-type="float" office:value="0.541704857928506">
            <text:p>0.5417048579</text:p>
          </table:table-cell>
          <table:table-cell office:value-type="float" office:value="0.14135">
            <text:p>0.14135</text:p>
          </table:table-cell>
          <table:table-cell/>
        </table:table-row>
        <table:table-row table:style-name="ro1">
          <table:table-cell office:value-type="float" office:value="6.97">
            <text:p>6.97</text:p>
          </table:table-cell>
          <table:table-cell office:value-type="float" office:value="0.416712">
            <text:p>0.416712</text:p>
          </table:table-cell>
          <table:table-cell office:value-type="float" office:value="0.35314">
            <text:p>0.35314</text:p>
          </table:table-cell>
          <table:table-cell table:formula="of:=1-1/(0.6*([.A697]-4.98)+1)" office:value-type="float" office:value="0.542961608775137">
            <text:p>0.5429616088</text:p>
          </table:table-cell>
          <table:table-cell office:value-type="float" office:value="0.143255">
            <text:p>0.143255</text:p>
          </table:table-cell>
          <table:table-cell/>
        </table:table-row>
        <table:table-row table:style-name="ro1">
          <table:table-cell office:value-type="float" office:value="6.98">
            <text:p>6.98</text:p>
          </table:table-cell>
          <table:table-cell office:value-type="float" office:value="0.420254">
            <text:p>0.420254</text:p>
          </table:table-cell>
          <table:table-cell office:value-type="float" office:value="0.354264">
            <text:p>0.354264</text:p>
          </table:table-cell>
          <table:table-cell table:formula="of:=1-1/(0.6*([.A698]-4.98)+1)" office:value-type="float" office:value="0.544211485870556">
            <text:p>0.5442114859</text:p>
          </table:table-cell>
          <table:table-cell office:value-type="float" office:value="0.141222">
            <text:p>0.141222</text:p>
          </table:table-cell>
          <table:table-cell/>
        </table:table-row>
        <table:table-row table:style-name="ro1">
          <table:table-cell office:value-type="float" office:value="6.99">
            <text:p>6.99</text:p>
          </table:table-cell>
          <table:table-cell office:value-type="float" office:value="0.423808">
            <text:p>0.423808</text:p>
          </table:table-cell>
          <table:table-cell office:value-type="float" office:value="0.355383">
            <text:p>0.355383</text:p>
          </table:table-cell>
          <table:table-cell table:formula="of:=1-1/(0.6*([.A699]-4.98)+1)" office:value-type="float" office:value="0.545454545454545">
            <text:p>0.5454545455</text:p>
          </table:table-cell>
          <table:table-cell office:value-type="float" office:value="0.140616">
            <text:p>0.14061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427373">
            <text:p>0.427373</text:p>
          </table:table-cell>
          <table:table-cell office:value-type="float" office:value="0.356516">
            <text:p>0.356516</text:p>
          </table:table-cell>
          <table:table-cell table:formula="of:=1-1/(0.6*([.A700]-4.98)+1)" office:value-type="float" office:value="0.546690843155032">
            <text:p>0.5466908432</text:p>
          </table:table-cell>
          <table:table-cell office:value-type="float" office:value="0.143091">
            <text:p>0.143091</text:p>
          </table:table-cell>
          <table:table-cell/>
        </table:table-row>
        <table:table-row table:style-name="ro1">
          <table:table-cell office:value-type="float" office:value="7.01">
            <text:p>7.01</text:p>
          </table:table-cell>
          <table:table-cell office:value-type="float" office:value="0.43095">
            <text:p>0.43095</text:p>
          </table:table-cell>
          <table:table-cell office:value-type="float" office:value="0.357624">
            <text:p>0.357624</text:p>
          </table:table-cell>
          <table:table-cell table:formula="of:=1-1/(0.6*([.A701]-4.98)+1)" office:value-type="float" office:value="0.547920433996383">
            <text:p>0.547920434</text:p>
          </table:table-cell>
          <table:table-cell office:value-type="float" office:value="0.139228">
            <text:p>0.139228</text:p>
          </table:table-cell>
          <table:table-cell/>
        </table:table-row>
        <table:table-row table:style-name="ro1">
          <table:table-cell office:value-type="float" office:value="7.02">
            <text:p>7.02</text:p>
          </table:table-cell>
          <table:table-cell office:value-type="float" office:value="0.434537">
            <text:p>0.434537</text:p>
          </table:table-cell>
          <table:table-cell office:value-type="float" office:value="0.358737">
            <text:p>0.358737</text:p>
          </table:table-cell>
          <table:table-cell table:formula="of:=1-1/(0.6*([.A702]-4.98)+1)" office:value-type="float" office:value="0.549143372407574">
            <text:p>0.5491433724</text:p>
          </table:table-cell>
          <table:table-cell office:value-type="float" office:value="0.139823">
            <text:p>0.139823</text:p>
          </table:table-cell>
          <table:table-cell/>
        </table:table-row>
        <table:table-row table:style-name="ro1">
          <table:table-cell office:value-type="float" office:value="7.03">
            <text:p>7.03</text:p>
          </table:table-cell>
          <table:table-cell office:value-type="float" office:value="0.438135">
            <text:p>0.438135</text:p>
          </table:table-cell>
          <table:table-cell office:value-type="float" office:value="0.359833">
            <text:p>0.359833</text:p>
          </table:table-cell>
          <table:table-cell table:formula="of:=1-1/(0.6*([.A703]-4.98)+1)" office:value-type="float" office:value="0.550359712230216">
            <text:p>0.5503597122</text:p>
          </table:table-cell>
          <table:table-cell office:value-type="float" office:value="0.137641">
            <text:p>0.137641</text:p>
          </table:table-cell>
          <table:table-cell/>
        </table:table-row>
        <table:table-row table:style-name="ro1">
          <table:table-cell office:value-type="float" office:value="7.04">
            <text:p>7.04</text:p>
          </table:table-cell>
          <table:table-cell office:value-type="float" office:value="0.441745">
            <text:p>0.441745</text:p>
          </table:table-cell>
          <table:table-cell office:value-type="float" office:value="0.360931">
            <text:p>0.360931</text:p>
          </table:table-cell>
          <table:table-cell table:formula="of:=1-1/(0.6*([.A704]-4.98)+1)" office:value-type="float" office:value="0.551569506726457">
            <text:p>0.5515695067</text:p>
          </table:table-cell>
          <table:table-cell office:value-type="float" office:value="0.137982">
            <text:p>0.137982</text:p>
          </table:table-cell>
          <table:table-cell/>
        </table:table-row>
        <table:table-row table:style-name="ro1">
          <table:table-cell office:value-type="float" office:value="7.05">
            <text:p>7.05</text:p>
          </table:table-cell>
          <table:table-cell office:value-type="float" office:value="0.445365">
            <text:p>0.445365</text:p>
          </table:table-cell>
          <table:table-cell office:value-type="float" office:value="0.362034">
            <text:p>0.362034</text:p>
          </table:table-cell>
          <table:table-cell table:formula="of:=1-1/(0.6*([.A705]-4.98)+1)" office:value-type="float" office:value="0.552772808586762">
            <text:p>0.5527728086</text:p>
          </table:table-cell>
          <table:table-cell office:value-type="float" office:value="0.138623">
            <text:p>0.138623</text:p>
          </table:table-cell>
          <table:table-cell/>
        </table:table-row>
        <table:table-row table:style-name="ro1">
          <table:table-cell office:value-type="float" office:value="7.06">
            <text:p>7.06</text:p>
          </table:table-cell>
          <table:table-cell office:value-type="float" office:value="0.448996">
            <text:p>0.448996</text:p>
          </table:table-cell>
          <table:table-cell office:value-type="float" office:value="0.363124">
            <text:p>0.363124</text:p>
          </table:table-cell>
          <table:table-cell table:formula="of:=1-1/(0.6*([.A706]-4.98)+1)" office:value-type="float" office:value="0.553969669937556">
            <text:p>0.5539696699</text:p>
          </table:table-cell>
          <table:table-cell office:value-type="float" office:value="0.136933">
            <text:p>0.136933</text:p>
          </table:table-cell>
          <table:table-cell/>
        </table:table-row>
        <table:table-row table:style-name="ro1">
          <table:table-cell office:value-type="float" office:value="7.07">
            <text:p>7.07</text:p>
          </table:table-cell>
          <table:table-cell office:value-type="float" office:value="0.452639">
            <text:p>0.452639</text:p>
          </table:table-cell>
          <table:table-cell office:value-type="float" office:value="0.364227">
            <text:p>0.364227</text:p>
          </table:table-cell>
          <table:table-cell table:formula="of:=1-1/(0.6*([.A707]-4.98)+1)" office:value-type="float" office:value="0.555160142348754">
            <text:p>0.5551601423</text:p>
          </table:table-cell>
          <table:table-cell office:value-type="float" office:value="0.139309">
            <text:p>0.139309</text:p>
          </table:table-cell>
          <table:table-cell/>
        </table:table-row>
        <table:table-row table:style-name="ro1">
          <table:table-cell office:value-type="float" office:value="7.08">
            <text:p>7.08</text:p>
          </table:table-cell>
          <table:table-cell office:value-type="float" office:value="0.456292">
            <text:p>0.456292</text:p>
          </table:table-cell>
          <table:table-cell office:value-type="float" office:value="0.365308">
            <text:p>0.365308</text:p>
          </table:table-cell>
          <table:table-cell table:formula="of:=1-1/(0.6*([.A708]-4.98)+1)" office:value-type="float" office:value="0.556344276841171">
            <text:p>0.5563442768</text:p>
          </table:table-cell>
          <table:table-cell office:value-type="float" office:value="0.135783">
            <text:p>0.135783</text:p>
          </table:table-cell>
          <table:table-cell/>
        </table:table-row>
        <table:table-row table:style-name="ro1">
          <table:table-cell office:value-type="float" office:value="7.09">
            <text:p>7.09</text:p>
          </table:table-cell>
          <table:table-cell office:value-type="float" office:value="0.459956">
            <text:p>0.459956</text:p>
          </table:table-cell>
          <table:table-cell office:value-type="float" office:value="0.366391">
            <text:p>0.366391</text:p>
          </table:table-cell>
          <table:table-cell table:formula="of:=1-1/(0.6*([.A709]-4.98)+1)" office:value-type="float" office:value="0.557522123893805">
            <text:p>0.5575221239</text:p>
          </table:table-cell>
          <table:table-cell office:value-type="float" office:value="0.136121">
            <text:p>0.136121</text:p>
          </table:table-cell>
          <table:table-cell/>
        </table:table-row>
        <table:table-row table:style-name="ro1">
          <table:table-cell office:value-type="float" office:value="7.1">
            <text:p>7.1</text:p>
          </table:table-cell>
          <table:table-cell office:value-type="float" office:value="0.46363">
            <text:p>0.46363</text:p>
          </table:table-cell>
          <table:table-cell office:value-type="float" office:value="0.367457">
            <text:p>0.367457</text:p>
          </table:table-cell>
          <table:table-cell table:formula="of:=1-1/(0.6*([.A710]-4.98)+1)" office:value-type="float" office:value="0.558693733451015">
            <text:p>0.5586937335</text:p>
          </table:table-cell>
          <table:table-cell office:value-type="float" office:value="0.133924">
            <text:p>0.133924</text:p>
          </table:table-cell>
          <table:table-cell/>
        </table:table-row>
        <table:table-row table:style-name="ro1">
          <table:table-cell office:value-type="float" office:value="7.11">
            <text:p>7.11</text:p>
          </table:table-cell>
          <table:table-cell office:value-type="float" office:value="0.467315">
            <text:p>0.467315</text:p>
          </table:table-cell>
          <table:table-cell office:value-type="float" office:value="0.36853">
            <text:p>0.36853</text:p>
          </table:table-cell>
          <table:table-cell table:formula="of:=1-1/(0.6*([.A711]-4.98)+1)" office:value-type="float" office:value="0.559859154929578">
            <text:p>0.5598591549</text:p>
          </table:table-cell>
          <table:table-cell office:value-type="float" office:value="0.13474">
            <text:p>0.13474</text:p>
          </table:table-cell>
          <table:table-cell/>
        </table:table-row>
        <table:table-row table:style-name="ro1">
          <table:table-cell office:value-type="float" office:value="7.12">
            <text:p>7.12</text:p>
          </table:table-cell>
          <table:table-cell office:value-type="float" office:value="0.471011">
            <text:p>0.471011</text:p>
          </table:table-cell>
          <table:table-cell office:value-type="float" office:value="0.369601">
            <text:p>0.369601</text:p>
          </table:table-cell>
          <table:table-cell table:formula="of:=1-1/(0.6*([.A712]-4.98)+1)" office:value-type="float" office:value="0.561018437225637">
            <text:p>0.5610184372</text:p>
          </table:table-cell>
          <table:table-cell office:value-type="float" office:value="0.134557">
            <text:p>0.134557</text:p>
          </table:table-cell>
          <table:table-cell/>
        </table:table-row>
        <table:table-row table:style-name="ro1">
          <table:table-cell office:value-type="float" office:value="7.13">
            <text:p>7.13</text:p>
          </table:table-cell>
          <table:table-cell office:value-type="float" office:value="0.474718">
            <text:p>0.474718</text:p>
          </table:table-cell>
          <table:table-cell office:value-type="float" office:value="0.370677">
            <text:p>0.370677</text:p>
          </table:table-cell>
          <table:table-cell table:formula="of:=1-1/(0.6*([.A713]-4.98)+1)" office:value-type="float" office:value="0.562171628721541">
            <text:p>0.5621716287</text:p>
          </table:table-cell>
          <table:table-cell office:value-type="float" office:value="0.135959">
            <text:p>0.135959</text:p>
          </table:table-cell>
          <table:table-cell/>
        </table:table-row>
        <table:table-row table:style-name="ro1">
          <table:table-cell office:value-type="float" office:value="7.14">
            <text:p>7.14</text:p>
          </table:table-cell>
          <table:table-cell office:value-type="float" office:value="0.478436">
            <text:p>0.478436</text:p>
          </table:table-cell>
          <table:table-cell office:value-type="float" office:value="0.371743">
            <text:p>0.371743</text:p>
          </table:table-cell>
          <table:table-cell table:formula="of:=1-1/(0.6*([.A714]-4.98)+1)" office:value-type="float" office:value="0.563318777292576">
            <text:p>0.5633187773</text:p>
          </table:table-cell>
          <table:table-cell office:value-type="float" office:value="0.13457">
            <text:p>0.13457</text:p>
          </table:table-cell>
          <table:table-cell/>
        </table:table-row>
        <table:table-row table:style-name="ro1">
          <table:table-cell office:value-type="float" office:value="7.15">
            <text:p>7.15</text:p>
          </table:table-cell>
          <table:table-cell office:value-type="float" office:value="0.482163">
            <text:p>0.482163</text:p>
          </table:table-cell>
          <table:table-cell office:value-type="float" office:value="0.372788">
            <text:p>0.372788</text:p>
          </table:table-cell>
          <table:table-cell table:formula="of:=1-1/(0.6*([.A715]-4.98)+1)" office:value-type="float" office:value="0.564459930313589">
            <text:p>0.5644599303</text:p>
          </table:table-cell>
          <table:table-cell office:value-type="float" office:value="0.131274">
            <text:p>0.131274</text:p>
          </table:table-cell>
          <table:table-cell/>
        </table:table-row>
        <table:table-row table:style-name="ro1">
          <table:table-cell office:value-type="float" office:value="7.16">
            <text:p>7.16</text:p>
          </table:table-cell>
          <table:table-cell office:value-type="float" office:value="0.485902">
            <text:p>0.485902</text:p>
          </table:table-cell>
          <table:table-cell office:value-type="float" office:value="0.373847">
            <text:p>0.373847</text:p>
          </table:table-cell>
          <table:table-cell table:formula="of:=1-1/(0.6*([.A716]-4.98)+1)" office:value-type="float" office:value="0.565595134665508">
            <text:p>0.5655951347</text:p>
          </table:table-cell>
          <table:table-cell office:value-type="float" office:value="0.133027">
            <text:p>0.133027</text:p>
          </table:table-cell>
          <table:table-cell/>
        </table:table-row>
        <table:table-row table:style-name="ro1">
          <table:table-cell office:value-type="float" office:value="7.17">
            <text:p>7.17</text:p>
          </table:table-cell>
          <table:table-cell office:value-type="float" office:value="0.489651">
            <text:p>0.489651</text:p>
          </table:table-cell>
          <table:table-cell office:value-type="float" office:value="0.374889">
            <text:p>0.374889</text:p>
          </table:table-cell>
          <table:table-cell table:formula="of:=1-1/(0.6*([.A717]-4.98)+1)" office:value-type="float" office:value="0.566724436741768">
            <text:p>0.5667244367</text:p>
          </table:table-cell>
          <table:table-cell office:value-type="float" office:value="0.131557">
            <text:p>0.131557</text:p>
          </table:table-cell>
          <table:table-cell/>
        </table:table-row>
        <table:table-row table:style-name="ro1">
          <table:table-cell office:value-type="float" office:value="7.18">
            <text:p>7.18</text:p>
          </table:table-cell>
          <table:table-cell office:value-type="float" office:value="0.49341">
            <text:p>0.49341</text:p>
          </table:table-cell>
          <table:table-cell office:value-type="float" office:value="0.375934">
            <text:p>0.375934</text:p>
          </table:table-cell>
          <table:table-cell table:formula="of:=1-1/(0.6*([.A718]-4.98)+1)" office:value-type="float" office:value="0.567847882454624">
            <text:p>0.5678478825</text:p>
          </table:table-cell>
          <table:table-cell office:value-type="float" office:value="0.131323">
            <text:p>0.131323</text:p>
          </table:table-cell>
          <table:table-cell/>
        </table:table-row>
        <table:table-row table:style-name="ro1">
          <table:table-cell office:value-type="float" office:value="7.19">
            <text:p>7.19</text:p>
          </table:table-cell>
          <table:table-cell office:value-type="float" office:value="0.49718">
            <text:p>0.49718</text:p>
          </table:table-cell>
          <table:table-cell office:value-type="float" office:value="0.376986">
            <text:p>0.376986</text:p>
          </table:table-cell>
          <table:table-cell table:formula="of:=1-1/(0.6*([.A719]-4.98)+1)" office:value-type="float" office:value="0.568965517241379">
            <text:p>0.5689655172</text:p>
          </table:table-cell>
          <table:table-cell office:value-type="float" office:value="0.132801">
            <text:p>0.132801</text:p>
          </table:table-cell>
          <table:table-cell/>
        </table:table-row>
        <table:table-row table:style-name="ro1">
          <table:table-cell office:value-type="float" office:value="7.2">
            <text:p>7.2</text:p>
          </table:table-cell>
          <table:table-cell office:value-type="float" office:value="0.50096">
            <text:p>0.50096</text:p>
          </table:table-cell>
          <table:table-cell office:value-type="float" office:value="0.378021">
            <text:p>0.378021</text:p>
          </table:table-cell>
          <table:table-cell table:formula="of:=1-1/(0.6*([.A720]-4.98)+1)" office:value-type="float" office:value="0.570077386070507">
            <text:p>0.5700773861</text:p>
          </table:table-cell>
          <table:table-cell office:value-type="float" office:value="0.130741">
            <text:p>0.130741</text:p>
          </table:table-cell>
          <table:table-cell/>
        </table:table-row>
        <table:table-row table:style-name="ro1">
          <table:table-cell office:value-type="float" office:value="7.21">
            <text:p>7.21</text:p>
          </table:table-cell>
          <table:table-cell office:value-type="float" office:value="0.504751">
            <text:p>0.504751</text:p>
          </table:table-cell>
          <table:table-cell office:value-type="float" office:value="0.379051">
            <text:p>0.379051</text:p>
          </table:table-cell>
          <table:table-cell table:formula="of:=1-1/(0.6*([.A721]-4.98)+1)" office:value-type="float" office:value="0.571183533447684">
            <text:p>0.5711835334</text:p>
          </table:table-cell>
          <table:table-cell office:value-type="float" office:value="0.129431">
            <text:p>0.129431</text:p>
          </table:table-cell>
          <table:table-cell/>
        </table:table-row>
        <table:table-row table:style-name="ro1">
          <table:table-cell office:value-type="float" office:value="7.22">
            <text:p>7.22</text:p>
          </table:table-cell>
          <table:table-cell office:value-type="float" office:value="0.508552">
            <text:p>0.508552</text:p>
          </table:table-cell>
          <table:table-cell office:value-type="float" office:value="0.380086">
            <text:p>0.380086</text:p>
          </table:table-cell>
          <table:table-cell table:formula="of:=1-1/(0.6*([.A722]-4.98)+1)" office:value-type="float" office:value="0.572284003421728">
            <text:p>0.5722840034</text:p>
          </table:table-cell>
          <table:table-cell office:value-type="float" office:value="0.129991">
            <text:p>0.129991</text:p>
          </table:table-cell>
          <table:table-cell/>
        </table:table-row>
        <table:table-row table:style-name="ro1">
          <table:table-cell office:value-type="float" office:value="7.23">
            <text:p>7.23</text:p>
          </table:table-cell>
          <table:table-cell office:value-type="float" office:value="0.512363">
            <text:p>0.512363</text:p>
          </table:table-cell>
          <table:table-cell office:value-type="float" office:value="0.381109">
            <text:p>0.381109</text:p>
          </table:table-cell>
          <table:table-cell table:formula="of:=1-1/(0.6*([.A723]-4.98)+1)" office:value-type="float" office:value="0.573378839590444">
            <text:p>0.5733788396</text:p>
          </table:table-cell>
          <table:table-cell office:value-type="float" office:value="0.128432">
            <text:p>0.128432</text:p>
          </table:table-cell>
          <table:table-cell/>
        </table:table-row>
        <table:table-row table:style-name="ro1">
          <table:table-cell office:value-type="float" office:value="7.24">
            <text:p>7.24</text:p>
          </table:table-cell>
          <table:table-cell office:value-type="float" office:value="0.516184">
            <text:p>0.516184</text:p>
          </table:table-cell>
          <table:table-cell office:value-type="float" office:value="0.382123">
            <text:p>0.382123</text:p>
          </table:table-cell>
          <table:table-cell table:formula="of:=1-1/(0.6*([.A724]-4.98)+1)" office:value-type="float" office:value="0.574468085106383">
            <text:p>0.5744680851</text:p>
          </table:table-cell>
          <table:table-cell office:value-type="float" office:value="0.127328">
            <text:p>0.127328</text:p>
          </table:table-cell>
          <table:table-cell/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0.520015">
            <text:p>0.520015</text:p>
          </table:table-cell>
          <table:table-cell office:value-type="float" office:value="0.38315">
            <text:p>0.38315</text:p>
          </table:table-cell>
          <table:table-cell table:formula="of:=1-1/(0.6*([.A725]-4.98)+1)" office:value-type="float" office:value="0.575551782682513">
            <text:p>0.5755517827</text:p>
          </table:table-cell>
          <table:table-cell office:value-type="float" office:value="0.128978">
            <text:p>0.128978</text:p>
          </table:table-cell>
          <table:table-cell/>
        </table:table-row>
        <table:table-row table:style-name="ro1">
          <table:table-cell office:value-type="float" office:value="7.26">
            <text:p>7.26</text:p>
          </table:table-cell>
          <table:table-cell office:value-type="float" office:value="0.523857">
            <text:p>0.523857</text:p>
          </table:table-cell>
          <table:table-cell office:value-type="float" office:value="0.384171">
            <text:p>0.384171</text:p>
          </table:table-cell>
          <table:table-cell table:formula="of:=1-1/(0.6*([.A726]-4.98)+1)" office:value-type="float" office:value="0.576629974597799">
            <text:p>0.5766299746</text:p>
          </table:table-cell>
          <table:table-cell office:value-type="float" office:value="0.128948">
            <text:p>0.128948</text:p>
          </table:table-cell>
          <table:table-cell/>
        </table:table-row>
        <table:table-row table:style-name="ro1">
          <table:table-cell office:value-type="float" office:value="7.27">
            <text:p>7.27</text:p>
          </table:table-cell>
          <table:table-cell office:value-type="float" office:value="0.527709">
            <text:p>0.527709</text:p>
          </table:table-cell>
          <table:table-cell office:value-type="float" office:value="0.385186">
            <text:p>0.385186</text:p>
          </table:table-cell>
          <table:table-cell table:formula="of:=1-1/(0.6*([.A727]-4.98)+1)" office:value-type="float" office:value="0.577702702702703">
            <text:p>0.5777027027</text:p>
          </table:table-cell>
          <table:table-cell office:value-type="float" office:value="0.128306">
            <text:p>0.128306</text:p>
          </table:table-cell>
          <table:table-cell/>
        </table:table-row>
        <table:table-row table:style-name="ro1">
          <table:table-cell office:value-type="float" office:value="7.28">
            <text:p>7.28</text:p>
          </table:table-cell>
          <table:table-cell office:value-type="float" office:value="0.531571">
            <text:p>0.531571</text:p>
          </table:table-cell>
          <table:table-cell office:value-type="float" office:value="0.386188">
            <text:p>0.386188</text:p>
          </table:table-cell>
          <table:table-cell table:formula="of:=1-1/(0.6*([.A728]-4.98)+1)" office:value-type="float" office:value="0.5787700084246">
            <text:p>0.5787700084</text:p>
          </table:table-cell>
          <table:table-cell office:value-type="float" office:value="0.125788">
            <text:p>0.125788</text:p>
          </table:table-cell>
          <table:table-cell/>
        </table:table-row>
        <table:table-row table:style-name="ro1">
          <table:table-cell office:value-type="float" office:value="7.29">
            <text:p>7.29</text:p>
          </table:table-cell>
          <table:table-cell office:value-type="float" office:value="0.535443">
            <text:p>0.535443</text:p>
          </table:table-cell>
          <table:table-cell office:value-type="float" office:value="0.387195">
            <text:p>0.387195</text:p>
          </table:table-cell>
          <table:table-cell table:formula="of:=1-1/(0.6*([.A729]-4.98)+1)" office:value-type="float" office:value="0.579831932773109">
            <text:p>0.5798319328</text:p>
          </table:table-cell>
          <table:table-cell office:value-type="float" office:value="0.126548">
            <text:p>0.126548</text:p>
          </table:table-cell>
          <table:table-cell/>
        </table:table-row>
        <table:table-row table:style-name="ro1">
          <table:table-cell office:value-type="float" office:value="7.3">
            <text:p>7.3</text:p>
          </table:table-cell>
          <table:table-cell office:value-type="float" office:value="0.539325">
            <text:p>0.539325</text:p>
          </table:table-cell>
          <table:table-cell office:value-type="float" office:value="0.38818">
            <text:p>0.38818</text:p>
          </table:table-cell>
          <table:table-cell table:formula="of:=1-1/(0.6*([.A730]-4.98)+1)" office:value-type="float" office:value="0.580888516345348">
            <text:p>0.5808885163</text:p>
          </table:table-cell>
          <table:table-cell office:value-type="float" office:value="0.12369">
            <text:p>0.12369</text:p>
          </table:table-cell>
          <table:table-cell/>
        </table:table-row>
        <table:table-row table:style-name="ro1">
          <table:table-cell office:value-type="float" office:value="7.31">
            <text:p>7.31</text:p>
          </table:table-cell>
          <table:table-cell office:value-type="float" office:value="0.543217">
            <text:p>0.543217</text:p>
          </table:table-cell>
          <table:table-cell office:value-type="float" office:value="0.38919">
            <text:p>0.38919</text:p>
          </table:table-cell>
          <table:table-cell table:formula="of:=1-1/(0.6*([.A731]-4.98)+1)" office:value-type="float" office:value="0.581939799331104">
            <text:p>0.5819397993</text:p>
          </table:table-cell>
          <table:table-cell office:value-type="float" office:value="0.126825">
            <text:p>0.126825</text:p>
          </table:table-cell>
          <table:table-cell/>
        </table:table-row>
        <table:table-row table:style-name="ro1">
          <table:table-cell office:value-type="float" office:value="7.32">
            <text:p>7.32</text:p>
          </table:table-cell>
          <table:table-cell office:value-type="float" office:value="0.547118">
            <text:p>0.547118</text:p>
          </table:table-cell>
          <table:table-cell office:value-type="float" office:value="0.390191">
            <text:p>0.390191</text:p>
          </table:table-cell>
          <table:table-cell table:formula="of:=1-1/(0.6*([.A732]-4.98)+1)" office:value-type="float" office:value="0.582985821517932">
            <text:p>0.5829858215</text:p>
          </table:table-cell>
          <table:table-cell office:value-type="float" office:value="0.126422">
            <text:p>0.126422</text:p>
          </table:table-cell>
          <table:table-cell/>
        </table:table-row>
        <table:table-row table:style-name="ro1">
          <table:table-cell office:value-type="float" office:value="7.33">
            <text:p>7.33</text:p>
          </table:table-cell>
          <table:table-cell office:value-type="float" office:value="0.55103">
            <text:p>0.55103</text:p>
          </table:table-cell>
          <table:table-cell office:value-type="float" office:value="0.391179">
            <text:p>0.391179</text:p>
          </table:table-cell>
          <table:table-cell table:formula="of:=1-1/(0.6*([.A733]-4.98)+1)" office:value-type="float" office:value="0.584026622296173">
            <text:p>0.5840266223</text:p>
          </table:table-cell>
          <table:table-cell office:value-type="float" office:value="0.124897">
            <text:p>0.124897</text:p>
          </table:table-cell>
          <table:table-cell/>
        </table:table-row>
        <table:table-row table:style-name="ro1">
          <table:table-cell office:value-type="float" office:value="7.34">
            <text:p>7.34</text:p>
          </table:table-cell>
          <table:table-cell office:value-type="float" office:value="0.554952">
            <text:p>0.554952</text:p>
          </table:table-cell>
          <table:table-cell office:value-type="float" office:value="0.392162">
            <text:p>0.392162</text:p>
          </table:table-cell>
          <table:table-cell table:formula="of:=1-1/(0.6*([.A734]-4.98)+1)" office:value-type="float" office:value="0.5850622406639">
            <text:p>0.5850622407</text:p>
          </table:table-cell>
          <table:table-cell office:value-type="float" office:value="0.123399">
            <text:p>0.123399</text:p>
          </table:table-cell>
          <table:table-cell/>
        </table:table-row>
        <table:table-row table:style-name="ro1">
          <table:table-cell office:value-type="float" office:value="7.35">
            <text:p>7.35</text:p>
          </table:table-cell>
          <table:table-cell office:value-type="float" office:value="0.558883">
            <text:p>0.558883</text:p>
          </table:table-cell>
          <table:table-cell office:value-type="float" office:value="0.393151">
            <text:p>0.393151</text:p>
          </table:table-cell>
          <table:table-cell table:formula="of:=1-1/(0.6*([.A735]-4.98)+1)" office:value-type="float" office:value="0.586092715231788">
            <text:p>0.5860927152</text:p>
          </table:table-cell>
          <table:table-cell office:value-type="float" office:value="0.124283">
            <text:p>0.124283</text:p>
          </table:table-cell>
          <table:table-cell/>
        </table:table-row>
        <table:table-row table:style-name="ro1">
          <table:table-cell office:value-type="float" office:value="7.36">
            <text:p>7.36</text:p>
          </table:table-cell>
          <table:table-cell office:value-type="float" office:value="0.562825">
            <text:p>0.562825</text:p>
          </table:table-cell>
          <table:table-cell office:value-type="float" office:value="0.394124">
            <text:p>0.394124</text:p>
          </table:table-cell>
          <table:table-cell table:formula="of:=1-1/(0.6*([.A736]-4.98)+1)" office:value-type="float" office:value="0.587118084227911">
            <text:p>0.5871180842</text:p>
          </table:table-cell>
          <table:table-cell office:value-type="float" office:value="0.12222">
            <text:p>0.12222</text:p>
          </table:table-cell>
          <table:table-cell/>
        </table:table-row>
        <table:table-row table:style-name="ro1">
          <table:table-cell office:value-type="float" office:value="7.37">
            <text:p>7.37</text:p>
          </table:table-cell>
          <table:table-cell office:value-type="float" office:value="0.566776">
            <text:p>0.566776</text:p>
          </table:table-cell>
          <table:table-cell office:value-type="float" office:value="0.395092">
            <text:p>0.395092</text:p>
          </table:table-cell>
          <table:table-cell table:formula="of:=1-1/(0.6*([.A737]-4.98)+1)" office:value-type="float" office:value="0.588138385502471">
            <text:p>0.5881383855</text:p>
          </table:table-cell>
          <table:table-cell office:value-type="float" office:value="0.121585">
            <text:p>0.121585</text:p>
          </table:table-cell>
          <table:table-cell/>
        </table:table-row>
        <table:table-row table:style-name="ro1">
          <table:table-cell office:value-type="float" office:value="7.38">
            <text:p>7.38</text:p>
          </table:table-cell>
          <table:table-cell office:value-type="float" office:value="0.570736">
            <text:p>0.570736</text:p>
          </table:table-cell>
          <table:table-cell office:value-type="float" office:value="0.396071">
            <text:p>0.396071</text:p>
          </table:table-cell>
          <table:table-cell table:formula="of:=1-1/(0.6*([.A738]-4.98)+1)" office:value-type="float" office:value="0.589153656532457">
            <text:p>0.5891536565</text:p>
          </table:table-cell>
          <table:table-cell office:value-type="float" office:value="0.122997">
            <text:p>0.122997</text:p>
          </table:table-cell>
          <table:table-cell/>
        </table:table-row>
        <table:table-row table:style-name="ro1">
          <table:table-cell office:value-type="float" office:value="7.39">
            <text:p>7.39</text:p>
          </table:table-cell>
          <table:table-cell office:value-type="float" office:value="0.574707">
            <text:p>0.574707</text:p>
          </table:table-cell>
          <table:table-cell office:value-type="float" office:value="0.397048">
            <text:p>0.397048</text:p>
          </table:table-cell>
          <table:table-cell table:formula="of:=1-1/(0.6*([.A739]-4.98)+1)" office:value-type="float" office:value="0.590163934426229">
            <text:p>0.5901639344</text:p>
          </table:table-cell>
          <table:table-cell office:value-type="float" office:value="0.123415">
            <text:p>0.123415</text:p>
          </table:table-cell>
          <table:table-cell/>
        </table:table-row>
        <table:table-row table:style-name="ro1">
          <table:table-cell office:value-type="float" office:value="7.4">
            <text:p>7.4</text:p>
          </table:table-cell>
          <table:table-cell office:value-type="float" office:value="0.578687">
            <text:p>0.578687</text:p>
          </table:table-cell>
          <table:table-cell office:value-type="float" office:value="0.398013">
            <text:p>0.398013</text:p>
          </table:table-cell>
          <table:table-cell table:formula="of:=1-1/(0.6*([.A740]-4.98)+1)" office:value-type="float" office:value="0.591169255928046">
            <text:p>0.5911692559</text:p>
          </table:table-cell>
          <table:table-cell office:value-type="float" office:value="0.121119">
            <text:p>0.121119</text:p>
          </table:table-cell>
          <table:table-cell/>
        </table:table-row>
        <table:table-row table:style-name="ro1">
          <table:table-cell office:value-type="float" office:value="7.41">
            <text:p>7.41</text:p>
          </table:table-cell>
          <table:table-cell office:value-type="float" office:value="0.582677">
            <text:p>0.582677</text:p>
          </table:table-cell>
          <table:table-cell office:value-type="float" office:value="0.398972">
            <text:p>0.398972</text:p>
          </table:table-cell>
          <table:table-cell table:formula="of:=1-1/(0.6*([.A741]-4.98)+1)" office:value-type="float" office:value="0.592169657422512">
            <text:p>0.5921696574</text:p>
          </table:table-cell>
          <table:table-cell office:value-type="float" office:value="0.120511">
            <text:p>0.120511</text:p>
          </table:table-cell>
          <table:table-cell/>
        </table:table-row>
        <table:table-row table:style-name="ro1">
          <table:table-cell office:value-type="float" office:value="7.42">
            <text:p>7.42</text:p>
          </table:table-cell>
          <table:table-cell office:value-type="float" office:value="0.586676">
            <text:p>0.586676</text:p>
          </table:table-cell>
          <table:table-cell office:value-type="float" office:value="0.399939">
            <text:p>0.399939</text:p>
          </table:table-cell>
          <table:table-cell table:formula="of:=1-1/(0.6*([.A742]-4.98)+1)" office:value-type="float" office:value="0.593165174938975">
            <text:p>0.5931651749</text:p>
          </table:table-cell>
          <table:table-cell office:value-type="float" office:value="0.121393">
            <text:p>0.121393</text:p>
          </table:table-cell>
          <table:table-cell/>
        </table:table-row>
        <table:table-row table:style-name="ro1">
          <table:table-cell office:value-type="float" office:value="7.43">
            <text:p>7.43</text:p>
          </table:table-cell>
          <table:table-cell office:value-type="float" office:value="0.590685">
            <text:p>0.590685</text:p>
          </table:table-cell>
          <table:table-cell office:value-type="float" office:value="0.400878">
            <text:p>0.400878</text:p>
          </table:table-cell>
          <table:table-cell table:formula="of:=1-1/(0.6*([.A743]-4.98)+1)" office:value-type="float" office:value="0.594155844155844">
            <text:p>0.5941558442</text:p>
          </table:table-cell>
          <table:table-cell office:value-type="float" office:value="0.117968">
            <text:p>0.117968</text:p>
          </table:table-cell>
          <table:table-cell/>
        </table:table-row>
        <table:table-row table:style-name="ro1">
          <table:table-cell office:value-type="float" office:value="7.44">
            <text:p>7.44</text:p>
          </table:table-cell>
          <table:table-cell office:value-type="float" office:value="0.594703">
            <text:p>0.594703</text:p>
          </table:table-cell>
          <table:table-cell office:value-type="float" office:value="0.401841">
            <text:p>0.401841</text:p>
          </table:table-cell>
          <table:table-cell table:formula="of:=1-1/(0.6*([.A744]-4.98)+1)" office:value-type="float" office:value="0.595141700404858">
            <text:p>0.5951417004</text:p>
          </table:table-cell>
          <table:table-cell office:value-type="float" office:value="0.120921">
            <text:p>0.120921</text:p>
          </table:table-cell>
          <table:table-cell/>
        </table:table-row>
        <table:table-row table:style-name="ro1">
          <table:table-cell office:value-type="float" office:value="7.45">
            <text:p>7.45</text:p>
          </table:table-cell>
          <table:table-cell office:value-type="float" office:value="0.598731">
            <text:p>0.598731</text:p>
          </table:table-cell>
          <table:table-cell office:value-type="float" office:value="0.402788">
            <text:p>0.402788</text:p>
          </table:table-cell>
          <table:table-cell table:formula="of:=1-1/(0.6*([.A745]-4.98)+1)" office:value-type="float" office:value="0.596122778675283">
            <text:p>0.5961227787</text:p>
          </table:table-cell>
          <table:table-cell office:value-type="float" office:value="0.118867">
            <text:p>0.118867</text:p>
          </table:table-cell>
          <table:table-cell/>
        </table:table-row>
        <table:table-row table:style-name="ro1">
          <table:table-cell office:value-type="float" office:value="7.46">
            <text:p>7.46</text:p>
          </table:table-cell>
          <table:table-cell office:value-type="float" office:value="0.602768">
            <text:p>0.602768</text:p>
          </table:table-cell>
          <table:table-cell office:value-type="float" office:value="0.403739">
            <text:p>0.403739</text:p>
          </table:table-cell>
          <table:table-cell table:formula="of:=1-1/(0.6*([.A746]-4.98)+1)" office:value-type="float" office:value="0.59709911361805">
            <text:p>0.5970991136</text:p>
          </table:table-cell>
          <table:table-cell office:value-type="float" office:value="0.119463">
            <text:p>0.119463</text:p>
          </table:table-cell>
          <table:table-cell/>
        </table:table-row>
        <table:table-row table:style-name="ro1">
          <table:table-cell office:value-type="float" office:value="7.47">
            <text:p>7.47</text:p>
          </table:table-cell>
          <table:table-cell office:value-type="float" office:value="0.606815">
            <text:p>0.606815</text:p>
          </table:table-cell>
          <table:table-cell office:value-type="float" office:value="0.404683">
            <text:p>0.404683</text:p>
          </table:table-cell>
          <table:table-cell table:formula="of:=1-1/(0.6*([.A747]-4.98)+1)" office:value-type="float" office:value="0.598070739549839">
            <text:p>0.5980707395</text:p>
          </table:table-cell>
          <table:table-cell office:value-type="float" office:value="0.11848">
            <text:p>0.11848</text:p>
          </table:table-cell>
          <table:table-cell/>
        </table:table-row>
        <table:table-row table:style-name="ro1">
          <table:table-cell office:value-type="float" office:value="7.48">
            <text:p>7.48</text:p>
          </table:table-cell>
          <table:table-cell office:value-type="float" office:value="0.610872">
            <text:p>0.610872</text:p>
          </table:table-cell>
          <table:table-cell office:value-type="float" office:value="0.405627">
            <text:p>0.405627</text:p>
          </table:table-cell>
          <table:table-cell table:formula="of:=1-1/(0.6*([.A748]-4.98)+1)" office:value-type="float" office:value="0.599037690457097">
            <text:p>0.5990376905</text:p>
          </table:table-cell>
          <table:table-cell office:value-type="float" office:value="0.118622">
            <text:p>0.118622</text:p>
          </table:table-cell>
          <table:table-cell/>
        </table:table-row>
        <table:table-row table:style-name="ro1">
          <table:table-cell office:value-type="float" office:value="7.49">
            <text:p>7.49</text:p>
          </table:table-cell>
          <table:table-cell office:value-type="float" office:value="0.614937">
            <text:p>0.614937</text:p>
          </table:table-cell>
          <table:table-cell office:value-type="float" office:value="0.406547">
            <text:p>0.406547</text:p>
          </table:table-cell>
          <table:table-cell table:formula="of:=1-1/(0.6*([.A749]-4.98)+1)" office:value-type="float" office:value="0.6">
            <text:p>0.6</text:p>
          </table:table-cell>
          <table:table-cell office:value-type="float" office:value="0.115557">
            <text:p>0.115557</text:p>
          </table:table-cell>
          <table:table-cell/>
        </table:table-row>
        <table:table-row table:style-name="ro1">
          <table:table-cell office:value-type="float" office:value="7.5">
            <text:p>7.5</text:p>
          </table:table-cell>
          <table:table-cell office:value-type="float" office:value="0.619012">
            <text:p>0.619012</text:p>
          </table:table-cell>
          <table:table-cell office:value-type="float" office:value="0.407489">
            <text:p>0.407489</text:p>
          </table:table-cell>
          <table:table-cell table:formula="of:=1-1/(0.6*([.A750]-4.98)+1)" office:value-type="float" office:value="0.600957701516361">
            <text:p>0.6009577015</text:p>
          </table:table-cell>
          <table:table-cell office:value-type="float" office:value="0.118275">
            <text:p>0.118275</text:p>
          </table:table-cell>
          <table:table-cell/>
        </table:table-row>
        <table:table-row table:style-name="ro1">
          <table:table-cell office:value-type="float" office:value="7.51">
            <text:p>7.51</text:p>
          </table:table-cell>
          <table:table-cell office:value-type="float" office:value="0.623096">
            <text:p>0.623096</text:p>
          </table:table-cell>
          <table:table-cell office:value-type="float" office:value="0.408428">
            <text:p>0.408428</text:p>
          </table:table-cell>
          <table:table-cell table:formula="of:=1-1/(0.6*([.A751]-4.98)+1)" office:value-type="float" office:value="0.601910828025478">
            <text:p>0.601910828</text:p>
          </table:table-cell>
          <table:table-cell office:value-type="float" office:value="0.118645">
            <text:p>0.118645</text:p>
          </table:table-cell>
          <table:table-cell/>
        </table:table-row>
        <table:table-row table:style-name="ro1">
          <table:table-cell office:value-type="float" office:value="7.52">
            <text:p>7.52</text:p>
          </table:table-cell>
          <table:table-cell office:value-type="float" office:value="0.62719">
            <text:p>0.62719</text:p>
          </table:table-cell>
          <table:table-cell office:value-type="float" office:value="0.409349">
            <text:p>0.409349</text:p>
          </table:table-cell>
          <table:table-cell table:formula="of:=1-1/(0.6*([.A752]-4.98)+1)" office:value-type="float" office:value="0.60285941223193">
            <text:p>0.6028594122</text:p>
          </table:table-cell>
          <table:table-cell office:value-type="float" office:value="0.116417">
            <text:p>0.116417</text:p>
          </table:table-cell>
          <table:table-cell/>
        </table:table-row>
        <table:table-row table:style-name="ro1">
          <table:table-cell office:value-type="float" office:value="7.53">
            <text:p>7.53</text:p>
          </table:table-cell>
          <table:table-cell office:value-type="float" office:value="0.631292">
            <text:p>0.631292</text:p>
          </table:table-cell>
          <table:table-cell office:value-type="float" office:value="0.410271">
            <text:p>0.410271</text:p>
          </table:table-cell>
          <table:table-cell table:formula="of:=1-1/(0.6*([.A753]-4.98)+1)" office:value-type="float" office:value="0.603803486529318">
            <text:p>0.6038034865</text:p>
          </table:table-cell>
          <table:table-cell office:value-type="float" office:value="0.115696">
            <text:p>0.115696</text:p>
          </table:table-cell>
          <table:table-cell/>
        </table:table-row>
        <table:table-row table:style-name="ro1">
          <table:table-cell office:value-type="float" office:value="7.54">
            <text:p>7.54</text:p>
          </table:table-cell>
          <table:table-cell office:value-type="float" office:value="0.635404">
            <text:p>0.635404</text:p>
          </table:table-cell>
          <table:table-cell office:value-type="float" office:value="0.411193">
            <text:p>0.411193</text:p>
          </table:table-cell>
          <table:table-cell table:formula="of:=1-1/(0.6*([.A754]-4.98)+1)" office:value-type="float" office:value="0.604743083003953">
            <text:p>0.604743083</text:p>
          </table:table-cell>
          <table:table-cell office:value-type="float" office:value="0.115884">
            <text:p>0.115884</text:p>
          </table:table-cell>
          <table:table-cell/>
        </table:table-row>
        <table:table-row table:style-name="ro1">
          <table:table-cell office:value-type="float" office:value="7.55">
            <text:p>7.55</text:p>
          </table:table-cell>
          <table:table-cell office:value-type="float" office:value="0.639525">
            <text:p>0.639525</text:p>
          </table:table-cell>
          <table:table-cell office:value-type="float" office:value="0.412093">
            <text:p>0.412093</text:p>
          </table:table-cell>
          <table:table-cell table:formula="of:=1-1/(0.6*([.A755]-4.98)+1)" office:value-type="float" office:value="0.605678233438486">
            <text:p>0.6056782334</text:p>
          </table:table-cell>
          <table:table-cell office:value-type="float" office:value="0.112897">
            <text:p>0.112897</text:p>
          </table:table-cell>
          <table:table-cell/>
        </table:table-row>
        <table:table-row table:style-name="ro1">
          <table:table-cell office:value-type="float" office:value="7.56">
            <text:p>7.56</text:p>
          </table:table-cell>
          <table:table-cell office:value-type="float" office:value="0.643655">
            <text:p>0.643655</text:p>
          </table:table-cell>
          <table:table-cell office:value-type="float" office:value="0.413019">
            <text:p>0.413019</text:p>
          </table:table-cell>
          <table:table-cell table:formula="of:=1-1/(0.6*([.A756]-4.98)+1)" office:value-type="float" office:value="0.6066089693155">
            <text:p>0.6066089693</text:p>
          </table:table-cell>
          <table:table-cell office:value-type="float" office:value="0.116259">
            <text:p>0.116259</text:p>
          </table:table-cell>
          <table:table-cell/>
        </table:table-row>
        <table:table-row table:style-name="ro1">
          <table:table-cell office:value-type="float" office:value="7.57">
            <text:p>7.57</text:p>
          </table:table-cell>
          <table:table-cell office:value-type="float" office:value="0.647795">
            <text:p>0.647795</text:p>
          </table:table-cell>
          <table:table-cell office:value-type="float" office:value="0.413931">
            <text:p>0.413931</text:p>
          </table:table-cell>
          <table:table-cell table:formula="of:=1-1/(0.6*([.A757]-4.98)+1)" office:value-type="float" office:value="0.607535321821036">
            <text:p>0.6075353218</text:p>
          </table:table-cell>
          <table:table-cell office:value-type="float" office:value="0.114537">
            <text:p>0.114537</text:p>
          </table:table-cell>
          <table:table-cell/>
        </table:table-row>
        <table:table-row table:style-name="ro1">
          <table:table-cell office:value-type="float" office:value="7.58">
            <text:p>7.58</text:p>
          </table:table-cell>
          <table:table-cell office:value-type="float" office:value="0.651943">
            <text:p>0.651943</text:p>
          </table:table-cell>
          <table:table-cell office:value-type="float" office:value="0.414844">
            <text:p>0.414844</text:p>
          </table:table-cell>
          <table:table-cell table:formula="of:=1-1/(0.6*([.A758]-4.98)+1)" office:value-type="float" office:value="0.608457321848082">
            <text:p>0.6084573218</text:p>
          </table:table-cell>
          <table:table-cell office:value-type="float" office:value="0.115342">
            <text:p>0.115342</text:p>
          </table:table-cell>
          <table:table-cell/>
        </table:table-row>
        <table:table-row table:style-name="ro1">
          <table:table-cell office:value-type="float" office:value="7.59">
            <text:p>7.59</text:p>
          </table:table-cell>
          <table:table-cell office:value-type="float" office:value="0.656101">
            <text:p>0.656101</text:p>
          </table:table-cell>
          <table:table-cell office:value-type="float" office:value="0.415746">
            <text:p>0.415746</text:p>
          </table:table-cell>
          <table:table-cell table:formula="of:=1-1/(0.6*([.A759]-4.98)+1)" office:value-type="float" office:value="0.609375">
            <text:p>0.609375</text:p>
          </table:table-cell>
          <table:table-cell office:value-type="float" office:value="0.113288">
            <text:p>0.113288</text:p>
          </table:table-cell>
          <table:table-cell/>
        </table:table-row>
        <table:table-row table:style-name="ro1">
          <table:table-cell office:value-type="float" office:value="7.6">
            <text:p>7.6</text:p>
          </table:table-cell>
          <table:table-cell office:value-type="float" office:value="0.660267">
            <text:p>0.660267</text:p>
          </table:table-cell>
          <table:table-cell office:value-type="float" office:value="0.416649">
            <text:p>0.416649</text:p>
          </table:table-cell>
          <table:table-cell table:formula="of:=1-1/(0.6*([.A760]-4.98)+1)" office:value-type="float" office:value="0.61028838659392">
            <text:p>0.6102883866</text:p>
          </table:table-cell>
          <table:table-cell office:value-type="float" office:value="0.113461">
            <text:p>0.113461</text:p>
          </table:table-cell>
          <table:table-cell/>
        </table:table-row>
        <table:table-row table:style-name="ro1">
          <table:table-cell office:value-type="float" office:value="7.61">
            <text:p>7.61</text:p>
          </table:table-cell>
          <table:table-cell office:value-type="float" office:value="0.664442">
            <text:p>0.664442</text:p>
          </table:table-cell>
          <table:table-cell office:value-type="float" office:value="0.41753">
            <text:p>0.41753</text:p>
          </table:table-cell>
          <table:table-cell table:formula="of:=1-1/(0.6*([.A761]-4.98)+1)" office:value-type="float" office:value="0.611197511664075">
            <text:p>0.6111975117</text:p>
          </table:table-cell>
          <table:table-cell office:value-type="float" office:value="0.110556">
            <text:p>0.110556</text:p>
          </table:table-cell>
          <table:table-cell/>
        </table:table-row>
        <table:table-row table:style-name="ro1">
          <table:table-cell office:value-type="float" office:value="7.62">
            <text:p>7.62</text:p>
          </table:table-cell>
          <table:table-cell office:value-type="float" office:value="0.668627">
            <text:p>0.668627</text:p>
          </table:table-cell>
          <table:table-cell office:value-type="float" office:value="0.418437">
            <text:p>0.418437</text:p>
          </table:table-cell>
          <table:table-cell table:formula="of:=1-1/(0.6*([.A762]-4.98)+1)" office:value-type="float" office:value="0.612102404965089">
            <text:p>0.612102405</text:p>
          </table:table-cell>
          <table:table-cell office:value-type="float" office:value="0.113843">
            <text:p>0.113843</text:p>
          </table:table-cell>
          <table:table-cell/>
        </table:table-row>
        <table:table-row table:style-name="ro1">
          <table:table-cell office:value-type="float" office:value="7.63">
            <text:p>7.63</text:p>
          </table:table-cell>
          <table:table-cell office:value-type="float" office:value="0.67282">
            <text:p>0.67282</text:p>
          </table:table-cell>
          <table:table-cell office:value-type="float" office:value="0.41933">
            <text:p>0.41933</text:p>
          </table:table-cell>
          <table:table-cell table:formula="of:=1-1/(0.6*([.A763]-4.98)+1)" office:value-type="float" office:value="0.613003095975232">
            <text:p>0.613003096</text:p>
          </table:table-cell>
          <table:table-cell office:value-type="float" office:value="0.112191">
            <text:p>0.112191</text:p>
          </table:table-cell>
          <table:table-cell/>
        </table:table-row>
        <table:table-row table:style-name="ro1">
          <table:table-cell office:value-type="float" office:value="7.64">
            <text:p>7.64</text:p>
          </table:table-cell>
          <table:table-cell office:value-type="float" office:value="0.677022">
            <text:p>0.677022</text:p>
          </table:table-cell>
          <table:table-cell office:value-type="float" office:value="0.420217">
            <text:p>0.420217</text:p>
          </table:table-cell>
          <table:table-cell table:formula="of:=1-1/(0.6*([.A764]-4.98)+1)" office:value-type="float" office:value="0.613899613899614">
            <text:p>0.6138996139</text:p>
          </table:table-cell>
          <table:table-cell office:value-type="float" office:value="0.111262">
            <text:p>0.111262</text:p>
          </table:table-cell>
          <table:table-cell/>
        </table:table-row>
        <table:table-row table:style-name="ro1">
          <table:table-cell office:value-type="float" office:value="7.65">
            <text:p>7.65</text:p>
          </table:table-cell>
          <table:table-cell office:value-type="float" office:value="0.681233">
            <text:p>0.681233</text:p>
          </table:table-cell>
          <table:table-cell office:value-type="float" office:value="0.42111">
            <text:p>0.42111</text:p>
          </table:table-cell>
          <table:table-cell table:formula="of:=1-1/(0.6*([.A765]-4.98)+1)" office:value-type="float" office:value="0.614791987673344">
            <text:p>0.6147919877</text:p>
          </table:table-cell>
          <table:table-cell office:value-type="float" office:value="0.11226">
            <text:p>0.11226</text:p>
          </table:table-cell>
          <table:table-cell/>
        </table:table-row>
        <table:table-row table:style-name="ro1">
          <table:table-cell office:value-type="float" office:value="7.66">
            <text:p>7.66</text:p>
          </table:table-cell>
          <table:table-cell office:value-type="float" office:value="0.685453">
            <text:p>0.685453</text:p>
          </table:table-cell>
          <table:table-cell office:value-type="float" office:value="0.421996">
            <text:p>0.421996</text:p>
          </table:table-cell>
          <table:table-cell table:formula="of:=1-1/(0.6*([.A766]-4.98)+1)" office:value-type="float" office:value="0.615680245964643">
            <text:p>0.615680246</text:p>
          </table:table-cell>
          <table:table-cell office:value-type="float" office:value="0.111196">
            <text:p>0.111196</text:p>
          </table:table-cell>
          <table:table-cell/>
        </table:table-row>
        <table:table-row table:style-name="ro1">
          <table:table-cell office:value-type="float" office:value="7.67">
            <text:p>7.67</text:p>
          </table:table-cell>
          <table:table-cell office:value-type="float" office:value="0.689682">
            <text:p>0.689682</text:p>
          </table:table-cell>
          <table:table-cell office:value-type="float" office:value="0.422857">
            <text:p>0.422857</text:p>
          </table:table-cell>
          <table:table-cell table:formula="of:=1-1/(0.6*([.A767]-4.98)+1)" office:value-type="float" office:value="0.616564417177914">
            <text:p>0.6165644172</text:p>
          </table:table-cell>
          <table:table-cell office:value-type="float" office:value="0.108118">
            <text:p>0.108118</text:p>
          </table:table-cell>
          <table:table-cell/>
        </table:table-row>
        <table:table-row table:style-name="ro1">
          <table:table-cell office:value-type="float" office:value="7.68">
            <text:p>7.68</text:p>
          </table:table-cell>
          <table:table-cell office:value-type="float" office:value="0.693919">
            <text:p>0.693919</text:p>
          </table:table-cell>
          <table:table-cell office:value-type="float" office:value="0.423747">
            <text:p>0.423747</text:p>
          </table:table-cell>
          <table:table-cell table:formula="of:=1-1/(0.6*([.A768]-4.98)+1)" office:value-type="float" office:value="0.617444529456771">
            <text:p>0.6174445295</text:p>
          </table:table-cell>
          <table:table-cell office:value-type="float" office:value="0.111763">
            <text:p>0.111763</text:p>
          </table:table-cell>
          <table:table-cell/>
        </table:table-row>
        <table:table-row table:style-name="ro1">
          <table:table-cell office:value-type="float" office:value="7.69">
            <text:p>7.69</text:p>
          </table:table-cell>
          <table:table-cell office:value-type="float" office:value="0.698166">
            <text:p>0.698166</text:p>
          </table:table-cell>
          <table:table-cell office:value-type="float" office:value="0.424622">
            <text:p>0.424622</text:p>
          </table:table-cell>
          <table:table-cell table:formula="of:=1-1/(0.6*([.A769]-4.98)+1)" office:value-type="float" office:value="0.618320610687023">
            <text:p>0.6183206107</text:p>
          </table:table-cell>
          <table:table-cell office:value-type="float" office:value="0.110017">
            <text:p>0.110017</text:p>
          </table:table-cell>
          <table:table-cell/>
        </table:table-row>
        <table:table-row table:style-name="ro1">
          <table:table-cell office:value-type="float" office:value="7.7">
            <text:p>7.7</text:p>
          </table:table-cell>
          <table:table-cell office:value-type="float" office:value="0.70242">
            <text:p>0.70242</text:p>
          </table:table-cell>
          <table:table-cell office:value-type="float" office:value="0.425489">
            <text:p>0.425489</text:p>
          </table:table-cell>
          <table:table-cell table:formula="of:=1-1/(0.6*([.A770]-4.98)+1)" office:value-type="float" office:value="0.619192688499619">
            <text:p>0.6191926885</text:p>
          </table:table-cell>
          <table:table-cell office:value-type="float" office:value="0.108738">
            <text:p>0.108738</text:p>
          </table:table-cell>
          <table:table-cell/>
        </table:table-row>
        <table:table-row table:style-name="ro1">
          <table:table-cell office:value-type="float" office:value="7.71">
            <text:p>7.71</text:p>
          </table:table-cell>
          <table:table-cell office:value-type="float" office:value="0.706684">
            <text:p>0.706684</text:p>
          </table:table-cell>
          <table:table-cell office:value-type="float" office:value="0.426363">
            <text:p>0.426363</text:p>
          </table:table-cell>
          <table:table-cell table:formula="of:=1-1/(0.6*([.A771]-4.98)+1)" office:value-type="float" office:value="0.620060790273556">
            <text:p>0.6200607903</text:p>
          </table:table-cell>
          <table:table-cell office:value-type="float" office:value="0.109904">
            <text:p>0.109904</text:p>
          </table:table-cell>
          <table:table-cell/>
        </table:table-row>
        <table:table-row table:style-name="ro1">
          <table:table-cell office:value-type="float" office:value="7.72">
            <text:p>7.72</text:p>
          </table:table-cell>
          <table:table-cell office:value-type="float" office:value="0.710956">
            <text:p>0.710956</text:p>
          </table:table-cell>
          <table:table-cell office:value-type="float" office:value="0.427234">
            <text:p>0.427234</text:p>
          </table:table-cell>
          <table:table-cell table:formula="of:=1-1/(0.6*([.A772]-4.98)+1)" office:value-type="float" office:value="0.620924943138741">
            <text:p>0.6209249431</text:p>
          </table:table-cell>
          <table:table-cell office:value-type="float" office:value="0.109341">
            <text:p>0.109341</text:p>
          </table:table-cell>
          <table:table-cell/>
        </table:table-row>
        <table:table-row table:style-name="ro1">
          <table:table-cell office:value-type="float" office:value="7.73">
            <text:p>7.73</text:p>
          </table:table-cell>
          <table:table-cell office:value-type="float" office:value="0.715237">
            <text:p>0.715237</text:p>
          </table:table-cell>
          <table:table-cell office:value-type="float" office:value="0.42808">
            <text:p>0.42808</text:p>
          </table:table-cell>
          <table:table-cell table:formula="of:=1-1/(0.6*([.A773]-4.98)+1)" office:value-type="float" office:value="0.62178517397882">
            <text:p>0.621785174</text:p>
          </table:table-cell>
          <table:table-cell office:value-type="float" office:value="0.106217">
            <text:p>0.106217</text:p>
          </table:table-cell>
          <table:table-cell/>
        </table:table-row>
        <table:table-row table:style-name="ro1">
          <table:table-cell office:value-type="float" office:value="7.74">
            <text:p>7.74</text:p>
          </table:table-cell>
          <table:table-cell office:value-type="float" office:value="0.719527">
            <text:p>0.719527</text:p>
          </table:table-cell>
          <table:table-cell office:value-type="float" office:value="0.42895">
            <text:p>0.42895</text:p>
          </table:table-cell>
          <table:table-cell table:formula="of:=1-1/(0.6*([.A774]-4.98)+1)" office:value-type="float" office:value="0.622641509433962">
            <text:p>0.6226415094</text:p>
          </table:table-cell>
          <table:table-cell office:value-type="float" office:value="0.109234">
            <text:p>0.109234</text:p>
          </table:table-cell>
          <table:table-cell/>
        </table:table-row>
        <table:table-row table:style-name="ro1">
          <table:table-cell office:value-type="float" office:value="7.75">
            <text:p>7.75</text:p>
          </table:table-cell>
          <table:table-cell office:value-type="float" office:value="0.723825">
            <text:p>0.723825</text:p>
          </table:table-cell>
          <table:table-cell office:value-type="float" office:value="0.429806">
            <text:p>0.429806</text:p>
          </table:table-cell>
          <table:table-cell table:formula="of:=1-1/(0.6*([.A775]-4.98)+1)" office:value-type="float" office:value="0.623493975903614">
            <text:p>0.6234939759</text:p>
          </table:table-cell>
          <table:table-cell office:value-type="float" office:value="0.107512">
            <text:p>0.107512</text:p>
          </table:table-cell>
          <table:table-cell/>
        </table:table-row>
        <table:table-row table:style-name="ro1">
          <table:table-cell office:value-type="float" office:value="7.76">
            <text:p>7.76</text:p>
          </table:table-cell>
          <table:table-cell office:value-type="float" office:value="0.728131">
            <text:p>0.728131</text:p>
          </table:table-cell>
          <table:table-cell office:value-type="float" office:value="0.430663">
            <text:p>0.430663</text:p>
          </table:table-cell>
          <table:table-cell table:formula="of:=1-1/(0.6*([.A776]-4.98)+1)" office:value-type="float" office:value="0.624342599549211">
            <text:p>0.6243425995</text:p>
          </table:table-cell>
          <table:table-cell office:value-type="float" office:value="0.107565">
            <text:p>0.107565</text:p>
          </table:table-cell>
          <table:table-cell/>
        </table:table-row>
        <table:table-row table:style-name="ro1">
          <table:table-cell office:value-type="float" office:value="7.77">
            <text:p>7.77</text:p>
          </table:table-cell>
          <table:table-cell office:value-type="float" office:value="0.732447">
            <text:p>0.732447</text:p>
          </table:table-cell>
          <table:table-cell office:value-type="float" office:value="0.431516">
            <text:p>0.431516</text:p>
          </table:table-cell>
          <table:table-cell table:formula="of:=1-1/(0.6*([.A777]-4.98)+1)" office:value-type="float" office:value="0.625187406296852">
            <text:p>0.6251874063</text:p>
          </table:table-cell>
          <table:table-cell office:value-type="float" office:value="0.107192">
            <text:p>0.107192</text:p>
          </table:table-cell>
          <table:table-cell/>
        </table:table-row>
        <table:table-row table:style-name="ro1">
          <table:table-cell office:value-type="float" office:value="7.78">
            <text:p>7.78</text:p>
          </table:table-cell>
          <table:table-cell office:value-type="float" office:value="0.73677">
            <text:p>0.73677</text:p>
          </table:table-cell>
          <table:table-cell office:value-type="float" office:value="0.432369">
            <text:p>0.432369</text:p>
          </table:table-cell>
          <table:table-cell table:formula="of:=1-1/(0.6*([.A778]-4.98)+1)" office:value-type="float" office:value="0.62602842183994">
            <text:p>0.6260284218</text:p>
          </table:table-cell>
          <table:table-cell office:value-type="float" office:value="0.107095">
            <text:p>0.107095</text:p>
          </table:table-cell>
          <table:table-cell/>
        </table:table-row>
        <table:table-row table:style-name="ro1">
          <table:table-cell office:value-type="float" office:value="7.79">
            <text:p>7.79</text:p>
          </table:table-cell>
          <table:table-cell office:value-type="float" office:value="0.741102">
            <text:p>0.741102</text:p>
          </table:table-cell>
          <table:table-cell office:value-type="float" office:value="0.433196">
            <text:p>0.433196</text:p>
          </table:table-cell>
          <table:table-cell table:formula="of:=1-1/(0.6*([.A779]-4.98)+1)" office:value-type="float" office:value="0.626865671641791">
            <text:p>0.6268656716</text:p>
          </table:table-cell>
          <table:table-cell office:value-type="float" office:value="0.103793">
            <text:p>0.103793</text:p>
          </table:table-cell>
          <table:table-cell/>
        </table:table-row>
        <table:table-row table:style-name="ro1">
          <table:table-cell office:value-type="float" office:value="7.8">
            <text:p>7.8</text:p>
          </table:table-cell>
          <table:table-cell office:value-type="float" office:value="0.745443">
            <text:p>0.745443</text:p>
          </table:table-cell>
          <table:table-cell office:value-type="float" office:value="0.434048">
            <text:p>0.434048</text:p>
          </table:table-cell>
          <table:table-cell table:formula="of:=1-1/(0.6*([.A780]-4.98)+1)" office:value-type="float" office:value="0.627699180938198">
            <text:p>0.6276991809</text:p>
          </table:table-cell>
          <table:table-cell office:value-type="float" office:value="0.106859">
            <text:p>0.106859</text:p>
          </table:table-cell>
          <table:table-cell/>
        </table:table-row>
        <table:table-row table:style-name="ro1">
          <table:table-cell office:value-type="float" office:value="7.81">
            <text:p>7.81</text:p>
          </table:table-cell>
          <table:table-cell office:value-type="float" office:value="0.749792">
            <text:p>0.749792</text:p>
          </table:table-cell>
          <table:table-cell office:value-type="float" office:value="0.434883">
            <text:p>0.434883</text:p>
          </table:table-cell>
          <table:table-cell table:formula="of:=1-1/(0.6*([.A781]-4.98)+1)" office:value-type="float" office:value="0.62852897473997">
            <text:p>0.6285289747</text:p>
          </table:table-cell>
          <table:table-cell office:value-type="float" office:value="0.104901">
            <text:p>0.104901</text:p>
          </table:table-cell>
          <table:table-cell/>
        </table:table-row>
        <table:table-row table:style-name="ro1">
          <table:table-cell office:value-type="float" office:value="7.82">
            <text:p>7.82</text:p>
          </table:table-cell>
          <table:table-cell office:value-type="float" office:value="0.754149">
            <text:p>0.754149</text:p>
          </table:table-cell>
          <table:table-cell office:value-type="float" office:value="0.43573">
            <text:p>0.43573</text:p>
          </table:table-cell>
          <table:table-cell table:formula="of:=1-1/(0.6*([.A782]-4.98)+1)" office:value-type="float" office:value="0.629355077835434">
            <text:p>0.6293550778</text:p>
          </table:table-cell>
          <table:table-cell office:value-type="float" office:value="0.106319">
            <text:p>0.106319</text:p>
          </table:table-cell>
          <table:table-cell/>
        </table:table-row>
        <table:table-row table:style-name="ro1">
          <table:table-cell office:value-type="float" office:value="7.83">
            <text:p>7.83</text:p>
          </table:table-cell>
          <table:table-cell office:value-type="float" office:value="0.758514">
            <text:p>0.758514</text:p>
          </table:table-cell>
          <table:table-cell office:value-type="float" office:value="0.436563">
            <text:p>0.436563</text:p>
          </table:table-cell>
          <table:table-cell table:formula="of:=1-1/(0.6*([.A783]-4.98)+1)" office:value-type="float" office:value="0.630177514792899">
            <text:p>0.6301775148</text:p>
          </table:table-cell>
          <table:table-cell office:value-type="float" office:value="0.104595">
            <text:p>0.104595</text:p>
          </table:table-cell>
          <table:table-cell/>
        </table:table-row>
        <table:table-row table:style-name="ro1">
          <table:table-cell office:value-type="float" office:value="7.84">
            <text:p>7.84</text:p>
          </table:table-cell>
          <table:table-cell office:value-type="float" office:value="0.762888">
            <text:p>0.762888</text:p>
          </table:table-cell>
          <table:table-cell office:value-type="float" office:value="0.437393">
            <text:p>0.437393</text:p>
          </table:table-cell>
          <table:table-cell table:formula="of:=1-1/(0.6*([.A784]-4.98)+1)" office:value-type="float" office:value="0.6309963099631">
            <text:p>0.63099631</text:p>
          </table:table-cell>
          <table:table-cell office:value-type="float" office:value="0.104094">
            <text:p>0.104094</text:p>
          </table:table-cell>
          <table:table-cell/>
        </table:table-row>
        <table:table-row table:style-name="ro1">
          <table:table-cell office:value-type="float" office:value="7.85">
            <text:p>7.85</text:p>
          </table:table-cell>
          <table:table-cell office:value-type="float" office:value="0.767271">
            <text:p>0.767271</text:p>
          </table:table-cell>
          <table:table-cell office:value-type="float" office:value="0.438213">
            <text:p>0.438213</text:p>
          </table:table-cell>
          <table:table-cell table:formula="of:=1-1/(0.6*([.A785]-4.98)+1)" office:value-type="float" office:value="0.631811487481591">
            <text:p>0.6318114875</text:p>
          </table:table-cell>
          <table:table-cell office:value-type="float" office:value="0.10297">
            <text:p>0.10297</text:p>
          </table:table-cell>
          <table:table-cell/>
        </table:table-row>
        <table:table-row table:style-name="ro1">
          <table:table-cell office:value-type="float" office:value="7.86">
            <text:p>7.86</text:p>
          </table:table-cell>
          <table:table-cell office:value-type="float" office:value="0.771661">
            <text:p>0.771661</text:p>
          </table:table-cell>
          <table:table-cell office:value-type="float" office:value="0.439041">
            <text:p>0.439041</text:p>
          </table:table-cell>
          <table:table-cell table:formula="of:=1-1/(0.6*([.A786]-4.98)+1)" office:value-type="float" office:value="0.632623071271124">
            <text:p>0.6326230713</text:p>
          </table:table-cell>
          <table:table-cell office:value-type="float" office:value="0.103938">
            <text:p>0.103938</text:p>
          </table:table-cell>
          <table:table-cell/>
        </table:table-row>
        <table:table-row table:style-name="ro1">
          <table:table-cell office:value-type="float" office:value="7.87">
            <text:p>7.87</text:p>
          </table:table-cell>
          <table:table-cell office:value-type="float" office:value="0.77606">
            <text:p>0.77606</text:p>
          </table:table-cell>
          <table:table-cell office:value-type="float" office:value="0.439866">
            <text:p>0.439866</text:p>
          </table:table-cell>
          <table:table-cell table:formula="of:=1-1/(0.6*([.A787]-4.98)+1)" office:value-type="float" office:value="0.633431085043988">
            <text:p>0.633431085</text:p>
          </table:table-cell>
          <table:table-cell office:value-type="float" office:value="0.103486">
            <text:p>0.103486</text:p>
          </table:table-cell>
          <table:table-cell/>
        </table:table-row>
        <table:table-row table:style-name="ro1">
          <table:table-cell office:value-type="float" office:value="7.88">
            <text:p>7.88</text:p>
          </table:table-cell>
          <table:table-cell office:value-type="float" office:value="0.780466">
            <text:p>0.780466</text:p>
          </table:table-cell>
          <table:table-cell office:value-type="float" office:value="0.440689">
            <text:p>0.440689</text:p>
          </table:table-cell>
          <table:table-cell table:formula="of:=1-1/(0.6*([.A788]-4.98)+1)" office:value-type="float" office:value="0.634235552304316">
            <text:p>0.6342355523</text:p>
          </table:table-cell>
          <table:table-cell office:value-type="float" office:value="0.103377">
            <text:p>0.103377</text:p>
          </table:table-cell>
          <table:table-cell/>
        </table:table-row>
        <table:table-row table:style-name="ro1">
          <table:table-cell office:value-type="float" office:value="7.89">
            <text:p>7.89</text:p>
          </table:table-cell>
          <table:table-cell office:value-type="float" office:value="0.784882">
            <text:p>0.784882</text:p>
          </table:table-cell>
          <table:table-cell office:value-type="float" office:value="0.441515">
            <text:p>0.441515</text:p>
          </table:table-cell>
          <table:table-cell table:formula="of:=1-1/(0.6*([.A789]-4.98)+1)" office:value-type="float" office:value="0.635036496350365">
            <text:p>0.6350364964</text:p>
          </table:table-cell>
          <table:table-cell office:value-type="float" office:value="0.103711">
            <text:p>0.103711</text:p>
          </table:table-cell>
          <table:table-cell/>
        </table:table-row>
        <table:table-row table:style-name="ro1">
          <table:table-cell office:value-type="float" office:value="7.9">
            <text:p>7.9</text:p>
          </table:table-cell>
          <table:table-cell office:value-type="float" office:value="0.789305">
            <text:p>0.789305</text:p>
          </table:table-cell>
          <table:table-cell office:value-type="float" office:value="0.442315">
            <text:p>0.442315</text:p>
          </table:table-cell>
          <table:table-cell table:formula="of:=1-1/(0.6*([.A790]-4.98)+1)" office:value-type="float" office:value="0.635833940276766">
            <text:p>0.6358339403</text:p>
          </table:table-cell>
          <table:table-cell office:value-type="float" office:value="0.100412">
            <text:p>0.100412</text:p>
          </table:table-cell>
          <table:table-cell/>
        </table:table-row>
        <table:table-row table:style-name="ro1">
          <table:table-cell office:value-type="float" office:value="7.91">
            <text:p>7.91</text:p>
          </table:table-cell>
          <table:table-cell office:value-type="float" office:value="0.793736">
            <text:p>0.793736</text:p>
          </table:table-cell>
          <table:table-cell office:value-type="float" office:value="0.443136">
            <text:p>0.443136</text:p>
          </table:table-cell>
          <table:table-cell table:formula="of:=1-1/(0.6*([.A791]-4.98)+1)" office:value-type="float" office:value="0.636627906976744">
            <text:p>0.636627907</text:p>
          </table:table-cell>
          <table:table-cell office:value-type="float" office:value="0.103092">
            <text:p>0.103092</text:p>
          </table:table-cell>
          <table:table-cell/>
        </table:table-row>
        <table:table-row table:style-name="ro1">
          <table:table-cell office:value-type="float" office:value="7.92">
            <text:p>7.92</text:p>
          </table:table-cell>
          <table:table-cell office:value-type="float" office:value="0.798176">
            <text:p>0.798176</text:p>
          </table:table-cell>
          <table:table-cell office:value-type="float" office:value="0.443947">
            <text:p>0.443947</text:p>
          </table:table-cell>
          <table:table-cell table:formula="of:=1-1/(0.6*([.A792]-4.98)+1)" office:value-type="float" office:value="0.637418419144308">
            <text:p>0.6374184191</text:p>
          </table:table-cell>
          <table:table-cell office:value-type="float" office:value="0.101773">
            <text:p>0.101773</text:p>
          </table:table-cell>
          <table:table-cell/>
        </table:table-row>
        <table:table-row table:style-name="ro1">
          <table:table-cell office:value-type="float" office:value="7.93">
            <text:p>7.93</text:p>
          </table:table-cell>
          <table:table-cell office:value-type="float" office:value="0.802623">
            <text:p>0.802623</text:p>
          </table:table-cell>
          <table:table-cell office:value-type="float" office:value="0.444748">
            <text:p>0.444748</text:p>
          </table:table-cell>
          <table:table-cell table:formula="of:=1-1/(0.6*([.A793]-4.98)+1)" office:value-type="float" office:value="0.638205499276411">
            <text:p>0.6382054993</text:p>
          </table:table-cell>
          <table:table-cell office:value-type="float" office:value="0.100527">
            <text:p>0.100527</text:p>
          </table:table-cell>
          <table:table-cell/>
        </table:table-row>
        <table:table-row table:style-name="ro1">
          <table:table-cell office:value-type="float" office:value="7.94">
            <text:p>7.94</text:p>
          </table:table-cell>
          <table:table-cell office:value-type="float" office:value="0.807079">
            <text:p>0.807079</text:p>
          </table:table-cell>
          <table:table-cell office:value-type="float" office:value="0.44556">
            <text:p>0.44556</text:p>
          </table:table-cell>
          <table:table-cell table:formula="of:=1-1/(0.6*([.A794]-4.98)+1)" office:value-type="float" office:value="0.63898916967509">
            <text:p>0.6389891697</text:p>
          </table:table-cell>
          <table:table-cell office:value-type="float" office:value="0.101875">
            <text:p>0.101875</text:p>
          </table:table-cell>
          <table:table-cell/>
        </table:table-row>
        <table:table-row table:style-name="ro1">
          <table:table-cell office:value-type="float" office:value="7.95">
            <text:p>7.95</text:p>
          </table:table-cell>
          <table:table-cell office:value-type="float" office:value="0.811542">
            <text:p>0.811542</text:p>
          </table:table-cell>
          <table:table-cell office:value-type="float" office:value="0.446366">
            <text:p>0.446366</text:p>
          </table:table-cell>
          <table:table-cell table:formula="of:=1-1/(0.6*([.A795]-4.98)+1)" office:value-type="float" office:value="0.639769452449568">
            <text:p>0.6397694524</text:p>
          </table:table-cell>
          <table:table-cell office:value-type="float" office:value="0.10119">
            <text:p>0.10119</text:p>
          </table:table-cell>
          <table:table-cell/>
        </table:table-row>
        <table:table-row table:style-name="ro1">
          <table:table-cell office:value-type="float" office:value="7.96">
            <text:p>7.96</text:p>
          </table:table-cell>
          <table:table-cell office:value-type="float" office:value="0.816014">
            <text:p>0.816014</text:p>
          </table:table-cell>
          <table:table-cell office:value-type="float" office:value="0.447149">
            <text:p>0.447149</text:p>
          </table:table-cell>
          <table:table-cell table:formula="of:=1-1/(0.6*([.A796]-4.98)+1)" office:value-type="float" office:value="0.640546369518332">
            <text:p>0.6405463695</text:p>
          </table:table-cell>
          <table:table-cell office:value-type="float" office:value="0.0982746">
            <text:p>0.0982746</text:p>
          </table:table-cell>
          <table:table-cell/>
        </table:table-row>
        <table:table-row table:style-name="ro1">
          <table:table-cell office:value-type="float" office:value="7.97">
            <text:p>7.97</text:p>
          </table:table-cell>
          <table:table-cell office:value-type="float" office:value="0.820493">
            <text:p>0.820493</text:p>
          </table:table-cell>
          <table:table-cell office:value-type="float" office:value="0.447956">
            <text:p>0.447956</text:p>
          </table:table-cell>
          <table:table-cell table:formula="of:=1-1/(0.6*([.A797]-4.98)+1)" office:value-type="float" office:value="0.641319942611191">
            <text:p>0.6413199426</text:p>
          </table:table-cell>
          <table:table-cell office:value-type="float" office:value="0.10142">
            <text:p>0.10142</text:p>
          </table:table-cell>
          <table:table-cell/>
        </table:table-row>
        <table:table-row table:style-name="ro1">
          <table:table-cell office:value-type="float" office:value="7.98">
            <text:p>7.98</text:p>
          </table:table-cell>
          <table:table-cell office:value-type="float" office:value="0.824981">
            <text:p>0.824981</text:p>
          </table:table-cell>
          <table:table-cell office:value-type="float" office:value="0.448749">
            <text:p>0.448749</text:p>
          </table:table-cell>
          <table:table-cell table:formula="of:=1-1/(0.6*([.A798]-4.98)+1)" office:value-type="float" office:value="0.642090193271296">
            <text:p>0.6420901933</text:p>
          </table:table-cell>
          <table:table-cell office:value-type="float" office:value="0.0994933">
            <text:p>0.0994933</text:p>
          </table:table-cell>
          <table:table-cell/>
        </table:table-row>
        <table:table-row table:style-name="ro1">
          <table:table-cell office:value-type="float" office:value="7.99">
            <text:p>7.99</text:p>
          </table:table-cell>
          <table:table-cell office:value-type="float" office:value="0.829476">
            <text:p>0.829476</text:p>
          </table:table-cell>
          <table:table-cell office:value-type="float" office:value="0.449546">
            <text:p>0.449546</text:p>
          </table:table-cell>
          <table:table-cell table:formula="of:=1-1/(0.6*([.A799]-4.98)+1)" office:value-type="float" office:value="0.642857142857143">
            <text:p>0.6428571429</text:p>
          </table:table-cell>
          <table:table-cell office:value-type="float" office:value="0.100043">
            <text:p>0.1000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83398">
            <text:p>0.83398</text:p>
          </table:table-cell>
          <table:table-cell office:value-type="float" office:value="0.450342">
            <text:p>0.450342</text:p>
          </table:table-cell>
          <table:table-cell table:formula="of:=1-1/(0.6*([.A800]-4.98)+1)" office:value-type="float" office:value="0.643620812544547">
            <text:p>0.6436208125</text:p>
          </table:table-cell>
          <table:table-cell office:value-type="float" office:value="0.0999851">
            <text:p>0.0999851</text:p>
          </table:table-cell>
          <table:table-cell/>
        </table:table-row>
        <table:table-row table:style-name="ro1">
          <table:table-cell office:value-type="float" office:value="8.01">
            <text:p>8.01</text:p>
          </table:table-cell>
          <table:table-cell office:value-type="float" office:value="0.838491">
            <text:p>0.838491</text:p>
          </table:table-cell>
          <table:table-cell office:value-type="float" office:value="0.451116">
            <text:p>0.451116</text:p>
          </table:table-cell>
          <table:table-cell table:formula="of:=1-1/(0.6*([.A801]-4.98)+1)" office:value-type="float" office:value="0.644381223328592">
            <text:p>0.6443812233</text:p>
          </table:table-cell>
          <table:table-cell office:value-type="float" office:value="0.0971586">
            <text:p>0.0971586</text:p>
          </table:table-cell>
          <table:table-cell/>
        </table:table-row>
        <table:table-row table:style-name="ro1">
          <table:table-cell office:value-type="float" office:value="8.02">
            <text:p>8.02</text:p>
          </table:table-cell>
          <table:table-cell office:value-type="float" office:value="0.84301">
            <text:p>0.84301</text:p>
          </table:table-cell>
          <table:table-cell office:value-type="float" office:value="0.451898">
            <text:p>0.451898</text:p>
          </table:table-cell>
          <table:table-cell table:formula="of:=1-1/(0.6*([.A802]-4.98)+1)" office:value-type="float" office:value="0.64513839602555">
            <text:p>0.645138396</text:p>
          </table:table-cell>
          <table:table-cell office:value-type="float" office:value="0.0982186">
            <text:p>0.0982186</text:p>
          </table:table-cell>
          <table:table-cell/>
        </table:table-row>
        <table:table-row table:style-name="ro1">
          <table:table-cell office:value-type="float" office:value="8.03">
            <text:p>8.03</text:p>
          </table:table-cell>
          <table:table-cell office:value-type="float" office:value="0.847537">
            <text:p>0.847537</text:p>
          </table:table-cell>
          <table:table-cell office:value-type="float" office:value="0.452682">
            <text:p>0.452682</text:p>
          </table:table-cell>
          <table:table-cell table:formula="of:=1-1/(0.6*([.A803]-4.98)+1)" office:value-type="float" office:value="0.645892351274788">
            <text:p>0.6458923513</text:p>
          </table:table-cell>
          <table:table-cell office:value-type="float" office:value="0.0984591">
            <text:p>0.0984591</text:p>
          </table:table-cell>
          <table:table-cell/>
        </table:table-row>
        <table:table-row table:style-name="ro1">
          <table:table-cell office:value-type="float" office:value="8.04">
            <text:p>8.04</text:p>
          </table:table-cell>
          <table:table-cell office:value-type="float" office:value="0.852071">
            <text:p>0.852071</text:p>
          </table:table-cell>
          <table:table-cell office:value-type="float" office:value="0.453462">
            <text:p>0.453462</text:p>
          </table:table-cell>
          <table:table-cell table:formula="of:=1-1/(0.6*([.A804]-4.98)+1)" office:value-type="float" office:value="0.646643109540636">
            <text:p>0.6466431095</text:p>
          </table:table-cell>
          <table:table-cell office:value-type="float" office:value="0.0978475">
            <text:p>0.0978475</text:p>
          </table:table-cell>
          <table:table-cell/>
        </table:table-row>
        <table:table-row table:style-name="ro1">
          <table:table-cell office:value-type="float" office:value="8.05">
            <text:p>8.05</text:p>
          </table:table-cell>
          <table:table-cell office:value-type="float" office:value="0.856614">
            <text:p>0.856614</text:p>
          </table:table-cell>
          <table:table-cell office:value-type="float" office:value="0.454243">
            <text:p>0.454243</text:p>
          </table:table-cell>
          <table:table-cell table:formula="of:=1-1/(0.6*([.A805]-4.98)+1)" office:value-type="float" office:value="0.647390691114245">
            <text:p>0.6473906911</text:p>
          </table:table-cell>
          <table:table-cell office:value-type="float" office:value="0.0980985">
            <text:p>0.0980985</text:p>
          </table:table-cell>
          <table:table-cell/>
        </table:table-row>
        <table:table-row table:style-name="ro1">
          <table:table-cell office:value-type="float" office:value="8.06">
            <text:p>8.06</text:p>
          </table:table-cell>
          <table:table-cell office:value-type="float" office:value="0.861164">
            <text:p>0.861164</text:p>
          </table:table-cell>
          <table:table-cell office:value-type="float" office:value="0.455018">
            <text:p>0.455018</text:p>
          </table:table-cell>
          <table:table-cell table:formula="of:=1-1/(0.6*([.A806]-4.98)+1)" office:value-type="float" office:value="0.648135116115412">
            <text:p>0.6481351161</text:p>
          </table:table-cell>
          <table:table-cell office:value-type="float" office:value="0.0974046">
            <text:p>0.0974046</text:p>
          </table:table-cell>
          <table:table-cell/>
        </table:table-row>
        <table:table-row table:style-name="ro1">
          <table:table-cell office:value-type="float" office:value="8.07">
            <text:p>8.07</text:p>
          </table:table-cell>
          <table:table-cell office:value-type="float" office:value="0.865722">
            <text:p>0.865722</text:p>
          </table:table-cell>
          <table:table-cell office:value-type="float" office:value="0.455778">
            <text:p>0.455778</text:p>
          </table:table-cell>
          <table:table-cell table:formula="of:=1-1/(0.6*([.A807]-4.98)+1)" office:value-type="float" office:value="0.648876404494382">
            <text:p>0.6488764045</text:p>
          </table:table-cell>
          <table:table-cell office:value-type="float" office:value="0.0953332">
            <text:p>0.0953332</text:p>
          </table:table-cell>
          <table:table-cell/>
        </table:table-row>
        <table:table-row table:style-name="ro1">
          <table:table-cell office:value-type="float" office:value="8.08">
            <text:p>8.08</text:p>
          </table:table-cell>
          <table:table-cell office:value-type="float" office:value="0.870287">
            <text:p>0.870287</text:p>
          </table:table-cell>
          <table:table-cell office:value-type="float" office:value="0.456556">
            <text:p>0.456556</text:p>
          </table:table-cell>
          <table:table-cell table:formula="of:=1-1/(0.6*([.A808]-4.98)+1)" office:value-type="float" office:value="0.649614576033637">
            <text:p>0.649614576</text:p>
          </table:table-cell>
          <table:table-cell office:value-type="float" office:value="0.0977805">
            <text:p>0.0977805</text:p>
          </table:table-cell>
          <table:table-cell/>
        </table:table-row>
        <table:table-row table:style-name="ro1">
          <table:table-cell office:value-type="float" office:value="8.09">
            <text:p>8.09</text:p>
          </table:table-cell>
          <table:table-cell office:value-type="float" office:value="0.87486">
            <text:p>0.87486</text:p>
          </table:table-cell>
          <table:table-cell office:value-type="float" office:value="0.457318">
            <text:p>0.457318</text:p>
          </table:table-cell>
          <table:table-cell table:formula="of:=1-1/(0.6*([.A809]-4.98)+1)" office:value-type="float" office:value="0.65034965034965">
            <text:p>0.6503496503</text:p>
          </table:table-cell>
          <table:table-cell office:value-type="float" office:value="0.0956609">
            <text:p>0.0956609</text:p>
          </table:table-cell>
          <table:table-cell/>
        </table:table-row>
        <table:table-row table:style-name="ro1">
          <table:table-cell office:value-type="float" office:value="8.1">
            <text:p>8.1</text:p>
          </table:table-cell>
          <table:table-cell office:value-type="float" office:value="0.879441">
            <text:p>0.879441</text:p>
          </table:table-cell>
          <table:table-cell office:value-type="float" office:value="0.45809">
            <text:p>0.45809</text:p>
          </table:table-cell>
          <table:table-cell table:formula="of:=1-1/(0.6*([.A810]-4.98)+1)" office:value-type="float" office:value="0.651081646894627">
            <text:p>0.6510816469</text:p>
          </table:table-cell>
          <table:table-cell office:value-type="float" office:value="0.0969696">
            <text:p>0.0969696</text:p>
          </table:table-cell>
          <table:table-cell/>
        </table:table-row>
        <table:table-row table:style-name="ro1">
          <table:table-cell office:value-type="float" office:value="8.11">
            <text:p>8.11</text:p>
          </table:table-cell>
          <table:table-cell office:value-type="float" office:value="0.88403">
            <text:p>0.88403</text:p>
          </table:table-cell>
          <table:table-cell office:value-type="float" office:value="0.458861">
            <text:p>0.458861</text:p>
          </table:table-cell>
          <table:table-cell table:formula="of:=1-1/(0.6*([.A811]-4.98)+1)" office:value-type="float" office:value="0.651810584958217">
            <text:p>0.651810585</text:p>
          </table:table-cell>
          <table:table-cell office:value-type="float" office:value="0.0975084">
            <text:p>0.0975084</text:p>
          </table:table-cell>
          <table:table-cell/>
        </table:table-row>
        <table:table-row table:style-name="ro1">
          <table:table-cell office:value-type="float" office:value="8.12">
            <text:p>8.12</text:p>
          </table:table-cell>
          <table:table-cell office:value-type="float" office:value="0.888626">
            <text:p>0.888626</text:p>
          </table:table-cell>
          <table:table-cell office:value-type="float" office:value="0.459602">
            <text:p>0.459602</text:p>
          </table:table-cell>
          <table:table-cell table:formula="of:=1-1/(0.6*([.A812]-4.98)+1)" office:value-type="float" office:value="0.652536483669215">
            <text:p>0.6525364837</text:p>
          </table:table-cell>
          <table:table-cell office:value-type="float" office:value="0.0930649">
            <text:p>0.0930649</text:p>
          </table:table-cell>
          <table:table-cell/>
        </table:table-row>
        <table:table-row table:style-name="ro1">
          <table:table-cell office:value-type="float" office:value="8.13">
            <text:p>8.13</text:p>
          </table:table-cell>
          <table:table-cell office:value-type="float" office:value="0.89323">
            <text:p>0.89323</text:p>
          </table:table-cell>
          <table:table-cell office:value-type="float" office:value="0.460358">
            <text:p>0.460358</text:p>
          </table:table-cell>
          <table:table-cell table:formula="of:=1-1/(0.6*([.A813]-4.98)+1)" office:value-type="float" office:value="0.653259361997226">
            <text:p>0.653259362</text:p>
          </table:table-cell>
          <table:table-cell office:value-type="float" office:value="0.0948613">
            <text:p>0.0948613</text:p>
          </table:table-cell>
          <table:table-cell/>
        </table:table-row>
        <table:table-row table:style-name="ro1">
          <table:table-cell office:value-type="float" office:value="8.14">
            <text:p>8.14</text:p>
          </table:table-cell>
          <table:table-cell office:value-type="float" office:value="0.897841">
            <text:p>0.897841</text:p>
          </table:table-cell>
          <table:table-cell office:value-type="float" office:value="0.461126">
            <text:p>0.461126</text:p>
          </table:table-cell>
          <table:table-cell table:formula="of:=1-1/(0.6*([.A814]-4.98)+1)" office:value-type="float" office:value="0.653979238754325">
            <text:p>0.6539792388</text:p>
          </table:table-cell>
          <table:table-cell office:value-type="float" office:value="0.0972275">
            <text:p>0.0972275</text:p>
          </table:table-cell>
          <table:table-cell/>
        </table:table-row>
        <table:table-row table:style-name="ro1">
          <table:table-cell office:value-type="float" office:value="8.15">
            <text:p>8.15</text:p>
          </table:table-cell>
          <table:table-cell office:value-type="float" office:value="0.90246">
            <text:p>0.90246</text:p>
          </table:table-cell>
          <table:table-cell office:value-type="float" office:value="0.461866">
            <text:p>0.461866</text:p>
          </table:table-cell>
          <table:table-cell table:formula="of:=1-1/(0.6*([.A815]-4.98)+1)" office:value-type="float" office:value="0.654696132596685">
            <text:p>0.6546961326</text:p>
          </table:table-cell>
          <table:table-cell office:value-type="float" office:value="0.0928857">
            <text:p>0.0928857</text:p>
          </table:table-cell>
          <table:table-cell/>
        </table:table-row>
        <table:table-row table:style-name="ro1">
          <table:table-cell office:value-type="float" office:value="8.16">
            <text:p>8.16</text:p>
          </table:table-cell>
          <table:table-cell office:value-type="float" office:value="0.907086">
            <text:p>0.907086</text:p>
          </table:table-cell>
          <table:table-cell office:value-type="float" office:value="0.462618">
            <text:p>0.462618</text:p>
          </table:table-cell>
          <table:table-cell table:formula="of:=1-1/(0.6*([.A816]-4.98)+1)" office:value-type="float" office:value="0.655410062026189">
            <text:p>0.655410062</text:p>
          </table:table-cell>
          <table:table-cell office:value-type="float" office:value="0.0945078">
            <text:p>0.0945078</text:p>
          </table:table-cell>
          <table:table-cell/>
        </table:table-row>
        <table:table-row table:style-name="ro1">
          <table:table-cell office:value-type="float" office:value="8.17">
            <text:p>8.17</text:p>
          </table:table-cell>
          <table:table-cell office:value-type="float" office:value="0.911719">
            <text:p>0.911719</text:p>
          </table:table-cell>
          <table:table-cell office:value-type="float" office:value="0.46337">
            <text:p>0.46337</text:p>
          </table:table-cell>
          <table:table-cell table:formula="of:=1-1/(0.6*([.A817]-4.98)+1)" office:value-type="float" office:value="0.656121045392022">
            <text:p>0.6561210454</text:p>
          </table:table-cell>
          <table:table-cell office:value-type="float" office:value="0.0944318">
            <text:p>0.0944318</text:p>
          </table:table-cell>
          <table:table-cell/>
        </table:table-row>
        <table:table-row table:style-name="ro1">
          <table:table-cell office:value-type="float" office:value="8.18">
            <text:p>8.18</text:p>
          </table:table-cell>
          <table:table-cell office:value-type="float" office:value="0.91636">
            <text:p>0.91636</text:p>
          </table:table-cell>
          <table:table-cell office:value-type="float" office:value="0.4641">
            <text:p>0.4641</text:p>
          </table:table-cell>
          <table:table-cell table:formula="of:=1-1/(0.6*([.A818]-4.98)+1)" office:value-type="float" office:value="0.656829100892244">
            <text:p>0.6568291009</text:p>
          </table:table-cell>
          <table:table-cell office:value-type="float" office:value="0.0916748">
            <text:p>0.0916748</text:p>
          </table:table-cell>
          <table:table-cell/>
        </table:table-row>
        <table:table-row table:style-name="ro1">
          <table:table-cell office:value-type="float" office:value="8.19">
            <text:p>8.19</text:p>
          </table:table-cell>
          <table:table-cell office:value-type="float" office:value="0.921009">
            <text:p>0.921009</text:p>
          </table:table-cell>
          <table:table-cell office:value-type="float" office:value="0.464852">
            <text:p>0.464852</text:p>
          </table:table-cell>
          <table:table-cell table:formula="of:=1-1/(0.6*([.A819]-4.98)+1)" office:value-type="float" office:value="0.657534246575342">
            <text:p>0.6575342466</text:p>
          </table:table-cell>
          <table:table-cell office:value-type="float" office:value="0.0943701">
            <text:p>0.0943701</text:p>
          </table:table-cell>
          <table:table-cell/>
        </table:table-row>
        <table:table-row table:style-name="ro1">
          <table:table-cell office:value-type="float" office:value="8.2">
            <text:p>8.2</text:p>
          </table:table-cell>
          <table:table-cell office:value-type="float" office:value="0.925665">
            <text:p>0.925665</text:p>
          </table:table-cell>
          <table:table-cell office:value-type="float" office:value="0.465593">
            <text:p>0.465593</text:p>
          </table:table-cell>
          <table:table-cell table:formula="of:=1-1/(0.6*([.A820]-4.98)+1)" office:value-type="float" office:value="0.658236500341763">
            <text:p>0.6582365003</text:p>
          </table:table-cell>
          <table:table-cell office:value-type="float" office:value="0.0930913">
            <text:p>0.0930913</text:p>
          </table:table-cell>
          <table:table-cell/>
        </table:table-row>
        <table:table-row table:style-name="ro1">
          <table:table-cell office:value-type="float" office:value="8.21">
            <text:p>8.21</text:p>
          </table:table-cell>
          <table:table-cell office:value-type="float" office:value="0.930328">
            <text:p>0.930328</text:p>
          </table:table-cell>
          <table:table-cell office:value-type="float" office:value="0.466331">
            <text:p>0.466331</text:p>
          </table:table-cell>
          <table:table-cell table:formula="of:=1-1/(0.6*([.A821]-4.98)+1)" office:value-type="float" office:value="0.65893587994543">
            <text:p>0.6589358799</text:p>
          </table:table-cell>
          <table:table-cell office:value-type="float" office:value="0.0926081">
            <text:p>0.0926081</text:p>
          </table:table-cell>
          <table:table-cell/>
        </table:table-row>
        <table:table-row table:style-name="ro1">
          <table:table-cell office:value-type="float" office:value="8.22">
            <text:p>8.22</text:p>
          </table:table-cell>
          <table:table-cell office:value-type="float" office:value="0.934999">
            <text:p>0.934999</text:p>
          </table:table-cell>
          <table:table-cell office:value-type="float" office:value="0.467075">
            <text:p>0.467075</text:p>
          </table:table-cell>
          <table:table-cell table:formula="of:=1-1/(0.6*([.A822]-4.98)+1)" office:value-type="float" office:value="0.659632402995235">
            <text:p>0.659632403</text:p>
          </table:table-cell>
          <table:table-cell office:value-type="float" office:value="0.09347">
            <text:p>0.09347</text:p>
          </table:table-cell>
          <table:table-cell/>
        </table:table-row>
        <table:table-row table:style-name="ro1">
          <table:table-cell office:value-type="float" office:value="8.23">
            <text:p>8.23</text:p>
          </table:table-cell>
          <table:table-cell office:value-type="float" office:value="0.939677">
            <text:p>0.939677</text:p>
          </table:table-cell>
          <table:table-cell office:value-type="float" office:value="0.467791">
            <text:p>0.467791</text:p>
          </table:table-cell>
          <table:table-cell table:formula="of:=1-1/(0.6*([.A823]-4.98)+1)" office:value-type="float" office:value="0.660326086956522">
            <text:p>0.660326087</text:p>
          </table:table-cell>
          <table:table-cell office:value-type="float" office:value="0.089899">
            <text:p>0.089899</text:p>
          </table:table-cell>
          <table:table-cell/>
        </table:table-row>
        <table:table-row table:style-name="ro1">
          <table:table-cell office:value-type="float" office:value="8.24">
            <text:p>8.24</text:p>
          </table:table-cell>
          <table:table-cell office:value-type="float" office:value="0.944362">
            <text:p>0.944362</text:p>
          </table:table-cell>
          <table:table-cell office:value-type="float" office:value="0.468532">
            <text:p>0.468532</text:p>
          </table:table-cell>
          <table:table-cell table:formula="of:=1-1/(0.6*([.A824]-4.98)+1)" office:value-type="float" office:value="0.661016949152542">
            <text:p>0.6610169492</text:p>
          </table:table-cell>
          <table:table-cell office:value-type="float" office:value="0.0929826">
            <text:p>0.0929826</text:p>
          </table:table-cell>
          <table:table-cell/>
        </table:table-row>
        <table:table-row table:style-name="ro1">
          <table:table-cell office:value-type="float" office:value="8.25">
            <text:p>8.25</text:p>
          </table:table-cell>
          <table:table-cell office:value-type="float" office:value="0.949055">
            <text:p>0.949055</text:p>
          </table:table-cell>
          <table:table-cell office:value-type="float" office:value="0.469262">
            <text:p>0.469262</text:p>
          </table:table-cell>
          <table:table-cell table:formula="of:=1-1/(0.6*([.A825]-4.98)+1)" office:value-type="float" office:value="0.6617050067659">
            <text:p>0.6617050068</text:p>
          </table:table-cell>
          <table:table-cell office:value-type="float" office:value="0.0915946">
            <text:p>0.0915946</text:p>
          </table:table-cell>
          <table:table-cell/>
        </table:table-row>
        <table:table-row table:style-name="ro1">
          <table:table-cell office:value-type="float" office:value="8.26">
            <text:p>8.26</text:p>
          </table:table-cell>
          <table:table-cell office:value-type="float" office:value="0.953755">
            <text:p>0.953755</text:p>
          </table:table-cell>
          <table:table-cell office:value-type="float" office:value="0.469989">
            <text:p>0.469989</text:p>
          </table:table-cell>
          <table:table-cell table:formula="of:=1-1/(0.6*([.A826]-4.98)+1)" office:value-type="float" office:value="0.662390276839973">
            <text:p>0.6623902768</text:p>
          </table:table-cell>
          <table:table-cell office:value-type="float" office:value="0.0912681">
            <text:p>0.0912681</text:p>
          </table:table-cell>
          <table:table-cell/>
        </table:table-row>
        <table:table-row table:style-name="ro1">
          <table:table-cell office:value-type="float" office:value="8.27">
            <text:p>8.27</text:p>
          </table:table-cell>
          <table:table-cell office:value-type="float" office:value="0.958462">
            <text:p>0.958462</text:p>
          </table:table-cell>
          <table:table-cell office:value-type="float" office:value="0.470717">
            <text:p>0.470717</text:p>
          </table:table-cell>
          <table:table-cell table:formula="of:=1-1/(0.6*([.A827]-4.98)+1)" office:value-type="float" office:value="0.663072776280323">
            <text:p>0.6630727763</text:p>
          </table:table-cell>
          <table:table-cell office:value-type="float" office:value="0.0913688">
            <text:p>0.0913688</text:p>
          </table:table-cell>
          <table:table-cell/>
        </table:table-row>
        <table:table-row table:style-name="ro1">
          <table:table-cell office:value-type="float" office:value="8.28">
            <text:p>8.28</text:p>
          </table:table-cell>
          <table:table-cell office:value-type="float" office:value="0.963176">
            <text:p>0.963176</text:p>
          </table:table-cell>
          <table:table-cell office:value-type="float" office:value="0.471437">
            <text:p>0.471437</text:p>
          </table:table-cell>
          <table:table-cell table:formula="of:=1-1/(0.6*([.A828]-4.98)+1)" office:value-type="float" office:value="0.663752521856086">
            <text:p>0.6637525219</text:p>
          </table:table-cell>
          <table:table-cell office:value-type="float" office:value="0.0903802">
            <text:p>0.0903802</text:p>
          </table:table-cell>
          <table:table-cell/>
        </table:table-row>
        <table:table-row table:style-name="ro1">
          <table:table-cell office:value-type="float" office:value="8.29">
            <text:p>8.29</text:p>
          </table:table-cell>
          <table:table-cell office:value-type="float" office:value="0.967898">
            <text:p>0.967898</text:p>
          </table:table-cell>
          <table:table-cell office:value-type="float" office:value="0.472151">
            <text:p>0.472151</text:p>
          </table:table-cell>
          <table:table-cell table:formula="of:=1-1/(0.6*([.A829]-4.98)+1)" office:value-type="float" office:value="0.664429530201342">
            <text:p>0.6644295302</text:p>
          </table:table-cell>
          <table:table-cell office:value-type="float" office:value="0.0896152">
            <text:p>0.0896152</text:p>
          </table:table-cell>
          <table:table-cell/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0.972626">
            <text:p>0.972626</text:p>
          </table:table-cell>
          <table:table-cell office:value-type="float" office:value="0.472874">
            <text:p>0.472874</text:p>
          </table:table-cell>
          <table:table-cell table:formula="of:=1-1/(0.6*([.A830]-4.98)+1)" office:value-type="float" office:value="0.665103817816477">
            <text:p>0.6651038178</text:p>
          </table:table-cell>
          <table:table-cell office:value-type="float" office:value="0.0908258">
            <text:p>0.0908258</text:p>
          </table:table-cell>
          <table:table-cell/>
        </table:table-row>
        <table:table-row table:style-name="ro1">
          <table:table-cell office:value-type="float" office:value="8.31">
            <text:p>8.31</text:p>
          </table:table-cell>
          <table:table-cell office:value-type="float" office:value="0.977362">
            <text:p>0.977362</text:p>
          </table:table-cell>
          <table:table-cell office:value-type="float" office:value="0.473589">
            <text:p>0.473589</text:p>
          </table:table-cell>
          <table:table-cell table:formula="of:=1-1/(0.6*([.A831]-4.98)+1)" office:value-type="float" office:value="0.665775401069519">
            <text:p>0.6657754011</text:p>
          </table:table-cell>
          <table:table-cell office:value-type="float" office:value="0.0896948">
            <text:p>0.0896948</text:p>
          </table:table-cell>
          <table:table-cell/>
        </table:table-row>
        <table:table-row table:style-name="ro1">
          <table:table-cell office:value-type="float" office:value="8.32">
            <text:p>8.32</text:p>
          </table:table-cell>
          <table:table-cell office:value-type="float" office:value="0.982105">
            <text:p>0.982105</text:p>
          </table:table-cell>
          <table:table-cell office:value-type="float" office:value="0.474305">
            <text:p>0.474305</text:p>
          </table:table-cell>
          <table:table-cell table:formula="of:=1-1/(0.6*([.A832]-4.98)+1)" office:value-type="float" office:value="0.666444296197465">
            <text:p>0.6664442962</text:p>
          </table:table-cell>
          <table:table-cell office:value-type="float" office:value="0.0899218">
            <text:p>0.0899218</text:p>
          </table:table-cell>
          <table:table-cell/>
        </table:table-row>
        <table:table-row table:style-name="ro1">
          <table:table-cell office:value-type="float" office:value="8.33">
            <text:p>8.33</text:p>
          </table:table-cell>
          <table:table-cell office:value-type="float" office:value="0.986856">
            <text:p>0.986856</text:p>
          </table:table-cell>
          <table:table-cell office:value-type="float" office:value="0.47502">
            <text:p>0.47502</text:p>
          </table:table-cell>
          <table:table-cell table:formula="of:=1-1/(0.6*([.A833]-4.98)+1)" office:value-type="float" office:value="0.66711051930759">
            <text:p>0.6671105193</text:p>
          </table:table-cell>
          <table:table-cell office:value-type="float" office:value="0.0897797">
            <text:p>0.0897797</text:p>
          </table:table-cell>
          <table:table-cell/>
        </table:table-row>
        <table:table-row table:style-name="ro1">
          <table:table-cell office:value-type="float" office:value="8.34">
            <text:p>8.34</text:p>
          </table:table-cell>
          <table:table-cell office:value-type="float" office:value="0.991613">
            <text:p>0.991613</text:p>
          </table:table-cell>
          <table:table-cell office:value-type="float" office:value="0.475714">
            <text:p>0.475714</text:p>
          </table:table-cell>
          <table:table-cell table:formula="of:=1-1/(0.6*([.A834]-4.98)+1)" office:value-type="float" office:value="0.667774086378738">
            <text:p>0.6677740864</text:p>
          </table:table-cell>
          <table:table-cell office:value-type="float" office:value="0.0870145">
            <text:p>0.0870145</text:p>
          </table:table-cell>
          <table:table-cell/>
        </table:table-row>
        <table:table-row table:style-name="ro1">
          <table:table-cell office:value-type="float" office:value="8.35">
            <text:p>8.35</text:p>
          </table:table-cell>
          <table:table-cell office:value-type="float" office:value="0.996377">
            <text:p>0.996377</text:p>
          </table:table-cell>
          <table:table-cell office:value-type="float" office:value="0.476428">
            <text:p>0.476428</text:p>
          </table:table-cell>
          <table:table-cell table:formula="of:=1-1/(0.6*([.A835]-4.98)+1)" office:value-type="float" office:value="0.668435013262599">
            <text:p>0.6684350133</text:p>
          </table:table-cell>
          <table:table-cell office:value-type="float" office:value="0.0897231">
            <text:p>0.0897231</text:p>
          </table:table-cell>
          <table:table-cell/>
        </table:table-row>
        <table:table-row table:style-name="ro1">
          <table:table-cell office:value-type="float" office:value="8.36">
            <text:p>8.36</text:p>
          </table:table-cell>
          <table:table-cell office:value-type="float" office:value="1.00115">
            <text:p>1.00115</text:p>
          </table:table-cell>
          <table:table-cell office:value-type="float" office:value="0.477133">
            <text:p>0.477133</text:p>
          </table:table-cell>
          <table:table-cell table:formula="of:=1-1/(0.6*([.A836]-4.98)+1)" office:value-type="float" office:value="0.669093315684977">
            <text:p>0.6690933157</text:p>
          </table:table-cell>
          <table:table-cell office:value-type="float" office:value="0.0884429">
            <text:p>0.0884429</text:p>
          </table:table-cell>
          <table:table-cell/>
        </table:table-row>
        <table:table-row table:style-name="ro1">
          <table:table-cell office:value-type="float" office:value="8.37">
            <text:p>8.37</text:p>
          </table:table-cell>
          <table:table-cell office:value-type="float" office:value="1.00593">
            <text:p>1.00593</text:p>
          </table:table-cell>
          <table:table-cell office:value-type="float" office:value="0.477835">
            <text:p>0.477835</text:p>
          </table:table-cell>
          <table:table-cell table:formula="of:=1-1/(0.6*([.A837]-4.98)+1)" office:value-type="float" office:value="0.669749009247028">
            <text:p>0.6697490092</text:p>
          </table:table-cell>
          <table:table-cell office:value-type="float" office:value="0.0881661">
            <text:p>0.0881661</text:p>
          </table:table-cell>
          <table:table-cell/>
        </table:table-row>
        <table:table-row table:style-name="ro1">
          <table:table-cell office:value-type="float" office:value="8.38">
            <text:p>8.38</text:p>
          </table:table-cell>
          <table:table-cell office:value-type="float" office:value="1.01071">
            <text:p>1.01071</text:p>
          </table:table-cell>
          <table:table-cell office:value-type="float" office:value="0.478544">
            <text:p>0.478544</text:p>
          </table:table-cell>
          <table:table-cell table:formula="of:=1-1/(0.6*([.A838]-4.98)+1)" office:value-type="float" office:value="0.6704021094265">
            <text:p>0.6704021094</text:p>
          </table:table-cell>
          <table:table-cell office:value-type="float" office:value="0.089047">
            <text:p>0.089047</text:p>
          </table:table-cell>
          <table:table-cell/>
        </table:table-row>
        <table:table-row table:style-name="ro1">
          <table:table-cell office:value-type="float" office:value="8.39">
            <text:p>8.39</text:p>
          </table:table-cell>
          <table:table-cell office:value-type="float" office:value="1.0155">
            <text:p>1.0155</text:p>
          </table:table-cell>
          <table:table-cell office:value-type="float" office:value="0.479227">
            <text:p>0.479227</text:p>
          </table:table-cell>
          <table:table-cell table:formula="of:=1-1/(0.6*([.A839]-4.98)+1)" office:value-type="float" office:value="0.671052631578947">
            <text:p>0.6710526316</text:p>
          </table:table-cell>
          <table:table-cell office:value-type="float" office:value="0.0864419">
            <text:p>0.0864419</text:p>
          </table:table-cell>
          <table:table-cell/>
        </table:table-row>
        <table:table-row table:style-name="ro1">
          <table:table-cell office:value-type="float" office:value="8.4">
            <text:p>8.4</text:p>
          </table:table-cell>
          <table:table-cell office:value-type="float" office:value="1.0203">
            <text:p>1.0203</text:p>
          </table:table-cell>
          <table:table-cell office:value-type="float" office:value="0.479938">
            <text:p>0.479938</text:p>
          </table:table-cell>
          <table:table-cell table:formula="of:=1-1/(0.6*([.A840]-4.98)+1)" office:value-type="float" office:value="0.671700590938936">
            <text:p>0.6717005909</text:p>
          </table:table-cell>
          <table:table-cell office:value-type="float" office:value="0.0899823">
            <text:p>0.0899823</text:p>
          </table:table-cell>
          <table:table-cell/>
        </table:table-row>
        <table:table-row table:style-name="ro1">
          <table:table-cell office:value-type="float" office:value="8.41">
            <text:p>8.41</text:p>
          </table:table-cell>
          <table:table-cell office:value-type="float" office:value="1.02511">
            <text:p>1.02511</text:p>
          </table:table-cell>
          <table:table-cell office:value-type="float" office:value="0.480625">
            <text:p>0.480625</text:p>
          </table:table-cell>
          <table:table-cell table:formula="of:=1-1/(0.6*([.A841]-4.98)+1)" office:value-type="float" office:value="0.672346002621232">
            <text:p>0.6723460026</text:p>
          </table:table-cell>
          <table:table-cell office:value-type="float" office:value="0.0870229">
            <text:p>0.0870229</text:p>
          </table:table-cell>
          <table:table-cell/>
        </table:table-row>
        <table:table-row table:style-name="ro1">
          <table:table-cell office:value-type="float" office:value="8.42">
            <text:p>8.42</text:p>
          </table:table-cell>
          <table:table-cell office:value-type="float" office:value="1.02992">
            <text:p>1.02992</text:p>
          </table:table-cell>
          <table:table-cell office:value-type="float" office:value="0.48132">
            <text:p>0.48132</text:p>
          </table:table-cell>
          <table:table-cell table:formula="of:=1-1/(0.6*([.A842]-4.98)+1)" office:value-type="float" office:value="0.672988881621975">
            <text:p>0.6729888816</text:p>
          </table:table-cell>
          <table:table-cell office:value-type="float" office:value="0.0878537">
            <text:p>0.0878537</text:p>
          </table:table-cell>
          <table:table-cell/>
        </table:table-row>
        <table:table-row table:style-name="ro1">
          <table:table-cell office:value-type="float" office:value="8.43">
            <text:p>8.43</text:p>
          </table:table-cell>
          <table:table-cell office:value-type="float" office:value="1.03474">
            <text:p>1.03474</text:p>
          </table:table-cell>
          <table:table-cell office:value-type="float" office:value="0.482016">
            <text:p>0.482016</text:p>
          </table:table-cell>
          <table:table-cell table:formula="of:=1-1/(0.6*([.A843]-4.98)+1)" office:value-type="float" office:value="0.673629242819843">
            <text:p>0.6736292428</text:p>
          </table:table-cell>
          <table:table-cell office:value-type="float" office:value="0.0880928">
            <text:p>0.0880928</text:p>
          </table:table-cell>
          <table:table-cell/>
        </table:table-row>
        <table:table-row table:style-name="ro1">
          <table:table-cell office:value-type="float" office:value="8.44">
            <text:p>8.44</text:p>
          </table:table-cell>
          <table:table-cell office:value-type="float" office:value="1.03957">
            <text:p>1.03957</text:p>
          </table:table-cell>
          <table:table-cell office:value-type="float" office:value="0.482686">
            <text:p>0.482686</text:p>
          </table:table-cell>
          <table:table-cell table:formula="of:=1-1/(0.6*([.A844]-4.98)+1)" office:value-type="float" office:value="0.674267100977199">
            <text:p>0.674267101</text:p>
          </table:table-cell>
          <table:table-cell office:value-type="float" office:value="0.0847398">
            <text:p>0.0847398</text:p>
          </table:table-cell>
          <table:table-cell/>
        </table:table-row>
        <table:table-row table:style-name="ro1">
          <table:table-cell office:value-type="float" office:value="8.45">
            <text:p>8.45</text:p>
          </table:table-cell>
          <table:table-cell office:value-type="float" office:value="1.0444">
            <text:p>1.0444</text:p>
          </table:table-cell>
          <table:table-cell office:value-type="float" office:value="0.483378">
            <text:p>0.483378</text:p>
          </table:table-cell>
          <table:table-cell table:formula="of:=1-1/(0.6*([.A845]-4.98)+1)" office:value-type="float" office:value="0.674902470741222">
            <text:p>0.6749024707</text:p>
          </table:table-cell>
          <table:table-cell office:value-type="float" office:value="0.0875769">
            <text:p>0.0875769</text:p>
          </table:table-cell>
          <table:table-cell/>
        </table:table-row>
        <table:table-row table:style-name="ro1">
          <table:table-cell office:value-type="float" office:value="8.46">
            <text:p>8.46</text:p>
          </table:table-cell>
          <table:table-cell office:value-type="float" office:value="1.04924">
            <text:p>1.04924</text:p>
          </table:table-cell>
          <table:table-cell office:value-type="float" office:value="0.484053">
            <text:p>0.484053</text:p>
          </table:table-cell>
          <table:table-cell table:formula="of:=1-1/(0.6*([.A846]-4.98)+1)" office:value-type="float" office:value="0.675535366645036">
            <text:p>0.6755353666</text:p>
          </table:table-cell>
          <table:table-cell office:value-type="float" office:value="0.0847252">
            <text:p>0.0847252</text:p>
          </table:table-cell>
          <table:table-cell/>
        </table:table-row>
        <table:table-row table:style-name="ro1">
          <table:table-cell office:value-type="float" office:value="8.47">
            <text:p>8.47</text:p>
          </table:table-cell>
          <table:table-cell office:value-type="float" office:value="1.05409">
            <text:p>1.05409</text:p>
          </table:table-cell>
          <table:table-cell office:value-type="float" office:value="0.48474">
            <text:p>0.48474</text:p>
          </table:table-cell>
          <table:table-cell table:formula="of:=1-1/(0.6*([.A847]-4.98)+1)" office:value-type="float" office:value="0.676165803108808">
            <text:p>0.6761658031</text:p>
          </table:table-cell>
          <table:table-cell office:value-type="float" office:value="0.0870204">
            <text:p>0.0870204</text:p>
          </table:table-cell>
          <table:table-cell/>
        </table:table-row>
        <table:table-row table:style-name="ro1">
          <table:table-cell office:value-type="float" office:value="8.48">
            <text:p>8.48</text:p>
          </table:table-cell>
          <table:table-cell office:value-type="float" office:value="1.05895">
            <text:p>1.05895</text:p>
          </table:table-cell>
          <table:table-cell office:value-type="float" office:value="0.485422">
            <text:p>0.485422</text:p>
          </table:table-cell>
          <table:table-cell table:formula="of:=1-1/(0.6*([.A848]-4.98)+1)" office:value-type="float" office:value="0.676793794440853">
            <text:p>0.6767937944</text:p>
          </table:table-cell>
          <table:table-cell office:value-type="float" office:value="0.0862804">
            <text:p>0.0862804</text:p>
          </table:table-cell>
          <table:table-cell/>
        </table:table-row>
        <table:table-row table:style-name="ro1">
          <table:table-cell office:value-type="float" office:value="8.49">
            <text:p>8.49</text:p>
          </table:table-cell>
          <table:table-cell office:value-type="float" office:value="1.06381">
            <text:p>1.06381</text:p>
          </table:table-cell>
          <table:table-cell office:value-type="float" office:value="0.486089">
            <text:p>0.486089</text:p>
          </table:table-cell>
          <table:table-cell table:formula="of:=1-1/(0.6*([.A849]-4.98)+1)" office:value-type="float" office:value="0.67741935483871">
            <text:p>0.6774193548</text:p>
          </table:table-cell>
          <table:table-cell office:value-type="float" office:value="0.0844333">
            <text:p>0.0844333</text:p>
          </table:table-cell>
          <table:table-cell/>
        </table:table-row>
        <table:table-row table:style-name="ro1">
          <table:table-cell office:value-type="float" office:value="8.5">
            <text:p>8.5</text:p>
          </table:table-cell>
          <table:table-cell office:value-type="float" office:value="1.06867">
            <text:p>1.06867</text:p>
          </table:table-cell>
          <table:table-cell office:value-type="float" office:value="0.486761">
            <text:p>0.486761</text:p>
          </table:table-cell>
          <table:table-cell table:formula="of:=1-1/(0.6*([.A850]-4.98)+1)" office:value-type="float" office:value="0.678042498390212">
            <text:p>0.6780424984</text:p>
          </table:table-cell>
          <table:table-cell office:value-type="float" office:value="0.0849358">
            <text:p>0.0849358</text:p>
          </table:table-cell>
          <table:table-cell/>
        </table:table-row>
        <table:table-row table:style-name="ro1">
          <table:table-cell office:value-type="float" office:value="8.51">
            <text:p>8.51</text:p>
          </table:table-cell>
          <table:table-cell office:value-type="float" office:value="1.07355">
            <text:p>1.07355</text:p>
          </table:table-cell>
          <table:table-cell office:value-type="float" office:value="0.487441">
            <text:p>0.487441</text:p>
          </table:table-cell>
          <table:table-cell table:formula="of:=1-1/(0.6*([.A851]-4.98)+1)" office:value-type="float" office:value="0.67866323907455">
            <text:p>0.6786632391</text:p>
          </table:table-cell>
          <table:table-cell office:value-type="float" office:value="0.0861285">
            <text:p>0.0861285</text:p>
          </table:table-cell>
          <table:table-cell/>
        </table:table-row>
        <table:table-row table:style-name="ro1">
          <table:table-cell office:value-type="float" office:value="8.52">
            <text:p>8.52</text:p>
          </table:table-cell>
          <table:table-cell office:value-type="float" office:value="1.07843">
            <text:p>1.07843</text:p>
          </table:table-cell>
          <table:table-cell office:value-type="float" office:value="0.488111">
            <text:p>0.488111</text:p>
          </table:table-cell>
          <table:table-cell table:formula="of:=1-1/(0.6*([.A852]-4.98)+1)" office:value-type="float" office:value="0.67928159076331">
            <text:p>0.6792815908</text:p>
          </table:table-cell>
          <table:table-cell office:value-type="float" office:value="0.0846895">
            <text:p>0.0846895</text:p>
          </table:table-cell>
          <table:table-cell/>
        </table:table-row>
        <table:table-row table:style-name="ro1">
          <table:table-cell office:value-type="float" office:value="8.53">
            <text:p>8.53</text:p>
          </table:table-cell>
          <table:table-cell office:value-type="float" office:value="1.08332">
            <text:p>1.08332</text:p>
          </table:table-cell>
          <table:table-cell office:value-type="float" office:value="0.48878">
            <text:p>0.48878</text:p>
          </table:table-cell>
          <table:table-cell table:formula="of:=1-1/(0.6*([.A853]-4.98)+1)" office:value-type="float" office:value="0.679897567221511">
            <text:p>0.6798975672</text:p>
          </table:table-cell>
          <table:table-cell office:value-type="float" office:value="0.0847683">
            <text:p>0.0847683</text:p>
          </table:table-cell>
          <table:table-cell/>
        </table:table-row>
        <table:table-row table:style-name="ro1">
          <table:table-cell office:value-type="float" office:value="8.54">
            <text:p>8.54</text:p>
          </table:table-cell>
          <table:table-cell office:value-type="float" office:value="1.08821">
            <text:p>1.08821</text:p>
          </table:table-cell>
          <table:table-cell office:value-type="float" office:value="0.489443">
            <text:p>0.489443</text:p>
          </table:table-cell>
          <table:table-cell table:formula="of:=1-1/(0.6*([.A854]-4.98)+1)" office:value-type="float" office:value="0.680511182108626">
            <text:p>0.6805111821</text:p>
          </table:table-cell>
          <table:table-cell office:value-type="float" office:value="0.0839357">
            <text:p>0.0839357</text:p>
          </table:table-cell>
          <table:table-cell/>
        </table:table-row>
        <table:table-row table:style-name="ro1">
          <table:table-cell office:value-type="float" office:value="8.55">
            <text:p>8.55</text:p>
          </table:table-cell>
          <table:table-cell office:value-type="float" office:value="1.09311">
            <text:p>1.09311</text:p>
          </table:table-cell>
          <table:table-cell office:value-type="float" office:value="0.4901">
            <text:p>0.4901</text:p>
          </table:table-cell>
          <table:table-cell table:formula="of:=1-1/(0.6*([.A855]-4.98)+1)" office:value-type="float" office:value="0.681122448979592">
            <text:p>0.681122449</text:p>
          </table:table-cell>
          <table:table-cell office:value-type="float" office:value="0.0831508">
            <text:p>0.0831508</text:p>
          </table:table-cell>
          <table:table-cell/>
        </table:table-row>
        <table:table-row table:style-name="ro1">
          <table:table-cell office:value-type="float" office:value="8.56">
            <text:p>8.56</text:p>
          </table:table-cell>
          <table:table-cell office:value-type="float" office:value="1.09802">
            <text:p>1.09802</text:p>
          </table:table-cell>
          <table:table-cell office:value-type="float" office:value="0.49077">
            <text:p>0.49077</text:p>
          </table:table-cell>
          <table:table-cell table:formula="of:=1-1/(0.6*([.A856]-4.98)+1)" office:value-type="float" office:value="0.681731381285805">
            <text:p>0.6817313813</text:p>
          </table:table-cell>
          <table:table-cell office:value-type="float" office:value="0.0848505">
            <text:p>0.0848505</text:p>
          </table:table-cell>
          <table:table-cell/>
        </table:table-row>
        <table:table-row table:style-name="ro1">
          <table:table-cell office:value-type="float" office:value="8.57">
            <text:p>8.57</text:p>
          </table:table-cell>
          <table:table-cell office:value-type="float" office:value="1.10294">
            <text:p>1.10294</text:p>
          </table:table-cell>
          <table:table-cell office:value-type="float" office:value="0.491423">
            <text:p>0.491423</text:p>
          </table:table-cell>
          <table:table-cell table:formula="of:=1-1/(0.6*([.A857]-4.98)+1)" office:value-type="float" office:value="0.682337992376112">
            <text:p>0.6823379924</text:p>
          </table:table-cell>
          <table:table-cell office:value-type="float" office:value="0.0826685">
            <text:p>0.0826685</text:p>
          </table:table-cell>
          <table:table-cell/>
        </table:table-row>
        <table:table-row table:style-name="ro1">
          <table:table-cell office:value-type="float" office:value="8.58">
            <text:p>8.58</text:p>
          </table:table-cell>
          <table:table-cell office:value-type="float" office:value="1.10786">
            <text:p>1.10786</text:p>
          </table:table-cell>
          <table:table-cell office:value-type="float" office:value="0.49209">
            <text:p>0.49209</text:p>
          </table:table-cell>
          <table:table-cell table:formula="of:=1-1/(0.6*([.A858]-4.98)+1)" office:value-type="float" office:value="0.682942295497781">
            <text:p>0.6829422955</text:p>
          </table:table-cell>
          <table:table-cell office:value-type="float" office:value="0.0842511">
            <text:p>0.0842511</text:p>
          </table:table-cell>
          <table:table-cell/>
        </table:table-row>
        <table:table-row table:style-name="ro1">
          <table:table-cell office:value-type="float" office:value="8.59">
            <text:p>8.59</text:p>
          </table:table-cell>
          <table:table-cell office:value-type="float" office:value="1.11278">
            <text:p>1.11278</text:p>
          </table:table-cell>
          <table:table-cell office:value-type="float" office:value="0.492745">
            <text:p>0.492745</text:p>
          </table:table-cell>
          <table:table-cell table:formula="of:=1-1/(0.6*([.A859]-4.98)+1)" office:value-type="float" office:value="0.683544303797468">
            <text:p>0.6835443038</text:p>
          </table:table-cell>
          <table:table-cell office:value-type="float" office:value="0.0829185">
            <text:p>0.0829185</text:p>
          </table:table-cell>
          <table:table-cell/>
        </table:table-row>
        <table:table-row table:style-name="ro1">
          <table:table-cell office:value-type="float" office:value="8.6">
            <text:p>8.6</text:p>
          </table:table-cell>
          <table:table-cell office:value-type="float" office:value="1.11772">
            <text:p>1.11772</text:p>
          </table:table-cell>
          <table:table-cell office:value-type="float" office:value="0.493389">
            <text:p>0.493389</text:p>
          </table:table-cell>
          <table:table-cell table:formula="of:=1-1/(0.6*([.A860]-4.98)+1)" office:value-type="float" office:value="0.684144030322173">
            <text:p>0.6841440303</text:p>
          </table:table-cell>
          <table:table-cell office:value-type="float" office:value="0.08149">
            <text:p>0.08149</text:p>
          </table:table-cell>
          <table:table-cell/>
        </table:table-row>
        <table:table-row table:style-name="ro1">
          <table:table-cell office:value-type="float" office:value="8.61">
            <text:p>8.61</text:p>
          </table:table-cell>
          <table:table-cell office:value-type="float" office:value="1.12266">
            <text:p>1.12266</text:p>
          </table:table-cell>
          <table:table-cell office:value-type="float" office:value="0.494048">
            <text:p>0.494048</text:p>
          </table:table-cell>
          <table:table-cell table:formula="of:=1-1/(0.6*([.A861]-4.98)+1)" office:value-type="float" office:value="0.684741488020177">
            <text:p>0.684741488</text:p>
          </table:table-cell>
          <table:table-cell office:value-type="float" office:value="0.0833465">
            <text:p>0.0833465</text:p>
          </table:table-cell>
          <table:table-cell/>
        </table:table-row>
        <table:table-row table:style-name="ro1">
          <table:table-cell office:value-type="float" office:value="8.62">
            <text:p>8.62</text:p>
          </table:table-cell>
          <table:table-cell office:value-type="float" office:value="1.12761">
            <text:p>1.12761</text:p>
          </table:table-cell>
          <table:table-cell office:value-type="float" office:value="0.494695">
            <text:p>0.494695</text:p>
          </table:table-cell>
          <table:table-cell table:formula="of:=1-1/(0.6*([.A862]-4.98)+1)" office:value-type="float" office:value="0.685336689741976">
            <text:p>0.6853366897</text:p>
          </table:table-cell>
          <table:table-cell office:value-type="float" office:value="0.08195">
            <text:p>0.08195</text:p>
          </table:table-cell>
          <table:table-cell/>
        </table:table-row>
        <table:table-row table:style-name="ro1">
          <table:table-cell office:value-type="float" office:value="8.63">
            <text:p>8.63</text:p>
          </table:table-cell>
          <table:table-cell office:value-type="float" office:value="1.13256">
            <text:p>1.13256</text:p>
          </table:table-cell>
          <table:table-cell office:value-type="float" office:value="0.495347">
            <text:p>0.495347</text:p>
          </table:table-cell>
          <table:table-cell table:formula="of:=1-1/(0.6*([.A863]-4.98)+1)" office:value-type="float" office:value="0.685929648241206">
            <text:p>0.6859296482</text:p>
          </table:table-cell>
          <table:table-cell office:value-type="float" office:value="0.0824776">
            <text:p>0.0824776</text:p>
          </table:table-cell>
          <table:table-cell/>
        </table:table-row>
        <table:table-row table:style-name="ro1">
          <table:table-cell office:value-type="float" office:value="8.64">
            <text:p>8.64</text:p>
          </table:table-cell>
          <table:table-cell office:value-type="float" office:value="1.13752">
            <text:p>1.13752</text:p>
          </table:table-cell>
          <table:table-cell office:value-type="float" office:value="0.495996">
            <text:p>0.495996</text:p>
          </table:table-cell>
          <table:table-cell table:formula="of:=1-1/(0.6*([.A864]-4.98)+1)" office:value-type="float" office:value="0.686520376175549">
            <text:p>0.6865203762</text:p>
          </table:table-cell>
          <table:table-cell office:value-type="float" office:value="0.0821783">
            <text:p>0.0821783</text:p>
          </table:table-cell>
          <table:table-cell/>
        </table:table-row>
        <table:table-row table:style-name="ro1">
          <table:table-cell office:value-type="float" office:value="8.65">
            <text:p>8.65</text:p>
          </table:table-cell>
          <table:table-cell office:value-type="float" office:value="1.14248">
            <text:p>1.14248</text:p>
          </table:table-cell>
          <table:table-cell office:value-type="float" office:value="0.49663">
            <text:p>0.49663</text:p>
          </table:table-cell>
          <table:table-cell table:formula="of:=1-1/(0.6*([.A865]-4.98)+1)" office:value-type="float" office:value="0.687108886107635">
            <text:p>0.6871088861</text:p>
          </table:table-cell>
          <table:table-cell office:value-type="float" office:value="0.0802654">
            <text:p>0.0802654</text:p>
          </table:table-cell>
          <table:table-cell/>
        </table:table-row>
        <table:table-row table:style-name="ro1">
          <table:table-cell office:value-type="float" office:value="8.66">
            <text:p>8.66</text:p>
          </table:table-cell>
          <table:table-cell office:value-type="float" office:value="1.14746">
            <text:p>1.14746</text:p>
          </table:table-cell>
          <table:table-cell office:value-type="float" office:value="0.497269">
            <text:p>0.497269</text:p>
          </table:table-cell>
          <table:table-cell table:formula="of:=1-1/(0.6*([.A866]-4.98)+1)" office:value-type="float" office:value="0.687695190505934">
            <text:p>0.6876951905</text:p>
          </table:table-cell>
          <table:table-cell office:value-type="float" office:value="0.0808275">
            <text:p>0.0808275</text:p>
          </table:table-cell>
          <table:table-cell/>
        </table:table-row>
        <table:table-row table:style-name="ro1">
          <table:table-cell office:value-type="float" office:value="8.67">
            <text:p>8.67</text:p>
          </table:table-cell>
          <table:table-cell office:value-type="float" office:value="1.15244">
            <text:p>1.15244</text:p>
          </table:table-cell>
          <table:table-cell office:value-type="float" office:value="0.497912">
            <text:p>0.497912</text:p>
          </table:table-cell>
          <table:table-cell table:formula="of:=1-1/(0.6*([.A867]-4.98)+1)" office:value-type="float" office:value="0.688279301745636">
            <text:p>0.6882793017</text:p>
          </table:table-cell>
          <table:table-cell office:value-type="float" office:value="0.0814468">
            <text:p>0.0814468</text:p>
          </table:table-cell>
          <table:table-cell/>
        </table:table-row>
        <table:table-row table:style-name="ro1">
          <table:table-cell office:value-type="float" office:value="8.68">
            <text:p>8.68</text:p>
          </table:table-cell>
          <table:table-cell office:value-type="float" office:value="1.15742">
            <text:p>1.15742</text:p>
          </table:table-cell>
          <table:table-cell office:value-type="float" office:value="0.498553">
            <text:p>0.498553</text:p>
          </table:table-cell>
          <table:table-cell table:formula="of:=1-1/(0.6*([.A868]-4.98)+1)" office:value-type="float" office:value="0.688861232109521">
            <text:p>0.6888612321</text:p>
          </table:table-cell>
          <table:table-cell office:value-type="float" office:value="0.081137">
            <text:p>0.081137</text:p>
          </table:table-cell>
          <table:table-cell/>
        </table:table-row>
        <table:table-row table:style-name="ro1">
          <table:table-cell office:value-type="float" office:value="8.69">
            <text:p>8.69</text:p>
          </table:table-cell>
          <table:table-cell office:value-type="float" office:value="1.16241">
            <text:p>1.16241</text:p>
          </table:table-cell>
          <table:table-cell office:value-type="float" office:value="0.499195">
            <text:p>0.499195</text:p>
          </table:table-cell>
          <table:table-cell table:formula="of:=1-1/(0.6*([.A869]-4.98)+1)" office:value-type="float" office:value="0.68944099378882">
            <text:p>0.6894409938</text:p>
          </table:table-cell>
          <table:table-cell office:value-type="float" office:value="0.0812347">
            <text:p>0.0812347</text:p>
          </table:table-cell>
          <table:table-cell/>
        </table:table-row>
        <table:table-row table:style-name="ro1">
          <table:table-cell office:value-type="float" office:value="8.7">
            <text:p>8.7</text:p>
          </table:table-cell>
          <table:table-cell office:value-type="float" office:value="1.16741">
            <text:p>1.16741</text:p>
          </table:table-cell>
          <table:table-cell office:value-type="float" office:value="0.499819">
            <text:p>0.499819</text:p>
          </table:table-cell>
          <table:table-cell table:formula="of:=1-1/(0.6*([.A870]-4.98)+1)" office:value-type="float" office:value="0.690018598884067">
            <text:p>0.6900185989</text:p>
          </table:table-cell>
          <table:table-cell office:value-type="float" office:value="0.0789557">
            <text:p>0.0789557</text:p>
          </table:table-cell>
          <table:table-cell/>
        </table:table-row>
        <table:table-row table:style-name="ro1">
          <table:table-cell office:value-type="float" office:value="8.71">
            <text:p>8.71</text:p>
          </table:table-cell>
          <table:table-cell office:value-type="float" office:value="1.17242">
            <text:p>1.17242</text:p>
          </table:table-cell>
          <table:table-cell office:value-type="float" office:value="0.50045">
            <text:p>0.50045</text:p>
          </table:table-cell>
          <table:table-cell table:formula="of:=1-1/(0.6*([.A871]-4.98)+1)" office:value-type="float" office:value="0.690594059405941">
            <text:p>0.6905940594</text:p>
          </table:table-cell>
          <table:table-cell office:value-type="float" office:value="0.0798898">
            <text:p>0.0798898</text:p>
          </table:table-cell>
          <table:table-cell/>
        </table:table-row>
        <table:table-row table:style-name="ro1">
          <table:table-cell office:value-type="float" office:value="8.72">
            <text:p>8.72</text:p>
          </table:table-cell>
          <table:table-cell office:value-type="float" office:value="1.17743">
            <text:p>1.17743</text:p>
          </table:table-cell>
          <table:table-cell office:value-type="float" office:value="0.501083">
            <text:p>0.501083</text:p>
          </table:table-cell>
          <table:table-cell table:formula="of:=1-1/(0.6*([.A872]-4.98)+1)" office:value-type="float" office:value="0.691167387276096">
            <text:p>0.6911673873</text:p>
          </table:table-cell>
          <table:table-cell office:value-type="float" office:value="0.0801779">
            <text:p>0.0801779</text:p>
          </table:table-cell>
          <table:table-cell/>
        </table:table-row>
        <table:table-row table:style-name="ro1">
          <table:table-cell office:value-type="float" office:value="8.73">
            <text:p>8.73</text:p>
          </table:table-cell>
          <table:table-cell office:value-type="float" office:value="1.18244">
            <text:p>1.18244</text:p>
          </table:table-cell>
          <table:table-cell office:value-type="float" office:value="0.501716">
            <text:p>0.501716</text:p>
          </table:table-cell>
          <table:table-cell table:formula="of:=1-1/(0.6*([.A873]-4.98)+1)" office:value-type="float" office:value="0.69173859432799">
            <text:p>0.6917385943</text:p>
          </table:table-cell>
          <table:table-cell office:value-type="float" office:value="0.0800337">
            <text:p>0.0800337</text:p>
          </table:table-cell>
          <table:table-cell/>
        </table:table-row>
        <table:table-row table:style-name="ro1">
          <table:table-cell office:value-type="float" office:value="8.74">
            <text:p>8.74</text:p>
          </table:table-cell>
          <table:table-cell office:value-type="float" office:value="1.18747">
            <text:p>1.18747</text:p>
          </table:table-cell>
          <table:table-cell office:value-type="float" office:value="0.502349">
            <text:p>0.502349</text:p>
          </table:table-cell>
          <table:table-cell table:formula="of:=1-1/(0.6*([.A874]-4.98)+1)" office:value-type="float" office:value="0.692307692307692">
            <text:p>0.6923076923</text:p>
          </table:table-cell>
          <table:table-cell office:value-type="float" office:value="0.0801021">
            <text:p>0.0801021</text:p>
          </table:table-cell>
          <table:table-cell/>
        </table:table-row>
        <table:table-row table:style-name="ro1">
          <table:table-cell office:value-type="float" office:value="8.75">
            <text:p>8.75</text:p>
          </table:table-cell>
          <table:table-cell office:value-type="float" office:value="1.1925">
            <text:p>1.1925</text:p>
          </table:table-cell>
          <table:table-cell office:value-type="float" office:value="0.502964">
            <text:p>0.502964</text:p>
          </table:table-cell>
          <table:table-cell table:formula="of:=1-1/(0.6*([.A875]-4.98)+1)" office:value-type="float" office:value="0.692874692874693">
            <text:p>0.6928746929</text:p>
          </table:table-cell>
          <table:table-cell office:value-type="float" office:value="0.0779534">
            <text:p>0.0779534</text:p>
          </table:table-cell>
          <table:table-cell/>
        </table:table-row>
        <table:table-row table:style-name="ro1">
          <table:table-cell office:value-type="float" office:value="8.76">
            <text:p>8.76</text:p>
          </table:table-cell>
          <table:table-cell office:value-type="float" office:value="1.19753">
            <text:p>1.19753</text:p>
          </table:table-cell>
          <table:table-cell office:value-type="float" office:value="0.503584">
            <text:p>0.503584</text:p>
          </table:table-cell>
          <table:table-cell table:formula="of:=1-1/(0.6*([.A876]-4.98)+1)" office:value-type="float" office:value="0.693439607602698">
            <text:p>0.6934396076</text:p>
          </table:table-cell>
          <table:table-cell office:value-type="float" office:value="0.0784219">
            <text:p>0.0784219</text:p>
          </table:table-cell>
          <table:table-cell/>
        </table:table-row>
        <table:table-row table:style-name="ro1">
          <table:table-cell office:value-type="float" office:value="8.77">
            <text:p>8.77</text:p>
          </table:table-cell>
          <table:table-cell office:value-type="float" office:value="1.20258">
            <text:p>1.20258</text:p>
          </table:table-cell>
          <table:table-cell office:value-type="float" office:value="0.504209">
            <text:p>0.504209</text:p>
          </table:table-cell>
          <table:table-cell table:formula="of:=1-1/(0.6*([.A877]-4.98)+1)" office:value-type="float" office:value="0.694002447980416">
            <text:p>0.694002448</text:p>
          </table:table-cell>
          <table:table-cell office:value-type="float" office:value="0.0790802">
            <text:p>0.0790802</text:p>
          </table:table-cell>
          <table:table-cell/>
        </table:table-row>
        <table:table-row table:style-name="ro1">
          <table:table-cell office:value-type="float" office:value="8.78">
            <text:p>8.78</text:p>
          </table:table-cell>
          <table:table-cell office:value-type="float" office:value="1.20762">
            <text:p>1.20762</text:p>
          </table:table-cell>
          <table:table-cell office:value-type="float" office:value="0.504833">
            <text:p>0.504833</text:p>
          </table:table-cell>
          <table:table-cell table:formula="of:=1-1/(0.6*([.A878]-4.98)+1)" office:value-type="float" office:value="0.69456322541234">
            <text:p>0.6945632254</text:p>
          </table:table-cell>
          <table:table-cell office:value-type="float" office:value="0.0789913">
            <text:p>0.0789913</text:p>
          </table:table-cell>
          <table:table-cell/>
        </table:table-row>
        <table:table-row table:style-name="ro1">
          <table:table-cell office:value-type="float" office:value="8.79">
            <text:p>8.79</text:p>
          </table:table-cell>
          <table:table-cell office:value-type="float" office:value="1.21268">
            <text:p>1.21268</text:p>
          </table:table-cell>
          <table:table-cell office:value-type="float" office:value="0.505455">
            <text:p>0.505455</text:p>
          </table:table-cell>
          <table:table-cell table:formula="of:=1-1/(0.6*([.A879]-4.98)+1)" office:value-type="float" office:value="0.695121951219512">
            <text:p>0.6951219512</text:p>
          </table:table-cell>
          <table:table-cell office:value-type="float" office:value="0.0787302">
            <text:p>0.0787302</text:p>
          </table:table-cell>
          <table:table-cell/>
        </table:table-row>
        <table:table-row table:style-name="ro1">
          <table:table-cell office:value-type="float" office:value="8.8">
            <text:p>8.8</text:p>
          </table:table-cell>
          <table:table-cell office:value-type="float" office:value="1.21774">
            <text:p>1.21774</text:p>
          </table:table-cell>
          <table:table-cell office:value-type="float" office:value="0.506062">
            <text:p>0.506062</text:p>
          </table:table-cell>
          <table:table-cell table:formula="of:=1-1/(0.6*([.A880]-4.98)+1)" office:value-type="float" office:value="0.695678636640292">
            <text:p>0.6956786366</text:p>
          </table:table-cell>
          <table:table-cell office:value-type="float" office:value="0.0768806">
            <text:p>0.0768806</text:p>
          </table:table-cell>
          <table:table-cell/>
        </table:table-row>
        <table:table-row table:style-name="ro1">
          <table:table-cell office:value-type="float" office:value="8.81">
            <text:p>8.81</text:p>
          </table:table-cell>
          <table:table-cell office:value-type="float" office:value="1.22281">
            <text:p>1.22281</text:p>
          </table:table-cell>
          <table:table-cell office:value-type="float" office:value="0.506684">
            <text:p>0.506684</text:p>
          </table:table-cell>
          <table:table-cell table:formula="of:=1-1/(0.6*([.A881]-4.98)+1)" office:value-type="float" office:value="0.696233292831106">
            <text:p>0.6962332928</text:p>
          </table:table-cell>
          <table:table-cell office:value-type="float" office:value="0.0787517">
            <text:p>0.0787517</text:p>
          </table:table-cell>
          <table:table-cell/>
        </table:table-row>
        <table:table-row table:style-name="ro1">
          <table:table-cell office:value-type="float" office:value="8.82">
            <text:p>8.82</text:p>
          </table:table-cell>
          <table:table-cell office:value-type="float" office:value="1.22788">
            <text:p>1.22788</text:p>
          </table:table-cell>
          <table:table-cell office:value-type="float" office:value="0.507293">
            <text:p>0.507293</text:p>
          </table:table-cell>
          <table:table-cell table:formula="of:=1-1/(0.6*([.A882]-4.98)+1)" office:value-type="float" office:value="0.696785930867192">
            <text:p>0.6967859309</text:p>
          </table:table-cell>
          <table:table-cell office:value-type="float" office:value="0.0770595">
            <text:p>0.0770595</text:p>
          </table:table-cell>
          <table:table-cell/>
        </table:table-row>
        <table:table-row table:style-name="ro1">
          <table:table-cell office:value-type="float" office:value="8.83">
            <text:p>8.83</text:p>
          </table:table-cell>
          <table:table-cell office:value-type="float" office:value="1.23296">
            <text:p>1.23296</text:p>
          </table:table-cell>
          <table:table-cell office:value-type="float" office:value="0.507907">
            <text:p>0.507907</text:p>
          </table:table-cell>
          <table:table-cell table:formula="of:=1-1/(0.6*([.A883]-4.98)+1)" office:value-type="float" office:value="0.697336561743341">
            <text:p>0.6973365617</text:p>
          </table:table-cell>
          <table:table-cell office:value-type="float" office:value="0.0777477">
            <text:p>0.0777477</text:p>
          </table:table-cell>
          <table:table-cell/>
        </table:table-row>
        <table:table-row table:style-name="ro1">
          <table:table-cell office:value-type="float" office:value="8.84">
            <text:p>8.84</text:p>
          </table:table-cell>
          <table:table-cell office:value-type="float" office:value="1.23804">
            <text:p>1.23804</text:p>
          </table:table-cell>
          <table:table-cell office:value-type="float" office:value="0.508518">
            <text:p>0.508518</text:p>
          </table:table-cell>
          <table:table-cell table:formula="of:=1-1/(0.6*([.A884]-4.98)+1)" office:value-type="float" office:value="0.697885196374622">
            <text:p>0.6978851964</text:p>
          </table:table-cell>
          <table:table-cell office:value-type="float" office:value="0.0773235">
            <text:p>0.0773235</text:p>
          </table:table-cell>
          <table:table-cell/>
        </table:table-row>
        <table:table-row table:style-name="ro1">
          <table:table-cell office:value-type="float" office:value="8.85">
            <text:p>8.85</text:p>
          </table:table-cell>
          <table:table-cell office:value-type="float" office:value="1.24313">
            <text:p>1.24313</text:p>
          </table:table-cell>
          <table:table-cell office:value-type="float" office:value="0.50912">
            <text:p>0.50912</text:p>
          </table:table-cell>
          <table:table-cell table:formula="of:=1-1/(0.6*([.A885]-4.98)+1)" office:value-type="float" office:value="0.698431845597105">
            <text:p>0.6984318456</text:p>
          </table:table-cell>
          <table:table-cell office:value-type="float" office:value="0.0761726">
            <text:p>0.0761726</text:p>
          </table:table-cell>
          <table:table-cell/>
        </table:table-row>
        <table:table-row table:style-name="ro1">
          <table:table-cell office:value-type="float" office:value="8.86">
            <text:p>8.86</text:p>
          </table:table-cell>
          <table:table-cell office:value-type="float" office:value="1.24823">
            <text:p>1.24823</text:p>
          </table:table-cell>
          <table:table-cell office:value-type="float" office:value="0.509734">
            <text:p>0.509734</text:p>
          </table:table-cell>
          <table:table-cell table:formula="of:=1-1/(0.6*([.A886]-4.98)+1)" office:value-type="float" office:value="0.698976520168573">
            <text:p>0.6989765202</text:p>
          </table:table-cell>
          <table:table-cell office:value-type="float" office:value="0.077853">
            <text:p>0.077853</text:p>
          </table:table-cell>
          <table:table-cell/>
        </table:table-row>
        <table:table-row table:style-name="ro1">
          <table:table-cell office:value-type="float" office:value="8.87">
            <text:p>8.87</text:p>
          </table:table-cell>
          <table:table-cell office:value-type="float" office:value="1.25334">
            <text:p>1.25334</text:p>
          </table:table-cell>
          <table:table-cell office:value-type="float" office:value="0.510332">
            <text:p>0.510332</text:p>
          </table:table-cell>
          <table:table-cell table:formula="of:=1-1/(0.6*([.A887]-4.98)+1)" office:value-type="float" office:value="0.699519230769231">
            <text:p>0.6995192308</text:p>
          </table:table-cell>
          <table:table-cell office:value-type="float" office:value="0.0756858">
            <text:p>0.0756858</text:p>
          </table:table-cell>
          <table:table-cell/>
        </table:table-row>
        <table:table-row table:style-name="ro1">
          <table:table-cell office:value-type="float" office:value="8.88">
            <text:p>8.88</text:p>
          </table:table-cell>
          <table:table-cell office:value-type="float" office:value="1.25844">
            <text:p>1.25844</text:p>
          </table:table-cell>
          <table:table-cell office:value-type="float" office:value="0.510942">
            <text:p>0.510942</text:p>
          </table:table-cell>
          <table:table-cell table:formula="of:=1-1/(0.6*([.A888]-4.98)+1)" office:value-type="float" office:value="0.700059988002399">
            <text:p>0.700059988</text:p>
          </table:table-cell>
          <table:table-cell office:value-type="float" office:value="0.077179">
            <text:p>0.077179</text:p>
          </table:table-cell>
          <table:table-cell/>
        </table:table-row>
        <table:table-row table:style-name="ro1">
          <table:table-cell office:value-type="float" office:value="8.89">
            <text:p>8.89</text:p>
          </table:table-cell>
          <table:table-cell office:value-type="float" office:value="1.26356">
            <text:p>1.26356</text:p>
          </table:table-cell>
          <table:table-cell office:value-type="float" office:value="0.511539">
            <text:p>0.511539</text:p>
          </table:table-cell>
          <table:table-cell table:formula="of:=1-1/(0.6*([.A889]-4.98)+1)" office:value-type="float" office:value="0.70059880239521">
            <text:p>0.7005988024</text:p>
          </table:table-cell>
          <table:table-cell office:value-type="float" office:value="0.0754917">
            <text:p>0.0754917</text:p>
          </table:table-cell>
          <table:table-cell/>
        </table:table-row>
        <table:table-row table:style-name="ro1">
          <table:table-cell office:value-type="float" office:value="8.9">
            <text:p>8.9</text:p>
          </table:table-cell>
          <table:table-cell office:value-type="float" office:value="1.26868">
            <text:p>1.26868</text:p>
          </table:table-cell>
          <table:table-cell office:value-type="float" office:value="0.512136">
            <text:p>0.512136</text:p>
          </table:table-cell>
          <table:table-cell table:formula="of:=1-1/(0.6*([.A890]-4.98)+1)" office:value-type="float" office:value="0.701135684399283">
            <text:p>0.7011356844</text:p>
          </table:table-cell>
          <table:table-cell office:value-type="float" office:value="0.0755863">
            <text:p>0.0755863</text:p>
          </table:table-cell>
          <table:table-cell/>
        </table:table-row>
        <table:table-row table:style-name="ro1">
          <table:table-cell office:value-type="float" office:value="8.91">
            <text:p>8.91</text:p>
          </table:table-cell>
          <table:table-cell office:value-type="float" office:value="1.27381">
            <text:p>1.27381</text:p>
          </table:table-cell>
          <table:table-cell office:value-type="float" office:value="0.512741">
            <text:p>0.512741</text:p>
          </table:table-cell>
          <table:table-cell table:formula="of:=1-1/(0.6*([.A891]-4.98)+1)" office:value-type="float" office:value="0.701670644391408">
            <text:p>0.7016706444</text:p>
          </table:table-cell>
          <table:table-cell office:value-type="float" office:value="0.0766925">
            <text:p>0.0766925</text:p>
          </table:table-cell>
          <table:table-cell/>
        </table:table-row>
        <table:table-row table:style-name="ro1">
          <table:table-cell office:value-type="float" office:value="8.92">
            <text:p>8.92</text:p>
          </table:table-cell>
          <table:table-cell office:value-type="float" office:value="1.27894">
            <text:p>1.27894</text:p>
          </table:table-cell>
          <table:table-cell office:value-type="float" office:value="0.513335">
            <text:p>0.513335</text:p>
          </table:table-cell>
          <table:table-cell table:formula="of:=1-1/(0.6*([.A892]-4.98)+1)" office:value-type="float" office:value="0.702203692674211">
            <text:p>0.7022036927</text:p>
          </table:table-cell>
          <table:table-cell office:value-type="float" office:value="0.0751377">
            <text:p>0.0751377</text:p>
          </table:table-cell>
          <table:table-cell/>
        </table:table-row>
        <table:table-row table:style-name="ro1">
          <table:table-cell office:value-type="float" office:value="8.93">
            <text:p>8.93</text:p>
          </table:table-cell>
          <table:table-cell office:value-type="float" office:value="1.28408">
            <text:p>1.28408</text:p>
          </table:table-cell>
          <table:table-cell office:value-type="float" office:value="0.513932">
            <text:p>0.513932</text:p>
          </table:table-cell>
          <table:table-cell table:formula="of:=1-1/(0.6*([.A893]-4.98)+1)" office:value-type="float" office:value="0.702734839476813">
            <text:p>0.7027348395</text:p>
          </table:table-cell>
          <table:table-cell office:value-type="float" office:value="0.0755939">
            <text:p>0.0755939</text:p>
          </table:table-cell>
          <table:table-cell/>
        </table:table-row>
        <table:table-row table:style-name="ro1">
          <table:table-cell office:value-type="float" office:value="8.94">
            <text:p>8.94</text:p>
          </table:table-cell>
          <table:table-cell office:value-type="float" office:value="1.28923">
            <text:p>1.28923</text:p>
          </table:table-cell>
          <table:table-cell office:value-type="float" office:value="0.514516">
            <text:p>0.514516</text:p>
          </table:table-cell>
          <table:table-cell table:formula="of:=1-1/(0.6*([.A894]-4.98)+1)" office:value-type="float" office:value="0.70326409495549">
            <text:p>0.703264095</text:p>
          </table:table-cell>
          <table:table-cell office:value-type="float" office:value="0.0739237">
            <text:p>0.0739237</text:p>
          </table:table-cell>
          <table:table-cell/>
        </table:table-row>
        <table:table-row table:style-name="ro1">
          <table:table-cell office:value-type="float" office:value="8.95">
            <text:p>8.95</text:p>
          </table:table-cell>
          <table:table-cell office:value-type="float" office:value="1.29438">
            <text:p>1.29438</text:p>
          </table:table-cell>
          <table:table-cell office:value-type="float" office:value="0.515116">
            <text:p>0.515116</text:p>
          </table:table-cell>
          <table:table-cell table:formula="of:=1-1/(0.6*([.A895]-4.98)+1)" office:value-type="float" office:value="0.703791469194313">
            <text:p>0.7037914692</text:p>
          </table:table-cell>
          <table:table-cell office:value-type="float" office:value="0.0759757">
            <text:p>0.0759757</text:p>
          </table:table-cell>
          <table:table-cell/>
        </table:table-row>
        <table:table-row table:style-name="ro1">
          <table:table-cell office:value-type="float" office:value="8.96">
            <text:p>8.96</text:p>
          </table:table-cell>
          <table:table-cell office:value-type="float" office:value="1.29953">
            <text:p>1.29953</text:p>
          </table:table-cell>
          <table:table-cell office:value-type="float" office:value="0.515704">
            <text:p>0.515704</text:p>
          </table:table-cell>
          <table:table-cell table:formula="of:=1-1/(0.6*([.A896]-4.98)+1)" office:value-type="float" office:value="0.704316972205795">
            <text:p>0.7043169722</text:p>
          </table:table-cell>
          <table:table-cell office:value-type="float" office:value="0.074537">
            <text:p>0.074537</text:p>
          </table:table-cell>
          <table:table-cell/>
        </table:table-row>
        <table:table-row table:style-name="ro1">
          <table:table-cell office:value-type="float" office:value="8.97">
            <text:p>8.97</text:p>
          </table:table-cell>
          <table:table-cell office:value-type="float" office:value="1.3047">
            <text:p>1.3047</text:p>
          </table:table-cell>
          <table:table-cell office:value-type="float" office:value="0.516296">
            <text:p>0.516296</text:p>
          </table:table-cell>
          <table:table-cell table:formula="of:=1-1/(0.6*([.A897]-4.98)+1)" office:value-type="float" office:value="0.704840613931523">
            <text:p>0.7048406139</text:p>
          </table:table-cell>
          <table:table-cell office:value-type="float" office:value="0.0748547">
            <text:p>0.0748547</text:p>
          </table:table-cell>
          <table:table-cell/>
        </table:table-row>
        <table:table-row table:style-name="ro1">
          <table:table-cell office:value-type="float" office:value="8.98">
            <text:p>8.98</text:p>
          </table:table-cell>
          <table:table-cell office:value-type="float" office:value="1.30987">
            <text:p>1.30987</text:p>
          </table:table-cell>
          <table:table-cell office:value-type="float" office:value="0.516888">
            <text:p>0.516888</text:p>
          </table:table-cell>
          <table:table-cell table:formula="of:=1-1/(0.6*([.A898]-4.98)+1)" office:value-type="float" office:value="0.705362404242781">
            <text:p>0.7053624042</text:p>
          </table:table-cell>
          <table:table-cell office:value-type="float" office:value="0.0749856">
            <text:p>0.0749856</text:p>
          </table:table-cell>
          <table:table-cell/>
        </table:table-row>
        <table:table-row table:style-name="ro1">
          <table:table-cell office:value-type="float" office:value="8.99">
            <text:p>8.99</text:p>
          </table:table-cell>
          <table:table-cell office:value-type="float" office:value="1.31504">
            <text:p>1.31504</text:p>
          </table:table-cell>
          <table:table-cell office:value-type="float" office:value="0.517454">
            <text:p>0.517454</text:p>
          </table:table-cell>
          <table:table-cell table:formula="of:=1-1/(0.6*([.A899]-4.98)+1)" office:value-type="float" office:value="0.705882352941176">
            <text:p>0.7058823529</text:p>
          </table:table-cell>
          <table:table-cell office:value-type="float" office:value="0.071705">
            <text:p>0.07170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.32022">
            <text:p>1.32022</text:p>
          </table:table-cell>
          <table:table-cell office:value-type="float" office:value="0.518046">
            <text:p>0.518046</text:p>
          </table:table-cell>
          <table:table-cell table:formula="of:=1-1/(0.6*([.A900]-4.98)+1)" office:value-type="float" office:value="0.706400469759248">
            <text:p>0.7064004698</text:p>
          </table:table-cell>
          <table:table-cell office:value-type="float" office:value="0.0749444">
            <text:p>0.0749444</text:p>
          </table:table-cell>
          <table:table-cell/>
        </table:table-row>
        <table:table-row table:style-name="ro1">
          <table:table-cell office:value-type="float" office:value="9.01">
            <text:p>9.01</text:p>
          </table:table-cell>
          <table:table-cell office:value-type="float" office:value="1.32541">
            <text:p>1.32541</text:p>
          </table:table-cell>
          <table:table-cell office:value-type="float" office:value="0.518623">
            <text:p>0.518623</text:p>
          </table:table-cell>
          <table:table-cell table:formula="of:=1-1/(0.6*([.A901]-4.98)+1)" office:value-type="float" office:value="0.706916764361079">
            <text:p>0.7069167644</text:p>
          </table:table-cell>
          <table:table-cell office:value-type="float" office:value="0.0730559">
            <text:p>0.0730559</text:p>
          </table:table-cell>
          <table:table-cell/>
        </table:table-row>
        <table:table-row table:style-name="ro1">
          <table:table-cell office:value-type="float" office:value="9.02">
            <text:p>9.02</text:p>
          </table:table-cell>
          <table:table-cell office:value-type="float" office:value="1.3306">
            <text:p>1.3306</text:p>
          </table:table-cell>
          <table:table-cell office:value-type="float" office:value="0.519204">
            <text:p>0.519204</text:p>
          </table:table-cell>
          <table:table-cell table:formula="of:=1-1/(0.6*([.A902]-4.98)+1)" office:value-type="float" office:value="0.707431246342891">
            <text:p>0.7074312463</text:p>
          </table:table-cell>
          <table:table-cell office:value-type="float" office:value="0.0735544">
            <text:p>0.0735544</text:p>
          </table:table-cell>
          <table:table-cell/>
        </table:table-row>
        <table:table-row table:style-name="ro1">
          <table:table-cell office:value-type="float" office:value="9.03">
            <text:p>9.03</text:p>
          </table:table-cell>
          <table:table-cell office:value-type="float" office:value="1.3358">
            <text:p>1.3358</text:p>
          </table:table-cell>
          <table:table-cell office:value-type="float" office:value="0.519793">
            <text:p>0.519793</text:p>
          </table:table-cell>
          <table:table-cell table:formula="of:=1-1/(0.6*([.A903]-4.98)+1)" office:value-type="float" office:value="0.707943925233645">
            <text:p>0.7079439252</text:p>
          </table:table-cell>
          <table:table-cell office:value-type="float" office:value="0.0744415">
            <text:p>0.0744415</text:p>
          </table:table-cell>
          <table:table-cell/>
        </table:table-row>
        <table:table-row table:style-name="ro1">
          <table:table-cell office:value-type="float" office:value="9.04">
            <text:p>9.04</text:p>
          </table:table-cell>
          <table:table-cell office:value-type="float" office:value="1.341">
            <text:p>1.341</text:p>
          </table:table-cell>
          <table:table-cell office:value-type="float" office:value="0.520344">
            <text:p>0.520344</text:p>
          </table:table-cell>
          <table:table-cell table:formula="of:=1-1/(0.6*([.A904]-4.98)+1)" office:value-type="float" office:value="0.708454810495627">
            <text:p>0.7084548105</text:p>
          </table:table-cell>
          <table:table-cell office:value-type="float" office:value="0.0698228">
            <text:p>0.0698228</text:p>
          </table:table-cell>
          <table:table-cell/>
        </table:table-row>
        <table:table-row table:style-name="ro1">
          <table:table-cell office:value-type="float" office:value="9.05">
            <text:p>9.05</text:p>
          </table:table-cell>
          <table:table-cell office:value-type="float" office:value="1.34621">
            <text:p>1.34621</text:p>
          </table:table-cell>
          <table:table-cell office:value-type="float" office:value="0.520934">
            <text:p>0.520934</text:p>
          </table:table-cell>
          <table:table-cell table:formula="of:=1-1/(0.6*([.A905]-4.98)+1)" office:value-type="float" office:value="0.708963911525029">
            <text:p>0.7089639115</text:p>
          </table:table-cell>
          <table:table-cell office:value-type="float" office:value="0.0746415">
            <text:p>0.0746415</text:p>
          </table:table-cell>
          <table:table-cell/>
        </table:table-row>
        <table:table-row table:style-name="ro1">
          <table:table-cell office:value-type="float" office:value="9.06">
            <text:p>9.06</text:p>
          </table:table-cell>
          <table:table-cell office:value-type="float" office:value="1.35143">
            <text:p>1.35143</text:p>
          </table:table-cell>
          <table:table-cell office:value-type="float" office:value="0.521506">
            <text:p>0.521506</text:p>
          </table:table-cell>
          <table:table-cell table:formula="of:=1-1/(0.6*([.A906]-4.98)+1)" office:value-type="float" office:value="0.709471237652528">
            <text:p>0.7094712377</text:p>
          </table:table-cell>
          <table:table-cell office:value-type="float" office:value="0.0725037">
            <text:p>0.0725037</text:p>
          </table:table-cell>
          <table:table-cell/>
        </table:table-row>
        <table:table-row table:style-name="ro1">
          <table:table-cell office:value-type="float" office:value="9.07">
            <text:p>9.07</text:p>
          </table:table-cell>
          <table:table-cell office:value-type="float" office:value="1.35665">
            <text:p>1.35665</text:p>
          </table:table-cell>
          <table:table-cell office:value-type="float" office:value="0.522073">
            <text:p>0.522073</text:p>
          </table:table-cell>
          <table:table-cell table:formula="of:=1-1/(0.6*([.A907]-4.98)+1)" office:value-type="float" office:value="0.709976798143852">
            <text:p>0.7099767981</text:p>
          </table:table-cell>
          <table:table-cell office:value-type="float" office:value="0.0717341">
            <text:p>0.0717341</text:p>
          </table:table-cell>
          <table:table-cell/>
        </table:table-row>
        <table:table-row table:style-name="ro1">
          <table:table-cell office:value-type="float" office:value="9.08">
            <text:p>9.08</text:p>
          </table:table-cell>
          <table:table-cell office:value-type="float" office:value="1.36187">
            <text:p>1.36187</text:p>
          </table:table-cell>
          <table:table-cell office:value-type="float" office:value="0.522653">
            <text:p>0.522653</text:p>
          </table:table-cell>
          <table:table-cell table:formula="of:=1-1/(0.6*([.A908]-4.98)+1)" office:value-type="float" office:value="0.710480602200347">
            <text:p>0.7104806022</text:p>
          </table:table-cell>
          <table:table-cell office:value-type="float" office:value="0.0734225">
            <text:p>0.0734225</text:p>
          </table:table-cell>
          <table:table-cell/>
        </table:table-row>
        <table:table-row table:style-name="ro1">
          <table:table-cell office:value-type="float" office:value="9.09">
            <text:p>9.09</text:p>
          </table:table-cell>
          <table:table-cell office:value-type="float" office:value="1.3671">
            <text:p>1.3671</text:p>
          </table:table-cell>
          <table:table-cell office:value-type="float" office:value="0.523204">
            <text:p>0.523204</text:p>
          </table:table-cell>
          <table:table-cell table:formula="of:=1-1/(0.6*([.A909]-4.98)+1)" office:value-type="float" office:value="0.710982658959538">
            <text:p>0.710982659</text:p>
          </table:table-cell>
          <table:table-cell office:value-type="float" office:value="0.0698514">
            <text:p>0.0698514</text:p>
          </table:table-cell>
          <table:table-cell/>
        </table:table-row>
        <table:table-row table:style-name="ro1">
          <table:table-cell office:value-type="float" office:value="9.1">
            <text:p>9.1</text:p>
          </table:table-cell>
          <table:table-cell office:value-type="float" office:value="1.37234">
            <text:p>1.37234</text:p>
          </table:table-cell>
          <table:table-cell office:value-type="float" office:value="0.523774">
            <text:p>0.523774</text:p>
          </table:table-cell>
          <table:table-cell table:formula="of:=1-1/(0.6*([.A910]-4.98)+1)" office:value-type="float" office:value="0.711482977495672">
            <text:p>0.7114829775</text:p>
          </table:table-cell>
          <table:table-cell office:value-type="float" office:value="0.0721116">
            <text:p>0.0721116</text:p>
          </table:table-cell>
          <table:table-cell/>
        </table:table-row>
        <table:table-row table:style-name="ro1">
          <table:table-cell office:value-type="float" office:value="9.11">
            <text:p>9.11</text:p>
          </table:table-cell>
          <table:table-cell office:value-type="float" office:value="1.37759">
            <text:p>1.37759</text:p>
          </table:table-cell>
          <table:table-cell office:value-type="float" office:value="0.524335">
            <text:p>0.524335</text:p>
          </table:table-cell>
          <table:table-cell table:formula="of:=1-1/(0.6*([.A911]-4.98)+1)" office:value-type="float" office:value="0.711981566820276">
            <text:p>0.7119815668</text:p>
          </table:table-cell>
          <table:table-cell office:value-type="float" office:value="0.0711061">
            <text:p>0.0711061</text:p>
          </table:table-cell>
          <table:table-cell/>
        </table:table-row>
        <table:table-row table:style-name="ro1">
          <table:table-cell office:value-type="float" office:value="9.12">
            <text:p>9.12</text:p>
          </table:table-cell>
          <table:table-cell office:value-type="float" office:value="1.38284">
            <text:p>1.38284</text:p>
          </table:table-cell>
          <table:table-cell office:value-type="float" office:value="0.524903">
            <text:p>0.524903</text:p>
          </table:table-cell>
          <table:table-cell table:formula="of:=1-1/(0.6*([.A912]-4.98)+1)" office:value-type="float" office:value="0.712478435882691">
            <text:p>0.7124784359</text:p>
          </table:table-cell>
          <table:table-cell office:value-type="float" office:value="0.0718977">
            <text:p>0.0718977</text:p>
          </table:table-cell>
          <table:table-cell/>
        </table:table-row>
        <table:table-row table:style-name="ro1">
          <table:table-cell office:value-type="float" office:value="9.13">
            <text:p>9.13</text:p>
          </table:table-cell>
          <table:table-cell office:value-type="float" office:value="1.38809">
            <text:p>1.38809</text:p>
          </table:table-cell>
          <table:table-cell office:value-type="float" office:value="0.525466">
            <text:p>0.525466</text:p>
          </table:table-cell>
          <table:table-cell table:formula="of:=1-1/(0.6*([.A913]-4.98)+1)" office:value-type="float" office:value="0.712973593570609">
            <text:p>0.7129735936</text:p>
          </table:table-cell>
          <table:table-cell office:value-type="float" office:value="0.0713727">
            <text:p>0.0713727</text:p>
          </table:table-cell>
          <table:table-cell/>
        </table:table-row>
        <table:table-row table:style-name="ro1">
          <table:table-cell office:value-type="float" office:value="9.14">
            <text:p>9.14</text:p>
          </table:table-cell>
          <table:table-cell office:value-type="float" office:value="1.39335">
            <text:p>1.39335</text:p>
          </table:table-cell>
          <table:table-cell office:value-type="float" office:value="0.52602">
            <text:p>0.52602</text:p>
          </table:table-cell>
          <table:table-cell table:formula="of:=1-1/(0.6*([.A914]-4.98)+1)" office:value-type="float" office:value="0.713467048710602">
            <text:p>0.7134670487</text:p>
          </table:table-cell>
          <table:table-cell office:value-type="float" office:value="0.0701309">
            <text:p>0.0701309</text:p>
          </table:table-cell>
          <table:table-cell/>
        </table:table-row>
        <table:table-row table:style-name="ro1">
          <table:table-cell office:value-type="float" office:value="9.15">
            <text:p>9.15</text:p>
          </table:table-cell>
          <table:table-cell office:value-type="float" office:value="1.39862">
            <text:p>1.39862</text:p>
          </table:table-cell>
          <table:table-cell office:value-type="float" office:value="0.526589">
            <text:p>0.526589</text:p>
          </table:table-cell>
          <table:table-cell table:formula="of:=1-1/(0.6*([.A915]-4.98)+1)" office:value-type="float" office:value="0.71395881006865">
            <text:p>0.7139588101</text:p>
          </table:table-cell>
          <table:table-cell office:value-type="float" office:value="0.072056">
            <text:p>0.072056</text:p>
          </table:table-cell>
          <table:table-cell/>
        </table:table-row>
        <table:table-row table:style-name="ro1">
          <table:table-cell office:value-type="float" office:value="9.16">
            <text:p>9.16</text:p>
          </table:table-cell>
          <table:table-cell office:value-type="float" office:value="1.40389">
            <text:p>1.40389</text:p>
          </table:table-cell>
          <table:table-cell office:value-type="float" office:value="0.527144">
            <text:p>0.527144</text:p>
          </table:table-cell>
          <table:table-cell table:formula="of:=1-1/(0.6*([.A916]-4.98)+1)" office:value-type="float" office:value="0.714448886350657">
            <text:p>0.7144488864</text:p>
          </table:table-cell>
          <table:table-cell office:value-type="float" office:value="0.070263">
            <text:p>0.070263</text:p>
          </table:table-cell>
          <table:table-cell/>
        </table:table-row>
        <table:table-row table:style-name="ro1">
          <table:table-cell office:value-type="float" office:value="9.17">
            <text:p>9.17</text:p>
          </table:table-cell>
          <table:table-cell office:value-type="float" office:value="1.40916">
            <text:p>1.40916</text:p>
          </table:table-cell>
          <table:table-cell office:value-type="float" office:value="0.527702">
            <text:p>0.527702</text:p>
          </table:table-cell>
          <table:table-cell table:formula="of:=1-1/(0.6*([.A917]-4.98)+1)" office:value-type="float" office:value="0.714937286202965">
            <text:p>0.7149372862</text:p>
          </table:table-cell>
          <table:table-cell office:value-type="float" office:value="0.0706563">
            <text:p>0.0706563</text:p>
          </table:table-cell>
          <table:table-cell/>
        </table:table-row>
        <table:table-row table:style-name="ro1">
          <table:table-cell office:value-type="float" office:value="9.18">
            <text:p>9.18</text:p>
          </table:table-cell>
          <table:table-cell office:value-type="float" office:value="1.41445">
            <text:p>1.41445</text:p>
          </table:table-cell>
          <table:table-cell office:value-type="float" office:value="0.528246">
            <text:p>0.528246</text:p>
          </table:table-cell>
          <table:table-cell table:formula="of:=1-1/(0.6*([.A918]-4.98)+1)" office:value-type="float" office:value="0.715424018212863">
            <text:p>0.7154240182</text:p>
          </table:table-cell>
          <table:table-cell office:value-type="float" office:value="0.0688552">
            <text:p>0.0688552</text:p>
          </table:table-cell>
          <table:table-cell/>
        </table:table-row>
        <table:table-row table:style-name="ro1">
          <table:table-cell office:value-type="float" office:value="9.19">
            <text:p>9.19</text:p>
          </table:table-cell>
          <table:table-cell office:value-type="float" office:value="1.41973">
            <text:p>1.41973</text:p>
          </table:table-cell>
          <table:table-cell office:value-type="float" office:value="0.528809">
            <text:p>0.528809</text:p>
          </table:table-cell>
          <table:table-cell table:formula="of:=1-1/(0.6*([.A919]-4.98)+1)" office:value-type="float" office:value="0.715909090909091">
            <text:p>0.7159090909</text:p>
          </table:table-cell>
          <table:table-cell office:value-type="float" office:value="0.0712919">
            <text:p>0.0712919</text:p>
          </table:table-cell>
          <table:table-cell/>
        </table:table-row>
        <table:table-row table:style-name="ro1">
          <table:table-cell office:value-type="float" office:value="9.2">
            <text:p>9.2</text:p>
          </table:table-cell>
          <table:table-cell office:value-type="float" office:value="1.42503">
            <text:p>1.42503</text:p>
          </table:table-cell>
          <table:table-cell office:value-type="float" office:value="0.529359">
            <text:p>0.529359</text:p>
          </table:table-cell>
          <table:table-cell table:formula="of:=1-1/(0.6*([.A920]-4.98)+1)" office:value-type="float" office:value="0.716392512762337">
            <text:p>0.7163925128</text:p>
          </table:table-cell>
          <table:table-cell office:value-type="float" office:value="0.0696139">
            <text:p>0.0696139</text:p>
          </table:table-cell>
          <table:table-cell/>
        </table:table-row>
        <table:table-row table:style-name="ro1">
          <table:table-cell office:value-type="float" office:value="9.21">
            <text:p>9.21</text:p>
          </table:table-cell>
          <table:table-cell office:value-type="float" office:value="1.43033">
            <text:p>1.43033</text:p>
          </table:table-cell>
          <table:table-cell office:value-type="float" office:value="0.529911">
            <text:p>0.529911</text:p>
          </table:table-cell>
          <table:table-cell table:formula="of:=1-1/(0.6*([.A921]-4.98)+1)" office:value-type="float" office:value="0.716874292185731">
            <text:p>0.7168742922</text:p>
          </table:table-cell>
          <table:table-cell office:value-type="float" office:value="0.0699151">
            <text:p>0.0699151</text:p>
          </table:table-cell>
          <table:table-cell/>
        </table:table-row>
        <table:table-row table:style-name="ro1">
          <table:table-cell office:value-type="float" office:value="9.22">
            <text:p>9.22</text:p>
          </table:table-cell>
          <table:table-cell office:value-type="float" office:value="1.43563">
            <text:p>1.43563</text:p>
          </table:table-cell>
          <table:table-cell office:value-type="float" office:value="0.530468">
            <text:p>0.530468</text:p>
          </table:table-cell>
          <table:table-cell table:formula="of:=1-1/(0.6*([.A922]-4.98)+1)" office:value-type="float" office:value="0.717354437535331">
            <text:p>0.7173544375</text:p>
          </table:table-cell>
          <table:table-cell office:value-type="float" office:value="0.070464">
            <text:p>0.070464</text:p>
          </table:table-cell>
          <table:table-cell/>
        </table:table-row>
        <table:table-row table:style-name="ro1">
          <table:table-cell office:value-type="float" office:value="9.23">
            <text:p>9.23</text:p>
          </table:table-cell>
          <table:table-cell office:value-type="float" office:value="1.44094">
            <text:p>1.44094</text:p>
          </table:table-cell>
          <table:table-cell office:value-type="float" office:value="0.53099">
            <text:p>0.53099</text:p>
          </table:table-cell>
          <table:table-cell table:formula="of:=1-1/(0.6*([.A923]-4.98)+1)" office:value-type="float" office:value="0.717832957110609">
            <text:p>0.7178329571</text:p>
          </table:table-cell>
          <table:table-cell office:value-type="float" office:value="0.0661818">
            <text:p>0.0661818</text:p>
          </table:table-cell>
          <table:table-cell/>
        </table:table-row>
        <table:table-row table:style-name="ro1">
          <table:table-cell office:value-type="float" office:value="9.24">
            <text:p>9.24</text:p>
          </table:table-cell>
          <table:table-cell office:value-type="float" office:value="1.44626">
            <text:p>1.44626</text:p>
          </table:table-cell>
          <table:table-cell office:value-type="float" office:value="0.53155">
            <text:p>0.53155</text:p>
          </table:table-cell>
          <table:table-cell table:formula="of:=1-1/(0.6*([.A924]-4.98)+1)" office:value-type="float" office:value="0.71830985915493">
            <text:p>0.7183098592</text:p>
          </table:table-cell>
          <table:table-cell office:value-type="float" office:value="0.0708359">
            <text:p>0.0708359</text:p>
          </table:table-cell>
          <table:table-cell/>
        </table:table-row>
        <table:table-row table:style-name="ro1">
          <table:table-cell office:value-type="float" office:value="9.25">
            <text:p>9.25</text:p>
          </table:table-cell>
          <table:table-cell office:value-type="float" office:value="1.45158">
            <text:p>1.45158</text:p>
          </table:table-cell>
          <table:table-cell office:value-type="float" office:value="0.532092">
            <text:p>0.532092</text:p>
          </table:table-cell>
          <table:table-cell table:formula="of:=1-1/(0.6*([.A925]-4.98)+1)" office:value-type="float" office:value="0.718785151856018">
            <text:p>0.7187851519</text:p>
          </table:table-cell>
          <table:table-cell office:value-type="float" office:value="0.0686078">
            <text:p>0.0686078</text:p>
          </table:table-cell>
          <table:table-cell/>
        </table:table-row>
        <table:table-row table:style-name="ro1">
          <table:table-cell office:value-type="float" office:value="9.26">
            <text:p>9.26</text:p>
          </table:table-cell>
          <table:table-cell office:value-type="float" office:value="1.4569">
            <text:p>1.4569</text:p>
          </table:table-cell>
          <table:table-cell office:value-type="float" office:value="0.532632">
            <text:p>0.532632</text:p>
          </table:table-cell>
          <table:table-cell table:formula="of:=1-1/(0.6*([.A926]-4.98)+1)" office:value-type="float" office:value="0.719258843346435">
            <text:p>0.7192588433</text:p>
          </table:table-cell>
          <table:table-cell office:value-type="float" office:value="0.0684001">
            <text:p>0.0684001</text:p>
          </table:table-cell>
          <table:table-cell/>
        </table:table-row>
        <table:table-row table:style-name="ro1">
          <table:table-cell office:value-type="float" office:value="9.27">
            <text:p>9.27</text:p>
          </table:table-cell>
          <table:table-cell office:value-type="float" office:value="1.46224">
            <text:p>1.46224</text:p>
          </table:table-cell>
          <table:table-cell office:value-type="float" office:value="0.53318">
            <text:p>0.53318</text:p>
          </table:table-cell>
          <table:table-cell table:formula="of:=1-1/(0.6*([.A927]-4.98)+1)" office:value-type="float" office:value="0.719730941704036">
            <text:p>0.7197309417</text:p>
          </table:table-cell>
          <table:table-cell office:value-type="float" office:value="0.069352">
            <text:p>0.069352</text:p>
          </table:table-cell>
          <table:table-cell/>
        </table:table-row>
        <table:table-row table:style-name="ro1">
          <table:table-cell office:value-type="float" office:value="9.28">
            <text:p>9.28</text:p>
          </table:table-cell>
          <table:table-cell office:value-type="float" office:value="1.46757">
            <text:p>1.46757</text:p>
          </table:table-cell>
          <table:table-cell office:value-type="float" office:value="0.533709">
            <text:p>0.533709</text:p>
          </table:table-cell>
          <table:table-cell table:formula="of:=1-1/(0.6*([.A928]-4.98)+1)" office:value-type="float" office:value="0.720201454952434">
            <text:p>0.720201455</text:p>
          </table:table-cell>
          <table:table-cell office:value-type="float" office:value="0.0670291">
            <text:p>0.0670291</text:p>
          </table:table-cell>
          <table:table-cell/>
        </table:table-row>
        <table:table-row table:style-name="ro1">
          <table:table-cell office:value-type="float" office:value="9.29">
            <text:p>9.29</text:p>
          </table:table-cell>
          <table:table-cell office:value-type="float" office:value="1.47292">
            <text:p>1.47292</text:p>
          </table:table-cell>
          <table:table-cell office:value-type="float" office:value="0.534242">
            <text:p>0.534242</text:p>
          </table:table-cell>
          <table:table-cell table:formula="of:=1-1/(0.6*([.A929]-4.98)+1)" office:value-type="float" office:value="0.720670391061452">
            <text:p>0.7206703911</text:p>
          </table:table-cell>
          <table:table-cell office:value-type="float" office:value="0.0674458">
            <text:p>0.0674458</text:p>
          </table:table-cell>
          <table:table-cell/>
        </table:table-row>
        <table:table-row table:style-name="ro1">
          <table:table-cell office:value-type="float" office:value="9.3">
            <text:p>9.3</text:p>
          </table:table-cell>
          <table:table-cell office:value-type="float" office:value="1.47826">
            <text:p>1.47826</text:p>
          </table:table-cell>
          <table:table-cell office:value-type="float" office:value="0.534778">
            <text:p>0.534778</text:p>
          </table:table-cell>
          <table:table-cell table:formula="of:=1-1/(0.6*([.A930]-4.98)+1)" office:value-type="float" office:value="0.721137757947574">
            <text:p>0.7211377579</text:p>
          </table:table-cell>
          <table:table-cell office:value-type="float" office:value="0.067864">
            <text:p>0.067864</text:p>
          </table:table-cell>
          <table:table-cell/>
        </table:table-row>
        <table:table-row table:style-name="ro1">
          <table:table-cell office:value-type="float" office:value="9.31">
            <text:p>9.31</text:p>
          </table:table-cell>
          <table:table-cell office:value-type="float" office:value="1.48362">
            <text:p>1.48362</text:p>
          </table:table-cell>
          <table:table-cell office:value-type="float" office:value="0.535324">
            <text:p>0.535324</text:p>
          </table:table-cell>
          <table:table-cell table:formula="of:=1-1/(0.6*([.A931]-4.98)+1)" office:value-type="float" office:value="0.721603563474388">
            <text:p>0.7216035635</text:p>
          </table:table-cell>
          <table:table-cell office:value-type="float" office:value="0.0690956">
            <text:p>0.0690956</text:p>
          </table:table-cell>
          <table:table-cell/>
        </table:table-row>
        <table:table-row table:style-name="ro1">
          <table:table-cell office:value-type="float" office:value="9.32">
            <text:p>9.32</text:p>
          </table:table-cell>
          <table:table-cell office:value-type="float" office:value="1.48898">
            <text:p>1.48898</text:p>
          </table:table-cell>
          <table:table-cell office:value-type="float" office:value="0.53585">
            <text:p>0.53585</text:p>
          </table:table-cell>
          <table:table-cell table:formula="of:=1-1/(0.6*([.A932]-4.98)+1)" office:value-type="float" office:value="0.72206781545303">
            <text:p>0.7220678155</text:p>
          </table:table-cell>
          <table:table-cell office:value-type="float" office:value="0.0667089">
            <text:p>0.0667089</text:p>
          </table:table-cell>
          <table:table-cell/>
        </table:table-row>
        <table:table-row table:style-name="ro1">
          <table:table-cell office:value-type="float" office:value="9.33">
            <text:p>9.33</text:p>
          </table:table-cell>
          <table:table-cell office:value-type="float" office:value="1.49434">
            <text:p>1.49434</text:p>
          </table:table-cell>
          <table:table-cell office:value-type="float" office:value="0.536388">
            <text:p>0.536388</text:p>
          </table:table-cell>
          <table:table-cell table:formula="of:=1-1/(0.6*([.A933]-4.98)+1)" office:value-type="float" office:value="0.722530521642619">
            <text:p>0.7225305216</text:p>
          </table:table-cell>
          <table:table-cell office:value-type="float" office:value="0.0681511">
            <text:p>0.0681511</text:p>
          </table:table-cell>
          <table:table-cell/>
        </table:table-row>
        <table:table-row table:style-name="ro1">
          <table:table-cell office:value-type="float" office:value="9.34">
            <text:p>9.34</text:p>
          </table:table-cell>
          <table:table-cell office:value-type="float" office:value="1.49971">
            <text:p>1.49971</text:p>
          </table:table-cell>
          <table:table-cell office:value-type="float" office:value="0.536921">
            <text:p>0.536921</text:p>
          </table:table-cell>
          <table:table-cell table:formula="of:=1-1/(0.6*([.A934]-4.98)+1)" office:value-type="float" office:value="0.722991689750693">
            <text:p>0.7229916898</text:p>
          </table:table-cell>
          <table:table-cell office:value-type="float" office:value="0.0674214">
            <text:p>0.0674214</text:p>
          </table:table-cell>
          <table:table-cell/>
        </table:table-row>
        <table:table-row table:style-name="ro1">
          <table:table-cell office:value-type="float" office:value="9.35">
            <text:p>9.35</text:p>
          </table:table-cell>
          <table:table-cell office:value-type="float" office:value="1.50508">
            <text:p>1.50508</text:p>
          </table:table-cell>
          <table:table-cell office:value-type="float" office:value="0.537452">
            <text:p>0.537452</text:p>
          </table:table-cell>
          <table:table-cell table:formula="of:=1-1/(0.6*([.A935]-4.98)+1)" office:value-type="float" office:value="0.723451327433628">
            <text:p>0.7234513274</text:p>
          </table:table-cell>
          <table:table-cell office:value-type="float" office:value="0.0673239">
            <text:p>0.0673239</text:p>
          </table:table-cell>
          <table:table-cell/>
        </table:table-row>
        <table:table-row table:style-name="ro1">
          <table:table-cell office:value-type="float" office:value="9.36">
            <text:p>9.36</text:p>
          </table:table-cell>
          <table:table-cell office:value-type="float" office:value="1.51046">
            <text:p>1.51046</text:p>
          </table:table-cell>
          <table:table-cell office:value-type="float" office:value="0.537987">
            <text:p>0.537987</text:p>
          </table:table-cell>
          <table:table-cell table:formula="of:=1-1/(0.6*([.A936]-4.98)+1)" office:value-type="float" office:value="0.723909442297073">
            <text:p>0.7239094423</text:p>
          </table:table-cell>
          <table:table-cell office:value-type="float" office:value="0.067748">
            <text:p>0.067748</text:p>
          </table:table-cell>
          <table:table-cell/>
        </table:table-row>
        <table:table-row table:style-name="ro1">
          <table:table-cell office:value-type="float" office:value="9.37">
            <text:p>9.37</text:p>
          </table:table-cell>
          <table:table-cell office:value-type="float" office:value="1.51585">
            <text:p>1.51585</text:p>
          </table:table-cell>
          <table:table-cell office:value-type="float" office:value="0.53849">
            <text:p>0.53849</text:p>
          </table:table-cell>
          <table:table-cell table:formula="of:=1-1/(0.6*([.A937]-4.98)+1)" office:value-type="float" office:value="0.724366041896362">
            <text:p>0.7243660419</text:p>
          </table:table-cell>
          <table:table-cell office:value-type="float" office:value="0.0637981">
            <text:p>0.0637981</text:p>
          </table:table-cell>
          <table:table-cell/>
        </table:table-row>
        <table:table-row table:style-name="ro1">
          <table:table-cell office:value-type="float" office:value="9.38">
            <text:p>9.38</text:p>
          </table:table-cell>
          <table:table-cell office:value-type="float" office:value="1.52124">
            <text:p>1.52124</text:p>
          </table:table-cell>
          <table:table-cell office:value-type="float" office:value="0.539028">
            <text:p>0.539028</text:p>
          </table:table-cell>
          <table:table-cell table:formula="of:=1-1/(0.6*([.A938]-4.98)+1)" office:value-type="float" office:value="0.724821133736929">
            <text:p>0.7248211337</text:p>
          </table:table-cell>
          <table:table-cell office:value-type="float" office:value="0.0680985">
            <text:p>0.0680985</text:p>
          </table:table-cell>
          <table:table-cell/>
        </table:table-row>
        <table:table-row table:style-name="ro1">
          <table:table-cell office:value-type="float" office:value="9.39">
            <text:p>9.39</text:p>
          </table:table-cell>
          <table:table-cell office:value-type="float" office:value="1.52663">
            <text:p>1.52663</text:p>
          </table:table-cell>
          <table:table-cell office:value-type="float" office:value="0.53955">
            <text:p>0.53955</text:p>
          </table:table-cell>
          <table:table-cell table:formula="of:=1-1/(0.6*([.A939]-4.98)+1)" office:value-type="float" office:value="0.725274725274725">
            <text:p>0.7252747253</text:p>
          </table:table-cell>
          <table:table-cell office:value-type="float" office:value="0.0660678">
            <text:p>0.0660678</text:p>
          </table:table-cell>
          <table:table-cell/>
        </table:table-row>
        <table:table-row table:style-name="ro1">
          <table:table-cell office:value-type="float" office:value="9.4">
            <text:p>9.4</text:p>
          </table:table-cell>
          <table:table-cell office:value-type="float" office:value="1.53203">
            <text:p>1.53203</text:p>
          </table:table-cell>
          <table:table-cell office:value-type="float" office:value="0.54007">
            <text:p>0.54007</text:p>
          </table:table-cell>
          <table:table-cell table:formula="of:=1-1/(0.6*([.A940]-4.98)+1)" office:value-type="float" office:value="0.725726823916621">
            <text:p>0.7257268239</text:p>
          </table:table-cell>
          <table:table-cell office:value-type="float" office:value="0.0658147">
            <text:p>0.0658147</text:p>
          </table:table-cell>
          <table:table-cell/>
        </table:table-row>
        <table:table-row table:style-name="ro1">
          <table:table-cell office:value-type="float" office:value="9.41">
            <text:p>9.41</text:p>
          </table:table-cell>
          <table:table-cell office:value-type="float" office:value="1.53744">
            <text:p>1.53744</text:p>
          </table:table-cell>
          <table:table-cell office:value-type="float" office:value="0.540597">
            <text:p>0.540597</text:p>
          </table:table-cell>
          <table:table-cell table:formula="of:=1-1/(0.6*([.A941]-4.98)+1)" office:value-type="float" office:value="0.726177437020811">
            <text:p>0.726177437</text:p>
          </table:table-cell>
          <table:table-cell office:value-type="float" office:value="0.0667203">
            <text:p>0.0667203</text:p>
          </table:table-cell>
          <table:table-cell/>
        </table:table-row>
        <table:table-row table:style-name="ro1">
          <table:table-cell office:value-type="float" office:value="9.42">
            <text:p>9.42</text:p>
          </table:table-cell>
          <table:table-cell office:value-type="float" office:value="1.54285">
            <text:p>1.54285</text:p>
          </table:table-cell>
          <table:table-cell office:value-type="float" office:value="0.541106">
            <text:p>0.541106</text:p>
          </table:table-cell>
          <table:table-cell table:formula="of:=1-1/(0.6*([.A942]-4.98)+1)" office:value-type="float" office:value="0.726626571897212">
            <text:p>0.7266265719</text:p>
          </table:table-cell>
          <table:table-cell office:value-type="float" office:value="0.0645452">
            <text:p>0.0645452</text:p>
          </table:table-cell>
          <table:table-cell/>
        </table:table-row>
        <table:table-row table:style-name="ro1">
          <table:table-cell office:value-type="float" office:value="9.43">
            <text:p>9.43</text:p>
          </table:table-cell>
          <table:table-cell office:value-type="float" office:value="1.54827">
            <text:p>1.54827</text:p>
          </table:table-cell>
          <table:table-cell office:value-type="float" office:value="0.541632">
            <text:p>0.541632</text:p>
          </table:table-cell>
          <table:table-cell table:formula="of:=1-1/(0.6*([.A943]-4.98)+1)" office:value-type="float" office:value="0.72707423580786">
            <text:p>0.7270742358</text:p>
          </table:table-cell>
          <table:table-cell office:value-type="float" office:value="0.0665449">
            <text:p>0.0665449</text:p>
          </table:table-cell>
          <table:table-cell/>
        </table:table-row>
        <table:table-row table:style-name="ro1">
          <table:table-cell office:value-type="float" office:value="9.44">
            <text:p>9.44</text:p>
          </table:table-cell>
          <table:table-cell office:value-type="float" office:value="1.55369">
            <text:p>1.55369</text:p>
          </table:table-cell>
          <table:table-cell office:value-type="float" office:value="0.542142">
            <text:p>0.542142</text:p>
          </table:table-cell>
          <table:table-cell table:formula="of:=1-1/(0.6*([.A944]-4.98)+1)" office:value-type="float" office:value="0.727520435967302">
            <text:p>0.727520436</text:p>
          </table:table-cell>
          <table:table-cell office:value-type="float" office:value="0.064663">
            <text:p>0.064663</text:p>
          </table:table-cell>
          <table:table-cell/>
        </table:table-row>
        <table:table-row table:style-name="ro1">
          <table:table-cell office:value-type="float" office:value="9.45">
            <text:p>9.45</text:p>
          </table:table-cell>
          <table:table-cell office:value-type="float" office:value="1.55912">
            <text:p>1.55912</text:p>
          </table:table-cell>
          <table:table-cell office:value-type="float" office:value="0.542666">
            <text:p>0.542666</text:p>
          </table:table-cell>
          <table:table-cell table:formula="of:=1-1/(0.6*([.A945]-4.98)+1)" office:value-type="float" office:value="0.727965179542981">
            <text:p>0.7279651795</text:p>
          </table:table-cell>
          <table:table-cell office:value-type="float" office:value="0.0662914">
            <text:p>0.0662914</text:p>
          </table:table-cell>
          <table:table-cell/>
        </table:table-row>
        <table:table-row table:style-name="ro1">
          <table:table-cell office:value-type="float" office:value="9.46">
            <text:p>9.46</text:p>
          </table:table-cell>
          <table:table-cell office:value-type="float" office:value="1.56455">
            <text:p>1.56455</text:p>
          </table:table-cell>
          <table:table-cell office:value-type="float" office:value="0.543168">
            <text:p>0.543168</text:p>
          </table:table-cell>
          <table:table-cell table:formula="of:=1-1/(0.6*([.A946]-4.98)+1)" office:value-type="float" office:value="0.728408473655622">
            <text:p>0.7284084737</text:p>
          </table:table-cell>
          <table:table-cell office:value-type="float" office:value="0.0636547">
            <text:p>0.0636547</text:p>
          </table:table-cell>
          <table:table-cell/>
        </table:table-row>
        <table:table-row table:style-name="ro1">
          <table:table-cell office:value-type="float" office:value="9.47">
            <text:p>9.47</text:p>
          </table:table-cell>
          <table:table-cell office:value-type="float" office:value="1.56998">
            <text:p>1.56998</text:p>
          </table:table-cell>
          <table:table-cell office:value-type="float" office:value="0.543691">
            <text:p>0.543691</text:p>
          </table:table-cell>
          <table:table-cell table:formula="of:=1-1/(0.6*([.A947]-4.98)+1)" office:value-type="float" office:value="0.72885032537961">
            <text:p>0.7288503254</text:p>
          </table:table-cell>
          <table:table-cell office:value-type="float" office:value="0.0663197">
            <text:p>0.0663197</text:p>
          </table:table-cell>
          <table:table-cell/>
        </table:table-row>
        <table:table-row table:style-name="ro1">
          <table:table-cell office:value-type="float" office:value="9.48">
            <text:p>9.48</text:p>
          </table:table-cell>
          <table:table-cell office:value-type="float" office:value="1.57543">
            <text:p>1.57543</text:p>
          </table:table-cell>
          <table:table-cell office:value-type="float" office:value="0.5442">
            <text:p>0.5442</text:p>
          </table:table-cell>
          <table:table-cell table:formula="of:=1-1/(0.6*([.A948]-4.98)+1)" office:value-type="float" office:value="0.729290741743368">
            <text:p>0.7292907417</text:p>
          </table:table-cell>
          <table:table-cell office:value-type="float" office:value="0.0644085">
            <text:p>0.0644085</text:p>
          </table:table-cell>
          <table:table-cell/>
        </table:table-row>
        <table:table-row table:style-name="ro1">
          <table:table-cell office:value-type="float" office:value="9.49">
            <text:p>9.49</text:p>
          </table:table-cell>
          <table:table-cell office:value-type="float" office:value="1.58087">
            <text:p>1.58087</text:p>
          </table:table-cell>
          <table:table-cell office:value-type="float" office:value="0.544709">
            <text:p>0.544709</text:p>
          </table:table-cell>
          <table:table-cell table:formula="of:=1-1/(0.6*([.A949]-4.98)+1)" office:value-type="float" office:value="0.72972972972973">
            <text:p>0.7297297297</text:p>
          </table:table-cell>
          <table:table-cell office:value-type="float" office:value="0.0645939">
            <text:p>0.0645939</text:p>
          </table:table-cell>
          <table:table-cell/>
        </table:table-row>
        <table:table-row table:style-name="ro1">
          <table:table-cell office:value-type="float" office:value="9.5">
            <text:p>9.5</text:p>
          </table:table-cell>
          <table:table-cell office:value-type="float" office:value="1.58633">
            <text:p>1.58633</text:p>
          </table:table-cell>
          <table:table-cell office:value-type="float" office:value="0.545228">
            <text:p>0.545228</text:p>
          </table:table-cell>
          <table:table-cell table:formula="of:=1-1/(0.6*([.A950]-4.98)+1)" office:value-type="float" office:value="0.730167296276309">
            <text:p>0.7301672963</text:p>
          </table:table-cell>
          <table:table-cell office:value-type="float" office:value="0.0656353">
            <text:p>0.0656353</text:p>
          </table:table-cell>
          <table:table-cell/>
        </table:table-row>
        <table:table-row table:style-name="ro1">
          <table:table-cell office:value-type="float" office:value="9.51">
            <text:p>9.51</text:p>
          </table:table-cell>
          <table:table-cell office:value-type="float" office:value="1.59178">
            <text:p>1.59178</text:p>
          </table:table-cell>
          <table:table-cell office:value-type="float" office:value="0.54572">
            <text:p>0.54572</text:p>
          </table:table-cell>
          <table:table-cell table:formula="of:=1-1/(0.6*([.A951]-4.98)+1)" office:value-type="float" office:value="0.730603448275862">
            <text:p>0.7306034483</text:p>
          </table:table-cell>
          <table:table-cell office:value-type="float" office:value="0.062346">
            <text:p>0.062346</text:p>
          </table:table-cell>
          <table:table-cell/>
        </table:table-row>
        <table:table-row table:style-name="ro1">
          <table:table-cell office:value-type="float" office:value="9.52">
            <text:p>9.52</text:p>
          </table:table-cell>
          <table:table-cell office:value-type="float" office:value="1.59725">
            <text:p>1.59725</text:p>
          </table:table-cell>
          <table:table-cell office:value-type="float" office:value="0.546228">
            <text:p>0.546228</text:p>
          </table:table-cell>
          <table:table-cell table:formula="of:=1-1/(0.6*([.A952]-4.98)+1)" office:value-type="float" office:value="0.731038192576654">
            <text:p>0.7310381926</text:p>
          </table:table-cell>
          <table:table-cell office:value-type="float" office:value="0.0644347">
            <text:p>0.0644347</text:p>
          </table:table-cell>
          <table:table-cell/>
        </table:table-row>
        <table:table-row table:style-name="ro1">
          <table:table-cell office:value-type="float" office:value="9.53">
            <text:p>9.53</text:p>
          </table:table-cell>
          <table:table-cell office:value-type="float" office:value="1.60271">
            <text:p>1.60271</text:p>
          </table:table-cell>
          <table:table-cell office:value-type="float" office:value="0.546727">
            <text:p>0.546727</text:p>
          </table:table-cell>
          <table:table-cell table:formula="of:=1-1/(0.6*([.A953]-4.98)+1)" office:value-type="float" office:value="0.731471535982814">
            <text:p>0.731471536</text:p>
          </table:table-cell>
          <table:table-cell office:value-type="float" office:value="0.0631535">
            <text:p>0.0631535</text:p>
          </table:table-cell>
          <table:table-cell/>
        </table:table-row>
        <table:table-row table:style-name="ro1">
          <table:table-cell office:value-type="float" office:value="9.54">
            <text:p>9.54</text:p>
          </table:table-cell>
          <table:table-cell office:value-type="float" office:value="1.60818">
            <text:p>1.60818</text:p>
          </table:table-cell>
          <table:table-cell office:value-type="float" office:value="0.547232">
            <text:p>0.547232</text:p>
          </table:table-cell>
          <table:table-cell table:formula="of:=1-1/(0.6*([.A954]-4.98)+1)" office:value-type="float" office:value="0.731903485254692">
            <text:p>0.7319034853</text:p>
          </table:table-cell>
          <table:table-cell office:value-type="float" office:value="0.0640814">
            <text:p>0.0640814</text:p>
          </table:table-cell>
          <table:table-cell/>
        </table:table-row>
        <table:table-row table:style-name="ro1">
          <table:table-cell office:value-type="float" office:value="9.55">
            <text:p>9.55</text:p>
          </table:table-cell>
          <table:table-cell office:value-type="float" office:value="1.61366">
            <text:p>1.61366</text:p>
          </table:table-cell>
          <table:table-cell office:value-type="float" office:value="0.547733">
            <text:p>0.547733</text:p>
          </table:table-cell>
          <table:table-cell table:formula="of:=1-1/(0.6*([.A955]-4.98)+1)" office:value-type="float" office:value="0.732334047109208">
            <text:p>0.7323340471</text:p>
          </table:table-cell>
          <table:table-cell office:value-type="float" office:value="0.0634743">
            <text:p>0.0634743</text:p>
          </table:table-cell>
          <table:table-cell/>
        </table:table-row>
        <table:table-row table:style-name="ro1">
          <table:table-cell office:value-type="float" office:value="9.56">
            <text:p>9.56</text:p>
          </table:table-cell>
          <table:table-cell office:value-type="float" office:value="1.61914">
            <text:p>1.61914</text:p>
          </table:table-cell>
          <table:table-cell office:value-type="float" office:value="0.548231">
            <text:p>0.548231</text:p>
          </table:table-cell>
          <table:table-cell table:formula="of:=1-1/(0.6*([.A956]-4.98)+1)" office:value-type="float" office:value="0.732763228220203">
            <text:p>0.7327632282</text:p>
          </table:table-cell>
          <table:table-cell office:value-type="float" office:value="0.063109">
            <text:p>0.063109</text:p>
          </table:table-cell>
          <table:table-cell/>
        </table:table-row>
        <table:table-row table:style-name="ro1">
          <table:table-cell office:value-type="float" office:value="9.57">
            <text:p>9.57</text:p>
          </table:table-cell>
          <table:table-cell office:value-type="float" office:value="1.62463">
            <text:p>1.62463</text:p>
          </table:table-cell>
          <table:table-cell office:value-type="float" office:value="0.548738">
            <text:p>0.548738</text:p>
          </table:table-cell>
          <table:table-cell table:formula="of:=1-1/(0.6*([.A957]-4.98)+1)" office:value-type="float" office:value="0.733191035218783">
            <text:p>0.7331910352</text:p>
          </table:table-cell>
          <table:table-cell office:value-type="float" office:value="0.0641758">
            <text:p>0.0641758</text:p>
          </table:table-cell>
          <table:table-cell/>
        </table:table-row>
        <table:table-row table:style-name="ro1">
          <table:table-cell office:value-type="float" office:value="9.58">
            <text:p>9.58</text:p>
          </table:table-cell>
          <table:table-cell office:value-type="float" office:value="1.63012">
            <text:p>1.63012</text:p>
          </table:table-cell>
          <table:table-cell office:value-type="float" office:value="0.549238">
            <text:p>0.549238</text:p>
          </table:table-cell>
          <table:table-cell table:formula="of:=1-1/(0.6*([.A958]-4.98)+1)" office:value-type="float" office:value="0.73361747469366">
            <text:p>0.7336174747</text:p>
          </table:table-cell>
          <table:table-cell office:value-type="float" office:value="0.0633182">
            <text:p>0.0633182</text:p>
          </table:table-cell>
          <table:table-cell/>
        </table:table-row>
        <table:table-row table:style-name="ro1">
          <table:table-cell office:value-type="float" office:value="9.59">
            <text:p>9.59</text:p>
          </table:table-cell>
          <table:table-cell office:value-type="float" office:value="1.63562">
            <text:p>1.63562</text:p>
          </table:table-cell>
          <table:table-cell office:value-type="float" office:value="0.549741">
            <text:p>0.549741</text:p>
          </table:table-cell>
          <table:table-cell table:formula="of:=1-1/(0.6*([.A959]-4.98)+1)" office:value-type="float" office:value="0.734042553191489">
            <text:p>0.7340425532</text:p>
          </table:table-cell>
          <table:table-cell office:value-type="float" office:value="0.0637526">
            <text:p>0.0637526</text:p>
          </table:table-cell>
          <table:table-cell/>
        </table:table-row>
        <table:table-row table:style-name="ro1">
          <table:table-cell office:value-type="float" office:value="9.6">
            <text:p>9.6</text:p>
          </table:table-cell>
          <table:table-cell office:value-type="float" office:value="1.64112">
            <text:p>1.64112</text:p>
          </table:table-cell>
          <table:table-cell office:value-type="float" office:value="0.550212">
            <text:p>0.550212</text:p>
          </table:table-cell>
          <table:table-cell table:formula="of:=1-1/(0.6*([.A960]-4.98)+1)" office:value-type="float" office:value="0.734466277217207">
            <text:p>0.7344662772</text:p>
          </table:table-cell>
          <table:table-cell office:value-type="float" office:value="0.0596714">
            <text:p>0.0596714</text:p>
          </table:table-cell>
          <table:table-cell/>
        </table:table-row>
        <table:table-row table:style-name="ro1">
          <table:table-cell office:value-type="float" office:value="9.61">
            <text:p>9.61</text:p>
          </table:table-cell>
          <table:table-cell office:value-type="float" office:value="1.64663">
            <text:p>1.64663</text:p>
          </table:table-cell>
          <table:table-cell office:value-type="float" office:value="0.550718">
            <text:p>0.550718</text:p>
          </table:table-cell>
          <table:table-cell table:formula="of:=1-1/(0.6*([.A961]-4.98)+1)" office:value-type="float" office:value="0.734888653234358">
            <text:p>0.7348886532</text:p>
          </table:table-cell>
          <table:table-cell office:value-type="float" office:value="0.064131">
            <text:p>0.064131</text:p>
          </table:table-cell>
          <table:table-cell/>
        </table:table-row>
        <table:table-row table:style-name="ro1">
          <table:table-cell office:value-type="float" office:value="9.62">
            <text:p>9.62</text:p>
          </table:table-cell>
          <table:table-cell office:value-type="float" office:value="1.65214">
            <text:p>1.65214</text:p>
          </table:table-cell>
          <table:table-cell office:value-type="float" office:value="0.551208">
            <text:p>0.551208</text:p>
          </table:table-cell>
          <table:table-cell table:formula="of:=1-1/(0.6*([.A962]-4.98)+1)" office:value-type="float" office:value="0.735309687665431">
            <text:p>0.7353096877</text:p>
          </table:table-cell>
          <table:table-cell office:value-type="float" office:value="0.0619682">
            <text:p>0.0619682</text:p>
          </table:table-cell>
          <table:table-cell/>
        </table:table-row>
        <table:table-row table:style-name="ro1">
          <table:table-cell office:value-type="float" office:value="9.63">
            <text:p>9.63</text:p>
          </table:table-cell>
          <table:table-cell office:value-type="float" office:value="1.65766">
            <text:p>1.65766</text:p>
          </table:table-cell>
          <table:table-cell office:value-type="float" office:value="0.551701">
            <text:p>0.551701</text:p>
          </table:table-cell>
          <table:table-cell table:formula="of:=1-1/(0.6*([.A963]-4.98)+1)" office:value-type="float" office:value="0.735729386892178">
            <text:p>0.7357293869</text:p>
          </table:table-cell>
          <table:table-cell office:value-type="float" office:value="0.0624325">
            <text:p>0.0624325</text:p>
          </table:table-cell>
          <table:table-cell/>
        </table:table-row>
        <table:table-row table:style-name="ro1">
          <table:table-cell office:value-type="float" office:value="9.64">
            <text:p>9.64</text:p>
          </table:table-cell>
          <table:table-cell office:value-type="float" office:value="1.66318">
            <text:p>1.66318</text:p>
          </table:table-cell>
          <table:table-cell office:value-type="float" office:value="0.552192">
            <text:p>0.552192</text:p>
          </table:table-cell>
          <table:table-cell table:formula="of:=1-1/(0.6*([.A964]-4.98)+1)" office:value-type="float" office:value="0.736147757255937">
            <text:p>0.7361477573</text:p>
          </table:table-cell>
          <table:table-cell office:value-type="float" office:value="0.0622322">
            <text:p>0.0622322</text:p>
          </table:table-cell>
          <table:table-cell/>
        </table:table-row>
        <table:table-row table:style-name="ro1">
          <table:table-cell office:value-type="float" office:value="9.65">
            <text:p>9.65</text:p>
          </table:table-cell>
          <table:table-cell office:value-type="float" office:value="1.66871">
            <text:p>1.66871</text:p>
          </table:table-cell>
          <table:table-cell office:value-type="float" office:value="0.552674">
            <text:p>0.552674</text:p>
          </table:table-cell>
          <table:table-cell table:formula="of:=1-1/(0.6*([.A965]-4.98)+1)" office:value-type="float" office:value="0.736564805057956">
            <text:p>0.7365648051</text:p>
          </table:table-cell>
          <table:table-cell office:value-type="float" office:value="0.0610074">
            <text:p>0.0610074</text:p>
          </table:table-cell>
          <table:table-cell/>
        </table:table-row>
        <table:table-row table:style-name="ro1">
          <table:table-cell office:value-type="float" office:value="9.66">
            <text:p>9.66</text:p>
          </table:table-cell>
          <table:table-cell office:value-type="float" office:value="1.67424">
            <text:p>1.67424</text:p>
          </table:table-cell>
          <table:table-cell office:value-type="float" office:value="0.553172">
            <text:p>0.553172</text:p>
          </table:table-cell>
          <table:table-cell table:formula="of:=1-1/(0.6*([.A966]-4.98)+1)" office:value-type="float" office:value="0.736980536559706">
            <text:p>0.7369805366</text:p>
          </table:table-cell>
          <table:table-cell office:value-type="float" office:value="0.0631488">
            <text:p>0.0631488</text:p>
          </table:table-cell>
          <table:table-cell/>
        </table:table-row>
        <table:table-row table:style-name="ro1">
          <table:table-cell office:value-type="float" office:value="9.67">
            <text:p>9.67</text:p>
          </table:table-cell>
          <table:table-cell office:value-type="float" office:value="1.67978">
            <text:p>1.67978</text:p>
          </table:table-cell>
          <table:table-cell office:value-type="float" office:value="0.553652">
            <text:p>0.553652</text:p>
          </table:table-cell>
          <table:table-cell table:formula="of:=1-1/(0.6*([.A967]-4.98)+1)" office:value-type="float" office:value="0.737394957983193">
            <text:p>0.737394958</text:p>
          </table:table-cell>
          <table:table-cell office:value-type="float" office:value="0.0608748">
            <text:p>0.0608748</text:p>
          </table:table-cell>
          <table:table-cell/>
        </table:table-row>
        <table:table-row table:style-name="ro1">
          <table:table-cell office:value-type="float" office:value="9.68">
            <text:p>9.68</text:p>
          </table:table-cell>
          <table:table-cell office:value-type="float" office:value="1.68532">
            <text:p>1.68532</text:p>
          </table:table-cell>
          <table:table-cell office:value-type="float" office:value="0.554142">
            <text:p>0.554142</text:p>
          </table:table-cell>
          <table:table-cell table:formula="of:=1-1/(0.6*([.A968]-4.98)+1)" office:value-type="float" office:value="0.737808075511274">
            <text:p>0.7378080755</text:p>
          </table:table-cell>
          <table:table-cell office:value-type="float" office:value="0.0612981">
            <text:p>0.0612981</text:p>
          </table:table-cell>
          <table:table-cell/>
        </table:table-row>
        <table:table-row table:style-name="ro1">
          <table:table-cell office:value-type="float" office:value="9.69">
            <text:p>9.69</text:p>
          </table:table-cell>
          <table:table-cell office:value-type="float" office:value="1.69086">
            <text:p>1.69086</text:p>
          </table:table-cell>
          <table:table-cell office:value-type="float" office:value="0.554613">
            <text:p>0.554613</text:p>
          </table:table-cell>
          <table:table-cell table:formula="of:=1-1/(0.6*([.A969]-4.98)+1)" office:value-type="float" office:value="0.738219895287958">
            <text:p>0.7382198953</text:p>
          </table:table-cell>
          <table:table-cell office:value-type="float" office:value="0.0596842">
            <text:p>0.0596842</text:p>
          </table:table-cell>
          <table:table-cell/>
        </table:table-row>
        <table:table-row table:style-name="ro1">
          <table:table-cell office:value-type="float" office:value="9.7">
            <text:p>9.7</text:p>
          </table:table-cell>
          <table:table-cell office:value-type="float" office:value="1.69642">
            <text:p>1.69642</text:p>
          </table:table-cell>
          <table:table-cell office:value-type="float" office:value="0.555108">
            <text:p>0.555108</text:p>
          </table:table-cell>
          <table:table-cell table:formula="of:=1-1/(0.6*([.A970]-4.98)+1)" office:value-type="float" office:value="0.738630423418714">
            <text:p>0.7386304234</text:p>
          </table:table-cell>
          <table:table-cell office:value-type="float" office:value="0.0625666">
            <text:p>0.0625666</text:p>
          </table:table-cell>
          <table:table-cell/>
        </table:table-row>
        <table:table-row table:style-name="ro1">
          <table:table-cell office:value-type="float" office:value="9.71">
            <text:p>9.71</text:p>
          </table:table-cell>
          <table:table-cell office:value-type="float" office:value="1.70197">
            <text:p>1.70197</text:p>
          </table:table-cell>
          <table:table-cell office:value-type="float" office:value="0.555586">
            <text:p>0.555586</text:p>
          </table:table-cell>
          <table:table-cell table:formula="of:=1-1/(0.6*([.A971]-4.98)+1)" office:value-type="float" office:value="0.739039665970772">
            <text:p>0.739039666</text:p>
          </table:table-cell>
          <table:table-cell office:value-type="float" office:value="0.0606047">
            <text:p>0.0606047</text:p>
          </table:table-cell>
          <table:table-cell/>
        </table:table-row>
        <table:table-row table:style-name="ro1">
          <table:table-cell office:value-type="float" office:value="9.72">
            <text:p>9.72</text:p>
          </table:table-cell>
          <table:table-cell office:value-type="float" office:value="1.70753">
            <text:p>1.70753</text:p>
          </table:table-cell>
          <table:table-cell office:value-type="float" office:value="0.556067">
            <text:p>0.556067</text:p>
          </table:table-cell>
          <table:table-cell table:formula="of:=1-1/(0.6*([.A972]-4.98)+1)" office:value-type="float" office:value="0.739447628973424">
            <text:p>0.739447629</text:p>
          </table:table-cell>
          <table:table-cell office:value-type="float" office:value="0.0609384">
            <text:p>0.0609384</text:p>
          </table:table-cell>
          <table:table-cell/>
        </table:table-row>
        <table:table-row table:style-name="ro1">
          <table:table-cell office:value-type="float" office:value="9.73">
            <text:p>9.73</text:p>
          </table:table-cell>
          <table:table-cell office:value-type="float" office:value="1.7131">
            <text:p>1.7131</text:p>
          </table:table-cell>
          <table:table-cell office:value-type="float" office:value="0.55654">
            <text:p>0.55654</text:p>
          </table:table-cell>
          <table:table-cell table:formula="of:=1-1/(0.6*([.A973]-4.98)+1)" office:value-type="float" office:value="0.739854318418314">
            <text:p>0.7398543184</text:p>
          </table:table-cell>
          <table:table-cell office:value-type="float" office:value="0.0591743">
            <text:p>0.0591743</text:p>
          </table:table-cell>
          <table:table-cell/>
        </table:table-row>
        <table:table-row table:style-name="ro1">
          <table:table-cell office:value-type="float" office:value="9.74">
            <text:p>9.74</text:p>
          </table:table-cell>
          <table:table-cell office:value-type="float" office:value="1.71867">
            <text:p>1.71867</text:p>
          </table:table-cell>
          <table:table-cell office:value-type="float" office:value="0.55702">
            <text:p>0.55702</text:p>
          </table:table-cell>
          <table:table-cell table:formula="of:=1-1/(0.6*([.A974]-4.98)+1)" office:value-type="float" office:value="0.74025974025974">
            <text:p>0.7402597403</text:p>
          </table:table-cell>
          <table:table-cell office:value-type="float" office:value="0.0607258">
            <text:p>0.0607258</text:p>
          </table:table-cell>
          <table:table-cell/>
        </table:table-row>
        <table:table-row table:style-name="ro1">
          <table:table-cell office:value-type="float" office:value="9.75">
            <text:p>9.75</text:p>
          </table:table-cell>
          <table:table-cell office:value-type="float" office:value="1.72424">
            <text:p>1.72424</text:p>
          </table:table-cell>
          <table:table-cell office:value-type="float" office:value="0.557506">
            <text:p>0.557506</text:p>
          </table:table-cell>
          <table:table-cell table:formula="of:=1-1/(0.6*([.A975]-4.98)+1)" office:value-type="float" office:value="0.740663900414938">
            <text:p>0.7406639004</text:p>
          </table:table-cell>
          <table:table-cell office:value-type="float" office:value="0.0616464">
            <text:p>0.0616464</text:p>
          </table:table-cell>
          <table:table-cell/>
        </table:table-row>
        <table:table-row table:style-name="ro1">
          <table:table-cell office:value-type="float" office:value="9.76">
            <text:p>9.76</text:p>
          </table:table-cell>
          <table:table-cell office:value-type="float" office:value="1.72982">
            <text:p>1.72982</text:p>
          </table:table-cell>
          <table:table-cell office:value-type="float" office:value="0.557975">
            <text:p>0.557975</text:p>
          </table:table-cell>
          <table:table-cell table:formula="of:=1-1/(0.6*([.A976]-4.98)+1)" office:value-type="float" office:value="0.741066804764371">
            <text:p>0.7410668048</text:p>
          </table:table-cell>
          <table:table-cell office:value-type="float" office:value="0.0594588">
            <text:p>0.0594588</text:p>
          </table:table-cell>
          <table:table-cell/>
        </table:table-row>
        <table:table-row table:style-name="ro1">
          <table:table-cell office:value-type="float" office:value="9.77">
            <text:p>9.77</text:p>
          </table:table-cell>
          <table:table-cell office:value-type="float" office:value="1.73541">
            <text:p>1.73541</text:p>
          </table:table-cell>
          <table:table-cell office:value-type="float" office:value="0.558461">
            <text:p>0.558461</text:p>
          </table:table-cell>
          <table:table-cell table:formula="of:=1-1/(0.6*([.A977]-4.98)+1)" office:value-type="float" office:value="0.741468459152017">
            <text:p>0.7414684592</text:p>
          </table:table-cell>
          <table:table-cell office:value-type="float" office:value="0.0615189">
            <text:p>0.0615189</text:p>
          </table:table-cell>
          <table:table-cell/>
        </table:table-row>
        <table:table-row table:style-name="ro1">
          <table:table-cell office:value-type="float" office:value="9.78">
            <text:p>9.78</text:p>
          </table:table-cell>
          <table:table-cell office:value-type="float" office:value="1.741">
            <text:p>1.741</text:p>
          </table:table-cell>
          <table:table-cell office:value-type="float" office:value="0.558911">
            <text:p>0.558911</text:p>
          </table:table-cell>
          <table:table-cell table:formula="of:=1-1/(0.6*([.A978]-4.98)+1)" office:value-type="float" office:value="0.741868869385648">
            <text:p>0.7418688694</text:p>
          </table:table-cell>
          <table:table-cell office:value-type="float" office:value="0.0569965">
            <text:p>0.0569965</text:p>
          </table:table-cell>
          <table:table-cell/>
        </table:table-row>
        <table:table-row table:style-name="ro1">
          <table:table-cell office:value-type="float" office:value="9.79">
            <text:p>9.79</text:p>
          </table:table-cell>
          <table:table-cell office:value-type="float" office:value="1.74659">
            <text:p>1.74659</text:p>
          </table:table-cell>
          <table:table-cell office:value-type="float" office:value="0.559386">
            <text:p>0.559386</text:p>
          </table:table-cell>
          <table:table-cell table:formula="of:=1-1/(0.6*([.A979]-4.98)+1)" office:value-type="float" office:value="0.742268041237113">
            <text:p>0.7422680412</text:p>
          </table:table-cell>
          <table:table-cell office:value-type="float" office:value="0.0594654">
            <text:p>0.0594654</text:p>
          </table:table-cell>
          <table:table-cell/>
        </table:table-row>
        <table:table-row table:style-name="ro1">
          <table:table-cell office:value-type="float" office:value="9.8">
            <text:p>9.8</text:p>
          </table:table-cell>
          <table:table-cell office:value-type="float" office:value="1.75219">
            <text:p>1.75219</text:p>
          </table:table-cell>
          <table:table-cell office:value-type="float" office:value="0.559862">
            <text:p>0.559862</text:p>
          </table:table-cell>
          <table:table-cell table:formula="of:=1-1/(0.6*([.A980]-4.98)+1)" office:value-type="float" office:value="0.742665980442615">
            <text:p>0.7426659804</text:p>
          </table:table-cell>
          <table:table-cell office:value-type="float" office:value="0.0603154">
            <text:p>0.0603154</text:p>
          </table:table-cell>
          <table:table-cell/>
        </table:table-row>
        <table:table-row table:style-name="ro1">
          <table:table-cell office:value-type="float" office:value="9.81">
            <text:p>9.81</text:p>
          </table:table-cell>
          <table:table-cell office:value-type="float" office:value="1.75779">
            <text:p>1.75779</text:p>
          </table:table-cell>
          <table:table-cell office:value-type="float" office:value="0.560332">
            <text:p>0.560332</text:p>
          </table:table-cell>
          <table:table-cell table:formula="of:=1-1/(0.6*([.A981]-4.98)+1)" office:value-type="float" office:value="0.743062692702981">
            <text:p>0.7430626927</text:p>
          </table:table-cell>
          <table:table-cell office:value-type="float" office:value="0.0595356">
            <text:p>0.0595356</text:p>
          </table:table-cell>
          <table:table-cell/>
        </table:table-row>
        <table:table-row table:style-name="ro1">
          <table:table-cell office:value-type="float" office:value="9.82">
            <text:p>9.82</text:p>
          </table:table-cell>
          <table:table-cell office:value-type="float" office:value="1.7634">
            <text:p>1.7634</text:p>
          </table:table-cell>
          <table:table-cell office:value-type="float" office:value="0.5608">
            <text:p>0.5608</text:p>
          </table:table-cell>
          <table:table-cell table:formula="of:=1-1/(0.6*([.A982]-4.98)+1)" office:value-type="float" office:value="0.74345818368394">
            <text:p>0.7434581837</text:p>
          </table:table-cell>
          <table:table-cell office:value-type="float" office:value="0.0593327">
            <text:p>0.0593327</text:p>
          </table:table-cell>
          <table:table-cell/>
        </table:table-row>
        <table:table-row table:style-name="ro1">
          <table:table-cell office:value-type="float" office:value="9.83">
            <text:p>9.83</text:p>
          </table:table-cell>
          <table:table-cell office:value-type="float" office:value="1.76901">
            <text:p>1.76901</text:p>
          </table:table-cell>
          <table:table-cell office:value-type="float" office:value="0.561256">
            <text:p>0.561256</text:p>
          </table:table-cell>
          <table:table-cell table:formula="of:=1-1/(0.6*([.A983]-4.98)+1)" office:value-type="float" office:value="0.743852459016394">
            <text:p>0.743852459</text:p>
          </table:table-cell>
          <table:table-cell office:value-type="float" office:value="0.0570413">
            <text:p>0.0570413</text:p>
          </table:table-cell>
          <table:table-cell/>
        </table:table-row>
        <table:table-row table:style-name="ro1">
          <table:table-cell office:value-type="float" office:value="9.84">
            <text:p>9.84</text:p>
          </table:table-cell>
          <table:table-cell office:value-type="float" office:value="1.77463">
            <text:p>1.77463</text:p>
          </table:table-cell>
          <table:table-cell office:value-type="float" office:value="0.561738">
            <text:p>0.561738</text:p>
          </table:table-cell>
          <table:table-cell table:formula="of:=1-1/(0.6*([.A984]-4.98)+1)" office:value-type="float" office:value="0.744245524296675">
            <text:p>0.7442455243</text:p>
          </table:table-cell>
          <table:table-cell office:value-type="float" office:value="0.0610051">
            <text:p>0.0610051</text:p>
          </table:table-cell>
          <table:table-cell/>
        </table:table-row>
        <table:table-row table:style-name="ro1">
          <table:table-cell office:value-type="float" office:value="9.85">
            <text:p>9.85</text:p>
          </table:table-cell>
          <table:table-cell office:value-type="float" office:value="1.78025">
            <text:p>1.78025</text:p>
          </table:table-cell>
          <table:table-cell office:value-type="float" office:value="0.562196">
            <text:p>0.562196</text:p>
          </table:table-cell>
          <table:table-cell table:formula="of:=1-1/(0.6*([.A985]-4.98)+1)" office:value-type="float" office:value="0.744637385086823">
            <text:p>0.7446373851</text:p>
          </table:table-cell>
          <table:table-cell office:value-type="float" office:value="0.0572741">
            <text:p>0.0572741</text:p>
          </table:table-cell>
          <table:table-cell/>
        </table:table-row>
        <table:table-row table:style-name="ro1">
          <table:table-cell office:value-type="float" office:value="9.86">
            <text:p>9.86</text:p>
          </table:table-cell>
          <table:table-cell office:value-type="float" office:value="1.78588">
            <text:p>1.78588</text:p>
          </table:table-cell>
          <table:table-cell office:value-type="float" office:value="0.562668">
            <text:p>0.562668</text:p>
          </table:table-cell>
          <table:table-cell table:formula="of:=1-1/(0.6*([.A986]-4.98)+1)" office:value-type="float" office:value="0.745028046914839">
            <text:p>0.7450280469</text:p>
          </table:table-cell>
          <table:table-cell office:value-type="float" office:value="0.0590122">
            <text:p>0.0590122</text:p>
          </table:table-cell>
          <table:table-cell/>
        </table:table-row>
        <table:table-row table:style-name="ro1">
          <table:table-cell office:value-type="float" office:value="9.87">
            <text:p>9.87</text:p>
          </table:table-cell>
          <table:table-cell office:value-type="float" office:value="1.79151">
            <text:p>1.79151</text:p>
          </table:table-cell>
          <table:table-cell office:value-type="float" office:value="0.563123">
            <text:p>0.563123</text:p>
          </table:table-cell>
          <table:table-cell table:formula="of:=1-1/(0.6*([.A987]-4.98)+1)" office:value-type="float" office:value="0.745417515274949">
            <text:p>0.7454175153</text:p>
          </table:table-cell>
          <table:table-cell office:value-type="float" office:value="0.0576546">
            <text:p>0.0576546</text:p>
          </table:table-cell>
          <table:table-cell/>
        </table:table-row>
        <table:table-row table:style-name="ro1">
          <table:table-cell office:value-type="float" office:value="9.88">
            <text:p>9.88</text:p>
          </table:table-cell>
          <table:table-cell office:value-type="float" office:value="1.79715">
            <text:p>1.79715</text:p>
          </table:table-cell>
          <table:table-cell office:value-type="float" office:value="0.563588">
            <text:p>0.563588</text:p>
          </table:table-cell>
          <table:table-cell table:formula="of:=1-1/(0.6*([.A988]-4.98)+1)" office:value-type="float" office:value="0.74580579562786">
            <text:p>0.7458057956</text:p>
          </table:table-cell>
          <table:table-cell office:value-type="float" office:value="0.0589739">
            <text:p>0.0589739</text:p>
          </table:table-cell>
          <table:table-cell/>
        </table:table-row>
        <table:table-row table:style-name="ro1">
          <table:table-cell office:value-type="float" office:value="9.89">
            <text:p>9.89</text:p>
          </table:table-cell>
          <table:table-cell office:value-type="float" office:value="1.80279">
            <text:p>1.80279</text:p>
          </table:table-cell>
          <table:table-cell office:value-type="float" office:value="0.56404">
            <text:p>0.56404</text:p>
          </table:table-cell>
          <table:table-cell table:formula="of:=1-1/(0.6*([.A989]-4.98)+1)" office:value-type="float" office:value="0.746192893401015">
            <text:p>0.7461928934</text:p>
          </table:table-cell>
          <table:table-cell office:value-type="float" office:value="0.0573267">
            <text:p>0.0573267</text:p>
          </table:table-cell>
          <table:table-cell/>
        </table:table-row>
        <table:table-row table:style-name="ro1">
          <table:table-cell office:value-type="float" office:value="9.9">
            <text:p>9.9</text:p>
          </table:table-cell>
          <table:table-cell office:value-type="float" office:value="1.80843">
            <text:p>1.80843</text:p>
          </table:table-cell>
          <table:table-cell office:value-type="float" office:value="0.5645">
            <text:p>0.5645</text:p>
          </table:table-cell>
          <table:table-cell table:formula="of:=1-1/(0.6*([.A990]-4.98)+1)" office:value-type="float" office:value="0.746578813988849">
            <text:p>0.746578814</text:p>
          </table:table-cell>
          <table:table-cell office:value-type="float" office:value="0.0582321">
            <text:p>0.0582321</text:p>
          </table:table-cell>
          <table:table-cell/>
        </table:table-row>
        <table:table-row table:style-name="ro1">
          <table:table-cell office:value-type="float" office:value="9.91">
            <text:p>9.91</text:p>
          </table:table-cell>
          <table:table-cell office:value-type="float" office:value="1.81408">
            <text:p>1.81408</text:p>
          </table:table-cell>
          <table:table-cell office:value-type="float" office:value="0.564954">
            <text:p>0.564954</text:p>
          </table:table-cell>
          <table:table-cell table:formula="of:=1-1/(0.6*([.A991]-4.98)+1)" office:value-type="float" office:value="0.746963562753036">
            <text:p>0.7469635628</text:p>
          </table:table-cell>
          <table:table-cell office:value-type="float" office:value="0.0575082">
            <text:p>0.0575082</text:p>
          </table:table-cell>
          <table:table-cell/>
        </table:table-row>
        <table:table-row table:style-name="ro1">
          <table:table-cell office:value-type="float" office:value="9.92">
            <text:p>9.92</text:p>
          </table:table-cell>
          <table:table-cell office:value-type="float" office:value="1.81973">
            <text:p>1.81973</text:p>
          </table:table-cell>
          <table:table-cell office:value-type="float" office:value="0.565409">
            <text:p>0.565409</text:p>
          </table:table-cell>
          <table:table-cell table:formula="of:=1-1/(0.6*([.A992]-4.98)+1)" office:value-type="float" office:value="0.747347145022739">
            <text:p>0.747347145</text:p>
          </table:table-cell>
          <table:table-cell office:value-type="float" office:value="0.0569406">
            <text:p>0.0569406</text:p>
          </table:table-cell>
          <table:table-cell/>
        </table:table-row>
        <table:table-row table:style-name="ro1">
          <table:table-cell office:value-type="float" office:value="9.93">
            <text:p>9.93</text:p>
          </table:table-cell>
          <table:table-cell office:value-type="float" office:value="1.82539">
            <text:p>1.82539</text:p>
          </table:table-cell>
          <table:table-cell office:value-type="float" office:value="0.565873">
            <text:p>0.565873</text:p>
          </table:table-cell>
          <table:table-cell table:formula="of:=1-1/(0.6*([.A993]-4.98)+1)" office:value-type="float" office:value="0.747729566094854">
            <text:p>0.7477295661</text:p>
          </table:table-cell>
          <table:table-cell office:value-type="float" office:value="0.0588396">
            <text:p>0.0588396</text:p>
          </table:table-cell>
          <table:table-cell/>
        </table:table-row>
        <table:table-row table:style-name="ro1">
          <table:table-cell office:value-type="float" office:value="9.94">
            <text:p>9.94</text:p>
          </table:table-cell>
          <table:table-cell office:value-type="float" office:value="1.83106">
            <text:p>1.83106</text:p>
          </table:table-cell>
          <table:table-cell office:value-type="float" office:value="0.566318">
            <text:p>0.566318</text:p>
          </table:table-cell>
          <table:table-cell table:formula="of:=1-1/(0.6*([.A994]-4.98)+1)" office:value-type="float" office:value="0.748110831234257">
            <text:p>0.7481108312</text:p>
          </table:table-cell>
          <table:table-cell office:value-type="float" office:value="0.0556329">
            <text:p>0.0556329</text:p>
          </table:table-cell>
          <table:table-cell/>
        </table:table-row>
        <table:table-row table:style-name="ro1">
          <table:table-cell office:value-type="float" office:value="9.95">
            <text:p>9.95</text:p>
          </table:table-cell>
          <table:table-cell office:value-type="float" office:value="1.83672">
            <text:p>1.83672</text:p>
          </table:table-cell>
          <table:table-cell office:value-type="float" office:value="0.566789">
            <text:p>0.566789</text:p>
          </table:table-cell>
          <table:table-cell table:formula="of:=1-1/(0.6*([.A995]-4.98)+1)" office:value-type="float" office:value="0.748490945674044">
            <text:p>0.7484909457</text:p>
          </table:table-cell>
          <table:table-cell office:value-type="float" office:value="0.0596306">
            <text:p>0.0596306</text:p>
          </table:table-cell>
          <table:table-cell/>
        </table:table-row>
        <table:table-row table:style-name="ro1">
          <table:table-cell office:value-type="float" office:value="9.96">
            <text:p>9.96</text:p>
          </table:table-cell>
          <table:table-cell office:value-type="float" office:value="1.8424">
            <text:p>1.8424</text:p>
          </table:table-cell>
          <table:table-cell office:value-type="float" office:value="0.567225">
            <text:p>0.567225</text:p>
          </table:table-cell>
          <table:table-cell table:formula="of:=1-1/(0.6*([.A996]-4.98)+1)" office:value-type="float" office:value="0.748869914615771">
            <text:p>0.7488699146</text:p>
          </table:table-cell>
          <table:table-cell office:value-type="float" office:value="0.0552624">
            <text:p>0.0552624</text:p>
          </table:table-cell>
          <table:table-cell/>
        </table:table-row>
        <table:table-row table:style-name="ro1">
          <table:table-cell office:value-type="float" office:value="9.97">
            <text:p>9.97</text:p>
          </table:table-cell>
          <table:table-cell office:value-type="float" office:value="1.84807">
            <text:p>1.84807</text:p>
          </table:table-cell>
          <table:table-cell office:value-type="float" office:value="0.567673">
            <text:p>0.567673</text:p>
          </table:table-cell>
          <table:table-cell table:formula="of:=1-1/(0.6*([.A997]-4.98)+1)" office:value-type="float" office:value="0.749247743229689">
            <text:p>0.7492477432</text:p>
          </table:table-cell>
          <table:table-cell office:value-type="float" office:value="0.0567858">
            <text:p>0.0567858</text:p>
          </table:table-cell>
          <table:table-cell/>
        </table:table-row>
        <table:table-row table:style-name="ro1">
          <table:table-cell office:value-type="float" office:value="9.98">
            <text:p>9.98</text:p>
          </table:table-cell>
          <table:table-cell office:value-type="float" office:value="1.85375">
            <text:p>1.85375</text:p>
          </table:table-cell>
          <table:table-cell office:value-type="float" office:value="0.568119">
            <text:p>0.568119</text:p>
          </table:table-cell>
          <table:table-cell table:formula="of:=1-1/(0.6*([.A998]-4.98)+1)" office:value-type="float" office:value="0.749624436654982">
            <text:p>0.7496244367</text:p>
          </table:table-cell>
          <table:table-cell office:value-type="float" office:value="0.0564888">
            <text:p>0.0564888</text:p>
          </table:table-cell>
          <table:table-cell/>
        </table:table-row>
        <table:table-row table:style-name="ro1">
          <table:table-cell office:value-type="float" office:value="9.99">
            <text:p>9.99</text:p>
          </table:table-cell>
          <table:table-cell office:value-type="float" office:value="1.85944">
            <text:p>1.85944</text:p>
          </table:table-cell>
          <table:table-cell office:value-type="float" office:value="0.568578">
            <text:p>0.568578</text:p>
          </table:table-cell>
          <table:table-cell table:formula="of:=1-1/(0.6*([.A999]-4.98)+1)" office:value-type="float" office:value="0.75">
            <text:p>0.75</text:p>
          </table:table-cell>
          <table:table-cell office:value-type="float" office:value="0.058224">
            <text:p>0.05822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.86513">
            <text:p>1.86513</text:p>
          </table:table-cell>
          <table:table-cell office:value-type="float" office:value="0.56901">
            <text:p>0.56901</text:p>
          </table:table-cell>
          <table:table-cell table:formula="of:=1-1/(0.6*([.A1000]-4.98)+1)" office:value-type="float" office:value="0.750374438342486">
            <text:p>0.7503744383</text:p>
          </table:table-cell>
          <table:table-cell office:value-type="float" office:value="0.0547265">
            <text:p>0.0547265</text:p>
          </table:table-cell>
          <table:table-cell/>
        </table:table-row>
        <table:table-row table:style-name="ro1">
          <table:table-cell office:value-type="float" office:value="10.01">
            <text:p>10.01</text:p>
          </table:table-cell>
          <table:table-cell office:value-type="float" office:value="1.87083">
            <text:p>1.87083</text:p>
          </table:table-cell>
          <table:table-cell office:value-type="float" office:value="0.569462">
            <text:p>0.569462</text:p>
          </table:table-cell>
          <table:table-cell table:formula="of:=1-1/(0.6*([.A1001]-4.98)+1)" office:value-type="float" office:value="0.750747756729811">
            <text:p>0.7507477567</text:p>
          </table:table-cell>
          <table:table-cell office:value-type="float" office:value="0.0565817">
            <text:p>0.0565817</text:p>
          </table:table-cell>
          <table:table-cell/>
        </table:table-row>
        <table:table-row table:style-name="ro1">
          <table:table-cell office:value-type="float" office:value="10.02">
            <text:p>10.02</text:p>
          </table:table-cell>
          <table:table-cell office:value-type="float" office:value="1.87652">
            <text:p>1.87652</text:p>
          </table:table-cell>
          <table:table-cell office:value-type="float" office:value="0.569913">
            <text:p>0.569913</text:p>
          </table:table-cell>
          <table:table-cell table:formula="of:=1-1/(0.6*([.A1002]-4.98)+1)" office:value-type="float" office:value="0.751119960179194">
            <text:p>0.7511199602</text:p>
          </table:table-cell>
          <table:table-cell office:value-type="float" office:value="0.0571489">
            <text:p>0.0571489</text:p>
          </table:table-cell>
          <table:table-cell/>
        </table:table-row>
        <table:table-row table:style-name="ro1">
          <table:table-cell office:value-type="float" office:value="10.03">
            <text:p>10.03</text:p>
          </table:table-cell>
          <table:table-cell office:value-type="float" office:value="1.88223">
            <text:p>1.88223</text:p>
          </table:table-cell>
          <table:table-cell office:value-type="float" office:value="0.570346">
            <text:p>0.570346</text:p>
          </table:table-cell>
          <table:table-cell table:formula="of:=1-1/(0.6*([.A1003]-4.98)+1)" office:value-type="float" office:value="0.751491053677932">
            <text:p>0.7514910537</text:p>
          </table:table-cell>
          <table:table-cell office:value-type="float" office:value="0.0540908">
            <text:p>0.0540908</text:p>
          </table:table-cell>
          <table:table-cell/>
        </table:table-row>
        <table:table-row table:style-name="ro1">
          <table:table-cell office:value-type="float" office:value="10.04">
            <text:p>10.04</text:p>
          </table:table-cell>
          <table:table-cell office:value-type="float" office:value="1.88794">
            <text:p>1.88794</text:p>
          </table:table-cell>
          <table:table-cell office:value-type="float" office:value="0.570797">
            <text:p>0.570797</text:p>
          </table:table-cell>
          <table:table-cell table:formula="of:=1-1/(0.6*([.A1004]-4.98)+1)" office:value-type="float" office:value="0.751861042183623">
            <text:p>0.7518610422</text:p>
          </table:table-cell>
          <table:table-cell office:value-type="float" office:value="0.0564704">
            <text:p>0.0564704</text:p>
          </table:table-cell>
          <table:table-cell/>
        </table:table-row>
        <table:table-row table:style-name="ro1">
          <table:table-cell office:value-type="float" office:value="10.05">
            <text:p>10.05</text:p>
          </table:table-cell>
          <table:table-cell office:value-type="float" office:value="1.89365">
            <text:p>1.89365</text:p>
          </table:table-cell>
          <table:table-cell office:value-type="float" office:value="0.571233">
            <text:p>0.571233</text:p>
          </table:table-cell>
          <table:table-cell table:formula="of:=1-1/(0.6*([.A1005]-4.98)+1)" office:value-type="float" office:value="0.752229930624381">
            <text:p>0.7522299306</text:p>
          </table:table-cell>
          <table:table-cell office:value-type="float" office:value="0.0544375">
            <text:p>0.0544375</text:p>
          </table:table-cell>
          <table:table-cell/>
        </table:table-row>
        <table:table-row table:style-name="ro1">
          <table:table-cell office:value-type="float" office:value="10.06">
            <text:p>10.06</text:p>
          </table:table-cell>
          <table:table-cell office:value-type="float" office:value="1.89937">
            <text:p>1.89937</text:p>
          </table:table-cell>
          <table:table-cell office:value-type="float" office:value="0.571694">
            <text:p>0.571694</text:p>
          </table:table-cell>
          <table:table-cell table:formula="of:=1-1/(0.6*([.A1006]-4.98)+1)" office:value-type="float" office:value="0.75259772389906">
            <text:p>0.7525977239</text:p>
          </table:table-cell>
          <table:table-cell office:value-type="float" office:value="0.0584532">
            <text:p>0.0584532</text:p>
          </table:table-cell>
          <table:table-cell/>
        </table:table-row>
        <table:table-row table:style-name="ro1">
          <table:table-cell office:value-type="float" office:value="10.07">
            <text:p>10.07</text:p>
          </table:table-cell>
          <table:table-cell office:value-type="float" office:value="1.90509">
            <text:p>1.90509</text:p>
          </table:table-cell>
          <table:table-cell office:value-type="float" office:value="0.572127">
            <text:p>0.572127</text:p>
          </table:table-cell>
          <table:table-cell table:formula="of:=1-1/(0.6*([.A1007]-4.98)+1)" office:value-type="float" office:value="0.75296442687747">
            <text:p>0.7529644269</text:p>
          </table:table-cell>
          <table:table-cell office:value-type="float" office:value="0.0541469">
            <text:p>0.0541469</text:p>
          </table:table-cell>
          <table:table-cell/>
        </table:table-row>
        <table:table-row table:style-name="ro1">
          <table:table-cell office:value-type="float" office:value="10.08">
            <text:p>10.08</text:p>
          </table:table-cell>
          <table:table-cell office:value-type="float" office:value="1.91081">
            <text:p>1.91081</text:p>
          </table:table-cell>
          <table:table-cell office:value-type="float" office:value="0.572572">
            <text:p>0.572572</text:p>
          </table:table-cell>
          <table:table-cell table:formula="of:=1-1/(0.6*([.A1008]-4.98)+1)" office:value-type="float" office:value="0.753330044400592">
            <text:p>0.7533300444</text:p>
          </table:table-cell>
          <table:table-cell office:value-type="float" office:value="0.0556912">
            <text:p>0.0556912</text:p>
          </table:table-cell>
          <table:table-cell/>
        </table:table-row>
        <table:table-row table:style-name="ro1">
          <table:table-cell office:value-type="float" office:value="10.09">
            <text:p>10.09</text:p>
          </table:table-cell>
          <table:table-cell office:value-type="float" office:value="1.91654">
            <text:p>1.91654</text:p>
          </table:table-cell>
          <table:table-cell office:value-type="float" office:value="0.572984">
            <text:p>0.572984</text:p>
          </table:table-cell>
          <table:table-cell table:formula="of:=1-1/(0.6*([.A1009]-4.98)+1)" office:value-type="float" office:value="0.753694581280788">
            <text:p>0.7536945813</text:p>
          </table:table-cell>
          <table:table-cell office:value-type="float" office:value="0.051493">
            <text:p>0.051493</text:p>
          </table:table-cell>
          <table:table-cell/>
        </table:table-row>
        <table:table-row table:style-name="ro1">
          <table:table-cell office:value-type="float" office:value="10.1">
            <text:p>10.1</text:p>
          </table:table-cell>
          <table:table-cell office:value-type="float" office:value="1.92228">
            <text:p>1.92228</text:p>
          </table:table-cell>
          <table:table-cell office:value-type="float" office:value="0.57344">
            <text:p>0.57344</text:p>
          </table:table-cell>
          <table:table-cell table:formula="of:=1-1/(0.6*([.A1010]-4.98)+1)" office:value-type="float" office:value="0.754058042302017">
            <text:p>0.7540580423</text:p>
          </table:table-cell>
          <table:table-cell office:value-type="float" office:value="0.0578351">
            <text:p>0.0578351</text:p>
          </table:table-cell>
          <table:table-cell/>
        </table:table-row>
        <table:table-row table:style-name="ro1">
          <table:table-cell office:value-type="float" office:value="10.11">
            <text:p>10.11</text:p>
          </table:table-cell>
          <table:table-cell office:value-type="float" office:value="1.92802">
            <text:p>1.92802</text:p>
          </table:table-cell>
          <table:table-cell office:value-type="float" office:value="0.573867">
            <text:p>0.573867</text:p>
          </table:table-cell>
          <table:table-cell table:formula="of:=1-1/(0.6*([.A1011]-4.98)+1)" office:value-type="float" office:value="0.754420432220039">
            <text:p>0.7544204322</text:p>
          </table:table-cell>
          <table:table-cell office:value-type="float" office:value="0.0540401">
            <text:p>0.0540401</text:p>
          </table:table-cell>
          <table:table-cell/>
        </table:table-row>
        <table:table-row table:style-name="ro1">
          <table:table-cell office:value-type="float" office:value="10.12">
            <text:p>10.12</text:p>
          </table:table-cell>
          <table:table-cell office:value-type="float" office:value="1.93376">
            <text:p>1.93376</text:p>
          </table:table-cell>
          <table:table-cell office:value-type="float" office:value="0.57431">
            <text:p>0.57431</text:p>
          </table:table-cell>
          <table:table-cell table:formula="of:=1-1/(0.6*([.A1012]-4.98)+1)" office:value-type="float" office:value="0.754781755762629">
            <text:p>0.7547817558</text:p>
          </table:table-cell>
          <table:table-cell office:value-type="float" office:value="0.0561923">
            <text:p>0.0561923</text:p>
          </table:table-cell>
          <table:table-cell/>
        </table:table-row>
        <table:table-row table:style-name="ro1">
          <table:table-cell office:value-type="float" office:value="10.13">
            <text:p>10.13</text:p>
          </table:table-cell>
          <table:table-cell office:value-type="float" office:value="1.93951">
            <text:p>1.93951</text:p>
          </table:table-cell>
          <table:table-cell office:value-type="float" office:value="0.574733">
            <text:p>0.574733</text:p>
          </table:table-cell>
          <table:table-cell table:formula="of:=1-1/(0.6*([.A1013]-4.98)+1)" office:value-type="float" office:value="0.755142017629775">
            <text:p>0.7551420176</text:p>
          </table:table-cell>
          <table:table-cell office:value-type="float" office:value="0.0536261">
            <text:p>0.0536261</text:p>
          </table:table-cell>
          <table:table-cell/>
        </table:table-row>
        <table:table-row table:style-name="ro1">
          <table:table-cell office:value-type="float" office:value="10.14">
            <text:p>10.14</text:p>
          </table:table-cell>
          <table:table-cell office:value-type="float" office:value="1.94526">
            <text:p>1.94526</text:p>
          </table:table-cell>
          <table:table-cell office:value-type="float" office:value="0.575174">
            <text:p>0.575174</text:p>
          </table:table-cell>
          <table:table-cell table:formula="of:=1-1/(0.6*([.A1014]-4.98)+1)" office:value-type="float" office:value="0.755501222493888">
            <text:p>0.7555012225</text:p>
          </table:table-cell>
          <table:table-cell office:value-type="float" office:value="0.0558736">
            <text:p>0.0558736</text:p>
          </table:table-cell>
          <table:table-cell/>
        </table:table-row>
        <table:table-row table:style-name="ro1">
          <table:table-cell office:value-type="float" office:value="10.15">
            <text:p>10.15</text:p>
          </table:table-cell>
          <table:table-cell office:value-type="float" office:value="1.95101">
            <text:p>1.95101</text:p>
          </table:table-cell>
          <table:table-cell office:value-type="float" office:value="0.5756">
            <text:p>0.5756</text:p>
          </table:table-cell>
          <table:table-cell table:formula="of:=1-1/(0.6*([.A1015]-4.98)+1)" office:value-type="float" office:value="0.755859375">
            <text:p>0.755859375</text:p>
          </table:table-cell>
          <table:table-cell office:value-type="float" office:value="0.0540024">
            <text:p>0.0540024</text:p>
          </table:table-cell>
          <table:table-cell/>
        </table:table-row>
        <table:table-row table:style-name="ro1">
          <table:table-cell office:value-type="float" office:value="10.16">
            <text:p>10.16</text:p>
          </table:table-cell>
          <table:table-cell office:value-type="float" office:value="1.95677">
            <text:p>1.95677</text:p>
          </table:table-cell>
          <table:table-cell office:value-type="float" office:value="0.57603">
            <text:p>0.57603</text:p>
          </table:table-cell>
          <table:table-cell table:formula="of:=1-1/(0.6*([.A1016]-4.98)+1)" office:value-type="float" office:value="0.756216479765968">
            <text:p>0.7562164798</text:p>
          </table:table-cell>
          <table:table-cell office:value-type="float" office:value="0.0546185">
            <text:p>0.0546185</text:p>
          </table:table-cell>
          <table:table-cell/>
        </table:table-row>
        <table:table-row table:style-name="ro1">
          <table:table-cell office:value-type="float" office:value="10.17">
            <text:p>10.17</text:p>
          </table:table-cell>
          <table:table-cell office:value-type="float" office:value="1.96254">
            <text:p>1.96254</text:p>
          </table:table-cell>
          <table:table-cell office:value-type="float" office:value="0.576463">
            <text:p>0.576463</text:p>
          </table:table-cell>
          <table:table-cell table:formula="of:=1-1/(0.6*([.A1017]-4.98)+1)" office:value-type="float" office:value="0.756572541382668">
            <text:p>0.7565725414</text:p>
          </table:table-cell>
          <table:table-cell office:value-type="float" office:value="0.0548992">
            <text:p>0.0548992</text:p>
          </table:table-cell>
          <table:table-cell/>
        </table:table-row>
        <table:table-row table:style-name="ro1">
          <table:table-cell office:value-type="float" office:value="10.18">
            <text:p>10.18</text:p>
          </table:table-cell>
          <table:table-cell office:value-type="float" office:value="1.96831">
            <text:p>1.96831</text:p>
          </table:table-cell>
          <table:table-cell office:value-type="float" office:value="0.576883">
            <text:p>0.576883</text:p>
          </table:table-cell>
          <table:table-cell table:formula="of:=1-1/(0.6*([.A1018]-4.98)+1)" office:value-type="float" office:value="0.756927564414196">
            <text:p>0.7569275644</text:p>
          </table:table-cell>
          <table:table-cell office:value-type="float" office:value="0.053177">
            <text:p>0.053177</text:p>
          </table:table-cell>
          <table:table-cell/>
        </table:table-row>
        <table:table-row table:style-name="ro1">
          <table:table-cell office:value-type="float" office:value="10.19">
            <text:p>10.19</text:p>
          </table:table-cell>
          <table:table-cell office:value-type="float" office:value="1.97408">
            <text:p>1.97408</text:p>
          </table:table-cell>
          <table:table-cell office:value-type="float" office:value="0.577317">
            <text:p>0.577317</text:p>
          </table:table-cell>
          <table:table-cell table:formula="of:=1-1/(0.6*([.A1019]-4.98)+1)" office:value-type="float" office:value="0.757281553398058">
            <text:p>0.7572815534</text:p>
          </table:table-cell>
          <table:table-cell office:value-type="float" office:value="0.0550218">
            <text:p>0.0550218</text:p>
          </table:table-cell>
          <table:table-cell/>
        </table:table-row>
        <table:table-row table:style-name="ro1">
          <table:table-cell office:value-type="float" office:value="10.2">
            <text:p>10.2</text:p>
          </table:table-cell>
          <table:table-cell office:value-type="float" office:value="1.97986">
            <text:p>1.97986</text:p>
          </table:table-cell>
          <table:table-cell office:value-type="float" office:value="0.577736">
            <text:p>0.577736</text:p>
          </table:table-cell>
          <table:table-cell table:formula="of:=1-1/(0.6*([.A1020]-4.98)+1)" office:value-type="float" office:value="0.757634512845371">
            <text:p>0.7576345128</text:p>
          </table:table-cell>
          <table:table-cell office:value-type="float" office:value="0.0530697">
            <text:p>0.0530697</text:p>
          </table:table-cell>
          <table:table-cell/>
        </table:table-row>
        <table:table-row table:style-name="ro1">
          <table:table-cell office:value-type="float" office:value="10.21">
            <text:p>10.21</text:p>
          </table:table-cell>
          <table:table-cell office:value-type="float" office:value="1.98564">
            <text:p>1.98564</text:p>
          </table:table-cell>
          <table:table-cell office:value-type="float" office:value="0.578165">
            <text:p>0.578165</text:p>
          </table:table-cell>
          <table:table-cell table:formula="of:=1-1/(0.6*([.A1021]-4.98)+1)" office:value-type="float" office:value="0.757986447241045">
            <text:p>0.7579864472</text:p>
          </table:table-cell>
          <table:table-cell office:value-type="float" office:value="0.0536904">
            <text:p>0.0536904</text:p>
          </table:table-cell>
          <table:table-cell/>
        </table:table-row>
        <table:table-row table:style-name="ro1">
          <table:table-cell office:value-type="float" office:value="10.22">
            <text:p>10.22</text:p>
          </table:table-cell>
          <table:table-cell office:value-type="float" office:value="1.99142">
            <text:p>1.99142</text:p>
          </table:table-cell>
          <table:table-cell office:value-type="float" office:value="0.578564">
            <text:p>0.578564</text:p>
          </table:table-cell>
          <table:table-cell table:formula="of:=1-1/(0.6*([.A1022]-4.98)+1)" office:value-type="float" office:value="0.758337361043983">
            <text:p>0.758337361</text:p>
          </table:table-cell>
          <table:table-cell office:value-type="float" office:value="0.0499345">
            <text:p>0.0499345</text:p>
          </table:table-cell>
          <table:table-cell/>
        </table:table-row>
        <table:table-row table:style-name="ro1">
          <table:table-cell office:value-type="float" office:value="10.23">
            <text:p>10.23</text:p>
          </table:table-cell>
          <table:table-cell office:value-type="float" office:value="1.99721">
            <text:p>1.99721</text:p>
          </table:table-cell>
          <table:table-cell office:value-type="float" office:value="0.579006">
            <text:p>0.579006</text:p>
          </table:table-cell>
          <table:table-cell table:formula="of:=1-1/(0.6*([.A1023]-4.98)+1)" office:value-type="float" office:value="0.758687258687259">
            <text:p>0.7586872587</text:p>
          </table:table-cell>
          <table:table-cell office:value-type="float" office:value="0.0559296">
            <text:p>0.0559296</text:p>
          </table:table-cell>
          <table:table-cell/>
        </table:table-row>
        <table:table-row table:style-name="ro1">
          <table:table-cell office:value-type="float" office:value="10.24">
            <text:p>10.24</text:p>
          </table:table-cell>
          <table:table-cell office:value-type="float" office:value="2.00301">
            <text:p>2.00301</text:p>
          </table:table-cell>
          <table:table-cell office:value-type="float" office:value="0.579411">
            <text:p>0.579411</text:p>
          </table:table-cell>
          <table:table-cell table:formula="of:=1-1/(0.6*([.A1024]-4.98)+1)" office:value-type="float" office:value="0.759036144578313">
            <text:p>0.7590361446</text:p>
          </table:table-cell>
          <table:table-cell office:value-type="float" office:value="0.0506919">
            <text:p>0.0506919</text:p>
          </table:table-cell>
          <table:table-cell/>
        </table:table-row>
        <table:table-row table:style-name="ro1">
          <table:table-cell office:value-type="float" office:value="10.25">
            <text:p>10.25</text:p>
          </table:table-cell>
          <table:table-cell office:value-type="float" office:value="2.00881">
            <text:p>2.00881</text:p>
          </table:table-cell>
          <table:table-cell office:value-type="float" office:value="0.579842">
            <text:p>0.579842</text:p>
          </table:table-cell>
          <table:table-cell table:formula="of:=1-1/(0.6*([.A1025]-4.98)+1)" office:value-type="float" office:value="0.759384023099134">
            <text:p>0.7593840231</text:p>
          </table:table-cell>
          <table:table-cell office:value-type="float" office:value="0.0539712">
            <text:p>0.0539712</text:p>
          </table:table-cell>
          <table:table-cell/>
        </table:table-row>
        <table:table-row table:style-name="ro1">
          <table:table-cell office:value-type="float" office:value="10.26">
            <text:p>10.26</text:p>
          </table:table-cell>
          <table:table-cell office:value-type="float" office:value="2.01461">
            <text:p>2.01461</text:p>
          </table:table-cell>
          <table:table-cell office:value-type="float" office:value="0.580252">
            <text:p>0.580252</text:p>
          </table:table-cell>
          <table:table-cell table:formula="of:=1-1/(0.6*([.A1026]-4.98)+1)" office:value-type="float" office:value="0.759730898606439">
            <text:p>0.7597308986</text:p>
          </table:table-cell>
          <table:table-cell office:value-type="float" office:value="0.0512728">
            <text:p>0.0512728</text:p>
          </table:table-cell>
          <table:table-cell/>
        </table:table-row>
        <table:table-row table:style-name="ro1">
          <table:table-cell office:value-type="float" office:value="10.27">
            <text:p>10.27</text:p>
          </table:table-cell>
          <table:table-cell office:value-type="float" office:value="2.02042">
            <text:p>2.02042</text:p>
          </table:table-cell>
          <table:table-cell office:value-type="float" office:value="0.580683">
            <text:p>0.580683</text:p>
          </table:table-cell>
          <table:table-cell table:formula="of:=1-1/(0.6*([.A1027]-4.98)+1)" office:value-type="float" office:value="0.760076775431862">
            <text:p>0.7600767754</text:p>
          </table:table-cell>
          <table:table-cell office:value-type="float" office:value="0.0538684">
            <text:p>0.0538684</text:p>
          </table:table-cell>
          <table:table-cell/>
        </table:table-row>
        <table:table-row table:style-name="ro1">
          <table:table-cell office:value-type="float" office:value="10.28">
            <text:p>10.28</text:p>
          </table:table-cell>
          <table:table-cell office:value-type="float" office:value="2.02623">
            <text:p>2.02623</text:p>
          </table:table-cell>
          <table:table-cell office:value-type="float" office:value="0.581096">
            <text:p>0.581096</text:p>
          </table:table-cell>
          <table:table-cell table:formula="of:=1-1/(0.6*([.A1028]-4.98)+1)" office:value-type="float" office:value="0.760421657882127">
            <text:p>0.7604216579</text:p>
          </table:table-cell>
          <table:table-cell office:value-type="float" office:value="0.0516334">
            <text:p>0.0516334</text:p>
          </table:table-cell>
          <table:table-cell/>
        </table:table-row>
        <table:table-row table:style-name="ro1">
          <table:table-cell office:value-type="float" office:value="10.29">
            <text:p>10.29</text:p>
          </table:table-cell>
          <table:table-cell office:value-type="float" office:value="2.03204">
            <text:p>2.03204</text:p>
          </table:table-cell>
          <table:table-cell office:value-type="float" office:value="0.581514">
            <text:p>0.581514</text:p>
          </table:table-cell>
          <table:table-cell table:formula="of:=1-1/(0.6*([.A1029]-4.98)+1)" office:value-type="float" office:value="0.760765550239234">
            <text:p>0.7607655502</text:p>
          </table:table-cell>
          <table:table-cell office:value-type="float" office:value="0.0523002">
            <text:p>0.0523002</text:p>
          </table:table-cell>
          <table:table-cell/>
        </table:table-row>
        <table:table-row table:style-name="ro1">
          <table:table-cell office:value-type="float" office:value="10.3">
            <text:p>10.3</text:p>
          </table:table-cell>
          <table:table-cell office:value-type="float" office:value="2.03786">
            <text:p>2.03786</text:p>
          </table:table-cell>
          <table:table-cell office:value-type="float" office:value="0.581937">
            <text:p>0.581937</text:p>
          </table:table-cell>
          <table:table-cell table:formula="of:=1-1/(0.6*([.A1030]-4.98)+1)" office:value-type="float" office:value="0.761108456760631">
            <text:p>0.7611084568</text:p>
          </table:table-cell>
          <table:table-cell office:value-type="float" office:value="0.0528362">
            <text:p>0.0528362</text:p>
          </table:table-cell>
          <table:table-cell/>
        </table:table-row>
        <table:table-row table:style-name="ro1">
          <table:table-cell office:value-type="float" office:value="10.31">
            <text:p>10.31</text:p>
          </table:table-cell>
          <table:table-cell office:value-type="float" office:value="2.04369">
            <text:p>2.04369</text:p>
          </table:table-cell>
          <table:table-cell office:value-type="float" office:value="0.582351">
            <text:p>0.582351</text:p>
          </table:table-cell>
          <table:table-cell table:formula="of:=1-1/(0.6*([.A1031]-4.98)+1)" office:value-type="float" office:value="0.761450381679389">
            <text:p>0.7614503817</text:p>
          </table:table-cell>
          <table:table-cell office:value-type="float" office:value="0.0525192">
            <text:p>0.0525192</text:p>
          </table:table-cell>
          <table:table-cell/>
        </table:table-row>
        <table:table-row table:style-name="ro1">
          <table:table-cell office:value-type="float" office:value="10.32">
            <text:p>10.32</text:p>
          </table:table-cell>
          <table:table-cell office:value-type="float" office:value="2.04951">
            <text:p>2.04951</text:p>
          </table:table-cell>
          <table:table-cell office:value-type="float" office:value="0.582767">
            <text:p>0.582767</text:p>
          </table:table-cell>
          <table:table-cell table:formula="of:=1-1/(0.6*([.A1032]-4.98)+1)" office:value-type="float" office:value="0.761791329204383">
            <text:p>0.7617913292</text:p>
          </table:table-cell>
          <table:table-cell office:value-type="float" office:value="0.0519842">
            <text:p>0.0519842</text:p>
          </table:table-cell>
          <table:table-cell/>
        </table:table-row>
        <table:table-row table:style-name="ro1">
          <table:table-cell office:value-type="float" office:value="10.33">
            <text:p>10.33</text:p>
          </table:table-cell>
          <table:table-cell office:value-type="float" office:value="2.05535">
            <text:p>2.05535</text:p>
          </table:table-cell>
          <table:table-cell office:value-type="float" office:value="0.583187">
            <text:p>0.583187</text:p>
          </table:table-cell>
          <table:table-cell table:formula="of:=1-1/(0.6*([.A1033]-4.98)+1)" office:value-type="float" office:value="0.762131303520457">
            <text:p>0.7621313035</text:p>
          </table:table-cell>
          <table:table-cell office:value-type="float" office:value="0.0533244">
            <text:p>0.0533244</text:p>
          </table:table-cell>
          <table:table-cell/>
        </table:table-row>
        <table:table-row table:style-name="ro1">
          <table:table-cell office:value-type="float" office:value="10.34">
            <text:p>10.34</text:p>
          </table:table-cell>
          <table:table-cell office:value-type="float" office:value="2.06118">
            <text:p>2.06118</text:p>
          </table:table-cell>
          <table:table-cell office:value-type="float" office:value="0.583596">
            <text:p>0.583596</text:p>
          </table:table-cell>
          <table:table-cell table:formula="of:=1-1/(0.6*([.A1034]-4.98)+1)" office:value-type="float" office:value="0.762470308788599">
            <text:p>0.7624703088</text:p>
          </table:table-cell>
          <table:table-cell office:value-type="float" office:value="0.0510695">
            <text:p>0.0510695</text:p>
          </table:table-cell>
          <table:table-cell/>
        </table:table-row>
        <table:table-row table:style-name="ro1">
          <table:table-cell office:value-type="float" office:value="10.35">
            <text:p>10.35</text:p>
          </table:table-cell>
          <table:table-cell office:value-type="float" office:value="2.06702">
            <text:p>2.06702</text:p>
          </table:table-cell>
          <table:table-cell office:value-type="float" office:value="0.583999">
            <text:p>0.583999</text:p>
          </table:table-cell>
          <table:table-cell table:formula="of:=1-1/(0.6*([.A1035]-4.98)+1)" office:value-type="float" office:value="0.76280834914611">
            <text:p>0.7628083491</text:p>
          </table:table-cell>
          <table:table-cell office:value-type="float" office:value="0.0511744">
            <text:p>0.0511744</text:p>
          </table:table-cell>
          <table:table-cell/>
        </table:table-row>
        <table:table-row table:style-name="ro1">
          <table:table-cell office:value-type="float" office:value="10.36">
            <text:p>10.36</text:p>
          </table:table-cell>
          <table:table-cell office:value-type="float" office:value="2.07287">
            <text:p>2.07287</text:p>
          </table:table-cell>
          <table:table-cell office:value-type="float" office:value="0.584406">
            <text:p>0.584406</text:p>
          </table:table-cell>
          <table:table-cell table:formula="of:=1-1/(0.6*([.A1036]-4.98)+1)" office:value-type="float" office:value="0.763145428706774">
            <text:p>0.7631454287</text:p>
          </table:table-cell>
          <table:table-cell office:value-type="float" office:value="0.0515753">
            <text:p>0.0515753</text:p>
          </table:table-cell>
          <table:table-cell/>
        </table:table-row>
        <table:table-row table:style-name="ro1">
          <table:table-cell office:value-type="float" office:value="10.37">
            <text:p>10.37</text:p>
          </table:table-cell>
          <table:table-cell office:value-type="float" office:value="2.07871">
            <text:p>2.07871</text:p>
          </table:table-cell>
          <table:table-cell office:value-type="float" office:value="0.584809">
            <text:p>0.584809</text:p>
          </table:table-cell>
          <table:table-cell table:formula="of:=1-1/(0.6*([.A1037]-4.98)+1)" office:value-type="float" office:value="0.763481551561022">
            <text:p>0.7634815516</text:p>
          </table:table-cell>
          <table:table-cell office:value-type="float" office:value="0.0511333">
            <text:p>0.0511333</text:p>
          </table:table-cell>
          <table:table-cell/>
        </table:table-row>
        <table:table-row table:style-name="ro1">
          <table:table-cell office:value-type="float" office:value="10.38">
            <text:p>10.38</text:p>
          </table:table-cell>
          <table:table-cell office:value-type="float" office:value="2.08457">
            <text:p>2.08457</text:p>
          </table:table-cell>
          <table:table-cell office:value-type="float" office:value="0.585225">
            <text:p>0.585225</text:p>
          </table:table-cell>
          <table:table-cell table:formula="of:=1-1/(0.6*([.A1038]-4.98)+1)" office:value-type="float" office:value="0.763816721776098">
            <text:p>0.7638167218</text:p>
          </table:table-cell>
          <table:table-cell office:value-type="float" office:value="0.052811">
            <text:p>0.052811</text:p>
          </table:table-cell>
          <table:table-cell/>
        </table:table-row>
        <table:table-row table:style-name="ro1">
          <table:table-cell office:value-type="float" office:value="10.39">
            <text:p>10.39</text:p>
          </table:table-cell>
          <table:table-cell office:value-type="float" office:value="2.09042">
            <text:p>2.09042</text:p>
          </table:table-cell>
          <table:table-cell office:value-type="float" office:value="0.585613">
            <text:p>0.585613</text:p>
          </table:table-cell>
          <table:table-cell table:formula="of:=1-1/(0.6*([.A1039]-4.98)+1)" office:value-type="float" office:value="0.764150943396226">
            <text:p>0.7641509434</text:p>
          </table:table-cell>
          <table:table-cell office:value-type="float" office:value="0.049118">
            <text:p>0.049118</text:p>
          </table:table-cell>
          <table:table-cell/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2.09628">
            <text:p>2.09628</text:p>
          </table:table-cell>
          <table:table-cell office:value-type="float" office:value="0.586026">
            <text:p>0.586026</text:p>
          </table:table-cell>
          <table:table-cell table:formula="of:=1-1/(0.6*([.A1040]-4.98)+1)" office:value-type="float" office:value="0.76448422044277">
            <text:p>0.7644842204</text:p>
          </table:table-cell>
          <table:table-cell office:value-type="float" office:value="0.0516316">
            <text:p>0.0516316</text:p>
          </table:table-cell>
          <table:table-cell/>
        </table:table-row>
        <table:table-row table:style-name="ro1">
          <table:table-cell office:value-type="float" office:value="10.41">
            <text:p>10.41</text:p>
          </table:table-cell>
          <table:table-cell office:value-type="float" office:value="2.10215">
            <text:p>2.10215</text:p>
          </table:table-cell>
          <table:table-cell office:value-type="float" office:value="0.586427">
            <text:p>0.586427</text:p>
          </table:table-cell>
          <table:table-cell table:formula="of:=1-1/(0.6*([.A1041]-4.98)+1)" office:value-type="float" office:value="0.764816556914393">
            <text:p>0.7648165569</text:p>
          </table:table-cell>
          <table:table-cell office:value-type="float" office:value="0.0501874">
            <text:p>0.0501874</text:p>
          </table:table-cell>
          <table:table-cell/>
        </table:table-row>
        <table:table-row table:style-name="ro1">
          <table:table-cell office:value-type="float" office:value="10.42">
            <text:p>10.42</text:p>
          </table:table-cell>
          <table:table-cell office:value-type="float" office:value="2.10801">
            <text:p>2.10801</text:p>
          </table:table-cell>
          <table:table-cell office:value-type="float" office:value="0.586831">
            <text:p>0.586831</text:p>
          </table:table-cell>
          <table:table-cell table:formula="of:=1-1/(0.6*([.A1042]-4.98)+1)" office:value-type="float" office:value="0.765147956787224">
            <text:p>0.7651479568</text:p>
          </table:table-cell>
          <table:table-cell office:value-type="float" office:value="0.0504645">
            <text:p>0.0504645</text:p>
          </table:table-cell>
          <table:table-cell/>
        </table:table-row>
        <table:table-row table:style-name="ro1">
          <table:table-cell office:value-type="float" office:value="10.43">
            <text:p>10.43</text:p>
          </table:table-cell>
          <table:table-cell office:value-type="float" office:value="2.11389">
            <text:p>2.11389</text:p>
          </table:table-cell>
          <table:table-cell office:value-type="float" office:value="0.587232">
            <text:p>0.587232</text:p>
          </table:table-cell>
          <table:table-cell table:formula="of:=1-1/(0.6*([.A1043]-4.98)+1)" office:value-type="float" office:value="0.765478424015009">
            <text:p>0.765478424</text:p>
          </table:table-cell>
          <table:table-cell office:value-type="float" office:value="0.0502008">
            <text:p>0.0502008</text:p>
          </table:table-cell>
          <table:table-cell/>
        </table:table-row>
        <table:table-row table:style-name="ro1">
          <table:table-cell office:value-type="float" office:value="10.44">
            <text:p>10.44</text:p>
          </table:table-cell>
          <table:table-cell office:value-type="float" office:value="2.11976">
            <text:p>2.11976</text:p>
          </table:table-cell>
          <table:table-cell office:value-type="float" office:value="0.587632">
            <text:p>0.587632</text:p>
          </table:table-cell>
          <table:table-cell table:formula="of:=1-1/(0.6*([.A1044]-4.98)+1)" office:value-type="float" office:value="0.765807962529274">
            <text:p>0.7658079625</text:p>
          </table:table-cell>
          <table:table-cell office:value-type="float" office:value="0.0499742">
            <text:p>0.0499742</text:p>
          </table:table-cell>
          <table:table-cell/>
        </table:table-row>
        <table:table-row table:style-name="ro1">
          <table:table-cell office:value-type="float" office:value="10.45">
            <text:p>10.45</text:p>
          </table:table-cell>
          <table:table-cell office:value-type="float" office:value="2.12564">
            <text:p>2.12564</text:p>
          </table:table-cell>
          <table:table-cell office:value-type="float" office:value="0.588039">
            <text:p>0.588039</text:p>
          </table:table-cell>
          <table:table-cell table:formula="of:=1-1/(0.6*([.A1045]-4.98)+1)" office:value-type="float" office:value="0.766136576239476">
            <text:p>0.7661365762</text:p>
          </table:table-cell>
          <table:table-cell office:value-type="float" office:value="0.0508732">
            <text:p>0.0508732</text:p>
          </table:table-cell>
          <table:table-cell/>
        </table:table-row>
        <table:table-row table:style-name="ro1">
          <table:table-cell office:value-type="float" office:value="10.46">
            <text:p>10.46</text:p>
          </table:table-cell>
          <table:table-cell office:value-type="float" office:value="2.13153">
            <text:p>2.13153</text:p>
          </table:table-cell>
          <table:table-cell office:value-type="float" office:value="0.588439">
            <text:p>0.588439</text:p>
          </table:table-cell>
          <table:table-cell table:formula="of:=1-1/(0.6*([.A1046]-4.98)+1)" office:value-type="float" office:value="0.766464269033162">
            <text:p>0.766464269</text:p>
          </table:table-cell>
          <table:table-cell office:value-type="float" office:value="0.0500343">
            <text:p>0.0500343</text:p>
          </table:table-cell>
          <table:table-cell/>
        </table:table-row>
        <table:table-row table:style-name="ro1">
          <table:table-cell office:value-type="float" office:value="10.47">
            <text:p>10.47</text:p>
          </table:table-cell>
          <table:table-cell office:value-type="float" office:value="2.13742">
            <text:p>2.13742</text:p>
          </table:table-cell>
          <table:table-cell office:value-type="float" office:value="0.588843">
            <text:p>0.588843</text:p>
          </table:table-cell>
          <table:table-cell table:formula="of:=1-1/(0.6*([.A1047]-4.98)+1)" office:value-type="float" office:value="0.766791044776119">
            <text:p>0.7667910448</text:p>
          </table:table-cell>
          <table:table-cell office:value-type="float" office:value="0.0504685">
            <text:p>0.0504685</text:p>
          </table:table-cell>
          <table:table-cell/>
        </table:table-row>
        <table:table-row table:style-name="ro1">
          <table:table-cell office:value-type="float" office:value="10.48">
            <text:p>10.48</text:p>
          </table:table-cell>
          <table:table-cell office:value-type="float" office:value="2.14331">
            <text:p>2.14331</text:p>
          </table:table-cell>
          <table:table-cell office:value-type="float" office:value="0.589234">
            <text:p>0.589234</text:p>
          </table:table-cell>
          <table:table-cell table:formula="of:=1-1/(0.6*([.A1048]-4.98)+1)" office:value-type="float" office:value="0.767116907312529">
            <text:p>0.7671169073</text:p>
          </table:table-cell>
          <table:table-cell office:value-type="float" office:value="0.0488894">
            <text:p>0.0488894</text:p>
          </table:table-cell>
          <table:table-cell/>
        </table:table-row>
        <table:table-row table:style-name="ro1">
          <table:table-cell office:value-type="float" office:value="10.49">
            <text:p>10.49</text:p>
          </table:table-cell>
          <table:table-cell office:value-type="float" office:value="2.14921">
            <text:p>2.14921</text:p>
          </table:table-cell>
          <table:table-cell office:value-type="float" office:value="0.589642">
            <text:p>0.589642</text:p>
          </table:table-cell>
          <table:table-cell table:formula="of:=1-1/(0.6*([.A1049]-4.98)+1)" office:value-type="float" office:value="0.767441860465116">
            <text:p>0.7674418605</text:p>
          </table:table-cell>
          <table:table-cell office:value-type="float" office:value="0.0511108">
            <text:p>0.0511108</text:p>
          </table:table-cell>
          <table:table-cell/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2.15511">
            <text:p>2.15511</text:p>
          </table:table-cell>
          <table:table-cell office:value-type="float" office:value="0.59003">
            <text:p>0.59003</text:p>
          </table:table-cell>
          <table:table-cell table:formula="of:=1-1/(0.6*([.A1050]-4.98)+1)" office:value-type="float" office:value="0.7677659080353">
            <text:p>0.767765908</text:p>
          </table:table-cell>
          <table:table-cell office:value-type="float" office:value="0.0484708">
            <text:p>0.0484708</text:p>
          </table:table-cell>
          <table:table-cell/>
        </table:table-row>
        <table:table-row table:style-name="ro1">
          <table:table-cell office:value-type="float" office:value="10.51">
            <text:p>10.51</text:p>
          </table:table-cell>
          <table:table-cell office:value-type="float" office:value="2.16101">
            <text:p>2.16101</text:p>
          </table:table-cell>
          <table:table-cell office:value-type="float" office:value="0.590439">
            <text:p>0.590439</text:p>
          </table:table-cell>
          <table:table-cell table:formula="of:=1-1/(0.6*([.A1051]-4.98)+1)" office:value-type="float" office:value="0.76808905380334">
            <text:p>0.7680890538</text:p>
          </table:table-cell>
          <table:table-cell office:value-type="float" office:value="0.0511461">
            <text:p>0.0511461</text:p>
          </table:table-cell>
          <table:table-cell/>
        </table:table-row>
        <table:table-row table:style-name="ro1">
          <table:table-cell office:value-type="float" office:value="10.52">
            <text:p>10.52</text:p>
          </table:table-cell>
          <table:table-cell office:value-type="float" office:value="2.16692">
            <text:p>2.16692</text:p>
          </table:table-cell>
          <table:table-cell office:value-type="float" office:value="0.590816">
            <text:p>0.590816</text:p>
          </table:table-cell>
          <table:table-cell table:formula="of:=1-1/(0.6*([.A1052]-4.98)+1)" office:value-type="float" office:value="0.768411301528485">
            <text:p>0.7684113015</text:p>
          </table:table-cell>
          <table:table-cell office:value-type="float" office:value="0.047187">
            <text:p>0.047187</text:p>
          </table:table-cell>
          <table:table-cell/>
        </table:table-row>
        <table:table-row table:style-name="ro1">
          <table:table-cell office:value-type="float" office:value="10.53">
            <text:p>10.53</text:p>
          </table:table-cell>
          <table:table-cell office:value-type="float" office:value="2.17283">
            <text:p>2.17283</text:p>
          </table:table-cell>
          <table:table-cell office:value-type="float" office:value="0.59121">
            <text:p>0.59121</text:p>
          </table:table-cell>
          <table:table-cell table:formula="of:=1-1/(0.6*([.A1053]-4.98)+1)" office:value-type="float" office:value="0.768732654949121">
            <text:p>0.7687326549</text:p>
          </table:table-cell>
          <table:table-cell office:value-type="float" office:value="0.0492613">
            <text:p>0.0492613</text:p>
          </table:table-cell>
          <table:table-cell/>
        </table:table-row>
        <table:table-row table:style-name="ro1">
          <table:table-cell office:value-type="float" office:value="10.54">
            <text:p>10.54</text:p>
          </table:table-cell>
          <table:table-cell office:value-type="float" office:value="2.17875">
            <text:p>2.17875</text:p>
          </table:table-cell>
          <table:table-cell office:value-type="float" office:value="0.591598">
            <text:p>0.591598</text:p>
          </table:table-cell>
          <table:table-cell table:formula="of:=1-1/(0.6*([.A1054]-4.98)+1)" office:value-type="float" office:value="0.76905311778291">
            <text:p>0.7690531178</text:p>
          </table:table-cell>
          <table:table-cell office:value-type="float" office:value="0.0484584">
            <text:p>0.0484584</text:p>
          </table:table-cell>
          <table:table-cell/>
        </table:table-row>
        <table:table-row table:style-name="ro1">
          <table:table-cell office:value-type="float" office:value="10.55">
            <text:p>10.55</text:p>
          </table:table-cell>
          <table:table-cell office:value-type="float" office:value="2.18467">
            <text:p>2.18467</text:p>
          </table:table-cell>
          <table:table-cell office:value-type="float" office:value="0.592">
            <text:p>0.592</text:p>
          </table:table-cell>
          <table:table-cell table:formula="of:=1-1/(0.6*([.A1055]-4.98)+1)" office:value-type="float" office:value="0.769372693726937">
            <text:p>0.7693726937</text:p>
          </table:table-cell>
          <table:table-cell office:value-type="float" office:value="0.0502976">
            <text:p>0.0502976</text:p>
          </table:table-cell>
          <table:table-cell/>
        </table:table-row>
        <table:table-row table:style-name="ro1">
          <table:table-cell office:value-type="float" office:value="10.56">
            <text:p>10.56</text:p>
          </table:table-cell>
          <table:table-cell office:value-type="float" office:value="2.19059">
            <text:p>2.19059</text:p>
          </table:table-cell>
          <table:table-cell office:value-type="float" office:value="0.592378">
            <text:p>0.592378</text:p>
          </table:table-cell>
          <table:table-cell table:formula="of:=1-1/(0.6*([.A1056]-4.98)+1)" office:value-type="float" office:value="0.769691386457853">
            <text:p>0.7696913865</text:p>
          </table:table-cell>
          <table:table-cell office:value-type="float" office:value="0.0479558">
            <text:p>0.0479558</text:p>
          </table:table-cell>
          <table:table-cell/>
        </table:table-row>
        <table:table-row table:style-name="ro1">
          <table:table-cell office:value-type="float" office:value="10.57">
            <text:p>10.57</text:p>
          </table:table-cell>
          <table:table-cell office:value-type="float" office:value="2.19652">
            <text:p>2.19652</text:p>
          </table:table-cell>
          <table:table-cell office:value-type="float" office:value="0.592776">
            <text:p>0.592776</text:p>
          </table:table-cell>
          <table:table-cell table:formula="of:=1-1/(0.6*([.A1057]-4.98)+1)" office:value-type="float" office:value="0.770009199632015">
            <text:p>0.7700091996</text:p>
          </table:table-cell>
          <table:table-cell office:value-type="float" office:value="0.0497003">
            <text:p>0.0497003</text:p>
          </table:table-cell>
          <table:table-cell/>
        </table:table-row>
        <table:table-row table:style-name="ro1">
          <table:table-cell office:value-type="float" office:value="10.58">
            <text:p>10.58</text:p>
          </table:table-cell>
          <table:table-cell office:value-type="float" office:value="2.20245">
            <text:p>2.20245</text:p>
          </table:table-cell>
          <table:table-cell office:value-type="float" office:value="0.593159">
            <text:p>0.593159</text:p>
          </table:table-cell>
          <table:table-cell table:formula="of:=1-1/(0.6*([.A1058]-4.98)+1)" office:value-type="float" office:value="0.770326136885622">
            <text:p>0.7703261369</text:p>
          </table:table-cell>
          <table:table-cell office:value-type="float" office:value="0.0478885">
            <text:p>0.0478885</text:p>
          </table:table-cell>
          <table:table-cell/>
        </table:table-row>
        <table:table-row table:style-name="ro1">
          <table:table-cell office:value-type="float" office:value="10.59">
            <text:p>10.59</text:p>
          </table:table-cell>
          <table:table-cell office:value-type="float" office:value="2.20838">
            <text:p>2.20838</text:p>
          </table:table-cell>
          <table:table-cell office:value-type="float" office:value="0.593546">
            <text:p>0.593546</text:p>
          </table:table-cell>
          <table:table-cell table:formula="of:=1-1/(0.6*([.A1059]-4.98)+1)" office:value-type="float" office:value="0.770642201834862">
            <text:p>0.7706422018</text:p>
          </table:table-cell>
          <table:table-cell office:value-type="float" office:value="0.0483602">
            <text:p>0.0483602</text:p>
          </table:table-cell>
          <table:table-cell/>
        </table:table-row>
        <table:table-row table:style-name="ro1">
          <table:table-cell office:value-type="float" office:value="10.6">
            <text:p>10.6</text:p>
          </table:table-cell>
          <table:table-cell office:value-type="float" office:value="2.21432">
            <text:p>2.21432</text:p>
          </table:table-cell>
          <table:table-cell office:value-type="float" office:value="0.593929">
            <text:p>0.593929</text:p>
          </table:table-cell>
          <table:table-cell table:formula="of:=1-1/(0.6*([.A1060]-4.98)+1)" office:value-type="float" office:value="0.770957398076042">
            <text:p>0.7709573981</text:p>
          </table:table-cell>
          <table:table-cell office:value-type="float" office:value="0.047869">
            <text:p>0.047869</text:p>
          </table:table-cell>
          <table:table-cell/>
        </table:table-row>
        <table:table-row table:style-name="ro1">
          <table:table-cell office:value-type="float" office:value="10.61">
            <text:p>10.61</text:p>
          </table:table-cell>
          <table:table-cell office:value-type="float" office:value="2.22027">
            <text:p>2.22027</text:p>
          </table:table-cell>
          <table:table-cell office:value-type="float" office:value="0.594325">
            <text:p>0.594325</text:p>
          </table:table-cell>
          <table:table-cell table:formula="of:=1-1/(0.6*([.A1061]-4.98)+1)" office:value-type="float" office:value="0.771271729185727">
            <text:p>0.7712717292</text:p>
          </table:table-cell>
          <table:table-cell office:value-type="float" office:value="0.0495302">
            <text:p>0.0495302</text:p>
          </table:table-cell>
          <table:table-cell/>
        </table:table-row>
        <table:table-row table:style-name="ro1">
          <table:table-cell office:value-type="float" office:value="10.62">
            <text:p>10.62</text:p>
          </table:table-cell>
          <table:table-cell office:value-type="float" office:value="2.22621">
            <text:p>2.22621</text:p>
          </table:table-cell>
          <table:table-cell office:value-type="float" office:value="0.594705">
            <text:p>0.594705</text:p>
          </table:table-cell>
          <table:table-cell table:formula="of:=1-1/(0.6*([.A1062]-4.98)+1)" office:value-type="float" office:value="0.771585198720877">
            <text:p>0.7715851987</text:p>
          </table:table-cell>
          <table:table-cell office:value-type="float" office:value="0.0475015">
            <text:p>0.0475015</text:p>
          </table:table-cell>
          <table:table-cell/>
        </table:table-row>
        <table:table-row table:style-name="ro1">
          <table:table-cell office:value-type="float" office:value="10.63">
            <text:p>10.63</text:p>
          </table:table-cell>
          <table:table-cell office:value-type="float" office:value="2.23217">
            <text:p>2.23217</text:p>
          </table:table-cell>
          <table:table-cell office:value-type="float" office:value="0.595089">
            <text:p>0.595089</text:p>
          </table:table-cell>
          <table:table-cell table:formula="of:=1-1/(0.6*([.A1063]-4.98)+1)" office:value-type="float" office:value="0.771897810218978">
            <text:p>0.7718978102</text:p>
          </table:table-cell>
          <table:table-cell office:value-type="float" office:value="0.0479835">
            <text:p>0.0479835</text:p>
          </table:table-cell>
          <table:table-cell/>
        </table:table-row>
        <table:table-row table:style-name="ro1">
          <table:table-cell office:value-type="float" office:value="10.64">
            <text:p>10.64</text:p>
          </table:table-cell>
          <table:table-cell office:value-type="float" office:value="2.23812">
            <text:p>2.23812</text:p>
          </table:table-cell>
          <table:table-cell office:value-type="float" office:value="0.595477">
            <text:p>0.595477</text:p>
          </table:table-cell>
          <table:table-cell table:formula="of:=1-1/(0.6*([.A1064]-4.98)+1)" office:value-type="float" office:value="0.772209567198178">
            <text:p>0.7722095672</text:p>
          </table:table-cell>
          <table:table-cell office:value-type="float" office:value="0.0484785">
            <text:p>0.0484785</text:p>
          </table:table-cell>
          <table:table-cell/>
        </table:table-row>
        <table:table-row table:style-name="ro1">
          <table:table-cell office:value-type="float" office:value="10.65">
            <text:p>10.65</text:p>
          </table:table-cell>
          <table:table-cell office:value-type="float" office:value="2.24408">
            <text:p>2.24408</text:p>
          </table:table-cell>
          <table:table-cell office:value-type="float" office:value="0.595853">
            <text:p>0.595853</text:p>
          </table:table-cell>
          <table:table-cell table:formula="of:=1-1/(0.6*([.A1065]-4.98)+1)" office:value-type="float" office:value="0.772520473157416">
            <text:p>0.7725204732</text:p>
          </table:table-cell>
          <table:table-cell office:value-type="float" office:value="0.0469955">
            <text:p>0.0469955</text:p>
          </table:table-cell>
          <table:table-cell/>
        </table:table-row>
        <table:table-row table:style-name="ro1">
          <table:table-cell office:value-type="float" office:value="10.66">
            <text:p>10.66</text:p>
          </table:table-cell>
          <table:table-cell office:value-type="float" office:value="2.25004">
            <text:p>2.25004</text:p>
          </table:table-cell>
          <table:table-cell office:value-type="float" office:value="0.596243">
            <text:p>0.596243</text:p>
          </table:table-cell>
          <table:table-cell table:formula="of:=1-1/(0.6*([.A1066]-4.98)+1)" office:value-type="float" office:value="0.772830531576556">
            <text:p>0.7728305316</text:p>
          </table:table-cell>
          <table:table-cell office:value-type="float" office:value="0.0487734">
            <text:p>0.0487734</text:p>
          </table:table-cell>
          <table:table-cell/>
        </table:table-row>
        <table:table-row table:style-name="ro1">
          <table:table-cell office:value-type="float" office:value="10.67">
            <text:p>10.67</text:p>
          </table:table-cell>
          <table:table-cell office:value-type="float" office:value="2.25601">
            <text:p>2.25601</text:p>
          </table:table-cell>
          <table:table-cell office:value-type="float" office:value="0.596621">
            <text:p>0.596621</text:p>
          </table:table-cell>
          <table:table-cell table:formula="of:=1-1/(0.6*([.A1067]-4.98)+1)" office:value-type="float" office:value="0.773139745916515">
            <text:p>0.7731397459</text:p>
          </table:table-cell>
          <table:table-cell office:value-type="float" office:value="0.0472997">
            <text:p>0.0472997</text:p>
          </table:table-cell>
          <table:table-cell/>
        </table:table-row>
        <table:table-row table:style-name="ro1">
          <table:table-cell office:value-type="float" office:value="10.68">
            <text:p>10.68</text:p>
          </table:table-cell>
          <table:table-cell office:value-type="float" office:value="2.26198">
            <text:p>2.26198</text:p>
          </table:table-cell>
          <table:table-cell office:value-type="float" office:value="0.597006">
            <text:p>0.597006</text:p>
          </table:table-cell>
          <table:table-cell table:formula="of:=1-1/(0.6*([.A1068]-4.98)+1)" office:value-type="float" office:value="0.773448119619393">
            <text:p>0.7734481196</text:p>
          </table:table-cell>
          <table:table-cell office:value-type="float" office:value="0.0481714">
            <text:p>0.0481714</text:p>
          </table:table-cell>
          <table:table-cell/>
        </table:table-row>
        <table:table-row table:style-name="ro1">
          <table:table-cell office:value-type="float" office:value="10.69">
            <text:p>10.69</text:p>
          </table:table-cell>
          <table:table-cell office:value-type="float" office:value="2.26795">
            <text:p>2.26795</text:p>
          </table:table-cell>
          <table:table-cell office:value-type="float" office:value="0.597368">
            <text:p>0.597368</text:p>
          </table:table-cell>
          <table:table-cell table:formula="of:=1-1/(0.6*([.A1069]-4.98)+1)" office:value-type="float" office:value="0.773755656108597">
            <text:p>0.7737556561</text:p>
          </table:table-cell>
          <table:table-cell office:value-type="float" office:value="0.0451889">
            <text:p>0.0451889</text:p>
          </table:table-cell>
          <table:table-cell/>
        </table:table-row>
        <table:table-row table:style-name="ro1">
          <table:table-cell office:value-type="float" office:value="10.7">
            <text:p>10.7</text:p>
          </table:table-cell>
          <table:table-cell office:value-type="float" office:value="2.27393">
            <text:p>2.27393</text:p>
          </table:table-cell>
          <table:table-cell office:value-type="float" office:value="0.597756">
            <text:p>0.597756</text:p>
          </table:table-cell>
          <table:table-cell table:formula="of:=1-1/(0.6*([.A1070]-4.98)+1)" office:value-type="float" office:value="0.774062358788974">
            <text:p>0.7740623588</text:p>
          </table:table-cell>
          <table:table-cell office:value-type="float" office:value="0.0485246">
            <text:p>0.0485246</text:p>
          </table:table-cell>
          <table:table-cell/>
        </table:table-row>
        <table:table-row table:style-name="ro1">
          <table:table-cell office:value-type="float" office:value="10.71">
            <text:p>10.71</text:p>
          </table:table-cell>
          <table:table-cell office:value-type="float" office:value="2.27991">
            <text:p>2.27991</text:p>
          </table:table-cell>
          <table:table-cell office:value-type="float" office:value="0.598129">
            <text:p>0.598129</text:p>
          </table:table-cell>
          <table:table-cell table:formula="of:=1-1/(0.6*([.A1071]-4.98)+1)" office:value-type="float" office:value="0.774368231046931">
            <text:p>0.774368231</text:p>
          </table:table-cell>
          <table:table-cell office:value-type="float" office:value="0.0466781">
            <text:p>0.0466781</text:p>
          </table:table-cell>
          <table:table-cell/>
        </table:table-row>
        <table:table-row table:style-name="ro1">
          <table:table-cell office:value-type="float" office:value="10.72">
            <text:p>10.72</text:p>
          </table:table-cell>
          <table:table-cell office:value-type="float" office:value="2.28589">
            <text:p>2.28589</text:p>
          </table:table-cell>
          <table:table-cell office:value-type="float" office:value="0.598517">
            <text:p>0.598517</text:p>
          </table:table-cell>
          <table:table-cell table:formula="of:=1-1/(0.6*([.A1072]-4.98)+1)" office:value-type="float" office:value="0.774673276250563">
            <text:p>0.7746732763</text:p>
          </table:table-cell>
          <table:table-cell office:value-type="float" office:value="0.0485431">
            <text:p>0.0485431</text:p>
          </table:table-cell>
          <table:table-cell/>
        </table:table-row>
        <table:table-row table:style-name="ro1">
          <table:table-cell office:value-type="float" office:value="10.73">
            <text:p>10.73</text:p>
          </table:table-cell>
          <table:table-cell office:value-type="float" office:value="2.29188">
            <text:p>2.29188</text:p>
          </table:table-cell>
          <table:table-cell office:value-type="float" office:value="0.598875">
            <text:p>0.598875</text:p>
          </table:table-cell>
          <table:table-cell table:formula="of:=1-1/(0.6*([.A1073]-4.98)+1)" office:value-type="float" office:value="0.774977497749775">
            <text:p>0.7749774977</text:p>
          </table:table-cell>
          <table:table-cell office:value-type="float" office:value="0.044786">
            <text:p>0.044786</text:p>
          </table:table-cell>
          <table:table-cell/>
        </table:table-row>
        <table:table-row table:style-name="ro1">
          <table:table-cell office:value-type="float" office:value="10.74">
            <text:p>10.74</text:p>
          </table:table-cell>
          <table:table-cell office:value-type="float" office:value="2.29788">
            <text:p>2.29788</text:p>
          </table:table-cell>
          <table:table-cell office:value-type="float" office:value="0.599249">
            <text:p>0.599249</text:p>
          </table:table-cell>
          <table:table-cell table:formula="of:=1-1/(0.6*([.A1074]-4.98)+1)" office:value-type="float" office:value="0.775280898876405">
            <text:p>0.7752808989</text:p>
          </table:table-cell>
          <table:table-cell office:value-type="float" office:value="0.0467257">
            <text:p>0.0467257</text:p>
          </table:table-cell>
          <table:table-cell/>
        </table:table-row>
        <table:table-row table:style-name="ro1">
          <table:table-cell office:value-type="float" office:value="10.75">
            <text:p>10.75</text:p>
          </table:table-cell>
          <table:table-cell office:value-type="float" office:value="2.30387">
            <text:p>2.30387</text:p>
          </table:table-cell>
          <table:table-cell office:value-type="float" office:value="0.599617">
            <text:p>0.599617</text:p>
          </table:table-cell>
          <table:table-cell table:formula="of:=1-1/(0.6*([.A1075]-4.98)+1)" office:value-type="float" office:value="0.775583482944345">
            <text:p>0.7755834829</text:p>
          </table:table-cell>
          <table:table-cell office:value-type="float" office:value="0.0459042">
            <text:p>0.0459042</text:p>
          </table:table-cell>
          <table:table-cell/>
        </table:table-row>
        <table:table-row table:style-name="ro1">
          <table:table-cell office:value-type="float" office:value="10.76">
            <text:p>10.76</text:p>
          </table:table-cell>
          <table:table-cell office:value-type="float" office:value="2.30987">
            <text:p>2.30987</text:p>
          </table:table-cell>
          <table:table-cell office:value-type="float" office:value="0.599999">
            <text:p>0.599999</text:p>
          </table:table-cell>
          <table:table-cell table:formula="of:=1-1/(0.6*([.A1076]-4.98)+1)" office:value-type="float" office:value="0.775885253249664">
            <text:p>0.7758852532</text:p>
          </table:table-cell>
          <table:table-cell office:value-type="float" office:value="0.047843">
            <text:p>0.047843</text:p>
          </table:table-cell>
          <table:table-cell/>
        </table:table-row>
        <table:table-row table:style-name="ro1">
          <table:table-cell office:value-type="float" office:value="10.77">
            <text:p>10.77</text:p>
          </table:table-cell>
          <table:table-cell office:value-type="float" office:value="2.31588">
            <text:p>2.31588</text:p>
          </table:table-cell>
          <table:table-cell office:value-type="float" office:value="0.600359">
            <text:p>0.600359</text:p>
          </table:table-cell>
          <table:table-cell table:formula="of:=1-1/(0.6*([.A1077]-4.98)+1)" office:value-type="float" office:value="0.776186213070725">
            <text:p>0.7761862131</text:p>
          </table:table-cell>
          <table:table-cell office:value-type="float" office:value="0.0449802">
            <text:p>0.0449802</text:p>
          </table:table-cell>
          <table:table-cell/>
        </table:table-row>
        <table:table-row table:style-name="ro1">
          <table:table-cell office:value-type="float" office:value="10.78">
            <text:p>10.78</text:p>
          </table:table-cell>
          <table:table-cell office:value-type="float" office:value="2.32188">
            <text:p>2.32188</text:p>
          </table:table-cell>
          <table:table-cell office:value-type="float" office:value="0.600737">
            <text:p>0.600737</text:p>
          </table:table-cell>
          <table:table-cell table:formula="of:=1-1/(0.6*([.A1078]-4.98)+1)" office:value-type="float" office:value="0.776486365668306">
            <text:p>0.7764863657</text:p>
          </table:table-cell>
          <table:table-cell office:value-type="float" office:value="0.0472029">
            <text:p>0.0472029</text:p>
          </table:table-cell>
          <table:table-cell/>
        </table:table-row>
        <table:table-row table:style-name="ro1">
          <table:table-cell office:value-type="float" office:value="10.79">
            <text:p>10.79</text:p>
          </table:table-cell>
          <table:table-cell office:value-type="float" office:value="2.32789">
            <text:p>2.32789</text:p>
          </table:table-cell>
          <table:table-cell office:value-type="float" office:value="0.601099">
            <text:p>0.601099</text:p>
          </table:table-cell>
          <table:table-cell table:formula="of:=1-1/(0.6*([.A1079]-4.98)+1)" office:value-type="float" office:value="0.776785714285714">
            <text:p>0.7767857143</text:p>
          </table:table-cell>
          <table:table-cell office:value-type="float" office:value="0.0451586">
            <text:p>0.0451586</text:p>
          </table:table-cell>
          <table:table-cell/>
        </table:table-row>
        <table:table-row table:style-name="ro1">
          <table:table-cell office:value-type="float" office:value="10.8">
            <text:p>10.8</text:p>
          </table:table-cell>
          <table:table-cell office:value-type="float" office:value="2.33391">
            <text:p>2.33391</text:p>
          </table:table-cell>
          <table:table-cell office:value-type="float" office:value="0.601467">
            <text:p>0.601467</text:p>
          </table:table-cell>
          <table:table-cell table:formula="of:=1-1/(0.6*([.A1080]-4.98)+1)" office:value-type="float" office:value="0.777084262148908">
            <text:p>0.7770842621</text:p>
          </table:table-cell>
          <table:table-cell office:value-type="float" office:value="0.0460212">
            <text:p>0.0460212</text:p>
          </table:table-cell>
          <table:table-cell/>
        </table:table-row>
        <table:table-row table:style-name="ro1">
          <table:table-cell office:value-type="float" office:value="10.81">
            <text:p>10.81</text:p>
          </table:table-cell>
          <table:table-cell office:value-type="float" office:value="2.33993">
            <text:p>2.33993</text:p>
          </table:table-cell>
          <table:table-cell office:value-type="float" office:value="0.601827">
            <text:p>0.601827</text:p>
          </table:table-cell>
          <table:table-cell table:formula="of:=1-1/(0.6*([.A1081]-4.98)+1)" office:value-type="float" office:value="0.777382012466607">
            <text:p>0.7773820125</text:p>
          </table:table-cell>
          <table:table-cell office:value-type="float" office:value="0.0449593">
            <text:p>0.0449593</text:p>
          </table:table-cell>
          <table:table-cell/>
        </table:table-row>
        <table:table-row table:style-name="ro1">
          <table:table-cell office:value-type="float" office:value="10.82">
            <text:p>10.82</text:p>
          </table:table-cell>
          <table:table-cell office:value-type="float" office:value="2.34595">
            <text:p>2.34595</text:p>
          </table:table-cell>
          <table:table-cell office:value-type="float" office:value="0.602206">
            <text:p>0.602206</text:p>
          </table:table-cell>
          <table:table-cell table:formula="of:=1-1/(0.6*([.A1082]-4.98)+1)" office:value-type="float" office:value="0.777678968430414">
            <text:p>0.7776789684</text:p>
          </table:table-cell>
          <table:table-cell office:value-type="float" office:value="0.0473926">
            <text:p>0.0473926</text:p>
          </table:table-cell>
          <table:table-cell/>
        </table:table-row>
        <table:table-row table:style-name="ro1">
          <table:table-cell office:value-type="float" office:value="10.83">
            <text:p>10.83</text:p>
          </table:table-cell>
          <table:table-cell office:value-type="float" office:value="2.35198">
            <text:p>2.35198</text:p>
          </table:table-cell>
          <table:table-cell office:value-type="float" office:value="0.602573">
            <text:p>0.602573</text:p>
          </table:table-cell>
          <table:table-cell table:formula="of:=1-1/(0.6*([.A1083]-4.98)+1)" office:value-type="float" office:value="0.77797513321492">
            <text:p>0.7779751332</text:p>
          </table:table-cell>
          <table:table-cell office:value-type="float" office:value="0.0457675">
            <text:p>0.0457675</text:p>
          </table:table-cell>
          <table:table-cell/>
        </table:table-row>
        <table:table-row table:style-name="ro1">
          <table:table-cell office:value-type="float" office:value="10.84">
            <text:p>10.84</text:p>
          </table:table-cell>
          <table:table-cell office:value-type="float" office:value="2.358">
            <text:p>2.358</text:p>
          </table:table-cell>
          <table:table-cell office:value-type="float" office:value="0.602936">
            <text:p>0.602936</text:p>
          </table:table-cell>
          <table:table-cell table:formula="of:=1-1/(0.6*([.A1084]-4.98)+1)" office:value-type="float" office:value="0.778270509977827">
            <text:p>0.77827051</text:p>
          </table:table-cell>
          <table:table-cell office:value-type="float" office:value="0.0453999">
            <text:p>0.0453999</text:p>
          </table:table-cell>
          <table:table-cell/>
        </table:table-row>
        <table:table-row table:style-name="ro1">
          <table:table-cell office:value-type="float" office:value="10.85">
            <text:p>10.85</text:p>
          </table:table-cell>
          <table:table-cell office:value-type="float" office:value="2.36404">
            <text:p>2.36404</text:p>
          </table:table-cell>
          <table:table-cell office:value-type="float" office:value="0.603297">
            <text:p>0.603297</text:p>
          </table:table-cell>
          <table:table-cell table:formula="of:=1-1/(0.6*([.A1085]-4.98)+1)" office:value-type="float" office:value="0.778565101860053">
            <text:p>0.7785651019</text:p>
          </table:table-cell>
          <table:table-cell office:value-type="float" office:value="0.0450924">
            <text:p>0.0450924</text:p>
          </table:table-cell>
          <table:table-cell/>
        </table:table-row>
        <table:table-row table:style-name="ro1">
          <table:table-cell office:value-type="float" office:value="10.86">
            <text:p>10.86</text:p>
          </table:table-cell>
          <table:table-cell office:value-type="float" office:value="2.37007">
            <text:p>2.37007</text:p>
          </table:table-cell>
          <table:table-cell office:value-type="float" office:value="0.603665">
            <text:p>0.603665</text:p>
          </table:table-cell>
          <table:table-cell table:formula="of:=1-1/(0.6*([.A1086]-4.98)+1)" office:value-type="float" office:value="0.778858911985847">
            <text:p>0.778858912</text:p>
          </table:table-cell>
          <table:table-cell office:value-type="float" office:value="0.046008">
            <text:p>0.046008</text:p>
          </table:table-cell>
          <table:table-cell/>
        </table:table-row>
        <table:table-row table:style-name="ro1">
          <table:table-cell office:value-type="float" office:value="10.87">
            <text:p>10.87</text:p>
          </table:table-cell>
          <table:table-cell office:value-type="float" office:value="2.37611">
            <text:p>2.37611</text:p>
          </table:table-cell>
          <table:table-cell office:value-type="float" office:value="0.604025">
            <text:p>0.604025</text:p>
          </table:table-cell>
          <table:table-cell table:formula="of:=1-1/(0.6*([.A1087]-4.98)+1)" office:value-type="float" office:value="0.779151943462898">
            <text:p>0.7791519435</text:p>
          </table:table-cell>
          <table:table-cell office:value-type="float" office:value="0.0449528">
            <text:p>0.0449528</text:p>
          </table:table-cell>
          <table:table-cell/>
        </table:table-row>
        <table:table-row table:style-name="ro1">
          <table:table-cell office:value-type="float" office:value="10.88">
            <text:p>10.88</text:p>
          </table:table-cell>
          <table:table-cell office:value-type="float" office:value="2.38216">
            <text:p>2.38216</text:p>
          </table:table-cell>
          <table:table-cell office:value-type="float" office:value="0.604387">
            <text:p>0.604387</text:p>
          </table:table-cell>
          <table:table-cell table:formula="of:=1-1/(0.6*([.A1088]-4.98)+1)" office:value-type="float" office:value="0.779444199382444">
            <text:p>0.7794441994</text:p>
          </table:table-cell>
          <table:table-cell office:value-type="float" office:value="0.0451962">
            <text:p>0.0451962</text:p>
          </table:table-cell>
          <table:table-cell/>
        </table:table-row>
        <table:table-row table:style-name="ro1">
          <table:table-cell office:value-type="float" office:value="10.89">
            <text:p>10.89</text:p>
          </table:table-cell>
          <table:table-cell office:value-type="float" office:value="2.38821">
            <text:p>2.38821</text:p>
          </table:table-cell>
          <table:table-cell office:value-type="float" office:value="0.604751">
            <text:p>0.604751</text:p>
          </table:table-cell>
          <table:table-cell table:formula="of:=1-1/(0.6*([.A1089]-4.98)+1)" office:value-type="float" office:value="0.779735682819383">
            <text:p>0.7797356828</text:p>
          </table:table-cell>
          <table:table-cell office:value-type="float" office:value="0.0455525">
            <text:p>0.0455525</text:p>
          </table:table-cell>
          <table:table-cell/>
        </table:table-row>
        <table:table-row table:style-name="ro1">
          <table:table-cell office:value-type="float" office:value="10.9">
            <text:p>10.9</text:p>
          </table:table-cell>
          <table:table-cell office:value-type="float" office:value="2.39426">
            <text:p>2.39426</text:p>
          </table:table-cell>
          <table:table-cell office:value-type="float" office:value="0.605104">
            <text:p>0.605104</text:p>
          </table:table-cell>
          <table:table-cell table:formula="of:=1-1/(0.6*([.A1090]-4.98)+1)" office:value-type="float" office:value="0.78002639683238">
            <text:p>0.7800263968</text:p>
          </table:table-cell>
          <table:table-cell office:value-type="float" office:value="0.0440509">
            <text:p>0.0440509</text:p>
          </table:table-cell>
          <table:table-cell/>
        </table:table-row>
        <table:table-row table:style-name="ro1">
          <table:table-cell office:value-type="float" office:value="10.91">
            <text:p>10.91</text:p>
          </table:table-cell>
          <table:table-cell office:value-type="float" office:value="2.40031">
            <text:p>2.40031</text:p>
          </table:table-cell>
          <table:table-cell office:value-type="float" office:value="0.605471">
            <text:p>0.605471</text:p>
          </table:table-cell>
          <table:table-cell table:formula="of:=1-1/(0.6*([.A1091]-4.98)+1)" office:value-type="float" office:value="0.780316344463972">
            <text:p>0.7803163445</text:p>
          </table:table-cell>
          <table:table-cell office:value-type="float" office:value="0.0458858">
            <text:p>0.0458858</text:p>
          </table:table-cell>
          <table:table-cell/>
        </table:table-row>
        <table:table-row table:style-name="ro1">
          <table:table-cell office:value-type="float" office:value="10.92">
            <text:p>10.92</text:p>
          </table:table-cell>
          <table:table-cell office:value-type="float" office:value="2.40637">
            <text:p>2.40637</text:p>
          </table:table-cell>
          <table:table-cell office:value-type="float" office:value="0.605825">
            <text:p>0.605825</text:p>
          </table:table-cell>
          <table:table-cell table:formula="of:=1-1/(0.6*([.A1092]-4.98)+1)" office:value-type="float" office:value="0.780605528740676">
            <text:p>0.7806055287</text:p>
          </table:table-cell>
          <table:table-cell office:value-type="float" office:value="0.0442377">
            <text:p>0.0442377</text:p>
          </table:table-cell>
          <table:table-cell/>
        </table:table-row>
        <table:table-row table:style-name="ro1">
          <table:table-cell office:value-type="float" office:value="10.93">
            <text:p>10.93</text:p>
          </table:table-cell>
          <table:table-cell office:value-type="float" office:value="2.41243">
            <text:p>2.41243</text:p>
          </table:table-cell>
          <table:table-cell office:value-type="float" office:value="0.606188">
            <text:p>0.606188</text:p>
          </table:table-cell>
          <table:table-cell table:formula="of:=1-1/(0.6*([.A1093]-4.98)+1)" office:value-type="float" office:value="0.780893952673094">
            <text:p>0.7808939527</text:p>
          </table:table-cell>
          <table:table-cell office:value-type="float" office:value="0.0453065">
            <text:p>0.0453065</text:p>
          </table:table-cell>
          <table:table-cell/>
        </table:table-row>
        <table:table-row table:style-name="ro1">
          <table:table-cell office:value-type="float" office:value="10.94">
            <text:p>10.94</text:p>
          </table:table-cell>
          <table:table-cell office:value-type="float" office:value="2.4185">
            <text:p>2.4185</text:p>
          </table:table-cell>
          <table:table-cell office:value-type="float" office:value="0.606536">
            <text:p>0.606536</text:p>
          </table:table-cell>
          <table:table-cell table:formula="of:=1-1/(0.6*([.A1094]-4.98)+1)" office:value-type="float" office:value="0.781181619256017">
            <text:p>0.7811816193</text:p>
          </table:table-cell>
          <table:table-cell office:value-type="float" office:value="0.0434361">
            <text:p>0.0434361</text:p>
          </table:table-cell>
          <table:table-cell/>
        </table:table-row>
        <table:table-row table:style-name="ro1">
          <table:table-cell office:value-type="float" office:value="10.95">
            <text:p>10.95</text:p>
          </table:table-cell>
          <table:table-cell office:value-type="float" office:value="2.42457">
            <text:p>2.42457</text:p>
          </table:table-cell>
          <table:table-cell office:value-type="float" office:value="0.606903">
            <text:p>0.606903</text:p>
          </table:table-cell>
          <table:table-cell table:formula="of:=1-1/(0.6*([.A1095]-4.98)+1)" office:value-type="float" office:value="0.781468531468531">
            <text:p>0.7814685315</text:p>
          </table:table-cell>
          <table:table-cell office:value-type="float" office:value="0.0458298">
            <text:p>0.0458298</text:p>
          </table:table-cell>
          <table:table-cell/>
        </table:table-row>
        <table:table-row table:style-name="ro1">
          <table:table-cell office:value-type="float" office:value="10.96">
            <text:p>10.96</text:p>
          </table:table-cell>
          <table:table-cell office:value-type="float" office:value="2.43064">
            <text:p>2.43064</text:p>
          </table:table-cell>
          <table:table-cell office:value-type="float" office:value="0.607255">
            <text:p>0.607255</text:p>
          </table:table-cell>
          <table:table-cell table:formula="of:=1-1/(0.6*([.A1096]-4.98)+1)" office:value-type="float" office:value="0.781754692274116">
            <text:p>0.7817546923</text:p>
          </table:table-cell>
          <table:table-cell office:value-type="float" office:value="0.044054">
            <text:p>0.044054</text:p>
          </table:table-cell>
          <table:table-cell/>
        </table:table-row>
        <table:table-row table:style-name="ro1">
          <table:table-cell office:value-type="float" office:value="10.97">
            <text:p>10.97</text:p>
          </table:table-cell>
          <table:table-cell office:value-type="float" office:value="2.43671">
            <text:p>2.43671</text:p>
          </table:table-cell>
          <table:table-cell office:value-type="float" office:value="0.607614">
            <text:p>0.607614</text:p>
          </table:table-cell>
          <table:table-cell table:formula="of:=1-1/(0.6*([.A1097]-4.98)+1)" office:value-type="float" office:value="0.78204010462075">
            <text:p>0.7820401046</text:p>
          </table:table-cell>
          <table:table-cell office:value-type="float" office:value="0.0447841">
            <text:p>0.0447841</text:p>
          </table:table-cell>
          <table:table-cell/>
        </table:table-row>
        <table:table-row table:style-name="ro1">
          <table:table-cell office:value-type="float" office:value="10.98">
            <text:p>10.98</text:p>
          </table:table-cell>
          <table:table-cell office:value-type="float" office:value="2.44279">
            <text:p>2.44279</text:p>
          </table:table-cell>
          <table:table-cell office:value-type="float" office:value="0.60795">
            <text:p>0.60795</text:p>
          </table:table-cell>
          <table:table-cell table:formula="of:=1-1/(0.6*([.A1098]-4.98)+1)" office:value-type="float" office:value="0.78232477144101">
            <text:p>0.7823247714</text:p>
          </table:table-cell>
          <table:table-cell office:value-type="float" office:value="0.0419877">
            <text:p>0.0419877</text:p>
          </table:table-cell>
          <table:table-cell/>
        </table:table-row>
        <table:table-row table:style-name="ro1">
          <table:table-cell office:value-type="float" office:value="10.99">
            <text:p>10.99</text:p>
          </table:table-cell>
          <table:table-cell office:value-type="float" office:value="2.44888">
            <text:p>2.44888</text:p>
          </table:table-cell>
          <table:table-cell office:value-type="float" office:value="0.608311">
            <text:p>0.608311</text:p>
          </table:table-cell>
          <table:table-cell table:formula="of:=1-1/(0.6*([.A1099]-4.98)+1)" office:value-type="float" office:value="0.782608695652174">
            <text:p>0.7826086957</text:p>
          </table:table-cell>
          <table:table-cell office:value-type="float" office:value="0.0451428">
            <text:p>0.0451428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45496">
            <text:p>2.45496</text:p>
          </table:table-cell>
          <table:table-cell office:value-type="float" office:value="0.608658">
            <text:p>0.608658</text:p>
          </table:table-cell>
          <table:table-cell table:formula="of:=1-1/(0.6*([.A1100]-4.98)+1)" office:value-type="float" office:value="0.782891880156318">
            <text:p>0.7828918802</text:p>
          </table:table-cell>
          <table:table-cell office:value-type="float" office:value="0.0433496">
            <text:p>0.0433496</text:p>
          </table:table-cell>
          <table:table-cell/>
        </table:table-row>
        <table:table-row table:style-name="ro1">
          <table:table-cell office:value-type="float" office:value="11.01">
            <text:p>11.01</text:p>
          </table:table-cell>
          <table:table-cell office:value-type="float" office:value="2.46105">
            <text:p>2.46105</text:p>
          </table:table-cell>
          <table:table-cell office:value-type="float" office:value="0.609021">
            <text:p>0.609021</text:p>
          </table:table-cell>
          <table:table-cell table:formula="of:=1-1/(0.6*([.A1101]-4.98)+1)" office:value-type="float" office:value="0.783174327840416">
            <text:p>0.7831743278</text:p>
          </table:table-cell>
          <table:table-cell office:value-type="float" office:value="0.045313">
            <text:p>0.045313</text:p>
          </table:table-cell>
          <table:table-cell/>
        </table:table-row>
        <table:table-row table:style-name="ro1">
          <table:table-cell office:value-type="float" office:value="11.02">
            <text:p>11.02</text:p>
          </table:table-cell>
          <table:table-cell office:value-type="float" office:value="2.46715">
            <text:p>2.46715</text:p>
          </table:table-cell>
          <table:table-cell office:value-type="float" office:value="0.609355">
            <text:p>0.609355</text:p>
          </table:table-cell>
          <table:table-cell table:formula="of:=1-1/(0.6*([.A1102]-4.98)+1)" office:value-type="float" office:value="0.78345604157644">
            <text:p>0.7834560416</text:p>
          </table:table-cell>
          <table:table-cell office:value-type="float" office:value="0.041716">
            <text:p>0.041716</text:p>
          </table:table-cell>
          <table:table-cell/>
        </table:table-row>
        <table:table-row table:style-name="ro1">
          <table:table-cell office:value-type="float" office:value="11.03">
            <text:p>11.03</text:p>
          </table:table-cell>
          <table:table-cell office:value-type="float" office:value="2.47324">
            <text:p>2.47324</text:p>
          </table:table-cell>
          <table:table-cell office:value-type="float" office:value="0.609701">
            <text:p>0.609701</text:p>
          </table:table-cell>
          <table:table-cell table:formula="of:=1-1/(0.6*([.A1103]-4.98)+1)" office:value-type="float" office:value="0.783737024221453">
            <text:p>0.7837370242</text:p>
          </table:table-cell>
          <table:table-cell office:value-type="float" office:value="0.0431308">
            <text:p>0.0431308</text:p>
          </table:table-cell>
          <table:table-cell/>
        </table:table-row>
        <table:table-row table:style-name="ro1">
          <table:table-cell office:value-type="float" office:value="11.04">
            <text:p>11.04</text:p>
          </table:table-cell>
          <table:table-cell office:value-type="float" office:value="2.47935">
            <text:p>2.47935</text:p>
          </table:table-cell>
          <table:table-cell office:value-type="float" office:value="0.610043">
            <text:p>0.610043</text:p>
          </table:table-cell>
          <table:table-cell table:formula="of:=1-1/(0.6*([.A1104]-4.98)+1)" office:value-type="float" office:value="0.784017278617711">
            <text:p>0.7840172786</text:p>
          </table:table-cell>
          <table:table-cell office:value-type="float" office:value="0.0428107">
            <text:p>0.0428107</text:p>
          </table:table-cell>
          <table:table-cell/>
        </table:table-row>
        <table:table-row table:style-name="ro1">
          <table:table-cell office:value-type="float" office:value="11.05">
            <text:p>11.05</text:p>
          </table:table-cell>
          <table:table-cell office:value-type="float" office:value="2.48545">
            <text:p>2.48545</text:p>
          </table:table-cell>
          <table:table-cell office:value-type="float" office:value="0.610403">
            <text:p>0.610403</text:p>
          </table:table-cell>
          <table:table-cell table:formula="of:=1-1/(0.6*([.A1105]-4.98)+1)" office:value-type="float" office:value="0.784296807592752">
            <text:p>0.7842968076</text:p>
          </table:table-cell>
          <table:table-cell office:value-type="float" office:value="0.0449696">
            <text:p>0.0449696</text:p>
          </table:table-cell>
          <table:table-cell/>
        </table:table-row>
        <table:table-row table:style-name="ro1">
          <table:table-cell office:value-type="float" office:value="11.06">
            <text:p>11.06</text:p>
          </table:table-cell>
          <table:table-cell office:value-type="float" office:value="2.49156">
            <text:p>2.49156</text:p>
          </table:table-cell>
          <table:table-cell office:value-type="float" office:value="0.610732">
            <text:p>0.610732</text:p>
          </table:table-cell>
          <table:table-cell table:formula="of:=1-1/(0.6*([.A1106]-4.98)+1)" office:value-type="float" office:value="0.7845756139595">
            <text:p>0.784575614</text:p>
          </table:table-cell>
          <table:table-cell office:value-type="float" office:value="0.0409845">
            <text:p>0.0409845</text:p>
          </table:table-cell>
          <table:table-cell/>
        </table:table-row>
        <table:table-row table:style-name="ro1">
          <table:table-cell office:value-type="float" office:value="11.07">
            <text:p>11.07</text:p>
          </table:table-cell>
          <table:table-cell office:value-type="float" office:value="2.49767">
            <text:p>2.49767</text:p>
          </table:table-cell>
          <table:table-cell office:value-type="float" office:value="0.611085">
            <text:p>0.611085</text:p>
          </table:table-cell>
          <table:table-cell table:formula="of:=1-1/(0.6*([.A1107]-4.98)+1)" office:value-type="float" office:value="0.784853700516351">
            <text:p>0.7848537005</text:p>
          </table:table-cell>
          <table:table-cell office:value-type="float" office:value="0.0441053">
            <text:p>0.0441053</text:p>
          </table:table-cell>
          <table:table-cell/>
        </table:table-row>
        <table:table-row table:style-name="ro1">
          <table:table-cell office:value-type="float" office:value="11.08">
            <text:p>11.08</text:p>
          </table:table-cell>
          <table:table-cell office:value-type="float" office:value="2.50378">
            <text:p>2.50378</text:p>
          </table:table-cell>
          <table:table-cell office:value-type="float" office:value="0.611425">
            <text:p>0.611425</text:p>
          </table:table-cell>
          <table:table-cell table:formula="of:=1-1/(0.6*([.A1108]-4.98)+1)" office:value-type="float" office:value="0.785131070047271">
            <text:p>0.78513107</text:p>
          </table:table-cell>
          <table:table-cell office:value-type="float" office:value="0.0424203">
            <text:p>0.0424203</text:p>
          </table:table-cell>
          <table:table-cell/>
        </table:table-row>
        <table:table-row table:style-name="ro1">
          <table:table-cell office:value-type="float" office:value="11.09">
            <text:p>11.09</text:p>
          </table:table-cell>
          <table:table-cell office:value-type="float" office:value="2.5099">
            <text:p>2.5099</text:p>
          </table:table-cell>
          <table:table-cell office:value-type="float" office:value="0.611778">
            <text:p>0.611778</text:p>
          </table:table-cell>
          <table:table-cell table:formula="of:=1-1/(0.6*([.A1109]-4.98)+1)" office:value-type="float" office:value="0.785407725321888">
            <text:p>0.7854077253</text:p>
          </table:table-cell>
          <table:table-cell office:value-type="float" office:value="0.0441873">
            <text:p>0.0441873</text:p>
          </table:table-cell>
          <table:table-cell/>
        </table:table-row>
        <table:table-row table:style-name="ro1">
          <table:table-cell office:value-type="float" office:value="11.1">
            <text:p>11.1</text:p>
          </table:table-cell>
          <table:table-cell office:value-type="float" office:value="2.51602">
            <text:p>2.51602</text:p>
          </table:table-cell>
          <table:table-cell office:value-type="float" office:value="0.61211">
            <text:p>0.61211</text:p>
          </table:table-cell>
          <table:table-cell table:formula="of:=1-1/(0.6*([.A1110]-4.98)+1)" office:value-type="float" office:value="0.785683669095585">
            <text:p>0.7856836691</text:p>
          </table:table-cell>
          <table:table-cell office:value-type="float" office:value="0.0414045">
            <text:p>0.0414045</text:p>
          </table:table-cell>
          <table:table-cell/>
        </table:table-row>
        <table:table-row table:style-name="ro1">
          <table:table-cell office:value-type="float" office:value="11.11">
            <text:p>11.11</text:p>
          </table:table-cell>
          <table:table-cell office:value-type="float" office:value="2.52214">
            <text:p>2.52214</text:p>
          </table:table-cell>
          <table:table-cell office:value-type="float" office:value="0.612459">
            <text:p>0.612459</text:p>
          </table:table-cell>
          <table:table-cell table:formula="of:=1-1/(0.6*([.A1111]-4.98)+1)" office:value-type="float" office:value="0.785958904109589">
            <text:p>0.7859589041</text:p>
          </table:table-cell>
          <table:table-cell office:value-type="float" office:value="0.0435457">
            <text:p>0.0435457</text:p>
          </table:table-cell>
          <table:table-cell/>
        </table:table-row>
        <table:table-row table:style-name="ro1">
          <table:table-cell office:value-type="float" office:value="11.12">
            <text:p>11.12</text:p>
          </table:table-cell>
          <table:table-cell office:value-type="float" office:value="2.52827">
            <text:p>2.52827</text:p>
          </table:table-cell>
          <table:table-cell office:value-type="float" office:value="0.61279">
            <text:p>0.61279</text:p>
          </table:table-cell>
          <table:table-cell table:formula="of:=1-1/(0.6*([.A1112]-4.98)+1)" office:value-type="float" office:value="0.786233433091065">
            <text:p>0.7862334331</text:p>
          </table:table-cell>
          <table:table-cell office:value-type="float" office:value="0.0414311">
            <text:p>0.0414311</text:p>
          </table:table-cell>
          <table:table-cell/>
        </table:table-row>
        <table:table-row table:style-name="ro1">
          <table:table-cell office:value-type="float" office:value="11.13">
            <text:p>11.13</text:p>
          </table:table-cell>
          <table:table-cell office:value-type="float" office:value="2.5344">
            <text:p>2.5344</text:p>
          </table:table-cell>
          <table:table-cell office:value-type="float" office:value="0.613141">
            <text:p>0.613141</text:p>
          </table:table-cell>
          <table:table-cell table:formula="of:=1-1/(0.6*([.A1113]-4.98)+1)" office:value-type="float" office:value="0.786507258753202">
            <text:p>0.7865072588</text:p>
          </table:table-cell>
          <table:table-cell office:value-type="float" office:value="0.0438089">
            <text:p>0.0438089</text:p>
          </table:table-cell>
          <table:table-cell/>
        </table:table-row>
        <table:table-row table:style-name="ro1">
          <table:table-cell office:value-type="float" office:value="11.14">
            <text:p>11.14</text:p>
          </table:table-cell>
          <table:table-cell office:value-type="float" office:value="2.54054">
            <text:p>2.54054</text:p>
          </table:table-cell>
          <table:table-cell office:value-type="float" office:value="0.613463">
            <text:p>0.613463</text:p>
          </table:table-cell>
          <table:table-cell table:formula="of:=1-1/(0.6*([.A1114]-4.98)+1)" office:value-type="float" office:value="0.786780383795309">
            <text:p>0.7867803838</text:p>
          </table:table-cell>
          <table:table-cell office:value-type="float" office:value="0.0401596">
            <text:p>0.0401596</text:p>
          </table:table-cell>
          <table:table-cell/>
        </table:table-row>
        <table:table-row table:style-name="ro1">
          <table:table-cell office:value-type="float" office:value="11.15">
            <text:p>11.15</text:p>
          </table:table-cell>
          <table:table-cell office:value-type="float" office:value="2.54668">
            <text:p>2.54668</text:p>
          </table:table-cell>
          <table:table-cell office:value-type="float" office:value="0.613817">
            <text:p>0.613817</text:p>
          </table:table-cell>
          <table:table-cell table:formula="of:=1-1/(0.6*([.A1115]-4.98)+1)" office:value-type="float" office:value="0.787052810902896">
            <text:p>0.7870528109</text:p>
          </table:table-cell>
          <table:table-cell office:value-type="float" office:value="0.0442518">
            <text:p>0.0442518</text:p>
          </table:table-cell>
          <table:table-cell/>
        </table:table-row>
        <table:table-row table:style-name="ro1">
          <table:table-cell office:value-type="float" office:value="11.16">
            <text:p>11.16</text:p>
          </table:table-cell>
          <table:table-cell office:value-type="float" office:value="2.55282">
            <text:p>2.55282</text:p>
          </table:table-cell>
          <table:table-cell office:value-type="float" office:value="0.614148">
            <text:p>0.614148</text:p>
          </table:table-cell>
          <table:table-cell table:formula="of:=1-1/(0.6*([.A1116]-4.98)+1)" office:value-type="float" office:value="0.787324542747767">
            <text:p>0.7873245427</text:p>
          </table:table-cell>
          <table:table-cell office:value-type="float" office:value="0.041363">
            <text:p>0.041363</text:p>
          </table:table-cell>
          <table:table-cell/>
        </table:table-row>
        <table:table-row table:style-name="ro1">
          <table:table-cell office:value-type="float" office:value="11.17">
            <text:p>11.17</text:p>
          </table:table-cell>
          <table:table-cell office:value-type="float" office:value="2.55896">
            <text:p>2.55896</text:p>
          </table:table-cell>
          <table:table-cell office:value-type="float" office:value="0.614485">
            <text:p>0.614485</text:p>
          </table:table-cell>
          <table:table-cell table:formula="of:=1-1/(0.6*([.A1117]-4.98)+1)" office:value-type="float" office:value="0.787595581988105">
            <text:p>0.787595582</text:p>
          </table:table-cell>
          <table:table-cell office:value-type="float" office:value="0.0420262">
            <text:p>0.0420262</text:p>
          </table:table-cell>
          <table:table-cell/>
        </table:table-row>
        <table:table-row table:style-name="ro1">
          <table:table-cell office:value-type="float" office:value="11.18">
            <text:p>11.18</text:p>
          </table:table-cell>
          <table:table-cell office:value-type="float" office:value="2.56511">
            <text:p>2.56511</text:p>
          </table:table-cell>
          <table:table-cell office:value-type="float" office:value="0.614812">
            <text:p>0.614812</text:p>
          </table:table-cell>
          <table:table-cell table:formula="of:=1-1/(0.6*([.A1118]-4.98)+1)" office:value-type="float" office:value="0.787865931268562">
            <text:p>0.7878659313</text:p>
          </table:table-cell>
          <table:table-cell office:value-type="float" office:value="0.0409058">
            <text:p>0.0409058</text:p>
          </table:table-cell>
          <table:table-cell/>
        </table:table-row>
        <table:table-row table:style-name="ro1">
          <table:table-cell office:value-type="float" office:value="11.19">
            <text:p>11.19</text:p>
          </table:table-cell>
          <table:table-cell office:value-type="float" office:value="2.57126">
            <text:p>2.57126</text:p>
          </table:table-cell>
          <table:table-cell office:value-type="float" office:value="0.615161">
            <text:p>0.615161</text:p>
          </table:table-cell>
          <table:table-cell table:formula="of:=1-1/(0.6*([.A1119]-4.98)+1)" office:value-type="float" office:value="0.788135593220339">
            <text:p>0.7881355932</text:p>
          </table:table-cell>
          <table:table-cell office:value-type="float" office:value="0.0435512">
            <text:p>0.0435512</text:p>
          </table:table-cell>
          <table:table-cell/>
        </table:table-row>
        <table:table-row table:style-name="ro1">
          <table:table-cell office:value-type="float" office:value="11.2">
            <text:p>11.2</text:p>
          </table:table-cell>
          <table:table-cell office:value-type="float" office:value="2.57742">
            <text:p>2.57742</text:p>
          </table:table-cell>
          <table:table-cell office:value-type="float" office:value="0.615493">
            <text:p>0.615493</text:p>
          </table:table-cell>
          <table:table-cell table:formula="of:=1-1/(0.6*([.A1120]-4.98)+1)" office:value-type="float" office:value="0.788404570461278">
            <text:p>0.7884045705</text:p>
          </table:table-cell>
          <table:table-cell office:value-type="float" office:value="0.041456">
            <text:p>0.041456</text:p>
          </table:table-cell>
          <table:table-cell/>
        </table:table-row>
        <table:table-row table:style-name="ro1">
          <table:table-cell office:value-type="float" office:value="11.21">
            <text:p>11.21</text:p>
          </table:table-cell>
          <table:table-cell office:value-type="float" office:value="2.58358">
            <text:p>2.58358</text:p>
          </table:table-cell>
          <table:table-cell office:value-type="float" office:value="0.615824">
            <text:p>0.615824</text:p>
          </table:table-cell>
          <table:table-cell table:formula="of:=1-1/(0.6*([.A1121]-4.98)+1)" office:value-type="float" office:value="0.788672865595943">
            <text:p>0.7886728656</text:p>
          </table:table-cell>
          <table:table-cell office:value-type="float" office:value="0.0414233">
            <text:p>0.0414233</text:p>
          </table:table-cell>
          <table:table-cell/>
        </table:table-row>
        <table:table-row table:style-name="ro1">
          <table:table-cell office:value-type="float" office:value="11.22">
            <text:p>11.22</text:p>
          </table:table-cell>
          <table:table-cell office:value-type="float" office:value="2.58974">
            <text:p>2.58974</text:p>
          </table:table-cell>
          <table:table-cell office:value-type="float" office:value="0.616151">
            <text:p>0.616151</text:p>
          </table:table-cell>
          <table:table-cell table:formula="of:=1-1/(0.6*([.A1122]-4.98)+1)" office:value-type="float" office:value="0.788940481215703">
            <text:p>0.7889404812</text:p>
          </table:table-cell>
          <table:table-cell office:value-type="float" office:value="0.0408295">
            <text:p>0.0408295</text:p>
          </table:table-cell>
          <table:table-cell/>
        </table:table-row>
        <table:table-row table:style-name="ro1">
          <table:table-cell office:value-type="float" office:value="11.23">
            <text:p>11.23</text:p>
          </table:table-cell>
          <table:table-cell office:value-type="float" office:value="2.5959">
            <text:p>2.5959</text:p>
          </table:table-cell>
          <table:table-cell office:value-type="float" office:value="0.616495">
            <text:p>0.616495</text:p>
          </table:table-cell>
          <table:table-cell table:formula="of:=1-1/(0.6*([.A1123]-4.98)+1)" office:value-type="float" office:value="0.78920741989882">
            <text:p>0.7892074199</text:p>
          </table:table-cell>
          <table:table-cell office:value-type="float" office:value="0.0429998">
            <text:p>0.0429998</text:p>
          </table:table-cell>
          <table:table-cell/>
        </table:table-row>
        <table:table-row table:style-name="ro1">
          <table:table-cell office:value-type="float" office:value="11.24">
            <text:p>11.24</text:p>
          </table:table-cell>
          <table:table-cell office:value-type="float" office:value="2.60207">
            <text:p>2.60207</text:p>
          </table:table-cell>
          <table:table-cell office:value-type="float" office:value="0.616823">
            <text:p>0.616823</text:p>
          </table:table-cell>
          <table:table-cell table:formula="of:=1-1/(0.6*([.A1124]-4.98)+1)" office:value-type="float" office:value="0.789473684210526">
            <text:p>0.7894736842</text:p>
          </table:table-cell>
          <table:table-cell office:value-type="float" office:value="0.0408493">
            <text:p>0.0408493</text:p>
          </table:table-cell>
          <table:table-cell/>
        </table:table-row>
        <table:table-row table:style-name="ro1">
          <table:table-cell office:value-type="float" office:value="11.25">
            <text:p>11.25</text:p>
          </table:table-cell>
          <table:table-cell office:value-type="float" office:value="2.60824">
            <text:p>2.60824</text:p>
          </table:table-cell>
          <table:table-cell office:value-type="float" office:value="0.617155">
            <text:p>0.617155</text:p>
          </table:table-cell>
          <table:table-cell table:formula="of:=1-1/(0.6*([.A1125]-4.98)+1)" office:value-type="float" office:value="0.789739276703112">
            <text:p>0.7897392767</text:p>
          </table:table-cell>
          <table:table-cell office:value-type="float" office:value="0.041511">
            <text:p>0.041511</text:p>
          </table:table-cell>
          <table:table-cell/>
        </table:table-row>
        <table:table-row table:style-name="ro1">
          <table:table-cell office:value-type="float" office:value="11.26">
            <text:p>11.26</text:p>
          </table:table-cell>
          <table:table-cell office:value-type="float" office:value="2.61442">
            <text:p>2.61442</text:p>
          </table:table-cell>
          <table:table-cell office:value-type="float" office:value="0.61748">
            <text:p>0.61748</text:p>
          </table:table-cell>
          <table:table-cell table:formula="of:=1-1/(0.6*([.A1126]-4.98)+1)" office:value-type="float" office:value="0.790004199916002">
            <text:p>0.7900041999</text:p>
          </table:table-cell>
          <table:table-cell office:value-type="float" office:value="0.040553">
            <text:p>0.040553</text:p>
          </table:table-cell>
          <table:table-cell/>
        </table:table-row>
        <table:table-row table:style-name="ro1">
          <table:table-cell office:value-type="float" office:value="11.27">
            <text:p>11.27</text:p>
          </table:table-cell>
          <table:table-cell office:value-type="float" office:value="2.6206">
            <text:p>2.6206</text:p>
          </table:table-cell>
          <table:table-cell office:value-type="float" office:value="0.617818">
            <text:p>0.617818</text:p>
          </table:table-cell>
          <table:table-cell table:formula="of:=1-1/(0.6*([.A1127]-4.98)+1)" office:value-type="float" office:value="0.790268456375839">
            <text:p>0.7902684564</text:p>
          </table:table-cell>
          <table:table-cell office:value-type="float" office:value="0.0423396">
            <text:p>0.0423396</text:p>
          </table:table-cell>
          <table:table-cell/>
        </table:table-row>
        <table:table-row table:style-name="ro1">
          <table:table-cell office:value-type="float" office:value="11.28">
            <text:p>11.28</text:p>
          </table:table-cell>
          <table:table-cell office:value-type="float" office:value="2.62678">
            <text:p>2.62678</text:p>
          </table:table-cell>
          <table:table-cell office:value-type="float" office:value="0.618143">
            <text:p>0.618143</text:p>
          </table:table-cell>
          <table:table-cell table:formula="of:=1-1/(0.6*([.A1128]-4.98)+1)" office:value-type="float" office:value="0.790532048596565">
            <text:p>0.7905320486</text:p>
          </table:table-cell>
          <table:table-cell office:value-type="float" office:value="0.0405782">
            <text:p>0.0405782</text:p>
          </table:table-cell>
          <table:table-cell/>
        </table:table-row>
        <table:table-row table:style-name="ro1">
          <table:table-cell office:value-type="float" office:value="11.29">
            <text:p>11.29</text:p>
          </table:table-cell>
          <table:table-cell office:value-type="float" office:value="2.63296">
            <text:p>2.63296</text:p>
          </table:table-cell>
          <table:table-cell office:value-type="float" office:value="0.618472">
            <text:p>0.618472</text:p>
          </table:table-cell>
          <table:table-cell table:formula="of:=1-1/(0.6*([.A1129]-4.98)+1)" office:value-type="float" office:value="0.790794979079498">
            <text:p>0.7907949791</text:p>
          </table:table-cell>
          <table:table-cell office:value-type="float" office:value="0.0411451">
            <text:p>0.0411451</text:p>
          </table:table-cell>
          <table:table-cell/>
        </table:table-row>
        <table:table-row table:style-name="ro1">
          <table:table-cell office:value-type="float" office:value="11.3">
            <text:p>11.3</text:p>
          </table:table-cell>
          <table:table-cell office:value-type="float" office:value="2.63915">
            <text:p>2.63915</text:p>
          </table:table-cell>
          <table:table-cell office:value-type="float" office:value="0.618795">
            <text:p>0.618795</text:p>
          </table:table-cell>
          <table:table-cell table:formula="of:=1-1/(0.6*([.A1130]-4.98)+1)" office:value-type="float" office:value="0.791057250313414">
            <text:p>0.7910572503</text:p>
          </table:table-cell>
          <table:table-cell office:value-type="float" office:value="0.0402589">
            <text:p>0.0402589</text:p>
          </table:table-cell>
          <table:table-cell/>
        </table:table-row>
        <table:table-row table:style-name="ro1">
          <table:table-cell office:value-type="float" office:value="11.31">
            <text:p>11.31</text:p>
          </table:table-cell>
          <table:table-cell office:value-type="float" office:value="2.64534">
            <text:p>2.64534</text:p>
          </table:table-cell>
          <table:table-cell office:value-type="float" office:value="0.619128">
            <text:p>0.619128</text:p>
          </table:table-cell>
          <table:table-cell table:formula="of:=1-1/(0.6*([.A1131]-4.98)+1)" office:value-type="float" office:value="0.791318864774624">
            <text:p>0.7913188648</text:p>
          </table:table-cell>
          <table:table-cell office:value-type="float" office:value="0.0417028">
            <text:p>0.0417028</text:p>
          </table:table-cell>
          <table:table-cell/>
        </table:table-row>
        <table:table-row table:style-name="ro1">
          <table:table-cell office:value-type="float" office:value="11.32">
            <text:p>11.32</text:p>
          </table:table-cell>
          <table:table-cell office:value-type="float" office:value="2.65154">
            <text:p>2.65154</text:p>
          </table:table-cell>
          <table:table-cell office:value-type="float" office:value="0.619447">
            <text:p>0.619447</text:p>
          </table:table-cell>
          <table:table-cell table:formula="of:=1-1/(0.6*([.A1132]-4.98)+1)" office:value-type="float" office:value="0.791579824927053">
            <text:p>0.7915798249</text:p>
          </table:table-cell>
          <table:table-cell office:value-type="float" office:value="0.0398295">
            <text:p>0.0398295</text:p>
          </table:table-cell>
          <table:table-cell/>
        </table:table-row>
        <table:table-row table:style-name="ro1">
          <table:table-cell office:value-type="float" office:value="11.33">
            <text:p>11.33</text:p>
          </table:table-cell>
          <table:table-cell office:value-type="float" office:value="2.65773">
            <text:p>2.65773</text:p>
          </table:table-cell>
          <table:table-cell office:value-type="float" office:value="0.61977">
            <text:p>0.61977</text:p>
          </table:table-cell>
          <table:table-cell table:formula="of:=1-1/(0.6*([.A1133]-4.98)+1)" office:value-type="float" office:value="0.791840133222315">
            <text:p>0.7918401332</text:p>
          </table:table-cell>
          <table:table-cell office:value-type="float" office:value="0.0403265">
            <text:p>0.0403265</text:p>
          </table:table-cell>
          <table:table-cell/>
        </table:table-row>
        <table:table-row table:style-name="ro1">
          <table:table-cell office:value-type="float" office:value="11.34">
            <text:p>11.34</text:p>
          </table:table-cell>
          <table:table-cell office:value-type="float" office:value="2.66393">
            <text:p>2.66393</text:p>
          </table:table-cell>
          <table:table-cell office:value-type="float" office:value="0.620098">
            <text:p>0.620098</text:p>
          </table:table-cell>
          <table:table-cell table:formula="of:=1-1/(0.6*([.A1134]-4.98)+1)" office:value-type="float" office:value="0.792099792099792">
            <text:p>0.7920997921</text:p>
          </table:table-cell>
          <table:table-cell office:value-type="float" office:value="0.0411072">
            <text:p>0.0411072</text:p>
          </table:table-cell>
          <table:table-cell/>
        </table:table-row>
        <table:table-row table:style-name="ro1">
          <table:table-cell office:value-type="float" office:value="11.35">
            <text:p>11.35</text:p>
          </table:table-cell>
          <table:table-cell office:value-type="float" office:value="2.67014">
            <text:p>2.67014</text:p>
          </table:table-cell>
          <table:table-cell office:value-type="float" office:value="0.620432">
            <text:p>0.620432</text:p>
          </table:table-cell>
          <table:table-cell table:formula="of:=1-1/(0.6*([.A1135]-4.98)+1)" office:value-type="float" office:value="0.792358803986711">
            <text:p>0.792358804</text:p>
          </table:table-cell>
          <table:table-cell office:value-type="float" office:value="0.0424023">
            <text:p>0.0424023</text:p>
          </table:table-cell>
          <table:table-cell/>
        </table:table-row>
        <table:table-row table:style-name="ro1">
          <table:table-cell office:value-type="float" office:value="11.36">
            <text:p>11.36</text:p>
          </table:table-cell>
          <table:table-cell office:value-type="float" office:value="2.67635">
            <text:p>2.67635</text:p>
          </table:table-cell>
          <table:table-cell office:value-type="float" office:value="0.620741">
            <text:p>0.620741</text:p>
          </table:table-cell>
          <table:table-cell table:formula="of:=1-1/(0.6*([.A1136]-4.98)+1)" office:value-type="float" office:value="0.792617171298217">
            <text:p>0.7926171713</text:p>
          </table:table-cell>
          <table:table-cell office:value-type="float" office:value="0.0386495">
            <text:p>0.0386495</text:p>
          </table:table-cell>
          <table:table-cell/>
        </table:table-row>
        <table:table-row table:style-name="ro1">
          <table:table-cell office:value-type="float" office:value="11.37">
            <text:p>11.37</text:p>
          </table:table-cell>
          <table:table-cell office:value-type="float" office:value="2.68256">
            <text:p>2.68256</text:p>
          </table:table-cell>
          <table:table-cell office:value-type="float" office:value="0.62106">
            <text:p>0.62106</text:p>
          </table:table-cell>
          <table:table-cell table:formula="of:=1-1/(0.6*([.A1137]-4.98)+1)" office:value-type="float" office:value="0.792874896437448">
            <text:p>0.7928748964</text:p>
          </table:table-cell>
          <table:table-cell office:value-type="float" office:value="0.0399344">
            <text:p>0.0399344</text:p>
          </table:table-cell>
          <table:table-cell/>
        </table:table-row>
        <table:table-row table:style-name="ro1">
          <table:table-cell office:value-type="float" office:value="11.38">
            <text:p>11.38</text:p>
          </table:table-cell>
          <table:table-cell office:value-type="float" office:value="2.68877">
            <text:p>2.68877</text:p>
          </table:table-cell>
          <table:table-cell office:value-type="float" office:value="0.621386">
            <text:p>0.621386</text:p>
          </table:table-cell>
          <table:table-cell table:formula="of:=1-1/(0.6*([.A1138]-4.98)+1)" office:value-type="float" office:value="0.793131981795614">
            <text:p>0.7931319818</text:p>
          </table:table-cell>
          <table:table-cell office:value-type="float" office:value="0.0406967">
            <text:p>0.0406967</text:p>
          </table:table-cell>
          <table:table-cell/>
        </table:table-row>
        <table:table-row table:style-name="ro1">
          <table:table-cell office:value-type="float" office:value="11.39">
            <text:p>11.39</text:p>
          </table:table-cell>
          <table:table-cell office:value-type="float" office:value="2.69499">
            <text:p>2.69499</text:p>
          </table:table-cell>
          <table:table-cell office:value-type="float" office:value="0.6217">
            <text:p>0.6217</text:p>
          </table:table-cell>
          <table:table-cell table:formula="of:=1-1/(0.6*([.A1139]-4.98)+1)" office:value-type="float" office:value="0.793388429752066">
            <text:p>0.7933884298</text:p>
          </table:table-cell>
          <table:table-cell office:value-type="float" office:value="0.0393168">
            <text:p>0.0393168</text:p>
          </table:table-cell>
          <table:table-cell/>
        </table:table-row>
        <table:table-row table:style-name="ro1">
          <table:table-cell office:value-type="float" office:value="11.4">
            <text:p>11.4</text:p>
          </table:table-cell>
          <table:table-cell office:value-type="float" office:value="2.70121">
            <text:p>2.70121</text:p>
          </table:table-cell>
          <table:table-cell office:value-type="float" office:value="0.622022">
            <text:p>0.622022</text:p>
          </table:table-cell>
          <table:table-cell table:formula="of:=1-1/(0.6*([.A1140]-4.98)+1)" office:value-type="float" office:value="0.793644242674371">
            <text:p>0.7936442427</text:p>
          </table:table-cell>
          <table:table-cell office:value-type="float" office:value="0.0402159">
            <text:p>0.0402159</text:p>
          </table:table-cell>
          <table:table-cell/>
        </table:table-row>
        <table:table-row table:style-name="ro1">
          <table:table-cell office:value-type="float" office:value="11.41">
            <text:p>11.41</text:p>
          </table:table-cell>
          <table:table-cell office:value-type="float" office:value="2.70743">
            <text:p>2.70743</text:p>
          </table:table-cell>
          <table:table-cell office:value-type="float" office:value="0.622347">
            <text:p>0.622347</text:p>
          </table:table-cell>
          <table:table-cell table:formula="of:=1-1/(0.6*([.A1141]-4.98)+1)" office:value-type="float" office:value="0.793899422918384">
            <text:p>0.7938994229</text:p>
          </table:table-cell>
          <table:table-cell office:value-type="float" office:value="0.0413865">
            <text:p>0.0413865</text:p>
          </table:table-cell>
          <table:table-cell/>
        </table:table-row>
        <table:table-row table:style-name="ro1">
          <table:table-cell office:value-type="float" office:value="11.42">
            <text:p>11.42</text:p>
          </table:table-cell>
          <table:table-cell office:value-type="float" office:value="2.71366">
            <text:p>2.71366</text:p>
          </table:table-cell>
          <table:table-cell office:value-type="float" office:value="0.622668">
            <text:p>0.622668</text:p>
          </table:table-cell>
          <table:table-cell table:formula="of:=1-1/(0.6*([.A1142]-4.98)+1)" office:value-type="float" office:value="0.794153972828324">
            <text:p>0.7941539728</text:p>
          </table:table-cell>
          <table:table-cell office:value-type="float" office:value="0.0407579">
            <text:p>0.0407579</text:p>
          </table:table-cell>
          <table:table-cell/>
        </table:table-row>
        <table:table-row table:style-name="ro1">
          <table:table-cell office:value-type="float" office:value="11.43">
            <text:p>11.43</text:p>
          </table:table-cell>
          <table:table-cell office:value-type="float" office:value="2.71989">
            <text:p>2.71989</text:p>
          </table:table-cell>
          <table:table-cell office:value-type="float" office:value="0.62297">
            <text:p>0.62297</text:p>
          </table:table-cell>
          <table:table-cell table:formula="of:=1-1/(0.6*([.A1143]-4.98)+1)" office:value-type="float" office:value="0.794407894736842">
            <text:p>0.7944078947</text:p>
          </table:table-cell>
          <table:table-cell office:value-type="float" office:value="0.0377041">
            <text:p>0.0377041</text:p>
          </table:table-cell>
          <table:table-cell/>
        </table:table-row>
        <table:table-row table:style-name="ro1">
          <table:table-cell office:value-type="float" office:value="11.44">
            <text:p>11.44</text:p>
          </table:table-cell>
          <table:table-cell office:value-type="float" office:value="2.72612">
            <text:p>2.72612</text:p>
          </table:table-cell>
          <table:table-cell office:value-type="float" office:value="0.623289">
            <text:p>0.623289</text:p>
          </table:table-cell>
          <table:table-cell table:formula="of:=1-1/(0.6*([.A1144]-4.98)+1)" office:value-type="float" office:value="0.794661190965092">
            <text:p>0.794661191</text:p>
          </table:table-cell>
          <table:table-cell office:value-type="float" office:value="0.0398731">
            <text:p>0.0398731</text:p>
          </table:table-cell>
          <table:table-cell/>
        </table:table-row>
        <table:table-row table:style-name="ro1">
          <table:table-cell office:value-type="float" office:value="11.45">
            <text:p>11.45</text:p>
          </table:table-cell>
          <table:table-cell office:value-type="float" office:value="2.73236">
            <text:p>2.73236</text:p>
          </table:table-cell>
          <table:table-cell office:value-type="float" office:value="0.623603">
            <text:p>0.623603</text:p>
          </table:table-cell>
          <table:table-cell table:formula="of:=1-1/(0.6*([.A1145]-4.98)+1)" office:value-type="float" office:value="0.794913863822806">
            <text:p>0.7949138638</text:p>
          </table:table-cell>
          <table:table-cell office:value-type="float" office:value="0.0393117">
            <text:p>0.0393117</text:p>
          </table:table-cell>
          <table:table-cell/>
        </table:table-row>
        <table:table-row table:style-name="ro1">
          <table:table-cell office:value-type="float" office:value="11.46">
            <text:p>11.46</text:p>
          </table:table-cell>
          <table:table-cell office:value-type="float" office:value="2.7386">
            <text:p>2.7386</text:p>
          </table:table-cell>
          <table:table-cell office:value-type="float" office:value="0.623923">
            <text:p>0.623923</text:p>
          </table:table-cell>
          <table:table-cell table:formula="of:=1-1/(0.6*([.A1146]-4.98)+1)" office:value-type="float" office:value="0.795165915608357">
            <text:p>0.7951659156</text:p>
          </table:table-cell>
          <table:table-cell office:value-type="float" office:value="0.0399437">
            <text:p>0.0399437</text:p>
          </table:table-cell>
          <table:table-cell/>
        </table:table-row>
        <table:table-row table:style-name="ro1">
          <table:table-cell office:value-type="float" office:value="11.47">
            <text:p>11.47</text:p>
          </table:table-cell>
          <table:table-cell office:value-type="float" office:value="2.74484">
            <text:p>2.74484</text:p>
          </table:table-cell>
          <table:table-cell office:value-type="float" office:value="0.624231">
            <text:p>0.624231</text:p>
          </table:table-cell>
          <table:table-cell table:formula="of:=1-1/(0.6*([.A1147]-4.98)+1)" office:value-type="float" office:value="0.795417348608838">
            <text:p>0.7954173486</text:p>
          </table:table-cell>
          <table:table-cell office:value-type="float" office:value="0.0385231">
            <text:p>0.0385231</text:p>
          </table:table-cell>
          <table:table-cell/>
        </table:table-row>
        <table:table-row table:style-name="ro1">
          <table:table-cell office:value-type="float" office:value="11.48">
            <text:p>11.48</text:p>
          </table:table-cell>
          <table:table-cell office:value-type="float" office:value="2.75108">
            <text:p>2.75108</text:p>
          </table:table-cell>
          <table:table-cell office:value-type="float" office:value="0.624547">
            <text:p>0.624547</text:p>
          </table:table-cell>
          <table:table-cell table:formula="of:=1-1/(0.6*([.A1148]-4.98)+1)" office:value-type="float" office:value="0.795668165100123">
            <text:p>0.7956681651</text:p>
          </table:table-cell>
          <table:table-cell office:value-type="float" office:value="0.0395352">
            <text:p>0.0395352</text:p>
          </table:table-cell>
          <table:table-cell/>
        </table:table-row>
        <table:table-row table:style-name="ro1">
          <table:table-cell office:value-type="float" office:value="11.49">
            <text:p>11.49</text:p>
          </table:table-cell>
          <table:table-cell office:value-type="float" office:value="2.75733">
            <text:p>2.75733</text:p>
          </table:table-cell>
          <table:table-cell office:value-type="float" office:value="0.624859">
            <text:p>0.624859</text:p>
          </table:table-cell>
          <table:table-cell table:formula="of:=1-1/(0.6*([.A1149]-4.98)+1)" office:value-type="float" office:value="0.795918367346939">
            <text:p>0.7959183673</text:p>
          </table:table-cell>
          <table:table-cell office:value-type="float" office:value="0.0389052">
            <text:p>0.0389052</text:p>
          </table:table-cell>
          <table:table-cell/>
        </table:table-row>
        <table:table-row table:style-name="ro1">
          <table:table-cell office:value-type="float" office:value="11.5">
            <text:p>11.5</text:p>
          </table:table-cell>
          <table:table-cell office:value-type="float" office:value="2.76358">
            <text:p>2.76358</text:p>
          </table:table-cell>
          <table:table-cell office:value-type="float" office:value="0.625175">
            <text:p>0.625175</text:p>
          </table:table-cell>
          <table:table-cell table:formula="of:=1-1/(0.6*([.A1150]-4.98)+1)" office:value-type="float" office:value="0.796167957602935">
            <text:p>0.7961679576</text:p>
          </table:table-cell>
          <table:table-cell office:value-type="float" office:value="0.0395787">
            <text:p>0.0395787</text:p>
          </table:table-cell>
          <table:table-cell/>
        </table:table-row>
        <table:table-row table:style-name="ro1">
          <table:table-cell office:value-type="float" office:value="11.51">
            <text:p>11.51</text:p>
          </table:table-cell>
          <table:table-cell office:value-type="float" office:value="2.76984">
            <text:p>2.76984</text:p>
          </table:table-cell>
          <table:table-cell office:value-type="float" office:value="0.625487">
            <text:p>0.625487</text:p>
          </table:table-cell>
          <table:table-cell table:formula="of:=1-1/(0.6*([.A1151]-4.98)+1)" office:value-type="float" office:value="0.796416938110749">
            <text:p>0.7964169381</text:p>
          </table:table-cell>
          <table:table-cell office:value-type="float" office:value="0.0397324">
            <text:p>0.0397324</text:p>
          </table:table-cell>
          <table:table-cell/>
        </table:table-row>
        <table:table-row table:style-name="ro1">
          <table:table-cell office:value-type="float" office:value="11.52">
            <text:p>11.52</text:p>
          </table:table-cell>
          <table:table-cell office:value-type="float" office:value="2.7761">
            <text:p>2.7761</text:p>
          </table:table-cell>
          <table:table-cell office:value-type="float" office:value="0.625792">
            <text:p>0.625792</text:p>
          </table:table-cell>
          <table:table-cell table:formula="of:=1-1/(0.6*([.A1152]-4.98)+1)" office:value-type="float" office:value="0.796665311102074">
            <text:p>0.7966653111</text:p>
          </table:table-cell>
          <table:table-cell office:value-type="float" office:value="0.0380097">
            <text:p>0.0380097</text:p>
          </table:table-cell>
          <table:table-cell/>
        </table:table-row>
        <table:table-row table:style-name="ro1">
          <table:table-cell office:value-type="float" office:value="11.53">
            <text:p>11.53</text:p>
          </table:table-cell>
          <table:table-cell office:value-type="float" office:value="2.78236">
            <text:p>2.78236</text:p>
          </table:table-cell>
          <table:table-cell office:value-type="float" office:value="0.626107">
            <text:p>0.626107</text:p>
          </table:table-cell>
          <table:table-cell table:formula="of:=1-1/(0.6*([.A1153]-4.98)+1)" office:value-type="float" office:value="0.796913078797725">
            <text:p>0.7969130788</text:p>
          </table:table-cell>
          <table:table-cell office:value-type="float" office:value="0.0401625">
            <text:p>0.0401625</text:p>
          </table:table-cell>
          <table:table-cell/>
        </table:table-row>
        <table:table-row table:style-name="ro1">
          <table:table-cell office:value-type="float" office:value="11.54">
            <text:p>11.54</text:p>
          </table:table-cell>
          <table:table-cell office:value-type="float" office:value="2.78862">
            <text:p>2.78862</text:p>
          </table:table-cell>
          <table:table-cell office:value-type="float" office:value="0.626419">
            <text:p>0.626419</text:p>
          </table:table-cell>
          <table:table-cell table:formula="of:=1-1/(0.6*([.A1154]-4.98)+1)" office:value-type="float" office:value="0.797160243407708">
            <text:p>0.7971602434</text:p>
          </table:table-cell>
          <table:table-cell office:value-type="float" office:value="0.0396197">
            <text:p>0.0396197</text:p>
          </table:table-cell>
          <table:table-cell/>
        </table:table-row>
        <table:table-row table:style-name="ro1">
          <table:table-cell office:value-type="float" office:value="11.55">
            <text:p>11.55</text:p>
          </table:table-cell>
          <table:table-cell office:value-type="float" office:value="2.79489">
            <text:p>2.79489</text:p>
          </table:table-cell>
          <table:table-cell office:value-type="float" office:value="0.626719">
            <text:p>0.626719</text:p>
          </table:table-cell>
          <table:table-cell table:formula="of:=1-1/(0.6*([.A1155]-4.98)+1)" office:value-type="float" office:value="0.79740680713128">
            <text:p>0.7974068071</text:p>
          </table:table-cell>
          <table:table-cell office:value-type="float" office:value="0.0382503">
            <text:p>0.0382503</text:p>
          </table:table-cell>
          <table:table-cell/>
        </table:table-row>
        <table:table-row table:style-name="ro1">
          <table:table-cell office:value-type="float" office:value="11.56">
            <text:p>11.56</text:p>
          </table:table-cell>
          <table:table-cell office:value-type="float" office:value="2.80116">
            <text:p>2.80116</text:p>
          </table:table-cell>
          <table:table-cell office:value-type="float" office:value="0.627027">
            <text:p>0.627027</text:p>
          </table:table-cell>
          <table:table-cell table:formula="of:=1-1/(0.6*([.A1156]-4.98)+1)" office:value-type="float" office:value="0.797652772157021">
            <text:p>0.7976527722</text:p>
          </table:table-cell>
          <table:table-cell office:value-type="float" office:value="0.0392668">
            <text:p>0.0392668</text:p>
          </table:table-cell>
          <table:table-cell/>
        </table:table-row>
        <table:table-row table:style-name="ro1">
          <table:table-cell office:value-type="float" office:value="11.57">
            <text:p>11.57</text:p>
          </table:table-cell>
          <table:table-cell office:value-type="float" office:value="2.80743">
            <text:p>2.80743</text:p>
          </table:table-cell>
          <table:table-cell office:value-type="float" office:value="0.627331">
            <text:p>0.627331</text:p>
          </table:table-cell>
          <table:table-cell table:formula="of:=1-1/(0.6*([.A1157]-4.98)+1)" office:value-type="float" office:value="0.797898140662894">
            <text:p>0.7978981407</text:p>
          </table:table-cell>
          <table:table-cell office:value-type="float" office:value="0.0386321">
            <text:p>0.0386321</text:p>
          </table:table-cell>
          <table:table-cell/>
        </table:table-row>
        <table:table-row table:style-name="ro1">
          <table:table-cell office:value-type="float" office:value="11.58">
            <text:p>11.58</text:p>
          </table:table-cell>
          <table:table-cell office:value-type="float" office:value="2.81371">
            <text:p>2.81371</text:p>
          </table:table-cell>
          <table:table-cell office:value-type="float" office:value="0.627639">
            <text:p>0.627639</text:p>
          </table:table-cell>
          <table:table-cell table:formula="of:=1-1/(0.6*([.A1158]-4.98)+1)" office:value-type="float" office:value="0.79814291481631">
            <text:p>0.7981429148</text:p>
          </table:table-cell>
          <table:table-cell office:value-type="float" office:value="0.0392327">
            <text:p>0.0392327</text:p>
          </table:table-cell>
          <table:table-cell/>
        </table:table-row>
        <table:table-row table:style-name="ro1">
          <table:table-cell office:value-type="float" office:value="11.59">
            <text:p>11.59</text:p>
          </table:table-cell>
          <table:table-cell office:value-type="float" office:value="2.81999">
            <text:p>2.81999</text:p>
          </table:table-cell>
          <table:table-cell office:value-type="float" office:value="0.627929">
            <text:p>0.627929</text:p>
          </table:table-cell>
          <table:table-cell table:formula="of:=1-1/(0.6*([.A1159]-4.98)+1)" office:value-type="float" office:value="0.798387096774194">
            <text:p>0.7983870968</text:p>
          </table:table-cell>
          <table:table-cell office:value-type="float" office:value="0.0362286">
            <text:p>0.0362286</text:p>
          </table:table-cell>
          <table:table-cell/>
        </table:table-row>
        <table:table-row table:style-name="ro1">
          <table:table-cell office:value-type="float" office:value="11.6">
            <text:p>11.6</text:p>
          </table:table-cell>
          <table:table-cell office:value-type="float" office:value="2.82627">
            <text:p>2.82627</text:p>
          </table:table-cell>
          <table:table-cell office:value-type="float" office:value="0.628236">
            <text:p>0.628236</text:p>
          </table:table-cell>
          <table:table-cell table:formula="of:=1-1/(0.6*([.A1160]-4.98)+1)" office:value-type="float" office:value="0.798630688683045">
            <text:p>0.7986306887</text:p>
          </table:table-cell>
          <table:table-cell office:value-type="float" office:value="0.0383453">
            <text:p>0.0383453</text:p>
          </table:table-cell>
          <table:table-cell/>
        </table:table-row>
        <table:table-row table:style-name="ro1">
          <table:table-cell office:value-type="float" office:value="11.61">
            <text:p>11.61</text:p>
          </table:table-cell>
          <table:table-cell office:value-type="float" office:value="2.83256">
            <text:p>2.83256</text:p>
          </table:table-cell>
          <table:table-cell office:value-type="float" office:value="0.628546">
            <text:p>0.628546</text:p>
          </table:table-cell>
          <table:table-cell table:formula="of:=1-1/(0.6*([.A1161]-4.98)+1)" office:value-type="float" office:value="0.798873692679002">
            <text:p>0.7988736927</text:p>
          </table:table-cell>
          <table:table-cell office:value-type="float" office:value="0.039493">
            <text:p>0.039493</text:p>
          </table:table-cell>
          <table:table-cell/>
        </table:table-row>
        <table:table-row table:style-name="ro1">
          <table:table-cell office:value-type="float" office:value="11.62">
            <text:p>11.62</text:p>
          </table:table-cell>
          <table:table-cell office:value-type="float" office:value="2.83884">
            <text:p>2.83884</text:p>
          </table:table-cell>
          <table:table-cell office:value-type="float" office:value="0.628851">
            <text:p>0.628851</text:p>
          </table:table-cell>
          <table:table-cell table:formula="of:=1-1/(0.6*([.A1162]-4.98)+1)" office:value-type="float" office:value="0.799116110887907">
            <text:p>0.7991161109</text:p>
          </table:table-cell>
          <table:table-cell office:value-type="float" office:value="0.0388442">
            <text:p>0.0388442</text:p>
          </table:table-cell>
          <table:table-cell/>
        </table:table-row>
        <table:table-row table:style-name="ro1">
          <table:table-cell office:value-type="float" office:value="11.63">
            <text:p>11.63</text:p>
          </table:table-cell>
          <table:table-cell office:value-type="float" office:value="2.84514">
            <text:p>2.84514</text:p>
          </table:table-cell>
          <table:table-cell office:value-type="float" office:value="0.629146">
            <text:p>0.629146</text:p>
          </table:table-cell>
          <table:table-cell table:formula="of:=1-1/(0.6*([.A1163]-4.98)+1)" office:value-type="float" office:value="0.799357945425361">
            <text:p>0.7993579454</text:p>
          </table:table-cell>
          <table:table-cell office:value-type="float" office:value="0.0375679">
            <text:p>0.0375679</text:p>
          </table:table-cell>
          <table:table-cell/>
        </table:table-row>
        <table:table-row table:style-name="ro1">
          <table:table-cell office:value-type="float" office:value="11.64">
            <text:p>11.64</text:p>
          </table:table-cell>
          <table:table-cell office:value-type="float" office:value="2.85143">
            <text:p>2.85143</text:p>
          </table:table-cell>
          <table:table-cell office:value-type="float" office:value="0.629441">
            <text:p>0.629441</text:p>
          </table:table-cell>
          <table:table-cell table:formula="of:=1-1/(0.6*([.A1164]-4.98)+1)" office:value-type="float" office:value="0.799599198396794">
            <text:p>0.7995991984</text:p>
          </table:table-cell>
          <table:table-cell office:value-type="float" office:value="0.0368674">
            <text:p>0.0368674</text:p>
          </table:table-cell>
          <table:table-cell/>
        </table:table-row>
        <table:table-row table:style-name="ro1">
          <table:table-cell office:value-type="float" office:value="11.65">
            <text:p>11.65</text:p>
          </table:table-cell>
          <table:table-cell office:value-type="float" office:value="2.85773">
            <text:p>2.85773</text:p>
          </table:table-cell>
          <table:table-cell office:value-type="float" office:value="0.629748">
            <text:p>0.629748</text:p>
          </table:table-cell>
          <table:table-cell table:formula="of:=1-1/(0.6*([.A1165]-4.98)+1)" office:value-type="float" office:value="0.799839871897518">
            <text:p>0.7998398719</text:p>
          </table:table-cell>
          <table:table-cell office:value-type="float" office:value="0.0390624">
            <text:p>0.0390624</text:p>
          </table:table-cell>
          <table:table-cell/>
        </table:table-row>
        <table:table-row table:style-name="ro1">
          <table:table-cell office:value-type="float" office:value="11.66">
            <text:p>11.66</text:p>
          </table:table-cell>
          <table:table-cell office:value-type="float" office:value="2.86403">
            <text:p>2.86403</text:p>
          </table:table-cell>
          <table:table-cell office:value-type="float" office:value="0.63005">
            <text:p>0.63005</text:p>
          </table:table-cell>
          <table:table-cell table:formula="of:=1-1/(0.6*([.A1166]-4.98)+1)" office:value-type="float" office:value="0.800079968012795">
            <text:p>0.800079968</text:p>
          </table:table-cell>
          <table:table-cell office:value-type="float" office:value="0.0384602">
            <text:p>0.0384602</text:p>
          </table:table-cell>
          <table:table-cell/>
        </table:table-row>
        <table:table-row table:style-name="ro1">
          <table:table-cell office:value-type="float" office:value="11.67">
            <text:p>11.67</text:p>
          </table:table-cell>
          <table:table-cell office:value-type="float" office:value="2.87033">
            <text:p>2.87033</text:p>
          </table:table-cell>
          <table:table-cell office:value-type="float" office:value="0.630351">
            <text:p>0.630351</text:p>
          </table:table-cell>
          <table:table-cell table:formula="of:=1-1/(0.6*([.A1167]-4.98)+1)" office:value-type="float" office:value="0.800319488817891">
            <text:p>0.8003194888</text:p>
          </table:table-cell>
          <table:table-cell office:value-type="float" office:value="0.038276">
            <text:p>0.038276</text:p>
          </table:table-cell>
          <table:table-cell/>
        </table:table-row>
        <table:table-row table:style-name="ro1">
          <table:table-cell office:value-type="float" office:value="11.68">
            <text:p>11.68</text:p>
          </table:table-cell>
          <table:table-cell office:value-type="float" office:value="2.87664">
            <text:p>2.87664</text:p>
          </table:table-cell>
          <table:table-cell office:value-type="float" office:value="0.630635">
            <text:p>0.630635</text:p>
          </table:table-cell>
          <table:table-cell table:formula="of:=1-1/(0.6*([.A1168]-4.98)+1)" office:value-type="float" office:value="0.800558436378141">
            <text:p>0.8005584364</text:p>
          </table:table-cell>
          <table:table-cell office:value-type="float" office:value="0.0355403">
            <text:p>0.0355403</text:p>
          </table:table-cell>
          <table:table-cell/>
        </table:table-row>
        <table:table-row table:style-name="ro1">
          <table:table-cell office:value-type="float" office:value="11.69">
            <text:p>11.69</text:p>
          </table:table-cell>
          <table:table-cell office:value-type="float" office:value="2.88295">
            <text:p>2.88295</text:p>
          </table:table-cell>
          <table:table-cell office:value-type="float" office:value="0.630933">
            <text:p>0.630933</text:p>
          </table:table-cell>
          <table:table-cell table:formula="of:=1-1/(0.6*([.A1169]-4.98)+1)" office:value-type="float" office:value="0.800796812749004">
            <text:p>0.8007968127</text:p>
          </table:table-cell>
          <table:table-cell office:value-type="float" office:value="0.0371843">
            <text:p>0.0371843</text:p>
          </table:table-cell>
          <table:table-cell/>
        </table:table-row>
        <table:table-row table:style-name="ro1">
          <table:table-cell office:value-type="float" office:value="11.7">
            <text:p>11.7</text:p>
          </table:table-cell>
          <table:table-cell office:value-type="float" office:value="2.88926">
            <text:p>2.88926</text:p>
          </table:table-cell>
          <table:table-cell office:value-type="float" office:value="0.631232">
            <text:p>0.631232</text:p>
          </table:table-cell>
          <table:table-cell table:formula="of:=1-1/(0.6*([.A1170]-4.98)+1)" office:value-type="float" office:value="0.801034619976124">
            <text:p>0.80103462</text:p>
          </table:table-cell>
          <table:table-cell office:value-type="float" office:value="0.0372594">
            <text:p>0.0372594</text:p>
          </table:table-cell>
          <table:table-cell/>
        </table:table-row>
        <table:table-row table:style-name="ro1">
          <table:table-cell office:value-type="float" office:value="11.71">
            <text:p>11.71</text:p>
          </table:table-cell>
          <table:table-cell office:value-type="float" office:value="2.89558">
            <text:p>2.89558</text:p>
          </table:table-cell>
          <table:table-cell office:value-type="float" office:value="0.631544">
            <text:p>0.631544</text:p>
          </table:table-cell>
          <table:table-cell table:formula="of:=1-1/(0.6*([.A1171]-4.98)+1)" office:value-type="float" office:value="0.801271860095389">
            <text:p>0.8012718601</text:p>
          </table:table-cell>
          <table:table-cell office:value-type="float" office:value="0.0397016">
            <text:p>0.0397016</text:p>
          </table:table-cell>
          <table:table-cell/>
        </table:table-row>
        <table:table-row table:style-name="ro1">
          <table:table-cell office:value-type="float" office:value="11.72">
            <text:p>11.72</text:p>
          </table:table-cell>
          <table:table-cell office:value-type="float" office:value="2.90189">
            <text:p>2.90189</text:p>
          </table:table-cell>
          <table:table-cell office:value-type="float" office:value="0.631823">
            <text:p>0.631823</text:p>
          </table:table-cell>
          <table:table-cell table:formula="of:=1-1/(0.6*([.A1172]-4.98)+1)" office:value-type="float" office:value="0.801508535132989">
            <text:p>0.8015085351</text:p>
          </table:table-cell>
          <table:table-cell office:value-type="float" office:value="0.0348716">
            <text:p>0.0348716</text:p>
          </table:table-cell>
          <table:table-cell/>
        </table:table-row>
        <table:table-row table:style-name="ro1">
          <table:table-cell office:value-type="float" office:value="11.73">
            <text:p>11.73</text:p>
          </table:table-cell>
          <table:table-cell office:value-type="float" office:value="2.90821">
            <text:p>2.90821</text:p>
          </table:table-cell>
          <table:table-cell office:value-type="float" office:value="0.632121">
            <text:p>0.632121</text:p>
          </table:table-cell>
          <table:table-cell table:formula="of:=1-1/(0.6*([.A1173]-4.98)+1)" office:value-type="float" office:value="0.801744647105472">
            <text:p>0.8017446471</text:p>
          </table:table-cell>
          <table:table-cell office:value-type="float" office:value="0.0372544">
            <text:p>0.0372544</text:p>
          </table:table-cell>
          <table:table-cell/>
        </table:table-row>
        <table:table-row table:style-name="ro1">
          <table:table-cell office:value-type="float" office:value="11.74">
            <text:p>11.74</text:p>
          </table:table-cell>
          <table:table-cell office:value-type="float" office:value="2.91454">
            <text:p>2.91454</text:p>
          </table:table-cell>
          <table:table-cell office:value-type="float" office:value="0.63241">
            <text:p>0.63241</text:p>
          </table:table-cell>
          <table:table-cell table:formula="of:=1-1/(0.6*([.A1174]-4.98)+1)" office:value-type="float" office:value="0.801980198019802">
            <text:p>0.801980198</text:p>
          </table:table-cell>
          <table:table-cell office:value-type="float" office:value="0.0360018">
            <text:p>0.0360018</text:p>
          </table:table-cell>
          <table:table-cell/>
        </table:table-row>
        <table:table-row table:style-name="ro1">
          <table:table-cell office:value-type="float" office:value="11.75">
            <text:p>11.75</text:p>
          </table:table-cell>
          <table:table-cell office:value-type="float" office:value="2.92087">
            <text:p>2.92087</text:p>
          </table:table-cell>
          <table:table-cell office:value-type="float" office:value="0.632713">
            <text:p>0.632713</text:p>
          </table:table-cell>
          <table:table-cell table:formula="of:=1-1/(0.6*([.A1175]-4.98)+1)" office:value-type="float" office:value="0.802215189873418">
            <text:p>0.8022151899</text:p>
          </table:table-cell>
          <table:table-cell office:value-type="float" office:value="0.0379422">
            <text:p>0.0379422</text:p>
          </table:table-cell>
          <table:table-cell/>
        </table:table-row>
        <table:table-row table:style-name="ro1">
          <table:table-cell office:value-type="float" office:value="11.76">
            <text:p>11.76</text:p>
          </table:table-cell>
          <table:table-cell office:value-type="float" office:value="2.9272">
            <text:p>2.9272</text:p>
          </table:table-cell>
          <table:table-cell office:value-type="float" office:value="0.633002">
            <text:p>0.633002</text:p>
          </table:table-cell>
          <table:table-cell table:formula="of:=1-1/(0.6*([.A1176]-4.98)+1)" office:value-type="float" office:value="0.802449624654287">
            <text:p>0.8024496247</text:p>
          </table:table-cell>
          <table:table-cell office:value-type="float" office:value="0.0359731">
            <text:p>0.0359731</text:p>
          </table:table-cell>
          <table:table-cell/>
        </table:table-row>
        <table:table-row table:style-name="ro1">
          <table:table-cell office:value-type="float" office:value="11.77">
            <text:p>11.77</text:p>
          </table:table-cell>
          <table:table-cell office:value-type="float" office:value="2.93353">
            <text:p>2.93353</text:p>
          </table:table-cell>
          <table:table-cell office:value-type="float" office:value="0.633295">
            <text:p>0.633295</text:p>
          </table:table-cell>
          <table:table-cell table:formula="of:=1-1/(0.6*([.A1177]-4.98)+1)" office:value-type="float" office:value="0.802683504340963">
            <text:p>0.8026835043</text:p>
          </table:table-cell>
          <table:table-cell office:value-type="float" office:value="0.0366376">
            <text:p>0.0366376</text:p>
          </table:table-cell>
          <table:table-cell/>
        </table:table-row>
        <table:table-row table:style-name="ro1">
          <table:table-cell office:value-type="float" office:value="11.78">
            <text:p>11.78</text:p>
          </table:table-cell>
          <table:table-cell office:value-type="float" office:value="2.93986">
            <text:p>2.93986</text:p>
          </table:table-cell>
          <table:table-cell office:value-type="float" office:value="0.633579">
            <text:p>0.633579</text:p>
          </table:table-cell>
          <table:table-cell table:formula="of:=1-1/(0.6*([.A1178]-4.98)+1)" office:value-type="float" office:value="0.802916830902641">
            <text:p>0.8029168309</text:p>
          </table:table-cell>
          <table:table-cell office:value-type="float" office:value="0.0354607">
            <text:p>0.0354607</text:p>
          </table:table-cell>
          <table:table-cell/>
        </table:table-row>
        <table:table-row table:style-name="ro1">
          <table:table-cell office:value-type="float" office:value="11.79">
            <text:p>11.79</text:p>
          </table:table-cell>
          <table:table-cell office:value-type="float" office:value="2.9462">
            <text:p>2.9462</text:p>
          </table:table-cell>
          <table:table-cell office:value-type="float" office:value="0.63389">
            <text:p>0.63389</text:p>
          </table:table-cell>
          <table:table-cell table:formula="of:=1-1/(0.6*([.A1179]-4.98)+1)" office:value-type="float" office:value="0.803149606299213">
            <text:p>0.8031496063</text:p>
          </table:table-cell>
          <table:table-cell office:value-type="float" office:value="0.0395677">
            <text:p>0.0395677</text:p>
          </table:table-cell>
          <table:table-cell/>
        </table:table-row>
        <table:table-row table:style-name="ro1">
          <table:table-cell office:value-type="float" office:value="11.8">
            <text:p>11.8</text:p>
          </table:table-cell>
          <table:table-cell office:value-type="float" office:value="2.95255">
            <text:p>2.95255</text:p>
          </table:table-cell>
          <table:table-cell office:value-type="float" office:value="0.634176">
            <text:p>0.634176</text:p>
          </table:table-cell>
          <table:table-cell table:formula="of:=1-1/(0.6*([.A1180]-4.98)+1)" office:value-type="float" office:value="0.803381832481321">
            <text:p>0.8033818325</text:p>
          </table:table-cell>
          <table:table-cell office:value-type="float" office:value="0.0364425">
            <text:p>0.0364425</text:p>
          </table:table-cell>
          <table:table-cell/>
        </table:table-row>
        <table:table-row table:style-name="ro1">
          <table:table-cell office:value-type="float" office:value="11.81">
            <text:p>11.81</text:p>
          </table:table-cell>
          <table:table-cell office:value-type="float" office:value="2.95889">
            <text:p>2.95889</text:p>
          </table:table-cell>
          <table:table-cell office:value-type="float" office:value="0.634452">
            <text:p>0.634452</text:p>
          </table:table-cell>
          <table:table-cell table:formula="of:=1-1/(0.6*([.A1181]-4.98)+1)" office:value-type="float" office:value="0.803613511390416">
            <text:p>0.8036135114</text:p>
          </table:table-cell>
          <table:table-cell office:value-type="float" office:value="0.0345229">
            <text:p>0.0345229</text:p>
          </table:table-cell>
          <table:table-cell/>
        </table:table-row>
        <table:table-row table:style-name="ro1">
          <table:table-cell office:value-type="float" office:value="11.82">
            <text:p>11.82</text:p>
          </table:table-cell>
          <table:table-cell office:value-type="float" office:value="2.96524">
            <text:p>2.96524</text:p>
          </table:table-cell>
          <table:table-cell office:value-type="float" office:value="0.634733">
            <text:p>0.634733</text:p>
          </table:table-cell>
          <table:table-cell table:formula="of:=1-1/(0.6*([.A1182]-4.98)+1)" office:value-type="float" office:value="0.803844644958807">
            <text:p>0.803844645</text:p>
          </table:table-cell>
          <table:table-cell office:value-type="float" office:value="0.0349442">
            <text:p>0.0349442</text:p>
          </table:table-cell>
          <table:table-cell/>
        </table:table-row>
        <table:table-row table:style-name="ro1">
          <table:table-cell office:value-type="float" office:value="11.83">
            <text:p>11.83</text:p>
          </table:table-cell>
          <table:table-cell office:value-type="float" office:value="2.97159">
            <text:p>2.97159</text:p>
          </table:table-cell>
          <table:table-cell office:value-type="float" office:value="0.635034">
            <text:p>0.635034</text:p>
          </table:table-cell>
          <table:table-cell table:formula="of:=1-1/(0.6*([.A1183]-4.98)+1)" office:value-type="float" office:value="0.804075235109718">
            <text:p>0.8040752351</text:p>
          </table:table-cell>
          <table:table-cell office:value-type="float" office:value="0.0376297">
            <text:p>0.0376297</text:p>
          </table:table-cell>
          <table:table-cell/>
        </table:table-row>
        <table:table-row table:style-name="ro1">
          <table:table-cell office:value-type="float" office:value="11.84">
            <text:p>11.84</text:p>
          </table:table-cell>
          <table:table-cell office:value-type="float" office:value="2.97794">
            <text:p>2.97794</text:p>
          </table:table-cell>
          <table:table-cell office:value-type="float" office:value="0.635316">
            <text:p>0.635316</text:p>
          </table:table-cell>
          <table:table-cell table:formula="of:=1-1/(0.6*([.A1184]-4.98)+1)" office:value-type="float" office:value="0.804305283757338">
            <text:p>0.8043052838</text:p>
          </table:table-cell>
          <table:table-cell office:value-type="float" office:value="0.0352399">
            <text:p>0.0352399</text:p>
          </table:table-cell>
          <table:table-cell/>
        </table:table-row>
        <table:table-row table:style-name="ro1">
          <table:table-cell office:value-type="float" office:value="11.85">
            <text:p>11.85</text:p>
          </table:table-cell>
          <table:table-cell office:value-type="float" office:value="2.9843">
            <text:p>2.9843</text:p>
          </table:table-cell>
          <table:table-cell office:value-type="float" office:value="0.635612">
            <text:p>0.635612</text:p>
          </table:table-cell>
          <table:table-cell table:formula="of:=1-1/(0.6*([.A1185]-4.98)+1)" office:value-type="float" office:value="0.80453479280688">
            <text:p>0.8045347928</text:p>
          </table:table-cell>
          <table:table-cell office:value-type="float" office:value="0.0369658">
            <text:p>0.0369658</text:p>
          </table:table-cell>
          <table:table-cell/>
        </table:table-row>
        <table:table-row table:style-name="ro1">
          <table:table-cell office:value-type="float" office:value="11.86">
            <text:p>11.86</text:p>
          </table:table-cell>
          <table:table-cell office:value-type="float" office:value="2.99066">
            <text:p>2.99066</text:p>
          </table:table-cell>
          <table:table-cell office:value-type="float" office:value="0.63588">
            <text:p>0.63588</text:p>
          </table:table-cell>
          <table:table-cell table:formula="of:=1-1/(0.6*([.A1186]-4.98)+1)" office:value-type="float" office:value="0.804763764154627">
            <text:p>0.8047637642</text:p>
          </table:table-cell>
          <table:table-cell office:value-type="float" office:value="0.0333896">
            <text:p>0.0333896</text:p>
          </table:table-cell>
          <table:table-cell/>
        </table:table-row>
        <table:table-row table:style-name="ro1">
          <table:table-cell office:value-type="float" office:value="11.87">
            <text:p>11.87</text:p>
          </table:table-cell>
          <table:table-cell office:value-type="float" office:value="2.99702">
            <text:p>2.99702</text:p>
          </table:table-cell>
          <table:table-cell office:value-type="float" office:value="0.636181">
            <text:p>0.636181</text:p>
          </table:table-cell>
          <table:table-cell table:formula="of:=1-1/(0.6*([.A1187]-4.98)+1)" office:value-type="float" office:value="0.804992199687987">
            <text:p>0.8049921997</text:p>
          </table:table-cell>
          <table:table-cell office:value-type="float" office:value="0.0376095">
            <text:p>0.0376095</text:p>
          </table:table-cell>
          <table:table-cell/>
        </table:table-row>
        <table:table-row table:style-name="ro1">
          <table:table-cell office:value-type="float" office:value="11.88">
            <text:p>11.88</text:p>
          </table:table-cell>
          <table:table-cell office:value-type="float" office:value="3.00338">
            <text:p>3.00338</text:p>
          </table:table-cell>
          <table:table-cell office:value-type="float" office:value="0.636457">
            <text:p>0.636457</text:p>
          </table:table-cell>
          <table:table-cell table:formula="of:=1-1/(0.6*([.A1188]-4.98)+1)" office:value-type="float" office:value="0.805220101285547">
            <text:p>0.8052201013</text:p>
          </table:table-cell>
          <table:table-cell office:value-type="float" office:value="0.0344063">
            <text:p>0.0344063</text:p>
          </table:table-cell>
          <table:table-cell/>
        </table:table-row>
        <table:table-row table:style-name="ro1">
          <table:table-cell office:value-type="float" office:value="11.89">
            <text:p>11.89</text:p>
          </table:table-cell>
          <table:table-cell office:value-type="float" office:value="3.00975">
            <text:p>3.00975</text:p>
          </table:table-cell>
          <table:table-cell office:value-type="float" office:value="0.636752">
            <text:p>0.636752</text:p>
          </table:table-cell>
          <table:table-cell table:formula="of:=1-1/(0.6*([.A1189]-4.98)+1)" office:value-type="float" office:value="0.805447470817121">
            <text:p>0.8054474708</text:p>
          </table:table-cell>
          <table:table-cell office:value-type="float" office:value="0.0368769">
            <text:p>0.0368769</text:p>
          </table:table-cell>
          <table:table-cell/>
        </table:table-row>
        <table:table-row table:style-name="ro1">
          <table:table-cell office:value-type="float" office:value="11.9">
            <text:p>11.9</text:p>
          </table:table-cell>
          <table:table-cell office:value-type="float" office:value="3.01612">
            <text:p>3.01612</text:p>
          </table:table-cell>
          <table:table-cell office:value-type="float" office:value="0.637027">
            <text:p>0.637027</text:p>
          </table:table-cell>
          <table:table-cell table:formula="of:=1-1/(0.6*([.A1190]-4.98)+1)" office:value-type="float" office:value="0.805674310143801">
            <text:p>0.8056743101</text:p>
          </table:table-cell>
          <table:table-cell office:value-type="float" office:value="0.0342192">
            <text:p>0.0342192</text:p>
          </table:table-cell>
          <table:table-cell/>
        </table:table-row>
        <table:table-row table:style-name="ro1">
          <table:table-cell office:value-type="float" office:value="11.91">
            <text:p>11.91</text:p>
          </table:table-cell>
          <table:table-cell office:value-type="float" office:value="3.02249">
            <text:p>3.02249</text:p>
          </table:table-cell>
          <table:table-cell office:value-type="float" office:value="0.637316">
            <text:p>0.637316</text:p>
          </table:table-cell>
          <table:table-cell table:formula="of:=1-1/(0.6*([.A1191]-4.98)+1)" office:value-type="float" office:value="0.805900621118012">
            <text:p>0.8059006211</text:p>
          </table:table-cell>
          <table:table-cell office:value-type="float" office:value="0.036067">
            <text:p>0.036067</text:p>
          </table:table-cell>
          <table:table-cell/>
        </table:table-row>
        <table:table-row table:style-name="ro1">
          <table:table-cell office:value-type="float" office:value="11.92">
            <text:p>11.92</text:p>
          </table:table-cell>
          <table:table-cell office:value-type="float" office:value="3.02887">
            <text:p>3.02887</text:p>
          </table:table-cell>
          <table:table-cell office:value-type="float" office:value="0.637595">
            <text:p>0.637595</text:p>
          </table:table-cell>
          <table:table-cell table:formula="of:=1-1/(0.6*([.A1192]-4.98)+1)" office:value-type="float" office:value="0.80612640558356">
            <text:p>0.8061264056</text:p>
          </table:table-cell>
          <table:table-cell office:value-type="float" office:value="0.0348387">
            <text:p>0.0348387</text:p>
          </table:table-cell>
          <table:table-cell/>
        </table:table-row>
        <table:table-row table:style-name="ro1">
          <table:table-cell office:value-type="float" office:value="11.93">
            <text:p>11.93</text:p>
          </table:table-cell>
          <table:table-cell office:value-type="float" office:value="3.03525">
            <text:p>3.03525</text:p>
          </table:table-cell>
          <table:table-cell office:value-type="float" office:value="0.637887">
            <text:p>0.637887</text:p>
          </table:table-cell>
          <table:table-cell table:formula="of:=1-1/(0.6*([.A1193]-4.98)+1)" office:value-type="float" office:value="0.806351665375678">
            <text:p>0.8063516654</text:p>
          </table:table-cell>
          <table:table-cell office:value-type="float" office:value="0.0364441">
            <text:p>0.0364441</text:p>
          </table:table-cell>
          <table:table-cell/>
        </table:table-row>
        <table:table-row table:style-name="ro1">
          <table:table-cell office:value-type="float" office:value="11.94">
            <text:p>11.94</text:p>
          </table:table-cell>
          <table:table-cell office:value-type="float" office:value="3.04163">
            <text:p>3.04163</text:p>
          </table:table-cell>
          <table:table-cell office:value-type="float" office:value="0.638155">
            <text:p>0.638155</text:p>
          </table:table-cell>
          <table:table-cell table:formula="of:=1-1/(0.6*([.A1194]-4.98)+1)" office:value-type="float" office:value="0.806576402321083">
            <text:p>0.8065764023</text:p>
          </table:table-cell>
          <table:table-cell office:value-type="float" office:value="0.0334269">
            <text:p>0.0334269</text:p>
          </table:table-cell>
          <table:table-cell/>
        </table:table-row>
        <table:table-row table:style-name="ro1">
          <table:table-cell office:value-type="float" office:value="11.95">
            <text:p>11.95</text:p>
          </table:table-cell>
          <table:table-cell office:value-type="float" office:value="3.04801">
            <text:p>3.04801</text:p>
          </table:table-cell>
          <table:table-cell office:value-type="float" office:value="0.638442">
            <text:p>0.638442</text:p>
          </table:table-cell>
          <table:table-cell table:formula="of:=1-1/(0.6*([.A1195]-4.98)+1)" office:value-type="float" office:value="0.806800618238022">
            <text:p>0.8068006182</text:p>
          </table:table-cell>
          <table:table-cell office:value-type="float" office:value="0.0359014">
            <text:p>0.0359014</text:p>
          </table:table-cell>
          <table:table-cell/>
        </table:table-row>
        <table:table-row table:style-name="ro1">
          <table:table-cell office:value-type="float" office:value="11.96">
            <text:p>11.96</text:p>
          </table:table-cell>
          <table:table-cell office:value-type="float" office:value="3.0544">
            <text:p>3.0544</text:p>
          </table:table-cell>
          <table:table-cell office:value-type="float" office:value="0.638715">
            <text:p>0.638715</text:p>
          </table:table-cell>
          <table:table-cell table:formula="of:=1-1/(0.6*([.A1196]-4.98)+1)" office:value-type="float" office:value="0.807024314936318">
            <text:p>0.8070243149</text:p>
          </table:table-cell>
          <table:table-cell office:value-type="float" office:value="0.0340414">
            <text:p>0.0340414</text:p>
          </table:table-cell>
          <table:table-cell/>
        </table:table-row>
        <table:table-row table:style-name="ro1">
          <table:table-cell office:value-type="float" office:value="11.97">
            <text:p>11.97</text:p>
          </table:table-cell>
          <table:table-cell office:value-type="float" office:value="3.06079">
            <text:p>3.06079</text:p>
          </table:table-cell>
          <table:table-cell office:value-type="float" office:value="0.63901">
            <text:p>0.63901</text:p>
          </table:table-cell>
          <table:table-cell table:formula="of:=1-1/(0.6*([.A1197]-4.98)+1)" office:value-type="float" office:value="0.807247494217425">
            <text:p>0.8072474942</text:p>
          </table:table-cell>
          <table:table-cell office:value-type="float" office:value="0.0367695">
            <text:p>0.0367695</text:p>
          </table:table-cell>
          <table:table-cell/>
        </table:table-row>
        <table:table-row table:style-name="ro1">
          <table:table-cell office:value-type="float" office:value="11.98">
            <text:p>11.98</text:p>
          </table:table-cell>
          <table:table-cell office:value-type="float" office:value="3.06718">
            <text:p>3.06718</text:p>
          </table:table-cell>
          <table:table-cell office:value-type="float" office:value="0.63927">
            <text:p>0.63927</text:p>
          </table:table-cell>
          <table:table-cell table:formula="of:=1-1/(0.6*([.A1198]-4.98)+1)" office:value-type="float" office:value="0.807470157874471">
            <text:p>0.8074701579</text:p>
          </table:table-cell>
          <table:table-cell office:value-type="float" office:value="0.0324015">
            <text:p>0.0324015</text:p>
          </table:table-cell>
          <table:table-cell/>
        </table:table-row>
        <table:table-row table:style-name="ro1">
          <table:table-cell office:value-type="float" office:value="11.99">
            <text:p>11.99</text:p>
          </table:table-cell>
          <table:table-cell office:value-type="float" office:value="3.07358">
            <text:p>3.07358</text:p>
          </table:table-cell>
          <table:table-cell office:value-type="float" office:value="0.639555">
            <text:p>0.639555</text:p>
          </table:table-cell>
          <table:table-cell table:formula="of:=1-1/(0.6*([.A1199]-4.98)+1)" office:value-type="float" office:value="0.807692307692308">
            <text:p>0.8076923077</text:p>
          </table:table-cell>
          <table:table-cell office:value-type="float" office:value="0.035605">
            <text:p>0.0356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KaitiM GB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3T16:10:14</dc:date>
    <dc:creator>Chris </dc:creator>
    <meta:generator>LibreOffice/3.5$Linux_x86 LibreOffice_project/350m1$Build-2</meta:generator>
    <meta:editing-duration>P0D</meta:editing-duration>
    <meta:editing-cycles>1</meta:editing-cycles>
    <meta:document-statistic meta:table-count="1" meta:cell-count="60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29cm" svg:y="0.316cm" chart:style-name="ch2">
          <text:p>Velocity vs time</text:p>
        </chart:title>
        <chart:legend chart:legend-position="end" svg:x="13.736cm" svg:y="3.952cm" style:legend-expansion="high" chart:style-name="ch3"/>
        <chart:plot-area chart:style-name="ch4" table:cell-range-address="Sheet1.A1:Sheet1.A1200 Sheet1.C1:Sheet1.D1200" svg:x="1.331cm" svg:y="1.635cm" svg:width="11.766cm" svg:height="6.204cm">
          <chartooo:coordinate-region svg:x="2.058cm" svg:y="1.835cm" svg:width="10.852cm" svg:height="5.357cm"/>
          <chart:axis chart:dimension="x" chart:name="primary-x" chart:style-name="ch5">
            <chart:title svg:x="6.8cm" svg:y="8.019cm" chart:style-name="ch6">
              <text:p>Time</text:p>
            </chart:title>
          </chart:axis>
          <chart:axis chart:dimension="y" chart:name="primary-y" chart:style-name="ch5">
            <chart:title svg:x="0.451cm" svg:y="5.363cm" chart:style-name="ch7">
              <text:p>Velocity</text:p>
            </chart:title>
            <chart:grid chart:style-name="ch8" chart:class="major"/>
          </chart:axis>
          <chart:series chart:style-name="ch9" chart:values-cell-range-address="Sheet1.C1:Sheet1.C1200" chart:class="chart:scatter">
            <chart:domain table:cell-range-address="Sheet1.A1:Sheet1.A1200"/>
            <chart:data-point chart:repeated="1200"/>
          </chart:series>
          <chart:series chart:style-name="ch10" chart:values-cell-range-address="Sheet1.D1:Sheet1.D1200" chart:class="chart:scatter">
            <chart:data-point chart:repeated="1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1200</svg:desc>
                </draw:g>
              </table:table-cell>
              <table:table-cell office:value-type="float" office:value="0">
                <text:p>0</text:p>
                <draw:g>
                  <svg:desc>Sheet1.C1:Sheet1.C1200</svg:desc>
                </draw:g>
              </table:table-cell>
              <table:table-cell office:value-type="float" office:value="0">
                <text:p>0</text:p>
                <draw:g>
                  <svg:desc>Sheet1.D1:Sheet1.D1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">
                <text:p>0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">
                <text:p>0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">
                <text:p>0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4">
                <text:p>0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">
                <text:p>0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">
                <text:p>0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">
                <text:p>0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9">
                <text:p>0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1">
                <text:p>0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">
                <text:p>0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3">
                <text:p>0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4">
                <text:p>0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">
                <text:p>0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6">
                <text:p>0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7">
                <text:p>0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8">
                <text:p>0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9">
                <text:p>0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1">
                <text:p>0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2">
                <text:p>0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3">
                <text:p>0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4">
                <text:p>0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35">
                <text:p>0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6">
                <text:p>0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7">
                <text:p>0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8">
                <text:p>0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">
                <text:p>0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">
                <text:p>0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1">
                <text:p>0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2">
                <text:p>0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">
                <text:p>0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4">
                <text:p>0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">
                <text:p>0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46">
                <text:p>0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47">
                <text:p>0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48">
                <text:p>0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49">
                <text:p>0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1">
                <text:p>0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2">
                <text:p>0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3">
                <text:p>0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4">
                <text:p>0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">
                <text:p>0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6">
                <text:p>0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7">
                <text:p>0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58">
                <text:p>0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59">
                <text:p>0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61">
                <text:p>0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62">
                <text:p>0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63">
                <text:p>0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4">
                <text:p>0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5">
                <text:p>0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6">
                <text:p>0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">
                <text:p>0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8">
                <text:p>0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9">
                <text:p>0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1">
                <text:p>0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72">
                <text:p>0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73">
                <text:p>0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4">
                <text:p>0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76">
                <text:p>0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77">
                <text:p>0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78">
                <text:p>0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9">
                <text:p>0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1">
                <text:p>0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2">
                <text:p>0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3">
                <text:p>0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4">
                <text:p>0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">
                <text:p>0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7">
                <text:p>0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8">
                <text:p>0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9">
                <text:p>0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">
                <text:p>0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1">
                <text:p>0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2">
                <text:p>0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">
                <text:p>0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4">
                <text:p>0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6">
                <text:p>0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8">
                <text:p>0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9">
                <text:p>0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01">
                <text:p>1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02">
                <text:p>1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03">
                <text:p>1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04">
                <text:p>1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05">
                <text:p>1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6">
                <text:p>1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7">
                <text:p>1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08">
                <text:p>1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09">
                <text:p>1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11">
                <text:p>1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12">
                <text:p>1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13">
                <text:p>1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14">
                <text:p>1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15">
                <text:p>1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16">
                <text:p>1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17">
                <text:p>1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18">
                <text:p>1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19">
                <text:p>1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21">
                <text:p>1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22">
                <text:p>1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23">
                <text:p>1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24">
                <text:p>1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25">
                <text:p>1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26">
                <text:p>1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27">
                <text:p>1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28">
                <text:p>1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29">
                <text:p>1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">
                <text:p>1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1">
                <text:p>1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2">
                <text:p>1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3">
                <text:p>1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">
                <text:p>1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">
                <text:p>1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6">
                <text:p>1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7">
                <text:p>1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8">
                <text:p>1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9">
                <text:p>1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4">
                <text:p>1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41">
                <text:p>1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2">
                <text:p>1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43">
                <text:p>1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44">
                <text:p>1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45">
                <text:p>1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46">
                <text:p>1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47">
                <text:p>1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48">
                <text:p>1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49">
                <text:p>1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51">
                <text:p>1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52">
                <text:p>1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53">
                <text:p>1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54">
                <text:p>1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55">
                <text:p>1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56">
                <text:p>1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57">
                <text:p>1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58">
                <text:p>1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59">
                <text:p>1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61">
                <text:p>1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62">
                <text:p>1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63">
                <text:p>1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64">
                <text:p>1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65">
                <text:p>1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66">
                <text:p>1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67">
                <text:p>1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68">
                <text:p>1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69">
                <text:p>1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71">
                <text:p>1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72">
                <text:p>1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73">
                <text:p>1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74">
                <text:p>1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75">
                <text:p>1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76">
                <text:p>1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77">
                <text:p>1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78">
                <text:p>1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79">
                <text:p>1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81">
                <text:p>1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82">
                <text:p>1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83">
                <text:p>1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84">
                <text:p>1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85">
                <text:p>1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86">
                <text:p>1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87">
                <text:p>1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88">
                <text:p>1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89">
                <text:p>1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91">
                <text:p>1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92">
                <text:p>1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93">
                <text:p>1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94">
                <text:p>1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5">
                <text:p>1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6">
                <text:p>1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97">
                <text:p>1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98">
                <text:p>1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99">
                <text:p>1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01">
                <text:p>2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02">
                <text:p>2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03">
                <text:p>2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04">
                <text:p>2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05">
                <text:p>2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.06">
                <text:p>2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.07">
                <text:p>2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.08">
                <text:p>2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.09">
                <text:p>2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11">
                <text:p>2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.12">
                <text:p>2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13">
                <text:p>2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.14">
                <text:p>2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15">
                <text:p>2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.16">
                <text:p>2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.17">
                <text:p>2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.18">
                <text:p>2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.19">
                <text:p>2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21">
                <text:p>2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.22">
                <text:p>2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.23">
                <text:p>2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.24">
                <text:p>2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25">
                <text:p>2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.26">
                <text:p>2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.27">
                <text:p>2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8">
                <text:p>2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29">
                <text:p>2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3">
                <text:p>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.31">
                <text:p>2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.32">
                <text:p>2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.33">
                <text:p>2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.34">
                <text:p>2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.35">
                <text:p>2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.36">
                <text:p>2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37">
                <text:p>2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38">
                <text:p>2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9">
                <text:p>2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4">
                <text:p>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41">
                <text:p>2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.42">
                <text:p>2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.43">
                <text:p>2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44">
                <text:p>2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.45">
                <text:p>2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.46">
                <text:p>2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47">
                <text:p>2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8">
                <text:p>2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.49">
                <text:p>2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51">
                <text:p>2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52">
                <text:p>2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53">
                <text:p>2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.54">
                <text:p>2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.55">
                <text:p>2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56">
                <text:p>2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57">
                <text:p>2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.58">
                <text:p>2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59">
                <text:p>2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61">
                <text:p>2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62">
                <text:p>2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.63">
                <text:p>2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64">
                <text:p>2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.65">
                <text:p>2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.66">
                <text:p>2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67">
                <text:p>2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68">
                <text:p>2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.69">
                <text:p>2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.7">
                <text:p>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.71">
                <text:p>2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.72">
                <text:p>2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.73">
                <text:p>2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.74">
                <text:p>2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.75">
                <text:p>2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.76">
                <text:p>2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77">
                <text:p>2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78">
                <text:p>2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.79">
                <text:p>2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.81">
                <text:p>2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.82">
                <text:p>2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.83">
                <text:p>2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84">
                <text:p>2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85">
                <text:p>2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.86">
                <text:p>2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.87">
                <text:p>2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88">
                <text:p>2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.89">
                <text:p>2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.91">
                <text:p>2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2">
                <text:p>2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.93">
                <text:p>2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94">
                <text:p>2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95">
                <text:p>2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.96">
                <text:p>2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7">
                <text:p>2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8">
                <text:p>2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.99">
                <text:p>2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01">
                <text:p>3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.02">
                <text:p>3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03">
                <text:p>3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.04">
                <text:p>3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.05">
                <text:p>3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06">
                <text:p>3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07">
                <text:p>3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08">
                <text:p>3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09">
                <text:p>3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11">
                <text:p>3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.12">
                <text:p>3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3">
                <text:p>3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.14">
                <text:p>3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.15">
                <text:p>3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16">
                <text:p>3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.17">
                <text:p>3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.18">
                <text:p>3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19">
                <text:p>3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.2">
                <text:p>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21">
                <text:p>3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.22">
                <text:p>3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.23">
                <text:p>3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24">
                <text:p>3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.25">
                <text:p>3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.26">
                <text:p>3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27">
                <text:p>3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28">
                <text:p>3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.29">
                <text:p>3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31">
                <text:p>3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.32">
                <text:p>3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.33">
                <text:p>3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.34">
                <text:p>3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.35">
                <text:p>3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.36">
                <text:p>3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.37">
                <text:p>3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.38">
                <text:p>3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39">
                <text:p>3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4">
                <text:p>3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.41">
                <text:p>3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42">
                <text:p>3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43">
                <text:p>3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4">
                <text:p>3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45">
                <text:p>3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46">
                <text:p>3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47">
                <text:p>3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48">
                <text:p>3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49">
                <text:p>3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51">
                <text:p>3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52">
                <text:p>3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53">
                <text:p>3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54">
                <text:p>3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55">
                <text:p>3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56">
                <text:p>3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57">
                <text:p>3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58">
                <text:p>3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59">
                <text:p>3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6">
                <text:p>3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61">
                <text:p>3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.62">
                <text:p>3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63">
                <text:p>3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4">
                <text:p>3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5">
                <text:p>3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66">
                <text:p>3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67">
                <text:p>3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68">
                <text:p>3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.69">
                <text:p>3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7">
                <text:p>3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1">
                <text:p>3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72">
                <text:p>3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73">
                <text:p>3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74">
                <text:p>3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75">
                <text:p>3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76">
                <text:p>3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77">
                <text:p>3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78">
                <text:p>3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79">
                <text:p>3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.81">
                <text:p>3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.82">
                <text:p>3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.83">
                <text:p>3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.84">
                <text:p>3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.85">
                <text:p>3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.86">
                <text:p>3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87">
                <text:p>3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.88">
                <text:p>3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.89">
                <text:p>3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">
                <text:p>3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91">
                <text:p>3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92">
                <text:p>3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93">
                <text:p>3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94">
                <text:p>3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.95">
                <text:p>3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96">
                <text:p>3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97">
                <text:p>3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.98">
                <text:p>3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99">
                <text:p>3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.01">
                <text:p>4.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.02">
                <text:p>4.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.03">
                <text:p>4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.04">
                <text:p>4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.05">
                <text:p>4.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.06">
                <text:p>4.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07">
                <text:p>4.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.08">
                <text:p>4.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09">
                <text:p>4.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.11">
                <text:p>4.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.12">
                <text:p>4.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13">
                <text:p>4.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.14">
                <text:p>4.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.15">
                <text:p>4.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16">
                <text:p>4.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17">
                <text:p>4.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.18">
                <text:p>4.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.19">
                <text:p>4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21">
                <text:p>4.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.22">
                <text:p>4.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.23">
                <text:p>4.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24">
                <text:p>4.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.25">
                <text:p>4.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.26">
                <text:p>4.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27">
                <text:p>4.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28">
                <text:p>4.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29">
                <text:p>4.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3">
                <text:p>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.31">
                <text:p>4.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32">
                <text:p>4.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.33">
                <text:p>4.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.34">
                <text:p>4.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35">
                <text:p>4.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36">
                <text:p>4.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.37">
                <text:p>4.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38">
                <text:p>4.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.39">
                <text:p>4.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41">
                <text:p>4.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42">
                <text:p>4.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3">
                <text:p>4.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44">
                <text:p>4.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.45">
                <text:p>4.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.46">
                <text:p>4.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47">
                <text:p>4.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48">
                <text:p>4.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49">
                <text:p>4.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.51">
                <text:p>4.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52">
                <text:p>4.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.53">
                <text:p>4.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.54">
                <text:p>4.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.55">
                <text:p>4.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.56">
                <text:p>4.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57">
                <text:p>4.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58">
                <text:p>4.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">
                <text:p>4.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6">
                <text:p>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61">
                <text:p>4.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62">
                <text:p>4.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.63">
                <text:p>4.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.64">
                <text:p>4.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65">
                <text:p>4.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.66">
                <text:p>4.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.67">
                <text:p>4.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68">
                <text:p>4.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69">
                <text:p>4.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71">
                <text:p>4.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.72">
                <text:p>4.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.73">
                <text:p>4.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.74">
                <text:p>4.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75">
                <text:p>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76">
                <text:p>4.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7">
                <text:p>4.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8">
                <text:p>4.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.79">
                <text:p>4.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81">
                <text:p>4.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82">
                <text:p>4.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83">
                <text:p>4.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.84">
                <text:p>4.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85">
                <text:p>4.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86">
                <text:p>4.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.87">
                <text:p>4.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.88">
                <text:p>4.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89">
                <text:p>4.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.91">
                <text:p>4.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.92">
                <text:p>4.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93">
                <text:p>4.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.94">
                <text:p>4.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.95">
                <text:p>4.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.96">
                <text:p>4.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97">
                <text:p>4.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.98">
                <text:p>4.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.99">
                <text:p>4.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">
                <text:p>5</text:p>
              </table:table-cell>
              <table:table-cell office:value-type="float" office:value="0.0029896">
                <text:p>0.0029896</text:p>
              </table:table-cell>
              <table:table-cell office:value-type="float" office:value="0.374999999999995">
                <text:p>0.37499999999999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.01">
                <text:p>5.01</text:p>
              </table:table-cell>
              <table:table-cell office:value-type="float" office:value="0.00587937">
                <text:p>0.00587937</text:p>
              </table:table-cell>
              <table:table-cell office:value-type="float" office:value="0.0118577075098812">
                <text:p>0.011857707509881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.02">
                <text:p>5.02</text:p>
              </table:table-cell>
              <table:table-cell office:value-type="float" office:value="0.00873975">
                <text:p>0.00873975</text:p>
              </table:table-cell>
              <table:table-cell office:value-type="float" office:value="0.0176817288801567">
                <text:p>0.01768172888015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.03">
                <text:p>5.03</text:p>
              </table:table-cell>
              <table:table-cell office:value-type="float" office:value="0.0115599">
                <text:p>0.0115599</text:p>
              </table:table-cell>
              <table:table-cell office:value-type="float" office:value="0.0234374999999996">
                <text:p>0.023437499999999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.04">
                <text:p>5.04</text:p>
              </table:table-cell>
              <table:table-cell office:value-type="float" office:value="0.01436">
                <text:p>0.01436</text:p>
              </table:table-cell>
              <table:table-cell office:value-type="float" office:value="0.0291262135922328">
                <text:p>0.029126213592232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.05">
                <text:p>5.05</text:p>
              </table:table-cell>
              <table:table-cell office:value-type="float" office:value="0.0171256">
                <text:p>0.0171256</text:p>
              </table:table-cell>
              <table:table-cell office:value-type="float" office:value="0.0347490347490346">
                <text:p>0.034749034749034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.06">
                <text:p>5.06</text:p>
              </table:table-cell>
              <table:table-cell office:value-type="float" office:value="0.0198675">
                <text:p>0.0198675</text:p>
              </table:table-cell>
              <table:table-cell office:value-type="float" office:value="0.0403071017274469">
                <text:p>0.040307101727446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.07">
                <text:p>5.07</text:p>
              </table:table-cell>
              <table:table-cell office:value-type="float" office:value="0.0225813">
                <text:p>0.0225813</text:p>
              </table:table-cell>
              <table:table-cell office:value-type="float" office:value="0.0458015267175569">
                <text:p>0.04580152671755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.08">
                <text:p>5.08</text:p>
              </table:table-cell>
              <table:table-cell office:value-type="float" office:value="0.0252723">
                <text:p>0.0252723</text:p>
              </table:table-cell>
              <table:table-cell office:value-type="float" office:value="0.05123339658444">
                <text:p>0.0512333965844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.09">
                <text:p>5.09</text:p>
              </table:table-cell>
              <table:table-cell office:value-type="float" office:value="0.027945">
                <text:p>0.027945</text:p>
              </table:table-cell>
              <table:table-cell office:value-type="float" office:value="0.0566037735849055">
                <text:p>0.056603773584905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.1">
                <text:p>5.1</text:p>
              </table:table-cell>
              <table:table-cell office:value-type="float" office:value="0.0306075">
                <text:p>0.0306075</text:p>
              </table:table-cell>
              <table:table-cell office:value-type="float" office:value="0.0619136960600372">
                <text:p>0.061913696060037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11">
                <text:p>5.11</text:p>
              </table:table-cell>
              <table:table-cell office:value-type="float" office:value="0.0332431">
                <text:p>0.0332431</text:p>
              </table:table-cell>
              <table:table-cell office:value-type="float" office:value="0.0671641791044773">
                <text:p>0.067164179104477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.12">
                <text:p>5.12</text:p>
              </table:table-cell>
              <table:table-cell office:value-type="float" office:value="0.0358554">
                <text:p>0.0358554</text:p>
              </table:table-cell>
              <table:table-cell office:value-type="float" office:value="0.0723562152133579">
                <text:p>0.072356215213357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.13">
                <text:p>5.13</text:p>
              </table:table-cell>
              <table:table-cell office:value-type="float" office:value="0.038455">
                <text:p>0.038455</text:p>
              </table:table-cell>
              <table:table-cell office:value-type="float" office:value="0.0774907749077489">
                <text:p>0.077490774907748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.14">
                <text:p>5.14</text:p>
              </table:table-cell>
              <table:table-cell office:value-type="float" office:value="0.0410446">
                <text:p>0.0410446</text:p>
              </table:table-cell>
              <table:table-cell office:value-type="float" office:value="0.0825688073394493">
                <text:p>0.08256880733944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.15">
                <text:p>5.15</text:p>
              </table:table-cell>
              <table:table-cell office:value-type="float" office:value="0.0436143">
                <text:p>0.0436143</text:p>
              </table:table-cell>
              <table:table-cell office:value-type="float" office:value="0.0875912408759121">
                <text:p>0.08759124087591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.16">
                <text:p>5.16</text:p>
              </table:table-cell>
              <table:table-cell office:value-type="float" office:value="0.0461577">
                <text:p>0.0461577</text:p>
              </table:table-cell>
              <table:table-cell office:value-type="float" office:value="0.0925589836660616">
                <text:p>0.092558983666061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.17">
                <text:p>5.17</text:p>
              </table:table-cell>
              <table:table-cell office:value-type="float" office:value="0.0486942">
                <text:p>0.0486942</text:p>
              </table:table-cell>
              <table:table-cell office:value-type="float" office:value="0.0974729241877256">
                <text:p>0.09747292418772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.18">
                <text:p>5.18</text:p>
              </table:table-cell>
              <table:table-cell office:value-type="float" office:value="0.0512246">
                <text:p>0.0512246</text:p>
              </table:table-cell>
              <table:table-cell office:value-type="float" office:value="0.102333931777378">
                <text:p>0.10233393177737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9">
                <text:p>5.19</text:p>
              </table:table-cell>
              <table:table-cell office:value-type="float" office:value="0.0537289">
                <text:p>0.0537289</text:p>
              </table:table-cell>
              <table:table-cell office:value-type="float" office:value="0.107142857142857">
                <text:p>0.107142857142857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.2">
                <text:p>5.2</text:p>
              </table:table-cell>
              <table:table-cell office:value-type="float" office:value="0.056222">
                <text:p>0.056222</text:p>
              </table:table-cell>
              <table:table-cell office:value-type="float" office:value="0.11190053285968">
                <text:p>0.1119005328596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.21">
                <text:p>5.21</text:p>
              </table:table-cell>
              <table:table-cell office:value-type="float" office:value="0.0586974">
                <text:p>0.0586974</text:p>
              </table:table-cell>
              <table:table-cell office:value-type="float" office:value="0.11660777385159">
                <text:p>0.1166077738515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.22">
                <text:p>5.22</text:p>
              </table:table-cell>
              <table:table-cell office:value-type="float" office:value="0.0611561">
                <text:p>0.0611561</text:p>
              </table:table-cell>
              <table:table-cell office:value-type="float" office:value="0.121265377855887">
                <text:p>0.12126537785588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.23">
                <text:p>5.23</text:p>
              </table:table-cell>
              <table:table-cell office:value-type="float" office:value="0.0636016">
                <text:p>0.0636016</text:p>
              </table:table-cell>
              <table:table-cell office:value-type="float" office:value="0.125874125874126">
                <text:p>0.12587412587412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.24">
                <text:p>5.24</text:p>
              </table:table-cell>
              <table:table-cell office:value-type="float" office:value="0.0660385">
                <text:p>0.0660385</text:p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.25">
                <text:p>5.25</text:p>
              </table:table-cell>
              <table:table-cell office:value-type="float" office:value="0.0684636">
                <text:p>0.0684636</text:p>
              </table:table-cell>
              <table:table-cell office:value-type="float" office:value="0.134948096885813">
                <text:p>0.1349480968858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26">
                <text:p>5.26</text:p>
              </table:table-cell>
              <table:table-cell office:value-type="float" office:value="0.0708628">
                <text:p>0.0708628</text:p>
              </table:table-cell>
              <table:table-cell office:value-type="float" office:value="0.139414802065404">
                <text:p>0.1394148020654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.27">
                <text:p>5.27</text:p>
              </table:table-cell>
              <table:table-cell office:value-type="float" office:value="0.0732661">
                <text:p>0.0732661</text:p>
              </table:table-cell>
              <table:table-cell office:value-type="float" office:value="0.143835616438356">
                <text:p>0.1438356164383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28">
                <text:p>5.28</text:p>
              </table:table-cell>
              <table:table-cell office:value-type="float" office:value="0.0756468">
                <text:p>0.0756468</text:p>
              </table:table-cell>
              <table:table-cell office:value-type="float" office:value="0.148211243611584">
                <text:p>0.1482112436115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29">
                <text:p>5.29</text:p>
              </table:table-cell>
              <table:table-cell office:value-type="float" office:value="0.0780055">
                <text:p>0.0780055</text:p>
              </table:table-cell>
              <table:table-cell office:value-type="float" office:value="0.152542372881356">
                <text:p>0.1525423728813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.3">
                <text:p>5.3</text:p>
              </table:table-cell>
              <table:table-cell office:value-type="float" office:value="0.0803612">
                <text:p>0.0803612</text:p>
              </table:table-cell>
              <table:table-cell office:value-type="float" office:value="0.156829679595278">
                <text:p>0.15682967959527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1">
                <text:p>5.31</text:p>
              </table:table-cell>
              <table:table-cell office:value-type="float" office:value="0.0827068">
                <text:p>0.0827068</text:p>
              </table:table-cell>
              <table:table-cell office:value-type="float" office:value="0.161073825503355">
                <text:p>0.16107382550335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.32">
                <text:p>5.32</text:p>
              </table:table-cell>
              <table:table-cell office:value-type="float" office:value="0.0850475">
                <text:p>0.0850475</text:p>
              </table:table-cell>
              <table:table-cell office:value-type="float" office:value="0.165275459098497">
                <text:p>0.16527545909849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33">
                <text:p>5.33</text:p>
              </table:table-cell>
              <table:table-cell office:value-type="float" office:value="0.0873608">
                <text:p>0.0873608</text:p>
              </table:table-cell>
              <table:table-cell office:value-type="float" office:value="0.169435215946844">
                <text:p>0.16943521594684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.34">
                <text:p>5.34</text:p>
              </table:table-cell>
              <table:table-cell office:value-type="float" office:value="0.0896692">
                <text:p>0.0896692</text:p>
              </table:table-cell>
              <table:table-cell office:value-type="float" office:value="0.173553719008264">
                <text:p>0.17355371900826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.35">
                <text:p>5.35</text:p>
              </table:table-cell>
              <table:table-cell office:value-type="float" office:value="0.0919693">
                <text:p>0.0919693</text:p>
              </table:table-cell>
              <table:table-cell office:value-type="float" office:value="0.177631578947368">
                <text:p>0.17763157894736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.36">
                <text:p>5.36</text:p>
              </table:table-cell>
              <table:table-cell office:value-type="float" office:value="0.0942398">
                <text:p>0.0942398</text:p>
              </table:table-cell>
              <table:table-cell office:value-type="float" office:value="0.181669394435352">
                <text:p>0.18166939443535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.37">
                <text:p>5.37</text:p>
              </table:table-cell>
              <table:table-cell office:value-type="float" office:value="0.0965118">
                <text:p>0.0965118</text:p>
              </table:table-cell>
              <table:table-cell office:value-type="float" office:value="0.185667752442997">
                <text:p>0.18566775244299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8">
                <text:p>5.38</text:p>
              </table:table-cell>
              <table:table-cell office:value-type="float" office:value="0.0987652">
                <text:p>0.0987652</text:p>
              </table:table-cell>
              <table:table-cell office:value-type="float" office:value="0.189627228525121">
                <text:p>0.1896272285251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.39">
                <text:p>5.39</text:p>
              </table:table-cell>
              <table:table-cell office:value-type="float" office:value="0.101011">
                <text:p>0.101011</text:p>
              </table:table-cell>
              <table:table-cell office:value-type="float" office:value="0.193548387096774">
                <text:p>0.19354838709677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.4">
                <text:p>5.4</text:p>
              </table:table-cell>
              <table:table-cell office:value-type="float" office:value="0.10324">
                <text:p>0.10324</text:p>
              </table:table-cell>
              <table:table-cell office:value-type="float" office:value="0.197431781701444">
                <text:p>0.197431781701444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.41">
                <text:p>5.41</text:p>
              </table:table-cell>
              <table:table-cell office:value-type="float" office:value="0.105469">
                <text:p>0.105469</text:p>
              </table:table-cell>
              <table:table-cell office:value-type="float" office:value="0.201277955271565">
                <text:p>0.20127795527156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.42">
                <text:p>5.42</text:p>
              </table:table-cell>
              <table:table-cell office:value-type="float" office:value="0.107669">
                <text:p>0.107669</text:p>
              </table:table-cell>
              <table:table-cell office:value-type="float" office:value="0.205087440381558">
                <text:p>0.2050874403815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.43">
                <text:p>5.43</text:p>
              </table:table-cell>
              <table:table-cell office:value-type="float" office:value="0.109864">
                <text:p>0.109864</text:p>
              </table:table-cell>
              <table:table-cell office:value-type="float" office:value="0.208860759493671">
                <text:p>0.20886075949367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.44">
                <text:p>5.44</text:p>
              </table:table-cell>
              <table:table-cell office:value-type="float" office:value="0.112049">
                <text:p>0.112049</text:p>
              </table:table-cell>
              <table:table-cell office:value-type="float" office:value="0.21259842519685">
                <text:p>0.2125984251968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.45">
                <text:p>5.45</text:p>
              </table:table-cell>
              <table:table-cell office:value-type="float" office:value="0.114227">
                <text:p>0.114227</text:p>
              </table:table-cell>
              <table:table-cell office:value-type="float" office:value="0.216300940438871">
                <text:p>0.21630094043887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.46">
                <text:p>5.46</text:p>
              </table:table-cell>
              <table:table-cell office:value-type="float" office:value="0.116401">
                <text:p>0.116401</text:p>
              </table:table-cell>
              <table:table-cell office:value-type="float" office:value="0.21996879875195">
                <text:p>0.2199687987519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.47">
                <text:p>5.47</text:p>
              </table:table-cell>
              <table:table-cell office:value-type="float" office:value="0.118559">
                <text:p>0.118559</text:p>
              </table:table-cell>
              <table:table-cell office:value-type="float" office:value="0.22360248447205">
                <text:p>0.2236024844720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.48">
                <text:p>5.48</text:p>
              </table:table-cell>
              <table:table-cell office:value-type="float" office:value="0.120704">
                <text:p>0.120704</text:p>
              </table:table-cell>
              <table:table-cell office:value-type="float" office:value="0.227202472952086">
                <text:p>0.22720247295208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9">
                <text:p>5.49</text:p>
              </table:table-cell>
              <table:table-cell office:value-type="float" office:value="0.122838">
                <text:p>0.122838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.5">
                <text:p>5.5</text:p>
              </table:table-cell>
              <table:table-cell office:value-type="float" office:value="0.124961">
                <text:p>0.124961</text:p>
              </table:table-cell>
              <table:table-cell office:value-type="float" office:value="0.234303215926493">
                <text:p>0.23430321592649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.51">
                <text:p>5.51</text:p>
              </table:table-cell>
              <table:table-cell office:value-type="float" office:value="0.127078">
                <text:p>0.127078</text:p>
              </table:table-cell>
              <table:table-cell office:value-type="float" office:value="0.23780487804878">
                <text:p>0.2378048780487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.52">
                <text:p>5.52</text:p>
              </table:table-cell>
              <table:table-cell office:value-type="float" office:value="0.129183">
                <text:p>0.129183</text:p>
              </table:table-cell>
              <table:table-cell office:value-type="float" office:value="0.241274658573596">
                <text:p>0.2412746585735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.53">
                <text:p>5.53</text:p>
              </table:table-cell>
              <table:table-cell office:value-type="float" office:value="0.131276">
                <text:p>0.131276</text:p>
              </table:table-cell>
              <table:table-cell office:value-type="float" office:value="0.244712990936556">
                <text:p>0.24471299093655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.54">
                <text:p>5.54</text:p>
              </table:table-cell>
              <table:table-cell office:value-type="float" office:value="0.133362">
                <text:p>0.133362</text:p>
              </table:table-cell>
              <table:table-cell office:value-type="float" office:value="0.24812030075188">
                <text:p>0.248120300751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.55">
                <text:p>5.55</text:p>
              </table:table-cell>
              <table:table-cell office:value-type="float" office:value="0.135442">
                <text:p>0.135442</text:p>
              </table:table-cell>
              <table:table-cell office:value-type="float" office:value="0.251497005988024">
                <text:p>0.2514970059880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.56">
                <text:p>5.56</text:p>
              </table:table-cell>
              <table:table-cell office:value-type="float" office:value="0.137508">
                <text:p>0.137508</text:p>
              </table:table-cell>
              <table:table-cell office:value-type="float" office:value="0.254843517138599">
                <text:p>0.25484351713859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.57">
                <text:p>5.57</text:p>
              </table:table-cell>
              <table:table-cell office:value-type="float" office:value="0.139557">
                <text:p>0.139557</text:p>
              </table:table-cell>
              <table:table-cell office:value-type="float" office:value="0.258160237388724">
                <text:p>0.2581602373887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.58">
                <text:p>5.58</text:p>
              </table:table-cell>
              <table:table-cell office:value-type="float" office:value="0.14159">
                <text:p>0.14159</text:p>
              </table:table-cell>
              <table:table-cell office:value-type="float" office:value="0.261447562776957">
                <text:p>0.26144756277695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.59">
                <text:p>5.59</text:p>
              </table:table-cell>
              <table:table-cell office:value-type="float" office:value="0.143625">
                <text:p>0.143625</text:p>
              </table:table-cell>
              <table:table-cell office:value-type="float" office:value="0.264705882352941">
                <text:p>0.26470588235294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.6">
                <text:p>5.6</text:p>
              </table:table-cell>
              <table:table-cell office:value-type="float" office:value="0.145652">
                <text:p>0.145652</text:p>
              </table:table-cell>
              <table:table-cell office:value-type="float" office:value="0.267935578330893">
                <text:p>0.26793557833089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.61">
                <text:p>5.61</text:p>
              </table:table-cell>
              <table:table-cell office:value-type="float" office:value="0.147665">
                <text:p>0.147665</text:p>
              </table:table-cell>
              <table:table-cell office:value-type="float" office:value="0.271137026239067">
                <text:p>0.271137026239067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62">
                <text:p>5.62</text:p>
              </table:table-cell>
              <table:table-cell office:value-type="float" office:value="0.149663">
                <text:p>0.149663</text:p>
              </table:table-cell>
              <table:table-cell office:value-type="float" office:value="0.274310595065312">
                <text:p>0.2743105950653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63">
                <text:p>5.63</text:p>
              </table:table-cell>
              <table:table-cell office:value-type="float" office:value="0.151653">
                <text:p>0.151653</text:p>
              </table:table-cell>
              <table:table-cell office:value-type="float" office:value="0.277456647398844">
                <text:p>0.2774566473988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.64">
                <text:p>5.64</text:p>
              </table:table-cell>
              <table:table-cell office:value-type="float" office:value="0.15364">
                <text:p>0.15364</text:p>
              </table:table-cell>
              <table:table-cell office:value-type="float" office:value="0.280575539568345">
                <text:p>0.28057553956834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.65">
                <text:p>5.65</text:p>
              </table:table-cell>
              <table:table-cell office:value-type="float" office:value="0.155621">
                <text:p>0.155621</text:p>
              </table:table-cell>
              <table:table-cell office:value-type="float" office:value="0.283667621776504">
                <text:p>0.28366762177650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.66">
                <text:p>5.66</text:p>
              </table:table-cell>
              <table:table-cell office:value-type="float" office:value="0.157588">
                <text:p>0.157588</text:p>
              </table:table-cell>
              <table:table-cell office:value-type="float" office:value="0.286733238231099">
                <text:p>0.28673323823109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67">
                <text:p>5.67</text:p>
              </table:table-cell>
              <table:table-cell office:value-type="float" office:value="0.159546">
                <text:p>0.159546</text:p>
              </table:table-cell>
              <table:table-cell office:value-type="float" office:value="0.289772727272727">
                <text:p>0.28977272727272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.68">
                <text:p>5.68</text:p>
              </table:table-cell>
              <table:table-cell office:value-type="float" office:value="0.161497">
                <text:p>0.161497</text:p>
              </table:table-cell>
              <table:table-cell office:value-type="float" office:value="0.292786421499293">
                <text:p>0.29278642149929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.69">
                <text:p>5.69</text:p>
              </table:table-cell>
              <table:table-cell office:value-type="float" office:value="0.163442">
                <text:p>0.163442</text:p>
              </table:table-cell>
              <table:table-cell office:value-type="float" office:value="0.295774647887324">
                <text:p>0.29577464788732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.7">
                <text:p>5.7</text:p>
              </table:table-cell>
              <table:table-cell office:value-type="float" office:value="0.165373">
                <text:p>0.165373</text:p>
              </table:table-cell>
              <table:table-cell office:value-type="float" office:value="0.298737727910239">
                <text:p>0.29873772791023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.71">
                <text:p>5.71</text:p>
              </table:table-cell>
              <table:table-cell office:value-type="float" office:value="0.167307">
                <text:p>0.167307</text:p>
              </table:table-cell>
              <table:table-cell office:value-type="float" office:value="0.301675977653631">
                <text:p>0.30167597765363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.72">
                <text:p>5.72</text:p>
              </table:table-cell>
              <table:table-cell office:value-type="float" office:value="0.16922">
                <text:p>0.16922</text:p>
              </table:table-cell>
              <table:table-cell office:value-type="float" office:value="0.304589707927677">
                <text:p>0.30458970792767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.73">
                <text:p>5.73</text:p>
              </table:table-cell>
              <table:table-cell office:value-type="float" office:value="0.171119">
                <text:p>0.171119</text:p>
              </table:table-cell>
              <table:table-cell office:value-type="float" office:value="0.307479224376731">
                <text:p>0.30747922437673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.74">
                <text:p>5.74</text:p>
              </table:table-cell>
              <table:table-cell office:value-type="float" office:value="0.173013">
                <text:p>0.173013</text:p>
              </table:table-cell>
              <table:table-cell office:value-type="float" office:value="0.310344827586207">
                <text:p>0.31034482758620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.75">
                <text:p>5.75</text:p>
              </table:table-cell>
              <table:table-cell office:value-type="float" office:value="0.1749">
                <text:p>0.1749</text:p>
              </table:table-cell>
              <table:table-cell office:value-type="float" office:value="0.313186813186813">
                <text:p>0.3131868131868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6">
                <text:p>5.76</text:p>
              </table:table-cell>
              <table:table-cell office:value-type="float" office:value="0.176779">
                <text:p>0.176779</text:p>
              </table:table-cell>
              <table:table-cell office:value-type="float" office:value="0.316005471956224">
                <text:p>0.31600547195622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.77">
                <text:p>5.77</text:p>
              </table:table-cell>
              <table:table-cell office:value-type="float" office:value="0.17864">
                <text:p>0.17864</text:p>
              </table:table-cell>
              <table:table-cell office:value-type="float" office:value="0.318801089918256">
                <text:p>0.3188010899182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78">
                <text:p>5.78</text:p>
              </table:table-cell>
              <table:table-cell office:value-type="float" office:value="0.180493">
                <text:p>0.180493</text:p>
              </table:table-cell>
              <table:table-cell office:value-type="float" office:value="0.32157394843962">
                <text:p>0.321573948439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79">
                <text:p>5.79</text:p>
              </table:table-cell>
              <table:table-cell office:value-type="float" office:value="0.182347">
                <text:p>0.182347</text:p>
              </table:table-cell>
              <table:table-cell office:value-type="float" office:value="0.324324324324324">
                <text:p>0.32432432432432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.8">
                <text:p>5.8</text:p>
              </table:table-cell>
              <table:table-cell office:value-type="float" office:value="0.184193">
                <text:p>0.184193</text:p>
              </table:table-cell>
              <table:table-cell office:value-type="float" office:value="0.327052489905787">
                <text:p>0.32705248990578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.81">
                <text:p>5.81</text:p>
              </table:table-cell>
              <table:table-cell office:value-type="float" office:value="0.186026">
                <text:p>0.186026</text:p>
              </table:table-cell>
              <table:table-cell office:value-type="float" office:value="0.329758713136729">
                <text:p>0.32975871313672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.82">
                <text:p>5.82</text:p>
              </table:table-cell>
              <table:table-cell office:value-type="float" office:value="0.18785">
                <text:p>0.18785</text:p>
              </table:table-cell>
              <table:table-cell office:value-type="float" office:value="0.332443257676902">
                <text:p>0.33244325767690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83">
                <text:p>5.83</text:p>
              </table:table-cell>
              <table:table-cell office:value-type="float" office:value="0.189675">
                <text:p>0.189675</text:p>
              </table:table-cell>
              <table:table-cell office:value-type="float" office:value="0.335106382978723">
                <text:p>0.33510638297872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84">
                <text:p>5.84</text:p>
              </table:table-cell>
              <table:table-cell office:value-type="float" office:value="0.191487">
                <text:p>0.191487</text:p>
              </table:table-cell>
              <table:table-cell office:value-type="float" office:value="0.337748344370861">
                <text:p>0.33774834437086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.85">
                <text:p>5.85</text:p>
              </table:table-cell>
              <table:table-cell office:value-type="float" office:value="0.193295">
                <text:p>0.193295</text:p>
              </table:table-cell>
              <table:table-cell office:value-type="float" office:value="0.340369393139841">
                <text:p>0.34036939313984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.86">
                <text:p>5.86</text:p>
              </table:table-cell>
              <table:table-cell office:value-type="float" office:value="0.195091">
                <text:p>0.195091</text:p>
              </table:table-cell>
              <table:table-cell office:value-type="float" office:value="0.342969776609724">
                <text:p>0.34296977660972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.87">
                <text:p>5.87</text:p>
              </table:table-cell>
              <table:table-cell office:value-type="float" office:value="0.196875">
                <text:p>0.196875</text:p>
              </table:table-cell>
              <table:table-cell office:value-type="float" office:value="0.345549738219895">
                <text:p>0.34554973821989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88">
                <text:p>5.88</text:p>
              </table:table-cell>
              <table:table-cell office:value-type="float" office:value="0.198652">
                <text:p>0.198652</text:p>
              </table:table-cell>
              <table:table-cell office:value-type="float" office:value="0.348109517601043">
                <text:p>0.34810951760104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.89">
                <text:p>5.89</text:p>
              </table:table-cell>
              <table:table-cell office:value-type="float" office:value="0.200423">
                <text:p>0.200423</text:p>
              </table:table-cell>
              <table:table-cell office:value-type="float" office:value="0.350649350649351">
                <text:p>0.35064935064935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.9">
                <text:p>5.9</text:p>
              </table:table-cell>
              <table:table-cell office:value-type="float" office:value="0.202174">
                <text:p>0.202174</text:p>
              </table:table-cell>
              <table:table-cell office:value-type="float" office:value="0.353169469598965">
                <text:p>0.3531694695989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.91">
                <text:p>5.91</text:p>
              </table:table-cell>
              <table:table-cell office:value-type="float" office:value="0.20392">
                <text:p>0.20392</text:p>
              </table:table-cell>
              <table:table-cell office:value-type="float" office:value="0.355670103092784">
                <text:p>0.35567010309278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.92">
                <text:p>5.92</text:p>
              </table:table-cell>
              <table:table-cell office:value-type="float" office:value="0.205667">
                <text:p>0.205667</text:p>
              </table:table-cell>
              <table:table-cell office:value-type="float" office:value="0.358151476251605">
                <text:p>0.35815147625160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.93">
                <text:p>5.93</text:p>
              </table:table-cell>
              <table:table-cell office:value-type="float" office:value="0.207406">
                <text:p>0.207406</text:p>
              </table:table-cell>
              <table:table-cell office:value-type="float" office:value="0.360613810741688">
                <text:p>0.3606138107416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.94">
                <text:p>5.94</text:p>
              </table:table-cell>
              <table:table-cell office:value-type="float" office:value="0.209137">
                <text:p>0.209137</text:p>
              </table:table-cell>
              <table:table-cell office:value-type="float" office:value="0.363057324840764">
                <text:p>0.36305732484076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.95">
                <text:p>5.95</text:p>
              </table:table-cell>
              <table:table-cell office:value-type="float" office:value="0.210859">
                <text:p>0.210859</text:p>
              </table:table-cell>
              <table:table-cell office:value-type="float" office:value="0.365482233502538">
                <text:p>0.36548223350253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.96">
                <text:p>5.96</text:p>
              </table:table-cell>
              <table:table-cell office:value-type="float" office:value="0.212576">
                <text:p>0.212576</text:p>
              </table:table-cell>
              <table:table-cell office:value-type="float" office:value="0.367888748419722">
                <text:p>0.3678887484197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.97">
                <text:p>5.97</text:p>
              </table:table-cell>
              <table:table-cell office:value-type="float" office:value="0.214289">
                <text:p>0.214289</text:p>
              </table:table-cell>
              <table:table-cell office:value-type="float" office:value="0.370277078085642">
                <text:p>0.3702770780856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.98">
                <text:p>5.98</text:p>
              </table:table-cell>
              <table:table-cell office:value-type="float" office:value="0.215993">
                <text:p>0.215993</text:p>
              </table:table-cell>
              <table:table-cell office:value-type="float" office:value="0.372647427854454">
                <text:p>0.37264742785445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99">
                <text:p>5.99</text:p>
              </table:table-cell>
              <table:table-cell office:value-type="float" office:value="0.217683">
                <text:p>0.217683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">
                <text:p>6</text:p>
              </table:table-cell>
              <table:table-cell office:value-type="float" office:value="0.219368">
                <text:p>0.219368</text:p>
              </table:table-cell>
              <table:table-cell office:value-type="float" office:value="0.37733499377335">
                <text:p>0.377334993773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.01">
                <text:p>6.01</text:p>
              </table:table-cell>
              <table:table-cell office:value-type="float" office:value="0.221044">
                <text:p>0.221044</text:p>
              </table:table-cell>
              <table:table-cell office:value-type="float" office:value="0.379652605459057">
                <text:p>0.37965260545905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02">
                <text:p>6.02</text:p>
              </table:table-cell>
              <table:table-cell office:value-type="float" office:value="0.222704">
                <text:p>0.222704</text:p>
              </table:table-cell>
              <table:table-cell office:value-type="float" office:value="0.381953028430161">
                <text:p>0.38195302843016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.03">
                <text:p>6.03</text:p>
              </table:table-cell>
              <table:table-cell office:value-type="float" office:value="0.224363">
                <text:p>0.224363</text:p>
              </table:table-cell>
              <table:table-cell office:value-type="float" office:value="0.38423645320197">
                <text:p>0.384236453201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.04">
                <text:p>6.04</text:p>
              </table:table-cell>
              <table:table-cell office:value-type="float" office:value="0.226021">
                <text:p>0.226021</text:p>
              </table:table-cell>
              <table:table-cell office:value-type="float" office:value="0.386503067484663">
                <text:p>0.38650306748466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.05">
                <text:p>6.05</text:p>
              </table:table-cell>
              <table:table-cell office:value-type="float" office:value="0.227666">
                <text:p>0.227666</text:p>
              </table:table-cell>
              <table:table-cell office:value-type="float" office:value="0.388753056234719">
                <text:p>0.38875305623471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.06">
                <text:p>6.06</text:p>
              </table:table-cell>
              <table:table-cell office:value-type="float" office:value="0.229304">
                <text:p>0.229304</text:p>
              </table:table-cell>
              <table:table-cell office:value-type="float" office:value="0.390986601705237">
                <text:p>0.3909866017052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.07">
                <text:p>6.07</text:p>
              </table:table-cell>
              <table:table-cell office:value-type="float" office:value="0.230945">
                <text:p>0.230945</text:p>
              </table:table-cell>
              <table:table-cell office:value-type="float" office:value="0.393203883495146">
                <text:p>0.39320388349514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.08">
                <text:p>6.08</text:p>
              </table:table-cell>
              <table:table-cell office:value-type="float" office:value="0.232581">
                <text:p>0.232581</text:p>
              </table:table-cell>
              <table:table-cell office:value-type="float" office:value="0.39540507859734">
                <text:p>0.3954050785973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.09">
                <text:p>6.09</text:p>
              </table:table-cell>
              <table:table-cell office:value-type="float" office:value="0.234198">
                <text:p>0.234198</text:p>
              </table:table-cell>
              <table:table-cell office:value-type="float" office:value="0.397590361445783">
                <text:p>0.39759036144578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1">
                <text:p>6.1</text:p>
              </table:table-cell>
              <table:table-cell office:value-type="float" office:value="0.235808">
                <text:p>0.235808</text:p>
              </table:table-cell>
              <table:table-cell office:value-type="float" office:value="0.399759903961585">
                <text:p>0.39975990396158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.11">
                <text:p>6.11</text:p>
              </table:table-cell>
              <table:table-cell office:value-type="float" office:value="0.237411">
                <text:p>0.237411</text:p>
              </table:table-cell>
              <table:table-cell office:value-type="float" office:value="0.401913875598086">
                <text:p>0.40191387559808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.12">
                <text:p>6.12</text:p>
              </table:table-cell>
              <table:table-cell office:value-type="float" office:value="0.239008">
                <text:p>0.239008</text:p>
              </table:table-cell>
              <table:table-cell office:value-type="float" office:value="0.404052443384982">
                <text:p>0.40405244338498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.13">
                <text:p>6.13</text:p>
              </table:table-cell>
              <table:table-cell office:value-type="float" office:value="0.240587">
                <text:p>0.240587</text:p>
              </table:table-cell>
              <table:table-cell office:value-type="float" office:value="0.406175771971496">
                <text:p>0.4061757719714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.14">
                <text:p>6.14</text:p>
              </table:table-cell>
              <table:table-cell office:value-type="float" office:value="0.242171">
                <text:p>0.242171</text:p>
              </table:table-cell>
              <table:table-cell office:value-type="float" office:value="0.408284023668639">
                <text:p>0.40828402366863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.15">
                <text:p>6.15</text:p>
              </table:table-cell>
              <table:table-cell office:value-type="float" office:value="0.243753">
                <text:p>0.243753</text:p>
              </table:table-cell>
              <table:table-cell office:value-type="float" office:value="0.410377358490566">
                <text:p>0.41037735849056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.16">
                <text:p>6.16</text:p>
              </table:table-cell>
              <table:table-cell office:value-type="float" office:value="0.245322">
                <text:p>0.245322</text:p>
              </table:table-cell>
              <table:table-cell office:value-type="float" office:value="0.412455934195065">
                <text:p>0.41245593419506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.17">
                <text:p>6.17</text:p>
              </table:table-cell>
              <table:table-cell office:value-type="float" office:value="0.246888">
                <text:p>0.246888</text:p>
              </table:table-cell>
              <table:table-cell office:value-type="float" office:value="0.414519906323185">
                <text:p>0.41451990632318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.18">
                <text:p>6.18</text:p>
              </table:table-cell>
              <table:table-cell office:value-type="float" office:value="0.248446">
                <text:p>0.248446</text:p>
              </table:table-cell>
              <table:table-cell office:value-type="float" office:value="0.41656942823804">
                <text:p>0.4165694282380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.19">
                <text:p>6.19</text:p>
              </table:table-cell>
              <table:table-cell office:value-type="float" office:value="0.250004">
                <text:p>0.250004</text:p>
              </table:table-cell>
              <table:table-cell office:value-type="float" office:value="0.418604651162791">
                <text:p>0.41860465116279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.2">
                <text:p>6.2</text:p>
              </table:table-cell>
              <table:table-cell office:value-type="float" office:value="0.251544">
                <text:p>0.251544</text:p>
              </table:table-cell>
              <table:table-cell office:value-type="float" office:value="0.420625724217845">
                <text:p>0.42062572421784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.21">
                <text:p>6.21</text:p>
              </table:table-cell>
              <table:table-cell office:value-type="float" office:value="0.253084">
                <text:p>0.253084</text:p>
              </table:table-cell>
              <table:table-cell office:value-type="float" office:value="0.422632794457275">
                <text:p>0.42263279445727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22">
                <text:p>6.22</text:p>
              </table:table-cell>
              <table:table-cell office:value-type="float" office:value="0.254616">
                <text:p>0.254616</text:p>
              </table:table-cell>
              <table:table-cell office:value-type="float" office:value="0.424626006904488">
                <text:p>0.42462600690448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.23">
                <text:p>6.23</text:p>
              </table:table-cell>
              <table:table-cell office:value-type="float" office:value="0.256126">
                <text:p>0.256126</text:p>
              </table:table-cell>
              <table:table-cell office:value-type="float" office:value="0.426605504587156">
                <text:p>0.4266055045871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.24">
                <text:p>6.24</text:p>
              </table:table-cell>
              <table:table-cell office:value-type="float" office:value="0.257645">
                <text:p>0.257645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25">
                <text:p>6.25</text:p>
              </table:table-cell>
              <table:table-cell office:value-type="float" office:value="0.259158">
                <text:p>0.259158</text:p>
              </table:table-cell>
              <table:table-cell office:value-type="float" office:value="0.430523917995444">
                <text:p>0.43052391799544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.26">
                <text:p>6.26</text:p>
              </table:table-cell>
              <table:table-cell office:value-type="float" office:value="0.260663">
                <text:p>0.260663</text:p>
              </table:table-cell>
              <table:table-cell office:value-type="float" office:value="0.432463110102157">
                <text:p>0.4324631101021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.27">
                <text:p>6.27</text:p>
              </table:table-cell>
              <table:table-cell office:value-type="float" office:value="0.262163">
                <text:p>0.262163</text:p>
              </table:table-cell>
              <table:table-cell office:value-type="float" office:value="0.434389140271493">
                <text:p>0.43438914027149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.28">
                <text:p>6.28</text:p>
              </table:table-cell>
              <table:table-cell office:value-type="float" office:value="0.263667">
                <text:p>0.263667</text:p>
              </table:table-cell>
              <table:table-cell office:value-type="float" office:value="0.43630214205186">
                <text:p>0.4363021420518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29">
                <text:p>6.29</text:p>
              </table:table-cell>
              <table:table-cell office:value-type="float" office:value="0.26515">
                <text:p>0.26515</text:p>
              </table:table-cell>
              <table:table-cell office:value-type="float" office:value="0.438202247191011">
                <text:p>0.4382022471910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.3">
                <text:p>6.3</text:p>
              </table:table-cell>
              <table:table-cell office:value-type="float" office:value="0.266626">
                <text:p>0.266626</text:p>
              </table:table-cell>
              <table:table-cell office:value-type="float" office:value="0.440089585666293">
                <text:p>0.4400895856662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.31">
                <text:p>6.31</text:p>
              </table:table-cell>
              <table:table-cell office:value-type="float" office:value="0.268102">
                <text:p>0.268102</text:p>
              </table:table-cell>
              <table:table-cell office:value-type="float" office:value="0.441964285714286">
                <text:p>0.44196428571428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.32">
                <text:p>6.32</text:p>
              </table:table-cell>
              <table:table-cell office:value-type="float" office:value="0.269565">
                <text:p>0.269565</text:p>
              </table:table-cell>
              <table:table-cell office:value-type="float" office:value="0.443826473859844">
                <text:p>0.44382647385984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.33">
                <text:p>6.33</text:p>
              </table:table-cell>
              <table:table-cell office:value-type="float" office:value="0.271011">
                <text:p>0.271011</text:p>
              </table:table-cell>
              <table:table-cell office:value-type="float" office:value="0.445676274944568">
                <text:p>0.44567627494456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.34">
                <text:p>6.34</text:p>
              </table:table-cell>
              <table:table-cell office:value-type="float" office:value="0.272472">
                <text:p>0.272472</text:p>
              </table:table-cell>
              <table:table-cell office:value-type="float" office:value="0.447513812154696">
                <text:p>0.44751381215469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.35">
                <text:p>6.35</text:p>
              </table:table-cell>
              <table:table-cell office:value-type="float" office:value="0.273919">
                <text:p>0.273919</text:p>
              </table:table-cell>
              <table:table-cell office:value-type="float" office:value="0.449339207048458">
                <text:p>0.44933920704845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.36">
                <text:p>6.36</text:p>
              </table:table-cell>
              <table:table-cell office:value-type="float" office:value="0.275362">
                <text:p>0.275362</text:p>
              </table:table-cell>
              <table:table-cell office:value-type="float" office:value="0.451152579582876">
                <text:p>0.45115257958287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.37">
                <text:p>6.37</text:p>
              </table:table-cell>
              <table:table-cell office:value-type="float" office:value="0.276808">
                <text:p>0.276808</text:p>
              </table:table-cell>
              <table:table-cell office:value-type="float" office:value="0.452954048140044">
                <text:p>0.45295404814004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.38">
                <text:p>6.38</text:p>
              </table:table-cell>
              <table:table-cell office:value-type="float" office:value="0.278243">
                <text:p>0.278243</text:p>
              </table:table-cell>
              <table:table-cell office:value-type="float" office:value="0.45474372955289">
                <text:p>0.4547437295528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.39">
                <text:p>6.39</text:p>
              </table:table-cell>
              <table:table-cell office:value-type="float" office:value="0.279656">
                <text:p>0.279656</text:p>
              </table:table-cell>
              <table:table-cell office:value-type="float" office:value="0.456521739130435">
                <text:p>0.45652173913043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.4">
                <text:p>6.4</text:p>
              </table:table-cell>
              <table:table-cell office:value-type="float" office:value="0.281079">
                <text:p>0.281079</text:p>
              </table:table-cell>
              <table:table-cell office:value-type="float" office:value="0.458288190682557">
                <text:p>0.45828819068255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.41">
                <text:p>6.41</text:p>
              </table:table-cell>
              <table:table-cell office:value-type="float" office:value="0.282485">
                <text:p>0.282485</text:p>
              </table:table-cell>
              <table:table-cell office:value-type="float" office:value="0.460043196544276">
                <text:p>0.460043196544276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.42">
                <text:p>6.42</text:p>
              </table:table-cell>
              <table:table-cell office:value-type="float" office:value="0.28389">
                <text:p>0.28389</text:p>
              </table:table-cell>
              <table:table-cell office:value-type="float" office:value="0.461786867599569">
                <text:p>0.46178686759956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.43">
                <text:p>6.43</text:p>
              </table:table-cell>
              <table:table-cell office:value-type="float" office:value="0.28529">
                <text:p>0.28529</text:p>
              </table:table-cell>
              <table:table-cell office:value-type="float" office:value="0.463519313304721">
                <text:p>0.46351931330472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44">
                <text:p>6.44</text:p>
              </table:table-cell>
              <table:table-cell office:value-type="float" office:value="0.286686">
                <text:p>0.286686</text:p>
              </table:table-cell>
              <table:table-cell office:value-type="float" office:value="0.46524064171123">
                <text:p>0.4652406417112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.45">
                <text:p>6.45</text:p>
              </table:table-cell>
              <table:table-cell office:value-type="float" office:value="0.288076">
                <text:p>0.288076</text:p>
              </table:table-cell>
              <table:table-cell office:value-type="float" office:value="0.466950959488273">
                <text:p>0.46695095948827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.46">
                <text:p>6.46</text:p>
              </table:table-cell>
              <table:table-cell office:value-type="float" office:value="0.289467">
                <text:p>0.289467</text:p>
              </table:table-cell>
              <table:table-cell office:value-type="float" office:value="0.46865037194474">
                <text:p>0.4686503719447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.47">
                <text:p>6.47</text:p>
              </table:table-cell>
              <table:table-cell office:value-type="float" office:value="0.290847">
                <text:p>0.290847</text:p>
              </table:table-cell>
              <table:table-cell office:value-type="float" office:value="0.470338983050847">
                <text:p>0.47033898305084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.48">
                <text:p>6.48</text:p>
              </table:table-cell>
              <table:table-cell office:value-type="float" office:value="0.292216">
                <text:p>0.292216</text:p>
              </table:table-cell>
              <table:table-cell office:value-type="float" office:value="0.472016895459345">
                <text:p>0.47201689545934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.49">
                <text:p>6.49</text:p>
              </table:table-cell>
              <table:table-cell office:value-type="float" office:value="0.293586">
                <text:p>0.293586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.5">
                <text:p>6.5</text:p>
              </table:table-cell>
              <table:table-cell office:value-type="float" office:value="0.294928">
                <text:p>0.294928</text:p>
              </table:table-cell>
              <table:table-cell office:value-type="float" office:value="0.475341028331585">
                <text:p>0.47534102833158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.51">
                <text:p>6.51</text:p>
              </table:table-cell>
              <table:table-cell office:value-type="float" office:value="0.296286">
                <text:p>0.296286</text:p>
              </table:table-cell>
              <table:table-cell office:value-type="float" office:value="0.476987447698745">
                <text:p>0.47698744769874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.52">
                <text:p>6.52</text:p>
              </table:table-cell>
              <table:table-cell office:value-type="float" office:value="0.297643">
                <text:p>0.297643</text:p>
              </table:table-cell>
              <table:table-cell office:value-type="float" office:value="0.478623566214807">
                <text:p>0.47862356621480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.53">
                <text:p>6.53</text:p>
              </table:table-cell>
              <table:table-cell office:value-type="float" office:value="0.298991">
                <text:p>0.298991</text:p>
              </table:table-cell>
              <table:table-cell office:value-type="float" office:value="0.48024948024948">
                <text:p>0.480249480249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.54">
                <text:p>6.54</text:p>
              </table:table-cell>
              <table:table-cell office:value-type="float" office:value="0.300325">
                <text:p>0.300325</text:p>
              </table:table-cell>
              <table:table-cell office:value-type="float" office:value="0.481865284974093">
                <text:p>0.48186528497409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.55">
                <text:p>6.55</text:p>
              </table:table-cell>
              <table:table-cell office:value-type="float" office:value="0.301667">
                <text:p>0.301667</text:p>
              </table:table-cell>
              <table:table-cell office:value-type="float" office:value="0.483471074380165">
                <text:p>0.48347107438016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.56">
                <text:p>6.56</text:p>
              </table:table-cell>
              <table:table-cell office:value-type="float" office:value="0.302992">
                <text:p>0.302992</text:p>
              </table:table-cell>
              <table:table-cell office:value-type="float" office:value="0.485066941297631">
                <text:p>0.48506694129763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.57">
                <text:p>6.57</text:p>
              </table:table-cell>
              <table:table-cell office:value-type="float" office:value="0.30432">
                <text:p>0.30432</text:p>
              </table:table-cell>
              <table:table-cell office:value-type="float" office:value="0.486652977412731">
                <text:p>0.48665297741273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58">
                <text:p>6.58</text:p>
              </table:table-cell>
              <table:table-cell office:value-type="float" office:value="0.30563">
                <text:p>0.30563</text:p>
              </table:table-cell>
              <table:table-cell office:value-type="float" office:value="0.488229273285568">
                <text:p>0.48822927328556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.59">
                <text:p>6.59</text:p>
              </table:table-cell>
              <table:table-cell office:value-type="float" office:value="0.306935">
                <text:p>0.306935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.6">
                <text:p>6.6</text:p>
              </table:table-cell>
              <table:table-cell office:value-type="float" office:value="0.308249">
                <text:p>0.308249</text:p>
              </table:table-cell>
              <table:table-cell office:value-type="float" office:value="0.491353001017294">
                <text:p>0.49135300101729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.61">
                <text:p>6.61</text:p>
              </table:table-cell>
              <table:table-cell office:value-type="float" office:value="0.30955">
                <text:p>0.30955</text:p>
              </table:table-cell>
              <table:table-cell office:value-type="float" office:value="0.49290060851927">
                <text:p>0.4929006085192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.62">
                <text:p>6.62</text:p>
              </table:table-cell>
              <table:table-cell office:value-type="float" office:value="0.310855">
                <text:p>0.310855</text:p>
              </table:table-cell>
              <table:table-cell office:value-type="float" office:value="0.494438827098079">
                <text:p>0.49443882709807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.63">
                <text:p>6.63</text:p>
              </table:table-cell>
              <table:table-cell office:value-type="float" office:value="0.312144">
                <text:p>0.312144</text:p>
              </table:table-cell>
              <table:table-cell office:value-type="float" office:value="0.495967741935484">
                <text:p>0.49596774193548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.64">
                <text:p>6.64</text:p>
              </table:table-cell>
              <table:table-cell office:value-type="float" office:value="0.31343">
                <text:p>0.31343</text:p>
              </table:table-cell>
              <table:table-cell office:value-type="float" office:value="0.49748743718593">
                <text:p>0.4974874371859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.65">
                <text:p>6.65</text:p>
              </table:table-cell>
              <table:table-cell office:value-type="float" office:value="0.31472">
                <text:p>0.31472</text:p>
              </table:table-cell>
              <table:table-cell office:value-type="float" office:value="0.498997995991984">
                <text:p>0.49899799599198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.66">
                <text:p>6.66</text:p>
              </table:table-cell>
              <table:table-cell office:value-type="float" office:value="0.315988">
                <text:p>0.315988</text:p>
              </table:table-cell>
              <table:table-cell office:value-type="float" office:value="0.5004995004995">
                <text:p>0.50049950049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.67">
                <text:p>6.67</text:p>
              </table:table-cell>
              <table:table-cell office:value-type="float" office:value="0.31725">
                <text:p>0.31725</text:p>
              </table:table-cell>
              <table:table-cell office:value-type="float" office:value="0.50199203187251">
                <text:p>0.5019920318725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.68">
                <text:p>6.68</text:p>
              </table:table-cell>
              <table:table-cell office:value-type="float" office:value="0.318513">
                <text:p>0.318513</text:p>
              </table:table-cell>
              <table:table-cell office:value-type="float" office:value="0.503475670307845">
                <text:p>0.50347567030784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.69">
                <text:p>6.69</text:p>
              </table:table-cell>
              <table:table-cell office:value-type="float" office:value="0.31978">
                <text:p>0.31978</text:p>
              </table:table-cell>
              <table:table-cell office:value-type="float" office:value="0.504950495049505">
                <text:p>0.50495049504950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.7">
                <text:p>6.7</text:p>
              </table:table-cell>
              <table:table-cell office:value-type="float" office:value="0.321035">
                <text:p>0.321035</text:p>
              </table:table-cell>
              <table:table-cell office:value-type="float" office:value="0.506416584402764">
                <text:p>0.50641658440276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.71">
                <text:p>6.71</text:p>
              </table:table-cell>
              <table:table-cell office:value-type="float" office:value="0.322283">
                <text:p>0.322283</text:p>
              </table:table-cell>
              <table:table-cell office:value-type="float" office:value="0.507874015748032">
                <text:p>0.50787401574803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.72">
                <text:p>6.72</text:p>
              </table:table-cell>
              <table:table-cell office:value-type="float" office:value="0.323528">
                <text:p>0.323528</text:p>
              </table:table-cell>
              <table:table-cell office:value-type="float" office:value="0.509322865554465">
                <text:p>0.50932286555446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.73">
                <text:p>6.73</text:p>
              </table:table-cell>
              <table:table-cell office:value-type="float" office:value="0.324775">
                <text:p>0.324775</text:p>
              </table:table-cell>
              <table:table-cell office:value-type="float" office:value="0.510763209393346">
                <text:p>0.51076320939334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.74">
                <text:p>6.74</text:p>
              </table:table-cell>
              <table:table-cell office:value-type="float" office:value="0.325999">
                <text:p>0.325999</text:p>
              </table:table-cell>
              <table:table-cell office:value-type="float" office:value="0.51219512195122">
                <text:p>0.51219512195122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.75">
                <text:p>6.75</text:p>
              </table:table-cell>
              <table:table-cell office:value-type="float" office:value="0.32723">
                <text:p>0.32723</text:p>
              </table:table-cell>
              <table:table-cell office:value-type="float" office:value="0.513618677042802">
                <text:p>0.51361867704280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.76">
                <text:p>6.76</text:p>
              </table:table-cell>
              <table:table-cell office:value-type="float" office:value="0.328461">
                <text:p>0.328461</text:p>
              </table:table-cell>
              <table:table-cell office:value-type="float" office:value="0.515033947623666">
                <text:p>0.51503394762366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.77">
                <text:p>6.77</text:p>
              </table:table-cell>
              <table:table-cell office:value-type="float" office:value="0.32968">
                <text:p>0.32968</text:p>
              </table:table-cell>
              <table:table-cell office:value-type="float" office:value="0.516441005802708">
                <text:p>0.51644100580270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.78">
                <text:p>6.78</text:p>
              </table:table-cell>
              <table:table-cell office:value-type="float" office:value="0.3309">
                <text:p>0.3309</text:p>
              </table:table-cell>
              <table:table-cell office:value-type="float" office:value="0.517839922854388">
                <text:p>0.51783992285438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.79">
                <text:p>6.79</text:p>
              </table:table-cell>
              <table:table-cell office:value-type="float" office:value="0.332127">
                <text:p>0.332127</text:p>
              </table:table-cell>
              <table:table-cell office:value-type="float" office:value="0.519230769230769">
                <text:p>0.51923076923076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.8">
                <text:p>6.8</text:p>
              </table:table-cell>
              <table:table-cell office:value-type="float" office:value="0.333328">
                <text:p>0.333328</text:p>
              </table:table-cell>
              <table:table-cell office:value-type="float" office:value="0.520613614573346">
                <text:p>0.52061361457334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.81">
                <text:p>6.81</text:p>
              </table:table-cell>
              <table:table-cell office:value-type="float" office:value="0.33453">
                <text:p>0.33453</text:p>
              </table:table-cell>
              <table:table-cell office:value-type="float" office:value="0.521988527724665">
                <text:p>0.5219885277246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.82">
                <text:p>6.82</text:p>
              </table:table-cell>
              <table:table-cell office:value-type="float" office:value="0.335714">
                <text:p>0.335714</text:p>
              </table:table-cell>
              <table:table-cell office:value-type="float" office:value="0.523355576739752">
                <text:p>0.52335557673975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.83">
                <text:p>6.83</text:p>
              </table:table-cell>
              <table:table-cell office:value-type="float" office:value="0.336913">
                <text:p>0.336913</text:p>
              </table:table-cell>
              <table:table-cell office:value-type="float" office:value="0.524714828897338">
                <text:p>0.52471482889733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.84">
                <text:p>6.84</text:p>
              </table:table-cell>
              <table:table-cell office:value-type="float" office:value="0.338112">
                <text:p>0.338112</text:p>
              </table:table-cell>
              <table:table-cell office:value-type="float" office:value="0.5260663507109">
                <text:p>0.526066350710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.85">
                <text:p>6.85</text:p>
              </table:table-cell>
              <table:table-cell office:value-type="float" office:value="0.339287">
                <text:p>0.339287</text:p>
              </table:table-cell>
              <table:table-cell office:value-type="float" office:value="0.527410207939508">
                <text:p>0.52741020793950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.86">
                <text:p>6.86</text:p>
              </table:table-cell>
              <table:table-cell office:value-type="float" office:value="0.34048">
                <text:p>0.34048</text:p>
              </table:table-cell>
              <table:table-cell office:value-type="float" office:value="0.528746465598492">
                <text:p>0.52874646559849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.87">
                <text:p>6.87</text:p>
              </table:table-cell>
              <table:table-cell office:value-type="float" office:value="0.341644">
                <text:p>0.341644</text:p>
              </table:table-cell>
              <table:table-cell office:value-type="float" office:value="0.530075187969925">
                <text:p>0.5300751879699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.88">
                <text:p>6.88</text:p>
              </table:table-cell>
              <table:table-cell office:value-type="float" office:value="0.342821">
                <text:p>0.342821</text:p>
              </table:table-cell>
              <table:table-cell office:value-type="float" office:value="0.531396438612934">
                <text:p>0.53139643861293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.89">
                <text:p>6.89</text:p>
              </table:table-cell>
              <table:table-cell office:value-type="float" office:value="0.343978">
                <text:p>0.343978</text:p>
              </table:table-cell>
              <table:table-cell office:value-type="float" office:value="0.532710280373832">
                <text:p>0.532710280373832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.9">
                <text:p>6.9</text:p>
              </table:table-cell>
              <table:table-cell office:value-type="float" office:value="0.345139">
                <text:p>0.345139</text:p>
              </table:table-cell>
              <table:table-cell office:value-type="float" office:value="0.534016775396086">
                <text:p>0.534016775396086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91">
                <text:p>6.91</text:p>
              </table:table-cell>
              <table:table-cell office:value-type="float" office:value="0.346297">
                <text:p>0.346297</text:p>
              </table:table-cell>
              <table:table-cell office:value-type="float" office:value="0.535315985130112">
                <text:p>0.53531598513011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.92">
                <text:p>6.92</text:p>
              </table:table-cell>
              <table:table-cell office:value-type="float" office:value="0.34745">
                <text:p>0.34745</text:p>
              </table:table-cell>
              <table:table-cell office:value-type="float" office:value="0.53660797034291">
                <text:p>0.5366079703429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.93">
                <text:p>6.93</text:p>
              </table:table-cell>
              <table:table-cell office:value-type="float" office:value="0.348599">
                <text:p>0.348599</text:p>
              </table:table-cell>
              <table:table-cell office:value-type="float" office:value="0.537892791127542">
                <text:p>0.5378927911275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.94">
                <text:p>6.94</text:p>
              </table:table-cell>
              <table:table-cell office:value-type="float" office:value="0.349739">
                <text:p>0.349739</text:p>
              </table:table-cell>
              <table:table-cell office:value-type="float" office:value="0.539170506912442">
                <text:p>0.53917050691244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.95">
                <text:p>6.95</text:p>
              </table:table-cell>
              <table:table-cell office:value-type="float" office:value="0.35088">
                <text:p>0.35088</text:p>
              </table:table-cell>
              <table:table-cell office:value-type="float" office:value="0.540441176470588">
                <text:p>0.54044117647058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.96">
                <text:p>6.96</text:p>
              </table:table-cell>
              <table:table-cell office:value-type="float" office:value="0.352005">
                <text:p>0.352005</text:p>
              </table:table-cell>
              <table:table-cell office:value-type="float" office:value="0.541704857928506">
                <text:p>0.541704857928506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.97">
                <text:p>6.97</text:p>
              </table:table-cell>
              <table:table-cell office:value-type="float" office:value="0.35314">
                <text:p>0.35314</text:p>
              </table:table-cell>
              <table:table-cell office:value-type="float" office:value="0.542961608775137">
                <text:p>0.54296160877513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98">
                <text:p>6.98</text:p>
              </table:table-cell>
              <table:table-cell office:value-type="float" office:value="0.354264">
                <text:p>0.354264</text:p>
              </table:table-cell>
              <table:table-cell office:value-type="float" office:value="0.544211485870556">
                <text:p>0.544211485870556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6.99">
                <text:p>6.99</text:p>
              </table:table-cell>
              <table:table-cell office:value-type="float" office:value="0.355383">
                <text:p>0.355383</text:p>
              </table:table-cell>
              <table:table-cell office:value-type="float" office:value="0.545454545454545">
                <text:p>0.54545454545454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">
                <text:p>7</text:p>
              </table:table-cell>
              <table:table-cell office:value-type="float" office:value="0.356516">
                <text:p>0.356516</text:p>
              </table:table-cell>
              <table:table-cell office:value-type="float" office:value="0.546690843155032">
                <text:p>0.54669084315503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.01">
                <text:p>7.01</text:p>
              </table:table-cell>
              <table:table-cell office:value-type="float" office:value="0.357624">
                <text:p>0.357624</text:p>
              </table:table-cell>
              <table:table-cell office:value-type="float" office:value="0.547920433996383">
                <text:p>0.54792043399638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.02">
                <text:p>7.02</text:p>
              </table:table-cell>
              <table:table-cell office:value-type="float" office:value="0.358737">
                <text:p>0.358737</text:p>
              </table:table-cell>
              <table:table-cell office:value-type="float" office:value="0.549143372407574">
                <text:p>0.5491433724075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.03">
                <text:p>7.03</text:p>
              </table:table-cell>
              <table:table-cell office:value-type="float" office:value="0.359833">
                <text:p>0.359833</text:p>
              </table:table-cell>
              <table:table-cell office:value-type="float" office:value="0.550359712230216">
                <text:p>0.55035971223021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04">
                <text:p>7.04</text:p>
              </table:table-cell>
              <table:table-cell office:value-type="float" office:value="0.360931">
                <text:p>0.360931</text:p>
              </table:table-cell>
              <table:table-cell office:value-type="float" office:value="0.551569506726457">
                <text:p>0.55156950672645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.05">
                <text:p>7.05</text:p>
              </table:table-cell>
              <table:table-cell office:value-type="float" office:value="0.362034">
                <text:p>0.362034</text:p>
              </table:table-cell>
              <table:table-cell office:value-type="float" office:value="0.552772808586762">
                <text:p>0.5527728085867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.06">
                <text:p>7.06</text:p>
              </table:table-cell>
              <table:table-cell office:value-type="float" office:value="0.363124">
                <text:p>0.363124</text:p>
              </table:table-cell>
              <table:table-cell office:value-type="float" office:value="0.553969669937556">
                <text:p>0.553969669937556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.07">
                <text:p>7.07</text:p>
              </table:table-cell>
              <table:table-cell office:value-type="float" office:value="0.364227">
                <text:p>0.364227</text:p>
              </table:table-cell>
              <table:table-cell office:value-type="float" office:value="0.555160142348754">
                <text:p>0.55516014234875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.08">
                <text:p>7.08</text:p>
              </table:table-cell>
              <table:table-cell office:value-type="float" office:value="0.365308">
                <text:p>0.365308</text:p>
              </table:table-cell>
              <table:table-cell office:value-type="float" office:value="0.556344276841171">
                <text:p>0.55634427684117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.09">
                <text:p>7.09</text:p>
              </table:table-cell>
              <table:table-cell office:value-type="float" office:value="0.366391">
                <text:p>0.366391</text:p>
              </table:table-cell>
              <table:table-cell office:value-type="float" office:value="0.557522123893805">
                <text:p>0.55752212389380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">
                <text:p>7.1</text:p>
              </table:table-cell>
              <table:table-cell office:value-type="float" office:value="0.367457">
                <text:p>0.367457</text:p>
              </table:table-cell>
              <table:table-cell office:value-type="float" office:value="0.558693733451015">
                <text:p>0.55869373345101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.11">
                <text:p>7.11</text:p>
              </table:table-cell>
              <table:table-cell office:value-type="float" office:value="0.36853">
                <text:p>0.36853</text:p>
              </table:table-cell>
              <table:table-cell office:value-type="float" office:value="0.559859154929578">
                <text:p>0.5598591549295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.12">
                <text:p>7.12</text:p>
              </table:table-cell>
              <table:table-cell office:value-type="float" office:value="0.369601">
                <text:p>0.369601</text:p>
              </table:table-cell>
              <table:table-cell office:value-type="float" office:value="0.561018437225637">
                <text:p>0.56101843722563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.13">
                <text:p>7.13</text:p>
              </table:table-cell>
              <table:table-cell office:value-type="float" office:value="0.370677">
                <text:p>0.370677</text:p>
              </table:table-cell>
              <table:table-cell office:value-type="float" office:value="0.562171628721541">
                <text:p>0.5621716287215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.14">
                <text:p>7.14</text:p>
              </table:table-cell>
              <table:table-cell office:value-type="float" office:value="0.371743">
                <text:p>0.371743</text:p>
              </table:table-cell>
              <table:table-cell office:value-type="float" office:value="0.563318777292576">
                <text:p>0.56331877729257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.15">
                <text:p>7.15</text:p>
              </table:table-cell>
              <table:table-cell office:value-type="float" office:value="0.372788">
                <text:p>0.372788</text:p>
              </table:table-cell>
              <table:table-cell office:value-type="float" office:value="0.564459930313589">
                <text:p>0.56445993031358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.16">
                <text:p>7.16</text:p>
              </table:table-cell>
              <table:table-cell office:value-type="float" office:value="0.373847">
                <text:p>0.373847</text:p>
              </table:table-cell>
              <table:table-cell office:value-type="float" office:value="0.565595134665508">
                <text:p>0.56559513466550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.17">
                <text:p>7.17</text:p>
              </table:table-cell>
              <table:table-cell office:value-type="float" office:value="0.374889">
                <text:p>0.374889</text:p>
              </table:table-cell>
              <table:table-cell office:value-type="float" office:value="0.566724436741768">
                <text:p>0.56672443674176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.18">
                <text:p>7.18</text:p>
              </table:table-cell>
              <table:table-cell office:value-type="float" office:value="0.375934">
                <text:p>0.375934</text:p>
              </table:table-cell>
              <table:table-cell office:value-type="float" office:value="0.567847882454624">
                <text:p>0.5678478824546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.19">
                <text:p>7.19</text:p>
              </table:table-cell>
              <table:table-cell office:value-type="float" office:value="0.376986">
                <text:p>0.376986</text:p>
              </table:table-cell>
              <table:table-cell office:value-type="float" office:value="0.568965517241379">
                <text:p>0.56896551724137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.2">
                <text:p>7.2</text:p>
              </table:table-cell>
              <table:table-cell office:value-type="float" office:value="0.378021">
                <text:p>0.378021</text:p>
              </table:table-cell>
              <table:table-cell office:value-type="float" office:value="0.570077386070507">
                <text:p>0.57007738607050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.21">
                <text:p>7.21</text:p>
              </table:table-cell>
              <table:table-cell office:value-type="float" office:value="0.379051">
                <text:p>0.379051</text:p>
              </table:table-cell>
              <table:table-cell office:value-type="float" office:value="0.571183533447684">
                <text:p>0.57118353344768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.22">
                <text:p>7.22</text:p>
              </table:table-cell>
              <table:table-cell office:value-type="float" office:value="0.380086">
                <text:p>0.380086</text:p>
              </table:table-cell>
              <table:table-cell office:value-type="float" office:value="0.572284003421728">
                <text:p>0.57228400342172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.23">
                <text:p>7.23</text:p>
              </table:table-cell>
              <table:table-cell office:value-type="float" office:value="0.381109">
                <text:p>0.381109</text:p>
              </table:table-cell>
              <table:table-cell office:value-type="float" office:value="0.573378839590444">
                <text:p>0.57337883959044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.24">
                <text:p>7.24</text:p>
              </table:table-cell>
              <table:table-cell office:value-type="float" office:value="0.382123">
                <text:p>0.382123</text:p>
              </table:table-cell>
              <table:table-cell office:value-type="float" office:value="0.574468085106383">
                <text:p>0.57446808510638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.25">
                <text:p>7.25</text:p>
              </table:table-cell>
              <table:table-cell office:value-type="float" office:value="0.38315">
                <text:p>0.38315</text:p>
              </table:table-cell>
              <table:table-cell office:value-type="float" office:value="0.575551782682513">
                <text:p>0.57555178268251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.26">
                <text:p>7.26</text:p>
              </table:table-cell>
              <table:table-cell office:value-type="float" office:value="0.384171">
                <text:p>0.384171</text:p>
              </table:table-cell>
              <table:table-cell office:value-type="float" office:value="0.576629974597799">
                <text:p>0.5766299745977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.27">
                <text:p>7.27</text:p>
              </table:table-cell>
              <table:table-cell office:value-type="float" office:value="0.385186">
                <text:p>0.385186</text:p>
              </table:table-cell>
              <table:table-cell office:value-type="float" office:value="0.577702702702703">
                <text:p>0.5777027027027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.28">
                <text:p>7.28</text:p>
              </table:table-cell>
              <table:table-cell office:value-type="float" office:value="0.386188">
                <text:p>0.386188</text:p>
              </table:table-cell>
              <table:table-cell office:value-type="float" office:value="0.5787700084246">
                <text:p>0.57877000842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.29">
                <text:p>7.29</text:p>
              </table:table-cell>
              <table:table-cell office:value-type="float" office:value="0.387195">
                <text:p>0.387195</text:p>
              </table:table-cell>
              <table:table-cell office:value-type="float" office:value="0.579831932773109">
                <text:p>0.579831932773109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.3">
                <text:p>7.3</text:p>
              </table:table-cell>
              <table:table-cell office:value-type="float" office:value="0.38818">
                <text:p>0.38818</text:p>
              </table:table-cell>
              <table:table-cell office:value-type="float" office:value="0.580888516345348">
                <text:p>0.58088851634534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.31">
                <text:p>7.31</text:p>
              </table:table-cell>
              <table:table-cell office:value-type="float" office:value="0.38919">
                <text:p>0.38919</text:p>
              </table:table-cell>
              <table:table-cell office:value-type="float" office:value="0.581939799331104">
                <text:p>0.58193979933110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.32">
                <text:p>7.32</text:p>
              </table:table-cell>
              <table:table-cell office:value-type="float" office:value="0.390191">
                <text:p>0.390191</text:p>
              </table:table-cell>
              <table:table-cell office:value-type="float" office:value="0.582985821517932">
                <text:p>0.58298582151793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.33">
                <text:p>7.33</text:p>
              </table:table-cell>
              <table:table-cell office:value-type="float" office:value="0.391179">
                <text:p>0.391179</text:p>
              </table:table-cell>
              <table:table-cell office:value-type="float" office:value="0.584026622296173">
                <text:p>0.58402662229617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.34">
                <text:p>7.34</text:p>
              </table:table-cell>
              <table:table-cell office:value-type="float" office:value="0.392162">
                <text:p>0.392162</text:p>
              </table:table-cell>
              <table:table-cell office:value-type="float" office:value="0.5850622406639">
                <text:p>0.585062240663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.35">
                <text:p>7.35</text:p>
              </table:table-cell>
              <table:table-cell office:value-type="float" office:value="0.393151">
                <text:p>0.393151</text:p>
              </table:table-cell>
              <table:table-cell office:value-type="float" office:value="0.586092715231788">
                <text:p>0.58609271523178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.36">
                <text:p>7.36</text:p>
              </table:table-cell>
              <table:table-cell office:value-type="float" office:value="0.394124">
                <text:p>0.394124</text:p>
              </table:table-cell>
              <table:table-cell office:value-type="float" office:value="0.587118084227911">
                <text:p>0.5871180842279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.37">
                <text:p>7.37</text:p>
              </table:table-cell>
              <table:table-cell office:value-type="float" office:value="0.395092">
                <text:p>0.395092</text:p>
              </table:table-cell>
              <table:table-cell office:value-type="float" office:value="0.588138385502471">
                <text:p>0.58813838550247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.38">
                <text:p>7.38</text:p>
              </table:table-cell>
              <table:table-cell office:value-type="float" office:value="0.396071">
                <text:p>0.396071</text:p>
              </table:table-cell>
              <table:table-cell office:value-type="float" office:value="0.589153656532457">
                <text:p>0.58915365653245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.39">
                <text:p>7.39</text:p>
              </table:table-cell>
              <table:table-cell office:value-type="float" office:value="0.397048">
                <text:p>0.397048</text:p>
              </table:table-cell>
              <table:table-cell office:value-type="float" office:value="0.590163934426229">
                <text:p>0.59016393442622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.4">
                <text:p>7.4</text:p>
              </table:table-cell>
              <table:table-cell office:value-type="float" office:value="0.398013">
                <text:p>0.398013</text:p>
              </table:table-cell>
              <table:table-cell office:value-type="float" office:value="0.591169255928046">
                <text:p>0.5911692559280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.41">
                <text:p>7.41</text:p>
              </table:table-cell>
              <table:table-cell office:value-type="float" office:value="0.398972">
                <text:p>0.398972</text:p>
              </table:table-cell>
              <table:table-cell office:value-type="float" office:value="0.592169657422512">
                <text:p>0.592169657422512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42">
                <text:p>7.42</text:p>
              </table:table-cell>
              <table:table-cell office:value-type="float" office:value="0.399939">
                <text:p>0.399939</text:p>
              </table:table-cell>
              <table:table-cell office:value-type="float" office:value="0.593165174938975">
                <text:p>0.59316517493897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.43">
                <text:p>7.43</text:p>
              </table:table-cell>
              <table:table-cell office:value-type="float" office:value="0.400878">
                <text:p>0.400878</text:p>
              </table:table-cell>
              <table:table-cell office:value-type="float" office:value="0.594155844155844">
                <text:p>0.59415584415584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.44">
                <text:p>7.44</text:p>
              </table:table-cell>
              <table:table-cell office:value-type="float" office:value="0.401841">
                <text:p>0.401841</text:p>
              </table:table-cell>
              <table:table-cell office:value-type="float" office:value="0.595141700404858">
                <text:p>0.59514170040485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.45">
                <text:p>7.45</text:p>
              </table:table-cell>
              <table:table-cell office:value-type="float" office:value="0.402788">
                <text:p>0.402788</text:p>
              </table:table-cell>
              <table:table-cell office:value-type="float" office:value="0.596122778675283">
                <text:p>0.59612277867528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.46">
                <text:p>7.46</text:p>
              </table:table-cell>
              <table:table-cell office:value-type="float" office:value="0.403739">
                <text:p>0.403739</text:p>
              </table:table-cell>
              <table:table-cell office:value-type="float" office:value="0.59709911361805">
                <text:p>0.5970991136180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.47">
                <text:p>7.47</text:p>
              </table:table-cell>
              <table:table-cell office:value-type="float" office:value="0.404683">
                <text:p>0.404683</text:p>
              </table:table-cell>
              <table:table-cell office:value-type="float" office:value="0.598070739549839">
                <text:p>0.59807073954983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.48">
                <text:p>7.48</text:p>
              </table:table-cell>
              <table:table-cell office:value-type="float" office:value="0.405627">
                <text:p>0.405627</text:p>
              </table:table-cell>
              <table:table-cell office:value-type="float" office:value="0.599037690457097">
                <text:p>0.5990376904570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.49">
                <text:p>7.49</text:p>
              </table:table-cell>
              <table:table-cell office:value-type="float" office:value="0.406547">
                <text:p>0.406547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.5">
                <text:p>7.5</text:p>
              </table:table-cell>
              <table:table-cell office:value-type="float" office:value="0.407489">
                <text:p>0.407489</text:p>
              </table:table-cell>
              <table:table-cell office:value-type="float" office:value="0.600957701516361">
                <text:p>0.60095770151636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.51">
                <text:p>7.51</text:p>
              </table:table-cell>
              <table:table-cell office:value-type="float" office:value="0.408428">
                <text:p>0.408428</text:p>
              </table:table-cell>
              <table:table-cell office:value-type="float" office:value="0.601910828025478">
                <text:p>0.60191082802547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.52">
                <text:p>7.52</text:p>
              </table:table-cell>
              <table:table-cell office:value-type="float" office:value="0.409349">
                <text:p>0.409349</text:p>
              </table:table-cell>
              <table:table-cell office:value-type="float" office:value="0.60285941223193">
                <text:p>0.6028594122319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.53">
                <text:p>7.53</text:p>
              </table:table-cell>
              <table:table-cell office:value-type="float" office:value="0.410271">
                <text:p>0.410271</text:p>
              </table:table-cell>
              <table:table-cell office:value-type="float" office:value="0.603803486529318">
                <text:p>0.60380348652931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.54">
                <text:p>7.54</text:p>
              </table:table-cell>
              <table:table-cell office:value-type="float" office:value="0.411193">
                <text:p>0.411193</text:p>
              </table:table-cell>
              <table:table-cell office:value-type="float" office:value="0.604743083003953">
                <text:p>0.60474308300395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.55">
                <text:p>7.55</text:p>
              </table:table-cell>
              <table:table-cell office:value-type="float" office:value="0.412093">
                <text:p>0.412093</text:p>
              </table:table-cell>
              <table:table-cell office:value-type="float" office:value="0.605678233438486">
                <text:p>0.6056782334384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.56">
                <text:p>7.56</text:p>
              </table:table-cell>
              <table:table-cell office:value-type="float" office:value="0.413019">
                <text:p>0.413019</text:p>
              </table:table-cell>
              <table:table-cell office:value-type="float" office:value="0.6066089693155">
                <text:p>0.606608969315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.57">
                <text:p>7.57</text:p>
              </table:table-cell>
              <table:table-cell office:value-type="float" office:value="0.413931">
                <text:p>0.413931</text:p>
              </table:table-cell>
              <table:table-cell office:value-type="float" office:value="0.607535321821036">
                <text:p>0.60753532182103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.58">
                <text:p>7.58</text:p>
              </table:table-cell>
              <table:table-cell office:value-type="float" office:value="0.414844">
                <text:p>0.414844</text:p>
              </table:table-cell>
              <table:table-cell office:value-type="float" office:value="0.608457321848082">
                <text:p>0.60845732184808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.59">
                <text:p>7.59</text:p>
              </table:table-cell>
              <table:table-cell office:value-type="float" office:value="0.415746">
                <text:p>0.415746</text:p>
              </table:table-cell>
              <table:table-cell office:value-type="float" office:value="0.609375">
                <text:p>0.60937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6">
                <text:p>7.6</text:p>
              </table:table-cell>
              <table:table-cell office:value-type="float" office:value="0.416649">
                <text:p>0.416649</text:p>
              </table:table-cell>
              <table:table-cell office:value-type="float" office:value="0.61028838659392">
                <text:p>0.6102883865939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61">
                <text:p>7.61</text:p>
              </table:table-cell>
              <table:table-cell office:value-type="float" office:value="0.41753">
                <text:p>0.41753</text:p>
              </table:table-cell>
              <table:table-cell office:value-type="float" office:value="0.611197511664075">
                <text:p>0.61119751166407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62">
                <text:p>7.62</text:p>
              </table:table-cell>
              <table:table-cell office:value-type="float" office:value="0.418437">
                <text:p>0.418437</text:p>
              </table:table-cell>
              <table:table-cell office:value-type="float" office:value="0.612102404965089">
                <text:p>0.612102404965089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63">
                <text:p>7.63</text:p>
              </table:table-cell>
              <table:table-cell office:value-type="float" office:value="0.41933">
                <text:p>0.41933</text:p>
              </table:table-cell>
              <table:table-cell office:value-type="float" office:value="0.613003095975232">
                <text:p>0.61300309597523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64">
                <text:p>7.64</text:p>
              </table:table-cell>
              <table:table-cell office:value-type="float" office:value="0.420217">
                <text:p>0.420217</text:p>
              </table:table-cell>
              <table:table-cell office:value-type="float" office:value="0.613899613899614">
                <text:p>0.61389961389961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65">
                <text:p>7.65</text:p>
              </table:table-cell>
              <table:table-cell office:value-type="float" office:value="0.42111">
                <text:p>0.42111</text:p>
              </table:table-cell>
              <table:table-cell office:value-type="float" office:value="0.614791987673344">
                <text:p>0.61479198767334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66">
                <text:p>7.66</text:p>
              </table:table-cell>
              <table:table-cell office:value-type="float" office:value="0.421996">
                <text:p>0.421996</text:p>
              </table:table-cell>
              <table:table-cell office:value-type="float" office:value="0.615680245964643">
                <text:p>0.61568024596464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67">
                <text:p>7.67</text:p>
              </table:table-cell>
              <table:table-cell office:value-type="float" office:value="0.422857">
                <text:p>0.422857</text:p>
              </table:table-cell>
              <table:table-cell office:value-type="float" office:value="0.616564417177914">
                <text:p>0.61656441717791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68">
                <text:p>7.68</text:p>
              </table:table-cell>
              <table:table-cell office:value-type="float" office:value="0.423747">
                <text:p>0.423747</text:p>
              </table:table-cell>
              <table:table-cell office:value-type="float" office:value="0.617444529456771">
                <text:p>0.61744452945677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69">
                <text:p>7.69</text:p>
              </table:table-cell>
              <table:table-cell office:value-type="float" office:value="0.424622">
                <text:p>0.424622</text:p>
              </table:table-cell>
              <table:table-cell office:value-type="float" office:value="0.618320610687023">
                <text:p>0.61832061068702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7">
                <text:p>7.7</text:p>
              </table:table-cell>
              <table:table-cell office:value-type="float" office:value="0.425489">
                <text:p>0.425489</text:p>
              </table:table-cell>
              <table:table-cell office:value-type="float" office:value="0.619192688499619">
                <text:p>0.6191926884996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71">
                <text:p>7.71</text:p>
              </table:table-cell>
              <table:table-cell office:value-type="float" office:value="0.426363">
                <text:p>0.426363</text:p>
              </table:table-cell>
              <table:table-cell office:value-type="float" office:value="0.620060790273556">
                <text:p>0.62006079027355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72">
                <text:p>7.72</text:p>
              </table:table-cell>
              <table:table-cell office:value-type="float" office:value="0.427234">
                <text:p>0.427234</text:p>
              </table:table-cell>
              <table:table-cell office:value-type="float" office:value="0.620924943138741">
                <text:p>0.62092494313874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73">
                <text:p>7.73</text:p>
              </table:table-cell>
              <table:table-cell office:value-type="float" office:value="0.42808">
                <text:p>0.42808</text:p>
              </table:table-cell>
              <table:table-cell office:value-type="float" office:value="0.62178517397882">
                <text:p>0.62178517397882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74">
                <text:p>7.74</text:p>
              </table:table-cell>
              <table:table-cell office:value-type="float" office:value="0.42895">
                <text:p>0.42895</text:p>
              </table:table-cell>
              <table:table-cell office:value-type="float" office:value="0.622641509433962">
                <text:p>0.622641509433962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75">
                <text:p>7.75</text:p>
              </table:table-cell>
              <table:table-cell office:value-type="float" office:value="0.429806">
                <text:p>0.429806</text:p>
              </table:table-cell>
              <table:table-cell office:value-type="float" office:value="0.623493975903614">
                <text:p>0.62349397590361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76">
                <text:p>7.76</text:p>
              </table:table-cell>
              <table:table-cell office:value-type="float" office:value="0.430663">
                <text:p>0.430663</text:p>
              </table:table-cell>
              <table:table-cell office:value-type="float" office:value="0.624342599549211">
                <text:p>0.62434259954921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77">
                <text:p>7.77</text:p>
              </table:table-cell>
              <table:table-cell office:value-type="float" office:value="0.431516">
                <text:p>0.431516</text:p>
              </table:table-cell>
              <table:table-cell office:value-type="float" office:value="0.625187406296852">
                <text:p>0.62518740629685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78">
                <text:p>7.78</text:p>
              </table:table-cell>
              <table:table-cell office:value-type="float" office:value="0.432369">
                <text:p>0.432369</text:p>
              </table:table-cell>
              <table:table-cell office:value-type="float" office:value="0.62602842183994">
                <text:p>0.6260284218399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79">
                <text:p>7.79</text:p>
              </table:table-cell>
              <table:table-cell office:value-type="float" office:value="0.433196">
                <text:p>0.433196</text:p>
              </table:table-cell>
              <table:table-cell office:value-type="float" office:value="0.626865671641791">
                <text:p>0.62686567164179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8">
                <text:p>7.8</text:p>
              </table:table-cell>
              <table:table-cell office:value-type="float" office:value="0.434048">
                <text:p>0.434048</text:p>
              </table:table-cell>
              <table:table-cell office:value-type="float" office:value="0.627699180938198">
                <text:p>0.62769918093819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81">
                <text:p>7.81</text:p>
              </table:table-cell>
              <table:table-cell office:value-type="float" office:value="0.434883">
                <text:p>0.434883</text:p>
              </table:table-cell>
              <table:table-cell office:value-type="float" office:value="0.62852897473997">
                <text:p>0.6285289747399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82">
                <text:p>7.82</text:p>
              </table:table-cell>
              <table:table-cell office:value-type="float" office:value="0.43573">
                <text:p>0.43573</text:p>
              </table:table-cell>
              <table:table-cell office:value-type="float" office:value="0.629355077835434">
                <text:p>0.62935507783543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83">
                <text:p>7.83</text:p>
              </table:table-cell>
              <table:table-cell office:value-type="float" office:value="0.436563">
                <text:p>0.436563</text:p>
              </table:table-cell>
              <table:table-cell office:value-type="float" office:value="0.630177514792899">
                <text:p>0.6301775147928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84">
                <text:p>7.84</text:p>
              </table:table-cell>
              <table:table-cell office:value-type="float" office:value="0.437393">
                <text:p>0.437393</text:p>
              </table:table-cell>
              <table:table-cell office:value-type="float" office:value="0.6309963099631">
                <text:p>0.630996309963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85">
                <text:p>7.85</text:p>
              </table:table-cell>
              <table:table-cell office:value-type="float" office:value="0.438213">
                <text:p>0.438213</text:p>
              </table:table-cell>
              <table:table-cell office:value-type="float" office:value="0.631811487481591">
                <text:p>0.63181148748159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86">
                <text:p>7.86</text:p>
              </table:table-cell>
              <table:table-cell office:value-type="float" office:value="0.439041">
                <text:p>0.439041</text:p>
              </table:table-cell>
              <table:table-cell office:value-type="float" office:value="0.632623071271124">
                <text:p>0.63262307127112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87">
                <text:p>7.87</text:p>
              </table:table-cell>
              <table:table-cell office:value-type="float" office:value="0.439866">
                <text:p>0.439866</text:p>
              </table:table-cell>
              <table:table-cell office:value-type="float" office:value="0.633431085043988">
                <text:p>0.63343108504398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88">
                <text:p>7.88</text:p>
              </table:table-cell>
              <table:table-cell office:value-type="float" office:value="0.440689">
                <text:p>0.440689</text:p>
              </table:table-cell>
              <table:table-cell office:value-type="float" office:value="0.634235552304316">
                <text:p>0.63423555230431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89">
                <text:p>7.89</text:p>
              </table:table-cell>
              <table:table-cell office:value-type="float" office:value="0.441515">
                <text:p>0.441515</text:p>
              </table:table-cell>
              <table:table-cell office:value-type="float" office:value="0.635036496350365">
                <text:p>0.63503649635036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9">
                <text:p>7.9</text:p>
              </table:table-cell>
              <table:table-cell office:value-type="float" office:value="0.442315">
                <text:p>0.442315</text:p>
              </table:table-cell>
              <table:table-cell office:value-type="float" office:value="0.635833940276766">
                <text:p>0.63583394027676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91">
                <text:p>7.91</text:p>
              </table:table-cell>
              <table:table-cell office:value-type="float" office:value="0.443136">
                <text:p>0.443136</text:p>
              </table:table-cell>
              <table:table-cell office:value-type="float" office:value="0.636627906976744">
                <text:p>0.63662790697674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92">
                <text:p>7.92</text:p>
              </table:table-cell>
              <table:table-cell office:value-type="float" office:value="0.443947">
                <text:p>0.443947</text:p>
              </table:table-cell>
              <table:table-cell office:value-type="float" office:value="0.637418419144308">
                <text:p>0.63741841914430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93">
                <text:p>7.93</text:p>
              </table:table-cell>
              <table:table-cell office:value-type="float" office:value="0.444748">
                <text:p>0.444748</text:p>
              </table:table-cell>
              <table:table-cell office:value-type="float" office:value="0.638205499276411">
                <text:p>0.638205499276411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94">
                <text:p>7.94</text:p>
              </table:table-cell>
              <table:table-cell office:value-type="float" office:value="0.44556">
                <text:p>0.44556</text:p>
              </table:table-cell>
              <table:table-cell office:value-type="float" office:value="0.63898916967509">
                <text:p>0.6389891696750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95">
                <text:p>7.95</text:p>
              </table:table-cell>
              <table:table-cell office:value-type="float" office:value="0.446366">
                <text:p>0.446366</text:p>
              </table:table-cell>
              <table:table-cell office:value-type="float" office:value="0.639769452449568">
                <text:p>0.63976945244956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96">
                <text:p>7.96</text:p>
              </table:table-cell>
              <table:table-cell office:value-type="float" office:value="0.447149">
                <text:p>0.447149</text:p>
              </table:table-cell>
              <table:table-cell office:value-type="float" office:value="0.640546369518332">
                <text:p>0.64054636951833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97">
                <text:p>7.97</text:p>
              </table:table-cell>
              <table:table-cell office:value-type="float" office:value="0.447956">
                <text:p>0.447956</text:p>
              </table:table-cell>
              <table:table-cell office:value-type="float" office:value="0.641319942611191">
                <text:p>0.64131994261119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98">
                <text:p>7.98</text:p>
              </table:table-cell>
              <table:table-cell office:value-type="float" office:value="0.448749">
                <text:p>0.448749</text:p>
              </table:table-cell>
              <table:table-cell office:value-type="float" office:value="0.642090193271296">
                <text:p>0.6420901932712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99">
                <text:p>7.99</text:p>
              </table:table-cell>
              <table:table-cell office:value-type="float" office:value="0.449546">
                <text:p>0.449546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">
                <text:p>8</text:p>
              </table:table-cell>
              <table:table-cell office:value-type="float" office:value="0.450342">
                <text:p>0.450342</text:p>
              </table:table-cell>
              <table:table-cell office:value-type="float" office:value="0.643620812544547">
                <text:p>0.64362081254454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.01">
                <text:p>8.01</text:p>
              </table:table-cell>
              <table:table-cell office:value-type="float" office:value="0.451116">
                <text:p>0.451116</text:p>
              </table:table-cell>
              <table:table-cell office:value-type="float" office:value="0.644381223328592">
                <text:p>0.64438122332859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.02">
                <text:p>8.02</text:p>
              </table:table-cell>
              <table:table-cell office:value-type="float" office:value="0.451898">
                <text:p>0.451898</text:p>
              </table:table-cell>
              <table:table-cell office:value-type="float" office:value="0.64513839602555">
                <text:p>0.6451383960255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.03">
                <text:p>8.03</text:p>
              </table:table-cell>
              <table:table-cell office:value-type="float" office:value="0.452682">
                <text:p>0.452682</text:p>
              </table:table-cell>
              <table:table-cell office:value-type="float" office:value="0.645892351274788">
                <text:p>0.64589235127478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.04">
                <text:p>8.04</text:p>
              </table:table-cell>
              <table:table-cell office:value-type="float" office:value="0.453462">
                <text:p>0.453462</text:p>
              </table:table-cell>
              <table:table-cell office:value-type="float" office:value="0.646643109540636">
                <text:p>0.646643109540636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.05">
                <text:p>8.05</text:p>
              </table:table-cell>
              <table:table-cell office:value-type="float" office:value="0.454243">
                <text:p>0.454243</text:p>
              </table:table-cell>
              <table:table-cell office:value-type="float" office:value="0.647390691114245">
                <text:p>0.64739069111424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.06">
                <text:p>8.06</text:p>
              </table:table-cell>
              <table:table-cell office:value-type="float" office:value="0.455018">
                <text:p>0.455018</text:p>
              </table:table-cell>
              <table:table-cell office:value-type="float" office:value="0.648135116115412">
                <text:p>0.64813511611541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.07">
                <text:p>8.07</text:p>
              </table:table-cell>
              <table:table-cell office:value-type="float" office:value="0.455778">
                <text:p>0.455778</text:p>
              </table:table-cell>
              <table:table-cell office:value-type="float" office:value="0.648876404494382">
                <text:p>0.6488764044943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.08">
                <text:p>8.08</text:p>
              </table:table-cell>
              <table:table-cell office:value-type="float" office:value="0.456556">
                <text:p>0.456556</text:p>
              </table:table-cell>
              <table:table-cell office:value-type="float" office:value="0.649614576033637">
                <text:p>0.64961457603363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.09">
                <text:p>8.09</text:p>
              </table:table-cell>
              <table:table-cell office:value-type="float" office:value="0.457318">
                <text:p>0.457318</text:p>
              </table:table-cell>
              <table:table-cell office:value-type="float" office:value="0.65034965034965">
                <text:p>0.6503496503496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.1">
                <text:p>8.1</text:p>
              </table:table-cell>
              <table:table-cell office:value-type="float" office:value="0.45809">
                <text:p>0.45809</text:p>
              </table:table-cell>
              <table:table-cell office:value-type="float" office:value="0.651081646894627">
                <text:p>0.65108164689462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.11">
                <text:p>8.11</text:p>
              </table:table-cell>
              <table:table-cell office:value-type="float" office:value="0.458861">
                <text:p>0.458861</text:p>
              </table:table-cell>
              <table:table-cell office:value-type="float" office:value="0.651810584958217">
                <text:p>0.65181058495821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.12">
                <text:p>8.12</text:p>
              </table:table-cell>
              <table:table-cell office:value-type="float" office:value="0.459602">
                <text:p>0.459602</text:p>
              </table:table-cell>
              <table:table-cell office:value-type="float" office:value="0.652536483669215">
                <text:p>0.65253648366921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.13">
                <text:p>8.13</text:p>
              </table:table-cell>
              <table:table-cell office:value-type="float" office:value="0.460358">
                <text:p>0.460358</text:p>
              </table:table-cell>
              <table:table-cell office:value-type="float" office:value="0.653259361997226">
                <text:p>0.65325936199722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.14">
                <text:p>8.14</text:p>
              </table:table-cell>
              <table:table-cell office:value-type="float" office:value="0.461126">
                <text:p>0.461126</text:p>
              </table:table-cell>
              <table:table-cell office:value-type="float" office:value="0.653979238754325">
                <text:p>0.6539792387543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.15">
                <text:p>8.15</text:p>
              </table:table-cell>
              <table:table-cell office:value-type="float" office:value="0.461866">
                <text:p>0.461866</text:p>
              </table:table-cell>
              <table:table-cell office:value-type="float" office:value="0.654696132596685">
                <text:p>0.65469613259668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.16">
                <text:p>8.16</text:p>
              </table:table-cell>
              <table:table-cell office:value-type="float" office:value="0.462618">
                <text:p>0.462618</text:p>
              </table:table-cell>
              <table:table-cell office:value-type="float" office:value="0.655410062026189">
                <text:p>0.65541006202618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17">
                <text:p>8.17</text:p>
              </table:table-cell>
              <table:table-cell office:value-type="float" office:value="0.46337">
                <text:p>0.46337</text:p>
              </table:table-cell>
              <table:table-cell office:value-type="float" office:value="0.656121045392022">
                <text:p>0.656121045392022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.18">
                <text:p>8.18</text:p>
              </table:table-cell>
              <table:table-cell office:value-type="float" office:value="0.4641">
                <text:p>0.4641</text:p>
              </table:table-cell>
              <table:table-cell office:value-type="float" office:value="0.656829100892244">
                <text:p>0.65682910089224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.19">
                <text:p>8.19</text:p>
              </table:table-cell>
              <table:table-cell office:value-type="float" office:value="0.464852">
                <text:p>0.464852</text:p>
              </table:table-cell>
              <table:table-cell office:value-type="float" office:value="0.657534246575342">
                <text:p>0.657534246575342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.2">
                <text:p>8.2</text:p>
              </table:table-cell>
              <table:table-cell office:value-type="float" office:value="0.465593">
                <text:p>0.465593</text:p>
              </table:table-cell>
              <table:table-cell office:value-type="float" office:value="0.658236500341763">
                <text:p>0.65823650034176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.21">
                <text:p>8.21</text:p>
              </table:table-cell>
              <table:table-cell office:value-type="float" office:value="0.466331">
                <text:p>0.466331</text:p>
              </table:table-cell>
              <table:table-cell office:value-type="float" office:value="0.65893587994543">
                <text:p>0.6589358799454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.22">
                <text:p>8.22</text:p>
              </table:table-cell>
              <table:table-cell office:value-type="float" office:value="0.467075">
                <text:p>0.467075</text:p>
              </table:table-cell>
              <table:table-cell office:value-type="float" office:value="0.659632402995235">
                <text:p>0.65963240299523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.23">
                <text:p>8.23</text:p>
              </table:table-cell>
              <table:table-cell office:value-type="float" office:value="0.467791">
                <text:p>0.467791</text:p>
              </table:table-cell>
              <table:table-cell office:value-type="float" office:value="0.660326086956522">
                <text:p>0.660326086956522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.24">
                <text:p>8.24</text:p>
              </table:table-cell>
              <table:table-cell office:value-type="float" office:value="0.468532">
                <text:p>0.468532</text:p>
              </table:table-cell>
              <table:table-cell office:value-type="float" office:value="0.661016949152542">
                <text:p>0.661016949152542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.25">
                <text:p>8.25</text:p>
              </table:table-cell>
              <table:table-cell office:value-type="float" office:value="0.469262">
                <text:p>0.469262</text:p>
              </table:table-cell>
              <table:table-cell office:value-type="float" office:value="0.6617050067659">
                <text:p>0.661705006765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.26">
                <text:p>8.26</text:p>
              </table:table-cell>
              <table:table-cell office:value-type="float" office:value="0.469989">
                <text:p>0.469989</text:p>
              </table:table-cell>
              <table:table-cell office:value-type="float" office:value="0.662390276839973">
                <text:p>0.66239027683997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.27">
                <text:p>8.27</text:p>
              </table:table-cell>
              <table:table-cell office:value-type="float" office:value="0.470717">
                <text:p>0.470717</text:p>
              </table:table-cell>
              <table:table-cell office:value-type="float" office:value="0.663072776280323">
                <text:p>0.66307277628032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.28">
                <text:p>8.28</text:p>
              </table:table-cell>
              <table:table-cell office:value-type="float" office:value="0.471437">
                <text:p>0.471437</text:p>
              </table:table-cell>
              <table:table-cell office:value-type="float" office:value="0.663752521856086">
                <text:p>0.66375252185608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.29">
                <text:p>8.29</text:p>
              </table:table-cell>
              <table:table-cell office:value-type="float" office:value="0.472151">
                <text:p>0.472151</text:p>
              </table:table-cell>
              <table:table-cell office:value-type="float" office:value="0.664429530201342">
                <text:p>0.66442953020134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.3">
                <text:p>8.3</text:p>
              </table:table-cell>
              <table:table-cell office:value-type="float" office:value="0.472874">
                <text:p>0.472874</text:p>
              </table:table-cell>
              <table:table-cell office:value-type="float" office:value="0.665103817816477">
                <text:p>0.665103817816477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.31">
                <text:p>8.31</text:p>
              </table:table-cell>
              <table:table-cell office:value-type="float" office:value="0.473589">
                <text:p>0.473589</text:p>
              </table:table-cell>
              <table:table-cell office:value-type="float" office:value="0.665775401069519">
                <text:p>0.6657754010695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.32">
                <text:p>8.32</text:p>
              </table:table-cell>
              <table:table-cell office:value-type="float" office:value="0.474305">
                <text:p>0.474305</text:p>
              </table:table-cell>
              <table:table-cell office:value-type="float" office:value="0.666444296197465">
                <text:p>0.66644429619746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.33">
                <text:p>8.33</text:p>
              </table:table-cell>
              <table:table-cell office:value-type="float" office:value="0.47502">
                <text:p>0.47502</text:p>
              </table:table-cell>
              <table:table-cell office:value-type="float" office:value="0.66711051930759">
                <text:p>0.6671105193075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.34">
                <text:p>8.34</text:p>
              </table:table-cell>
              <table:table-cell office:value-type="float" office:value="0.475714">
                <text:p>0.475714</text:p>
              </table:table-cell>
              <table:table-cell office:value-type="float" office:value="0.667774086378738">
                <text:p>0.66777408637873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.35">
                <text:p>8.35</text:p>
              </table:table-cell>
              <table:table-cell office:value-type="float" office:value="0.476428">
                <text:p>0.476428</text:p>
              </table:table-cell>
              <table:table-cell office:value-type="float" office:value="0.668435013262599">
                <text:p>0.66843501326259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.36">
                <text:p>8.36</text:p>
              </table:table-cell>
              <table:table-cell office:value-type="float" office:value="0.477133">
                <text:p>0.477133</text:p>
              </table:table-cell>
              <table:table-cell office:value-type="float" office:value="0.669093315684977">
                <text:p>0.66909331568497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.37">
                <text:p>8.37</text:p>
              </table:table-cell>
              <table:table-cell office:value-type="float" office:value="0.477835">
                <text:p>0.477835</text:p>
              </table:table-cell>
              <table:table-cell office:value-type="float" office:value="0.669749009247028">
                <text:p>0.66974900924702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.38">
                <text:p>8.38</text:p>
              </table:table-cell>
              <table:table-cell office:value-type="float" office:value="0.478544">
                <text:p>0.478544</text:p>
              </table:table-cell>
              <table:table-cell office:value-type="float" office:value="0.6704021094265">
                <text:p>0.670402109426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.39">
                <text:p>8.39</text:p>
              </table:table-cell>
              <table:table-cell office:value-type="float" office:value="0.479227">
                <text:p>0.479227</text:p>
              </table:table-cell>
              <table:table-cell office:value-type="float" office:value="0.671052631578947">
                <text:p>0.6710526315789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.4">
                <text:p>8.4</text:p>
              </table:table-cell>
              <table:table-cell office:value-type="float" office:value="0.479938">
                <text:p>0.479938</text:p>
              </table:table-cell>
              <table:table-cell office:value-type="float" office:value="0.671700590938936">
                <text:p>0.67170059093893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.41">
                <text:p>8.41</text:p>
              </table:table-cell>
              <table:table-cell office:value-type="float" office:value="0.480625">
                <text:p>0.480625</text:p>
              </table:table-cell>
              <table:table-cell office:value-type="float" office:value="0.672346002621232">
                <text:p>0.6723460026212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.42">
                <text:p>8.42</text:p>
              </table:table-cell>
              <table:table-cell office:value-type="float" office:value="0.48132">
                <text:p>0.48132</text:p>
              </table:table-cell>
              <table:table-cell office:value-type="float" office:value="0.672988881621975">
                <text:p>0.67298888162197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.43">
                <text:p>8.43</text:p>
              </table:table-cell>
              <table:table-cell office:value-type="float" office:value="0.482016">
                <text:p>0.482016</text:p>
              </table:table-cell>
              <table:table-cell office:value-type="float" office:value="0.673629242819843">
                <text:p>0.67362924281984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.44">
                <text:p>8.44</text:p>
              </table:table-cell>
              <table:table-cell office:value-type="float" office:value="0.482686">
                <text:p>0.482686</text:p>
              </table:table-cell>
              <table:table-cell office:value-type="float" office:value="0.674267100977199">
                <text:p>0.67426710097719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.45">
                <text:p>8.45</text:p>
              </table:table-cell>
              <table:table-cell office:value-type="float" office:value="0.483378">
                <text:p>0.483378</text:p>
              </table:table-cell>
              <table:table-cell office:value-type="float" office:value="0.674902470741222">
                <text:p>0.6749024707412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.46">
                <text:p>8.46</text:p>
              </table:table-cell>
              <table:table-cell office:value-type="float" office:value="0.484053">
                <text:p>0.484053</text:p>
              </table:table-cell>
              <table:table-cell office:value-type="float" office:value="0.675535366645036">
                <text:p>0.67553536664503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.47">
                <text:p>8.47</text:p>
              </table:table-cell>
              <table:table-cell office:value-type="float" office:value="0.48474">
                <text:p>0.48474</text:p>
              </table:table-cell>
              <table:table-cell office:value-type="float" office:value="0.676165803108808">
                <text:p>0.67616580310880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.48">
                <text:p>8.48</text:p>
              </table:table-cell>
              <table:table-cell office:value-type="float" office:value="0.485422">
                <text:p>0.485422</text:p>
              </table:table-cell>
              <table:table-cell office:value-type="float" office:value="0.676793794440853">
                <text:p>0.67679379444085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.49">
                <text:p>8.49</text:p>
              </table:table-cell>
              <table:table-cell office:value-type="float" office:value="0.486089">
                <text:p>0.486089</text:p>
              </table:table-cell>
              <table:table-cell office:value-type="float" office:value="0.67741935483871">
                <text:p>0.67741935483871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.5">
                <text:p>8.5</text:p>
              </table:table-cell>
              <table:table-cell office:value-type="float" office:value="0.486761">
                <text:p>0.486761</text:p>
              </table:table-cell>
              <table:table-cell office:value-type="float" office:value="0.678042498390212">
                <text:p>0.67804249839021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.51">
                <text:p>8.51</text:p>
              </table:table-cell>
              <table:table-cell office:value-type="float" office:value="0.487441">
                <text:p>0.487441</text:p>
              </table:table-cell>
              <table:table-cell office:value-type="float" office:value="0.67866323907455">
                <text:p>0.67866323907455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.52">
                <text:p>8.52</text:p>
              </table:table-cell>
              <table:table-cell office:value-type="float" office:value="0.488111">
                <text:p>0.488111</text:p>
              </table:table-cell>
              <table:table-cell office:value-type="float" office:value="0.67928159076331">
                <text:p>0.6792815907633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.53">
                <text:p>8.53</text:p>
              </table:table-cell>
              <table:table-cell office:value-type="float" office:value="0.48878">
                <text:p>0.48878</text:p>
              </table:table-cell>
              <table:table-cell office:value-type="float" office:value="0.679897567221511">
                <text:p>0.679897567221511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.54">
                <text:p>8.54</text:p>
              </table:table-cell>
              <table:table-cell office:value-type="float" office:value="0.489443">
                <text:p>0.489443</text:p>
              </table:table-cell>
              <table:table-cell office:value-type="float" office:value="0.680511182108626">
                <text:p>0.68051118210862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.55">
                <text:p>8.55</text:p>
              </table:table-cell>
              <table:table-cell office:value-type="float" office:value="0.4901">
                <text:p>0.4901</text:p>
              </table:table-cell>
              <table:table-cell office:value-type="float" office:value="0.681122448979592">
                <text:p>0.68112244897959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56">
                <text:p>8.56</text:p>
              </table:table-cell>
              <table:table-cell office:value-type="float" office:value="0.49077">
                <text:p>0.49077</text:p>
              </table:table-cell>
              <table:table-cell office:value-type="float" office:value="0.681731381285805">
                <text:p>0.681731381285805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.57">
                <text:p>8.57</text:p>
              </table:table-cell>
              <table:table-cell office:value-type="float" office:value="0.491423">
                <text:p>0.491423</text:p>
              </table:table-cell>
              <table:table-cell office:value-type="float" office:value="0.682337992376112">
                <text:p>0.68233799237611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.58">
                <text:p>8.58</text:p>
              </table:table-cell>
              <table:table-cell office:value-type="float" office:value="0.49209">
                <text:p>0.49209</text:p>
              </table:table-cell>
              <table:table-cell office:value-type="float" office:value="0.682942295497781">
                <text:p>0.682942295497781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.59">
                <text:p>8.59</text:p>
              </table:table-cell>
              <table:table-cell office:value-type="float" office:value="0.492745">
                <text:p>0.492745</text:p>
              </table:table-cell>
              <table:table-cell office:value-type="float" office:value="0.683544303797468">
                <text:p>0.68354430379746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.6">
                <text:p>8.6</text:p>
              </table:table-cell>
              <table:table-cell office:value-type="float" office:value="0.493389">
                <text:p>0.493389</text:p>
              </table:table-cell>
              <table:table-cell office:value-type="float" office:value="0.684144030322173">
                <text:p>0.68414403032217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.61">
                <text:p>8.61</text:p>
              </table:table-cell>
              <table:table-cell office:value-type="float" office:value="0.494048">
                <text:p>0.494048</text:p>
              </table:table-cell>
              <table:table-cell office:value-type="float" office:value="0.684741488020177">
                <text:p>0.68474148802017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.62">
                <text:p>8.62</text:p>
              </table:table-cell>
              <table:table-cell office:value-type="float" office:value="0.494695">
                <text:p>0.494695</text:p>
              </table:table-cell>
              <table:table-cell office:value-type="float" office:value="0.685336689741976">
                <text:p>0.68533668974197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.63">
                <text:p>8.63</text:p>
              </table:table-cell>
              <table:table-cell office:value-type="float" office:value="0.495347">
                <text:p>0.495347</text:p>
              </table:table-cell>
              <table:table-cell office:value-type="float" office:value="0.685929648241206">
                <text:p>0.68592964824120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.64">
                <text:p>8.64</text:p>
              </table:table-cell>
              <table:table-cell office:value-type="float" office:value="0.495996">
                <text:p>0.495996</text:p>
              </table:table-cell>
              <table:table-cell office:value-type="float" office:value="0.686520376175549">
                <text:p>0.686520376175549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.65">
                <text:p>8.65</text:p>
              </table:table-cell>
              <table:table-cell office:value-type="float" office:value="0.49663">
                <text:p>0.49663</text:p>
              </table:table-cell>
              <table:table-cell office:value-type="float" office:value="0.687108886107635">
                <text:p>0.68710888610763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.66">
                <text:p>8.66</text:p>
              </table:table-cell>
              <table:table-cell office:value-type="float" office:value="0.497269">
                <text:p>0.497269</text:p>
              </table:table-cell>
              <table:table-cell office:value-type="float" office:value="0.687695190505934">
                <text:p>0.68769519050593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.67">
                <text:p>8.67</text:p>
              </table:table-cell>
              <table:table-cell office:value-type="float" office:value="0.497912">
                <text:p>0.497912</text:p>
              </table:table-cell>
              <table:table-cell office:value-type="float" office:value="0.688279301745636">
                <text:p>0.6882793017456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.68">
                <text:p>8.68</text:p>
              </table:table-cell>
              <table:table-cell office:value-type="float" office:value="0.498553">
                <text:p>0.498553</text:p>
              </table:table-cell>
              <table:table-cell office:value-type="float" office:value="0.688861232109521">
                <text:p>0.68886123210952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.69">
                <text:p>8.69</text:p>
              </table:table-cell>
              <table:table-cell office:value-type="float" office:value="0.499195">
                <text:p>0.499195</text:p>
              </table:table-cell>
              <table:table-cell office:value-type="float" office:value="0.68944099378882">
                <text:p>0.68944099378882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.7">
                <text:p>8.7</text:p>
              </table:table-cell>
              <table:table-cell office:value-type="float" office:value="0.499819">
                <text:p>0.499819</text:p>
              </table:table-cell>
              <table:table-cell office:value-type="float" office:value="0.690018598884067">
                <text:p>0.69001859888406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.71">
                <text:p>8.71</text:p>
              </table:table-cell>
              <table:table-cell office:value-type="float" office:value="0.50045">
                <text:p>0.50045</text:p>
              </table:table-cell>
              <table:table-cell office:value-type="float" office:value="0.690594059405941">
                <text:p>0.69059405940594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.72">
                <text:p>8.72</text:p>
              </table:table-cell>
              <table:table-cell office:value-type="float" office:value="0.501083">
                <text:p>0.501083</text:p>
              </table:table-cell>
              <table:table-cell office:value-type="float" office:value="0.691167387276096">
                <text:p>0.69116738727609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.73">
                <text:p>8.73</text:p>
              </table:table-cell>
              <table:table-cell office:value-type="float" office:value="0.501716">
                <text:p>0.501716</text:p>
              </table:table-cell>
              <table:table-cell office:value-type="float" office:value="0.69173859432799">
                <text:p>0.691738594327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.74">
                <text:p>8.74</text:p>
              </table:table-cell>
              <table:table-cell office:value-type="float" office:value="0.502349">
                <text:p>0.502349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.75">
                <text:p>8.75</text:p>
              </table:table-cell>
              <table:table-cell office:value-type="float" office:value="0.502964">
                <text:p>0.502964</text:p>
              </table:table-cell>
              <table:table-cell office:value-type="float" office:value="0.692874692874693">
                <text:p>0.69287469287469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.76">
                <text:p>8.76</text:p>
              </table:table-cell>
              <table:table-cell office:value-type="float" office:value="0.503584">
                <text:p>0.503584</text:p>
              </table:table-cell>
              <table:table-cell office:value-type="float" office:value="0.693439607602698">
                <text:p>0.69343960760269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.77">
                <text:p>8.77</text:p>
              </table:table-cell>
              <table:table-cell office:value-type="float" office:value="0.504209">
                <text:p>0.504209</text:p>
              </table:table-cell>
              <table:table-cell office:value-type="float" office:value="0.694002447980416">
                <text:p>0.69400244798041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.78">
                <text:p>8.78</text:p>
              </table:table-cell>
              <table:table-cell office:value-type="float" office:value="0.504833">
                <text:p>0.504833</text:p>
              </table:table-cell>
              <table:table-cell office:value-type="float" office:value="0.69456322541234">
                <text:p>0.6945632254123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.79">
                <text:p>8.79</text:p>
              </table:table-cell>
              <table:table-cell office:value-type="float" office:value="0.505455">
                <text:p>0.505455</text:p>
              </table:table-cell>
              <table:table-cell office:value-type="float" office:value="0.695121951219512">
                <text:p>0.695121951219512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.8">
                <text:p>8.8</text:p>
              </table:table-cell>
              <table:table-cell office:value-type="float" office:value="0.506062">
                <text:p>0.506062</text:p>
              </table:table-cell>
              <table:table-cell office:value-type="float" office:value="0.695678636640292">
                <text:p>0.695678636640292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.81">
                <text:p>8.81</text:p>
              </table:table-cell>
              <table:table-cell office:value-type="float" office:value="0.506684">
                <text:p>0.506684</text:p>
              </table:table-cell>
              <table:table-cell office:value-type="float" office:value="0.696233292831106">
                <text:p>0.6962332928311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.82">
                <text:p>8.82</text:p>
              </table:table-cell>
              <table:table-cell office:value-type="float" office:value="0.507293">
                <text:p>0.507293</text:p>
              </table:table-cell>
              <table:table-cell office:value-type="float" office:value="0.696785930867192">
                <text:p>0.696785930867192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.83">
                <text:p>8.83</text:p>
              </table:table-cell>
              <table:table-cell office:value-type="float" office:value="0.507907">
                <text:p>0.507907</text:p>
              </table:table-cell>
              <table:table-cell office:value-type="float" office:value="0.697336561743341">
                <text:p>0.69733656174334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.84">
                <text:p>8.84</text:p>
              </table:table-cell>
              <table:table-cell office:value-type="float" office:value="0.508518">
                <text:p>0.508518</text:p>
              </table:table-cell>
              <table:table-cell office:value-type="float" office:value="0.697885196374622">
                <text:p>0.69788519637462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.85">
                <text:p>8.85</text:p>
              </table:table-cell>
              <table:table-cell office:value-type="float" office:value="0.50912">
                <text:p>0.50912</text:p>
              </table:table-cell>
              <table:table-cell office:value-type="float" office:value="0.698431845597105">
                <text:p>0.6984318455971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.86">
                <text:p>8.86</text:p>
              </table:table-cell>
              <table:table-cell office:value-type="float" office:value="0.509734">
                <text:p>0.509734</text:p>
              </table:table-cell>
              <table:table-cell office:value-type="float" office:value="0.698976520168573">
                <text:p>0.69897652016857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.87">
                <text:p>8.87</text:p>
              </table:table-cell>
              <table:table-cell office:value-type="float" office:value="0.510332">
                <text:p>0.510332</text:p>
              </table:table-cell>
              <table:table-cell office:value-type="float" office:value="0.699519230769231">
                <text:p>0.69951923076923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.88">
                <text:p>8.88</text:p>
              </table:table-cell>
              <table:table-cell office:value-type="float" office:value="0.510942">
                <text:p>0.510942</text:p>
              </table:table-cell>
              <table:table-cell office:value-type="float" office:value="0.700059988002399">
                <text:p>0.70005998800239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.89">
                <text:p>8.89</text:p>
              </table:table-cell>
              <table:table-cell office:value-type="float" office:value="0.511539">
                <text:p>0.511539</text:p>
              </table:table-cell>
              <table:table-cell office:value-type="float" office:value="0.70059880239521">
                <text:p>0.7005988023952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.9">
                <text:p>8.9</text:p>
              </table:table-cell>
              <table:table-cell office:value-type="float" office:value="0.512136">
                <text:p>0.512136</text:p>
              </table:table-cell>
              <table:table-cell office:value-type="float" office:value="0.701135684399283">
                <text:p>0.70113568439928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.91">
                <text:p>8.91</text:p>
              </table:table-cell>
              <table:table-cell office:value-type="float" office:value="0.512741">
                <text:p>0.512741</text:p>
              </table:table-cell>
              <table:table-cell office:value-type="float" office:value="0.701670644391408">
                <text:p>0.70167064439140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.92">
                <text:p>8.92</text:p>
              </table:table-cell>
              <table:table-cell office:value-type="float" office:value="0.513335">
                <text:p>0.513335</text:p>
              </table:table-cell>
              <table:table-cell office:value-type="float" office:value="0.702203692674211">
                <text:p>0.70220369267421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.93">
                <text:p>8.93</text:p>
              </table:table-cell>
              <table:table-cell office:value-type="float" office:value="0.513932">
                <text:p>0.513932</text:p>
              </table:table-cell>
              <table:table-cell office:value-type="float" office:value="0.702734839476813">
                <text:p>0.70273483947681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.94">
                <text:p>8.94</text:p>
              </table:table-cell>
              <table:table-cell office:value-type="float" office:value="0.514516">
                <text:p>0.514516</text:p>
              </table:table-cell>
              <table:table-cell office:value-type="float" office:value="0.70326409495549">
                <text:p>0.7032640949554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.95">
                <text:p>8.95</text:p>
              </table:table-cell>
              <table:table-cell office:value-type="float" office:value="0.515116">
                <text:p>0.515116</text:p>
              </table:table-cell>
              <table:table-cell office:value-type="float" office:value="0.703791469194313">
                <text:p>0.70379146919431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.96">
                <text:p>8.96</text:p>
              </table:table-cell>
              <table:table-cell office:value-type="float" office:value="0.515704">
                <text:p>0.515704</text:p>
              </table:table-cell>
              <table:table-cell office:value-type="float" office:value="0.704316972205795">
                <text:p>0.7043169722057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.97">
                <text:p>8.97</text:p>
              </table:table-cell>
              <table:table-cell office:value-type="float" office:value="0.516296">
                <text:p>0.516296</text:p>
              </table:table-cell>
              <table:table-cell office:value-type="float" office:value="0.704840613931523">
                <text:p>0.70484061393152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.98">
                <text:p>8.98</text:p>
              </table:table-cell>
              <table:table-cell office:value-type="float" office:value="0.516888">
                <text:p>0.516888</text:p>
              </table:table-cell>
              <table:table-cell office:value-type="float" office:value="0.705362404242781">
                <text:p>0.705362404242781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8.99">
                <text:p>8.99</text:p>
              </table:table-cell>
              <table:table-cell office:value-type="float" office:value="0.517454">
                <text:p>0.517454</text:p>
              </table:table-cell>
              <table:table-cell office:value-type="float" office:value="0.705882352941176">
                <text:p>0.70588235294117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">
                <text:p>9</text:p>
              </table:table-cell>
              <table:table-cell office:value-type="float" office:value="0.518046">
                <text:p>0.518046</text:p>
              </table:table-cell>
              <table:table-cell office:value-type="float" office:value="0.706400469759248">
                <text:p>0.70640046975924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.01">
                <text:p>9.01</text:p>
              </table:table-cell>
              <table:table-cell office:value-type="float" office:value="0.518623">
                <text:p>0.518623</text:p>
              </table:table-cell>
              <table:table-cell office:value-type="float" office:value="0.706916764361079">
                <text:p>0.70691676436107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.02">
                <text:p>9.02</text:p>
              </table:table-cell>
              <table:table-cell office:value-type="float" office:value="0.519204">
                <text:p>0.519204</text:p>
              </table:table-cell>
              <table:table-cell office:value-type="float" office:value="0.707431246342891">
                <text:p>0.707431246342891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.03">
                <text:p>9.03</text:p>
              </table:table-cell>
              <table:table-cell office:value-type="float" office:value="0.519793">
                <text:p>0.519793</text:p>
              </table:table-cell>
              <table:table-cell office:value-type="float" office:value="0.707943925233645">
                <text:p>0.707943925233645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.04">
                <text:p>9.04</text:p>
              </table:table-cell>
              <table:table-cell office:value-type="float" office:value="0.520344">
                <text:p>0.520344</text:p>
              </table:table-cell>
              <table:table-cell office:value-type="float" office:value="0.708454810495627">
                <text:p>0.70845481049562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.05">
                <text:p>9.05</text:p>
              </table:table-cell>
              <table:table-cell office:value-type="float" office:value="0.520934">
                <text:p>0.520934</text:p>
              </table:table-cell>
              <table:table-cell office:value-type="float" office:value="0.708963911525029">
                <text:p>0.708963911525029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06">
                <text:p>9.06</text:p>
              </table:table-cell>
              <table:table-cell office:value-type="float" office:value="0.521506">
                <text:p>0.521506</text:p>
              </table:table-cell>
              <table:table-cell office:value-type="float" office:value="0.709471237652528">
                <text:p>0.70947123765252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07">
                <text:p>9.07</text:p>
              </table:table-cell>
              <table:table-cell office:value-type="float" office:value="0.522073">
                <text:p>0.522073</text:p>
              </table:table-cell>
              <table:table-cell office:value-type="float" office:value="0.709976798143852">
                <text:p>0.70997679814385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08">
                <text:p>9.08</text:p>
              </table:table-cell>
              <table:table-cell office:value-type="float" office:value="0.522653">
                <text:p>0.522653</text:p>
              </table:table-cell>
              <table:table-cell office:value-type="float" office:value="0.710480602200347">
                <text:p>0.710480602200347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.09">
                <text:p>9.09</text:p>
              </table:table-cell>
              <table:table-cell office:value-type="float" office:value="0.523204">
                <text:p>0.523204</text:p>
              </table:table-cell>
              <table:table-cell office:value-type="float" office:value="0.710982658959538">
                <text:p>0.71098265895953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1">
                <text:p>9.1</text:p>
              </table:table-cell>
              <table:table-cell office:value-type="float" office:value="0.523774">
                <text:p>0.523774</text:p>
              </table:table-cell>
              <table:table-cell office:value-type="float" office:value="0.711482977495672">
                <text:p>0.71148297749567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.11">
                <text:p>9.11</text:p>
              </table:table-cell>
              <table:table-cell office:value-type="float" office:value="0.524335">
                <text:p>0.524335</text:p>
              </table:table-cell>
              <table:table-cell office:value-type="float" office:value="0.711981566820276">
                <text:p>0.71198156682027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.12">
                <text:p>9.12</text:p>
              </table:table-cell>
              <table:table-cell office:value-type="float" office:value="0.524903">
                <text:p>0.524903</text:p>
              </table:table-cell>
              <table:table-cell office:value-type="float" office:value="0.712478435882691">
                <text:p>0.71247843588269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.13">
                <text:p>9.13</text:p>
              </table:table-cell>
              <table:table-cell office:value-type="float" office:value="0.525466">
                <text:p>0.525466</text:p>
              </table:table-cell>
              <table:table-cell office:value-type="float" office:value="0.712973593570609">
                <text:p>0.71297359357060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.14">
                <text:p>9.14</text:p>
              </table:table-cell>
              <table:table-cell office:value-type="float" office:value="0.52602">
                <text:p>0.52602</text:p>
              </table:table-cell>
              <table:table-cell office:value-type="float" office:value="0.713467048710602">
                <text:p>0.71346704871060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.15">
                <text:p>9.15</text:p>
              </table:table-cell>
              <table:table-cell office:value-type="float" office:value="0.526589">
                <text:p>0.526589</text:p>
              </table:table-cell>
              <table:table-cell office:value-type="float" office:value="0.71395881006865">
                <text:p>0.7139588100686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.16">
                <text:p>9.16</text:p>
              </table:table-cell>
              <table:table-cell office:value-type="float" office:value="0.527144">
                <text:p>0.527144</text:p>
              </table:table-cell>
              <table:table-cell office:value-type="float" office:value="0.714448886350657">
                <text:p>0.71444888635065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.17">
                <text:p>9.17</text:p>
              </table:table-cell>
              <table:table-cell office:value-type="float" office:value="0.527702">
                <text:p>0.527702</text:p>
              </table:table-cell>
              <table:table-cell office:value-type="float" office:value="0.714937286202965">
                <text:p>0.714937286202965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18">
                <text:p>9.18</text:p>
              </table:table-cell>
              <table:table-cell office:value-type="float" office:value="0.528246">
                <text:p>0.528246</text:p>
              </table:table-cell>
              <table:table-cell office:value-type="float" office:value="0.715424018212863">
                <text:p>0.71542401821286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.19">
                <text:p>9.19</text:p>
              </table:table-cell>
              <table:table-cell office:value-type="float" office:value="0.528809">
                <text:p>0.528809</text:p>
              </table:table-cell>
              <table:table-cell office:value-type="float" office:value="0.715909090909091">
                <text:p>0.71590909090909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.2">
                <text:p>9.2</text:p>
              </table:table-cell>
              <table:table-cell office:value-type="float" office:value="0.529359">
                <text:p>0.529359</text:p>
              </table:table-cell>
              <table:table-cell office:value-type="float" office:value="0.716392512762337">
                <text:p>0.71639251276233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.21">
                <text:p>9.21</text:p>
              </table:table-cell>
              <table:table-cell office:value-type="float" office:value="0.529911">
                <text:p>0.529911</text:p>
              </table:table-cell>
              <table:table-cell office:value-type="float" office:value="0.716874292185731">
                <text:p>0.716874292185731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.22">
                <text:p>9.22</text:p>
              </table:table-cell>
              <table:table-cell office:value-type="float" office:value="0.530468">
                <text:p>0.530468</text:p>
              </table:table-cell>
              <table:table-cell office:value-type="float" office:value="0.717354437535331">
                <text:p>0.71735443753533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.23">
                <text:p>9.23</text:p>
              </table:table-cell>
              <table:table-cell office:value-type="float" office:value="0.53099">
                <text:p>0.53099</text:p>
              </table:table-cell>
              <table:table-cell office:value-type="float" office:value="0.717832957110609">
                <text:p>0.71783295711060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.24">
                <text:p>9.24</text:p>
              </table:table-cell>
              <table:table-cell office:value-type="float" office:value="0.53155">
                <text:p>0.53155</text:p>
              </table:table-cell>
              <table:table-cell office:value-type="float" office:value="0.71830985915493">
                <text:p>0.7183098591549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.25">
                <text:p>9.25</text:p>
              </table:table-cell>
              <table:table-cell office:value-type="float" office:value="0.532092">
                <text:p>0.532092</text:p>
              </table:table-cell>
              <table:table-cell office:value-type="float" office:value="0.718785151856018">
                <text:p>0.7187851518560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.26">
                <text:p>9.26</text:p>
              </table:table-cell>
              <table:table-cell office:value-type="float" office:value="0.532632">
                <text:p>0.532632</text:p>
              </table:table-cell>
              <table:table-cell office:value-type="float" office:value="0.719258843346435">
                <text:p>0.71925884334643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.27">
                <text:p>9.27</text:p>
              </table:table-cell>
              <table:table-cell office:value-type="float" office:value="0.53318">
                <text:p>0.53318</text:p>
              </table:table-cell>
              <table:table-cell office:value-type="float" office:value="0.719730941704036">
                <text:p>0.71973094170403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28">
                <text:p>9.28</text:p>
              </table:table-cell>
              <table:table-cell office:value-type="float" office:value="0.533709">
                <text:p>0.533709</text:p>
              </table:table-cell>
              <table:table-cell office:value-type="float" office:value="0.720201454952434">
                <text:p>0.720201454952434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.29">
                <text:p>9.29</text:p>
              </table:table-cell>
              <table:table-cell office:value-type="float" office:value="0.534242">
                <text:p>0.534242</text:p>
              </table:table-cell>
              <table:table-cell office:value-type="float" office:value="0.720670391061452">
                <text:p>0.720670391061452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.3">
                <text:p>9.3</text:p>
              </table:table-cell>
              <table:table-cell office:value-type="float" office:value="0.534778">
                <text:p>0.534778</text:p>
              </table:table-cell>
              <table:table-cell office:value-type="float" office:value="0.721137757947574">
                <text:p>0.721137757947574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.31">
                <text:p>9.31</text:p>
              </table:table-cell>
              <table:table-cell office:value-type="float" office:value="0.535324">
                <text:p>0.535324</text:p>
              </table:table-cell>
              <table:table-cell office:value-type="float" office:value="0.721603563474388">
                <text:p>0.72160356347438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.32">
                <text:p>9.32</text:p>
              </table:table-cell>
              <table:table-cell office:value-type="float" office:value="0.53585">
                <text:p>0.53585</text:p>
              </table:table-cell>
              <table:table-cell office:value-type="float" office:value="0.72206781545303">
                <text:p>0.7220678154530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.33">
                <text:p>9.33</text:p>
              </table:table-cell>
              <table:table-cell office:value-type="float" office:value="0.536388">
                <text:p>0.536388</text:p>
              </table:table-cell>
              <table:table-cell office:value-type="float" office:value="0.722530521642619">
                <text:p>0.72253052164261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34">
                <text:p>9.34</text:p>
              </table:table-cell>
              <table:table-cell office:value-type="float" office:value="0.536921">
                <text:p>0.536921</text:p>
              </table:table-cell>
              <table:table-cell office:value-type="float" office:value="0.722991689750693">
                <text:p>0.72299168975069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35">
                <text:p>9.35</text:p>
              </table:table-cell>
              <table:table-cell office:value-type="float" office:value="0.537452">
                <text:p>0.537452</text:p>
              </table:table-cell>
              <table:table-cell office:value-type="float" office:value="0.723451327433628">
                <text:p>0.72345132743362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.36">
                <text:p>9.36</text:p>
              </table:table-cell>
              <table:table-cell office:value-type="float" office:value="0.537987">
                <text:p>0.537987</text:p>
              </table:table-cell>
              <table:table-cell office:value-type="float" office:value="0.723909442297073">
                <text:p>0.72390944229707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.37">
                <text:p>9.37</text:p>
              </table:table-cell>
              <table:table-cell office:value-type="float" office:value="0.53849">
                <text:p>0.53849</text:p>
              </table:table-cell>
              <table:table-cell office:value-type="float" office:value="0.724366041896362">
                <text:p>0.724366041896362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.38">
                <text:p>9.38</text:p>
              </table:table-cell>
              <table:table-cell office:value-type="float" office:value="0.539028">
                <text:p>0.539028</text:p>
              </table:table-cell>
              <table:table-cell office:value-type="float" office:value="0.724821133736929">
                <text:p>0.724821133736929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39">
                <text:p>9.39</text:p>
              </table:table-cell>
              <table:table-cell office:value-type="float" office:value="0.53955">
                <text:p>0.53955</text:p>
              </table:table-cell>
              <table:table-cell office:value-type="float" office:value="0.725274725274725">
                <text:p>0.725274725274725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.4">
                <text:p>9.4</text:p>
              </table:table-cell>
              <table:table-cell office:value-type="float" office:value="0.54007">
                <text:p>0.54007</text:p>
              </table:table-cell>
              <table:table-cell office:value-type="float" office:value="0.725726823916621">
                <text:p>0.7257268239166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.41">
                <text:p>9.41</text:p>
              </table:table-cell>
              <table:table-cell office:value-type="float" office:value="0.540597">
                <text:p>0.540597</text:p>
              </table:table-cell>
              <table:table-cell office:value-type="float" office:value="0.726177437020811">
                <text:p>0.72617743702081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.42">
                <text:p>9.42</text:p>
              </table:table-cell>
              <table:table-cell office:value-type="float" office:value="0.541106">
                <text:p>0.541106</text:p>
              </table:table-cell>
              <table:table-cell office:value-type="float" office:value="0.726626571897212">
                <text:p>0.72662657189721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.43">
                <text:p>9.43</text:p>
              </table:table-cell>
              <table:table-cell office:value-type="float" office:value="0.541632">
                <text:p>0.541632</text:p>
              </table:table-cell>
              <table:table-cell office:value-type="float" office:value="0.72707423580786">
                <text:p>0.7270742358078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.44">
                <text:p>9.44</text:p>
              </table:table-cell>
              <table:table-cell office:value-type="float" office:value="0.542142">
                <text:p>0.542142</text:p>
              </table:table-cell>
              <table:table-cell office:value-type="float" office:value="0.727520435967302">
                <text:p>0.727520435967302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.45">
                <text:p>9.45</text:p>
              </table:table-cell>
              <table:table-cell office:value-type="float" office:value="0.542666">
                <text:p>0.542666</text:p>
              </table:table-cell>
              <table:table-cell office:value-type="float" office:value="0.727965179542981">
                <text:p>0.72796517954298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46">
                <text:p>9.46</text:p>
              </table:table-cell>
              <table:table-cell office:value-type="float" office:value="0.543168">
                <text:p>0.543168</text:p>
              </table:table-cell>
              <table:table-cell office:value-type="float" office:value="0.728408473655622">
                <text:p>0.72840847365562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.47">
                <text:p>9.47</text:p>
              </table:table-cell>
              <table:table-cell office:value-type="float" office:value="0.543691">
                <text:p>0.543691</text:p>
              </table:table-cell>
              <table:table-cell office:value-type="float" office:value="0.72885032537961">
                <text:p>0.72885032537961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.48">
                <text:p>9.48</text:p>
              </table:table-cell>
              <table:table-cell office:value-type="float" office:value="0.5442">
                <text:p>0.5442</text:p>
              </table:table-cell>
              <table:table-cell office:value-type="float" office:value="0.729290741743368">
                <text:p>0.72929074174336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.49">
                <text:p>9.49</text:p>
              </table:table-cell>
              <table:table-cell office:value-type="float" office:value="0.544709">
                <text:p>0.544709</text:p>
              </table:table-cell>
              <table:table-cell office:value-type="float" office:value="0.72972972972973">
                <text:p>0.7297297297297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.5">
                <text:p>9.5</text:p>
              </table:table-cell>
              <table:table-cell office:value-type="float" office:value="0.545228">
                <text:p>0.545228</text:p>
              </table:table-cell>
              <table:table-cell office:value-type="float" office:value="0.730167296276309">
                <text:p>0.73016729627630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51">
                <text:p>9.51</text:p>
              </table:table-cell>
              <table:table-cell office:value-type="float" office:value="0.54572">
                <text:p>0.54572</text:p>
              </table:table-cell>
              <table:table-cell office:value-type="float" office:value="0.730603448275862">
                <text:p>0.73060344827586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.52">
                <text:p>9.52</text:p>
              </table:table-cell>
              <table:table-cell office:value-type="float" office:value="0.546228">
                <text:p>0.546228</text:p>
              </table:table-cell>
              <table:table-cell office:value-type="float" office:value="0.731038192576654">
                <text:p>0.73103819257665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.53">
                <text:p>9.53</text:p>
              </table:table-cell>
              <table:table-cell office:value-type="float" office:value="0.546727">
                <text:p>0.546727</text:p>
              </table:table-cell>
              <table:table-cell office:value-type="float" office:value="0.731471535982814">
                <text:p>0.7314715359828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.54">
                <text:p>9.54</text:p>
              </table:table-cell>
              <table:table-cell office:value-type="float" office:value="0.547232">
                <text:p>0.547232</text:p>
              </table:table-cell>
              <table:table-cell office:value-type="float" office:value="0.731903485254692">
                <text:p>0.73190348525469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.55">
                <text:p>9.55</text:p>
              </table:table-cell>
              <table:table-cell office:value-type="float" office:value="0.547733">
                <text:p>0.547733</text:p>
              </table:table-cell>
              <table:table-cell office:value-type="float" office:value="0.732334047109208">
                <text:p>0.7323340471092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56">
                <text:p>9.56</text:p>
              </table:table-cell>
              <table:table-cell office:value-type="float" office:value="0.548231">
                <text:p>0.548231</text:p>
              </table:table-cell>
              <table:table-cell office:value-type="float" office:value="0.732763228220203">
                <text:p>0.73276322822020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.57">
                <text:p>9.57</text:p>
              </table:table-cell>
              <table:table-cell office:value-type="float" office:value="0.548738">
                <text:p>0.548738</text:p>
              </table:table-cell>
              <table:table-cell office:value-type="float" office:value="0.733191035218783">
                <text:p>0.73319103521878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.58">
                <text:p>9.58</text:p>
              </table:table-cell>
              <table:table-cell office:value-type="float" office:value="0.549238">
                <text:p>0.549238</text:p>
              </table:table-cell>
              <table:table-cell office:value-type="float" office:value="0.73361747469366">
                <text:p>0.7336174746936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.59">
                <text:p>9.59</text:p>
              </table:table-cell>
              <table:table-cell office:value-type="float" office:value="0.549741">
                <text:p>0.549741</text:p>
              </table:table-cell>
              <table:table-cell office:value-type="float" office:value="0.734042553191489">
                <text:p>0.734042553191489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.6">
                <text:p>9.6</text:p>
              </table:table-cell>
              <table:table-cell office:value-type="float" office:value="0.550212">
                <text:p>0.550212</text:p>
              </table:table-cell>
              <table:table-cell office:value-type="float" office:value="0.734466277217207">
                <text:p>0.73446627721720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.61">
                <text:p>9.61</text:p>
              </table:table-cell>
              <table:table-cell office:value-type="float" office:value="0.550718">
                <text:p>0.550718</text:p>
              </table:table-cell>
              <table:table-cell office:value-type="float" office:value="0.734888653234358">
                <text:p>0.73488865323435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.62">
                <text:p>9.62</text:p>
              </table:table-cell>
              <table:table-cell office:value-type="float" office:value="0.551208">
                <text:p>0.551208</text:p>
              </table:table-cell>
              <table:table-cell office:value-type="float" office:value="0.735309687665431">
                <text:p>0.73530968766543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.63">
                <text:p>9.63</text:p>
              </table:table-cell>
              <table:table-cell office:value-type="float" office:value="0.551701">
                <text:p>0.551701</text:p>
              </table:table-cell>
              <table:table-cell office:value-type="float" office:value="0.735729386892178">
                <text:p>0.73572938689217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.64">
                <text:p>9.64</text:p>
              </table:table-cell>
              <table:table-cell office:value-type="float" office:value="0.552192">
                <text:p>0.552192</text:p>
              </table:table-cell>
              <table:table-cell office:value-type="float" office:value="0.736147757255937">
                <text:p>0.73614775725593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.65">
                <text:p>9.65</text:p>
              </table:table-cell>
              <table:table-cell office:value-type="float" office:value="0.552674">
                <text:p>0.552674</text:p>
              </table:table-cell>
              <table:table-cell office:value-type="float" office:value="0.736564805057956">
                <text:p>0.73656480505795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.66">
                <text:p>9.66</text:p>
              </table:table-cell>
              <table:table-cell office:value-type="float" office:value="0.553172">
                <text:p>0.553172</text:p>
              </table:table-cell>
              <table:table-cell office:value-type="float" office:value="0.736980536559706">
                <text:p>0.736980536559706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.67">
                <text:p>9.67</text:p>
              </table:table-cell>
              <table:table-cell office:value-type="float" office:value="0.553652">
                <text:p>0.553652</text:p>
              </table:table-cell>
              <table:table-cell office:value-type="float" office:value="0.737394957983193">
                <text:p>0.737394957983193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.68">
                <text:p>9.68</text:p>
              </table:table-cell>
              <table:table-cell office:value-type="float" office:value="0.554142">
                <text:p>0.554142</text:p>
              </table:table-cell>
              <table:table-cell office:value-type="float" office:value="0.737808075511274">
                <text:p>0.73780807551127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69">
                <text:p>9.69</text:p>
              </table:table-cell>
              <table:table-cell office:value-type="float" office:value="0.554613">
                <text:p>0.554613</text:p>
              </table:table-cell>
              <table:table-cell office:value-type="float" office:value="0.738219895287958">
                <text:p>0.7382198952879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.7">
                <text:p>9.7</text:p>
              </table:table-cell>
              <table:table-cell office:value-type="float" office:value="0.555108">
                <text:p>0.555108</text:p>
              </table:table-cell>
              <table:table-cell office:value-type="float" office:value="0.738630423418714">
                <text:p>0.73863042341871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.71">
                <text:p>9.71</text:p>
              </table:table-cell>
              <table:table-cell office:value-type="float" office:value="0.555586">
                <text:p>0.555586</text:p>
              </table:table-cell>
              <table:table-cell office:value-type="float" office:value="0.739039665970772">
                <text:p>0.73903966597077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.72">
                <text:p>9.72</text:p>
              </table:table-cell>
              <table:table-cell office:value-type="float" office:value="0.556067">
                <text:p>0.556067</text:p>
              </table:table-cell>
              <table:table-cell office:value-type="float" office:value="0.739447628973424">
                <text:p>0.739447628973424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73">
                <text:p>9.73</text:p>
              </table:table-cell>
              <table:table-cell office:value-type="float" office:value="0.55654">
                <text:p>0.55654</text:p>
              </table:table-cell>
              <table:table-cell office:value-type="float" office:value="0.739854318418314">
                <text:p>0.73985431841831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.74">
                <text:p>9.74</text:p>
              </table:table-cell>
              <table:table-cell office:value-type="float" office:value="0.55702">
                <text:p>0.55702</text:p>
              </table:table-cell>
              <table:table-cell office:value-type="float" office:value="0.74025974025974">
                <text:p>0.7402597402597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.75">
                <text:p>9.75</text:p>
              </table:table-cell>
              <table:table-cell office:value-type="float" office:value="0.557506">
                <text:p>0.557506</text:p>
              </table:table-cell>
              <table:table-cell office:value-type="float" office:value="0.740663900414938">
                <text:p>0.74066390041493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.76">
                <text:p>9.76</text:p>
              </table:table-cell>
              <table:table-cell office:value-type="float" office:value="0.557975">
                <text:p>0.557975</text:p>
              </table:table-cell>
              <table:table-cell office:value-type="float" office:value="0.741066804764371">
                <text:p>0.74106680476437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.77">
                <text:p>9.77</text:p>
              </table:table-cell>
              <table:table-cell office:value-type="float" office:value="0.558461">
                <text:p>0.558461</text:p>
              </table:table-cell>
              <table:table-cell office:value-type="float" office:value="0.741468459152017">
                <text:p>0.74146845915201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.78">
                <text:p>9.78</text:p>
              </table:table-cell>
              <table:table-cell office:value-type="float" office:value="0.558911">
                <text:p>0.558911</text:p>
              </table:table-cell>
              <table:table-cell office:value-type="float" office:value="0.741868869385648">
                <text:p>0.74186886938564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.79">
                <text:p>9.79</text:p>
              </table:table-cell>
              <table:table-cell office:value-type="float" office:value="0.559386">
                <text:p>0.559386</text:p>
              </table:table-cell>
              <table:table-cell office:value-type="float" office:value="0.742268041237113">
                <text:p>0.74226804123711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8">
                <text:p>9.8</text:p>
              </table:table-cell>
              <table:table-cell office:value-type="float" office:value="0.559862">
                <text:p>0.559862</text:p>
              </table:table-cell>
              <table:table-cell office:value-type="float" office:value="0.742665980442615">
                <text:p>0.74266598044261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.81">
                <text:p>9.81</text:p>
              </table:table-cell>
              <table:table-cell office:value-type="float" office:value="0.560332">
                <text:p>0.560332</text:p>
              </table:table-cell>
              <table:table-cell office:value-type="float" office:value="0.743062692702981">
                <text:p>0.743062692702981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.82">
                <text:p>9.82</text:p>
              </table:table-cell>
              <table:table-cell office:value-type="float" office:value="0.5608">
                <text:p>0.5608</text:p>
              </table:table-cell>
              <table:table-cell office:value-type="float" office:value="0.74345818368394">
                <text:p>0.7434581836839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.83">
                <text:p>9.83</text:p>
              </table:table-cell>
              <table:table-cell office:value-type="float" office:value="0.561256">
                <text:p>0.561256</text:p>
              </table:table-cell>
              <table:table-cell office:value-type="float" office:value="0.743852459016394">
                <text:p>0.74385245901639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.84">
                <text:p>9.84</text:p>
              </table:table-cell>
              <table:table-cell office:value-type="float" office:value="0.561738">
                <text:p>0.561738</text:p>
              </table:table-cell>
              <table:table-cell office:value-type="float" office:value="0.744245524296675">
                <text:p>0.74424552429667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.85">
                <text:p>9.85</text:p>
              </table:table-cell>
              <table:table-cell office:value-type="float" office:value="0.562196">
                <text:p>0.562196</text:p>
              </table:table-cell>
              <table:table-cell office:value-type="float" office:value="0.744637385086823">
                <text:p>0.7446373850868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86">
                <text:p>9.86</text:p>
              </table:table-cell>
              <table:table-cell office:value-type="float" office:value="0.562668">
                <text:p>0.562668</text:p>
              </table:table-cell>
              <table:table-cell office:value-type="float" office:value="0.745028046914839">
                <text:p>0.74502804691483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.87">
                <text:p>9.87</text:p>
              </table:table-cell>
              <table:table-cell office:value-type="float" office:value="0.563123">
                <text:p>0.563123</text:p>
              </table:table-cell>
              <table:table-cell office:value-type="float" office:value="0.745417515274949">
                <text:p>0.74541751527494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88">
                <text:p>9.88</text:p>
              </table:table-cell>
              <table:table-cell office:value-type="float" office:value="0.563588">
                <text:p>0.563588</text:p>
              </table:table-cell>
              <table:table-cell office:value-type="float" office:value="0.74580579562786">
                <text:p>0.745805795627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.89">
                <text:p>9.89</text:p>
              </table:table-cell>
              <table:table-cell office:value-type="float" office:value="0.56404">
                <text:p>0.56404</text:p>
              </table:table-cell>
              <table:table-cell office:value-type="float" office:value="0.746192893401015">
                <text:p>0.746192893401015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.9">
                <text:p>9.9</text:p>
              </table:table-cell>
              <table:table-cell office:value-type="float" office:value="0.5645">
                <text:p>0.5645</text:p>
              </table:table-cell>
              <table:table-cell office:value-type="float" office:value="0.746578813988849">
                <text:p>0.74657881398884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1">
                <text:p>9.91</text:p>
              </table:table-cell>
              <table:table-cell office:value-type="float" office:value="0.564954">
                <text:p>0.564954</text:p>
              </table:table-cell>
              <table:table-cell office:value-type="float" office:value="0.746963562753036">
                <text:p>0.74696356275303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.92">
                <text:p>9.92</text:p>
              </table:table-cell>
              <table:table-cell office:value-type="float" office:value="0.565409">
                <text:p>0.565409</text:p>
              </table:table-cell>
              <table:table-cell office:value-type="float" office:value="0.747347145022739">
                <text:p>0.74734714502273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.93">
                <text:p>9.93</text:p>
              </table:table-cell>
              <table:table-cell office:value-type="float" office:value="0.565873">
                <text:p>0.565873</text:p>
              </table:table-cell>
              <table:table-cell office:value-type="float" office:value="0.747729566094854">
                <text:p>0.74772956609485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.94">
                <text:p>9.94</text:p>
              </table:table-cell>
              <table:table-cell office:value-type="float" office:value="0.566318">
                <text:p>0.566318</text:p>
              </table:table-cell>
              <table:table-cell office:value-type="float" office:value="0.748110831234257">
                <text:p>0.74811083123425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.95">
                <text:p>9.95</text:p>
              </table:table-cell>
              <table:table-cell office:value-type="float" office:value="0.566789">
                <text:p>0.566789</text:p>
              </table:table-cell>
              <table:table-cell office:value-type="float" office:value="0.748490945674044">
                <text:p>0.748490945674044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.96">
                <text:p>9.96</text:p>
              </table:table-cell>
              <table:table-cell office:value-type="float" office:value="0.567225">
                <text:p>0.567225</text:p>
              </table:table-cell>
              <table:table-cell office:value-type="float" office:value="0.748869914615771">
                <text:p>0.74886991461577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.97">
                <text:p>9.97</text:p>
              </table:table-cell>
              <table:table-cell office:value-type="float" office:value="0.567673">
                <text:p>0.567673</text:p>
              </table:table-cell>
              <table:table-cell office:value-type="float" office:value="0.749247743229689">
                <text:p>0.74924774322968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98">
                <text:p>9.98</text:p>
              </table:table-cell>
              <table:table-cell office:value-type="float" office:value="0.568119">
                <text:p>0.568119</text:p>
              </table:table-cell>
              <table:table-cell office:value-type="float" office:value="0.749624436654982">
                <text:p>0.7496244366549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.99">
                <text:p>9.99</text:p>
              </table:table-cell>
              <table:table-cell office:value-type="float" office:value="0.568578">
                <text:p>0.56857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0">
                <text:p>10</text:p>
              </table:table-cell>
              <table:table-cell office:value-type="float" office:value="0.56901">
                <text:p>0.56901</text:p>
              </table:table-cell>
              <table:table-cell office:value-type="float" office:value="0.750374438342486">
                <text:p>0.75037443834248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0.01">
                <text:p>10.01</text:p>
              </table:table-cell>
              <table:table-cell office:value-type="float" office:value="0.569462">
                <text:p>0.569462</text:p>
              </table:table-cell>
              <table:table-cell office:value-type="float" office:value="0.750747756729811">
                <text:p>0.75074775672981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0.02">
                <text:p>10.02</text:p>
              </table:table-cell>
              <table:table-cell office:value-type="float" office:value="0.569913">
                <text:p>0.569913</text:p>
              </table:table-cell>
              <table:table-cell office:value-type="float" office:value="0.751119960179194">
                <text:p>0.751119960179194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0.03">
                <text:p>10.03</text:p>
              </table:table-cell>
              <table:table-cell office:value-type="float" office:value="0.570346">
                <text:p>0.570346</text:p>
              </table:table-cell>
              <table:table-cell office:value-type="float" office:value="0.751491053677932">
                <text:p>0.75149105367793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0.04">
                <text:p>10.04</text:p>
              </table:table-cell>
              <table:table-cell office:value-type="float" office:value="0.570797">
                <text:p>0.570797</text:p>
              </table:table-cell>
              <table:table-cell office:value-type="float" office:value="0.751861042183623">
                <text:p>0.75186104218362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0.05">
                <text:p>10.05</text:p>
              </table:table-cell>
              <table:table-cell office:value-type="float" office:value="0.571233">
                <text:p>0.571233</text:p>
              </table:table-cell>
              <table:table-cell office:value-type="float" office:value="0.752229930624381">
                <text:p>0.75222993062438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0.06">
                <text:p>10.06</text:p>
              </table:table-cell>
              <table:table-cell office:value-type="float" office:value="0.571694">
                <text:p>0.571694</text:p>
              </table:table-cell>
              <table:table-cell office:value-type="float" office:value="0.75259772389906">
                <text:p>0.75259772389906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0.07">
                <text:p>10.07</text:p>
              </table:table-cell>
              <table:table-cell office:value-type="float" office:value="0.572127">
                <text:p>0.572127</text:p>
              </table:table-cell>
              <table:table-cell office:value-type="float" office:value="0.75296442687747">
                <text:p>0.75296442687747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0.08">
                <text:p>10.08</text:p>
              </table:table-cell>
              <table:table-cell office:value-type="float" office:value="0.572572">
                <text:p>0.572572</text:p>
              </table:table-cell>
              <table:table-cell office:value-type="float" office:value="0.753330044400592">
                <text:p>0.753330044400592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0.09">
                <text:p>10.09</text:p>
              </table:table-cell>
              <table:table-cell office:value-type="float" office:value="0.572984">
                <text:p>0.572984</text:p>
              </table:table-cell>
              <table:table-cell office:value-type="float" office:value="0.753694581280788">
                <text:p>0.75369458128078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0.1">
                <text:p>10.1</text:p>
              </table:table-cell>
              <table:table-cell office:value-type="float" office:value="0.57344">
                <text:p>0.57344</text:p>
              </table:table-cell>
              <table:table-cell office:value-type="float" office:value="0.754058042302017">
                <text:p>0.75405804230201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0.11">
                <text:p>10.11</text:p>
              </table:table-cell>
              <table:table-cell office:value-type="float" office:value="0.573867">
                <text:p>0.573867</text:p>
              </table:table-cell>
              <table:table-cell office:value-type="float" office:value="0.754420432220039">
                <text:p>0.754420432220039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0.12">
                <text:p>10.12</text:p>
              </table:table-cell>
              <table:table-cell office:value-type="float" office:value="0.57431">
                <text:p>0.57431</text:p>
              </table:table-cell>
              <table:table-cell office:value-type="float" office:value="0.754781755762629">
                <text:p>0.75478175576262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0.13">
                <text:p>10.13</text:p>
              </table:table-cell>
              <table:table-cell office:value-type="float" office:value="0.574733">
                <text:p>0.574733</text:p>
              </table:table-cell>
              <table:table-cell office:value-type="float" office:value="0.755142017629775">
                <text:p>0.75514201762977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0.14">
                <text:p>10.14</text:p>
              </table:table-cell>
              <table:table-cell office:value-type="float" office:value="0.575174">
                <text:p>0.575174</text:p>
              </table:table-cell>
              <table:table-cell office:value-type="float" office:value="0.755501222493888">
                <text:p>0.75550122249388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0.15">
                <text:p>10.15</text:p>
              </table:table-cell>
              <table:table-cell office:value-type="float" office:value="0.5756">
                <text:p>0.5756</text:p>
              </table:table-cell>
              <table:table-cell office:value-type="float" office:value="0.755859375">
                <text:p>0.75585937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0.16">
                <text:p>10.16</text:p>
              </table:table-cell>
              <table:table-cell office:value-type="float" office:value="0.57603">
                <text:p>0.57603</text:p>
              </table:table-cell>
              <table:table-cell office:value-type="float" office:value="0.756216479765968">
                <text:p>0.75621647976596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0.17">
                <text:p>10.17</text:p>
              </table:table-cell>
              <table:table-cell office:value-type="float" office:value="0.576463">
                <text:p>0.576463</text:p>
              </table:table-cell>
              <table:table-cell office:value-type="float" office:value="0.756572541382668">
                <text:p>0.75657254138266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0.18">
                <text:p>10.18</text:p>
              </table:table-cell>
              <table:table-cell office:value-type="float" office:value="0.576883">
                <text:p>0.576883</text:p>
              </table:table-cell>
              <table:table-cell office:value-type="float" office:value="0.756927564414196">
                <text:p>0.756927564414196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0.19">
                <text:p>10.19</text:p>
              </table:table-cell>
              <table:table-cell office:value-type="float" office:value="0.577317">
                <text:p>0.577317</text:p>
              </table:table-cell>
              <table:table-cell office:value-type="float" office:value="0.757281553398058">
                <text:p>0.75728155339805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0.2">
                <text:p>10.2</text:p>
              </table:table-cell>
              <table:table-cell office:value-type="float" office:value="0.577736">
                <text:p>0.577736</text:p>
              </table:table-cell>
              <table:table-cell office:value-type="float" office:value="0.757634512845371">
                <text:p>0.757634512845371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0.21">
                <text:p>10.21</text:p>
              </table:table-cell>
              <table:table-cell office:value-type="float" office:value="0.578165">
                <text:p>0.578165</text:p>
              </table:table-cell>
              <table:table-cell office:value-type="float" office:value="0.757986447241045">
                <text:p>0.757986447241045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0.22">
                <text:p>10.22</text:p>
              </table:table-cell>
              <table:table-cell office:value-type="float" office:value="0.578564">
                <text:p>0.578564</text:p>
              </table:table-cell>
              <table:table-cell office:value-type="float" office:value="0.758337361043983">
                <text:p>0.75833736104398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0.23">
                <text:p>10.23</text:p>
              </table:table-cell>
              <table:table-cell office:value-type="float" office:value="0.579006">
                <text:p>0.579006</text:p>
              </table:table-cell>
              <table:table-cell office:value-type="float" office:value="0.758687258687259">
                <text:p>0.758687258687259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0.24">
                <text:p>10.24</text:p>
              </table:table-cell>
              <table:table-cell office:value-type="float" office:value="0.579411">
                <text:p>0.579411</text:p>
              </table:table-cell>
              <table:table-cell office:value-type="float" office:value="0.759036144578313">
                <text:p>0.75903614457831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0.25">
                <text:p>10.25</text:p>
              </table:table-cell>
              <table:table-cell office:value-type="float" office:value="0.579842">
                <text:p>0.579842</text:p>
              </table:table-cell>
              <table:table-cell office:value-type="float" office:value="0.759384023099134">
                <text:p>0.75938402309913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0.26">
                <text:p>10.26</text:p>
              </table:table-cell>
              <table:table-cell office:value-type="float" office:value="0.580252">
                <text:p>0.580252</text:p>
              </table:table-cell>
              <table:table-cell office:value-type="float" office:value="0.759730898606439">
                <text:p>0.759730898606439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0.27">
                <text:p>10.27</text:p>
              </table:table-cell>
              <table:table-cell office:value-type="float" office:value="0.580683">
                <text:p>0.580683</text:p>
              </table:table-cell>
              <table:table-cell office:value-type="float" office:value="0.760076775431862">
                <text:p>0.760076775431862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0.28">
                <text:p>10.28</text:p>
              </table:table-cell>
              <table:table-cell office:value-type="float" office:value="0.581096">
                <text:p>0.581096</text:p>
              </table:table-cell>
              <table:table-cell office:value-type="float" office:value="0.760421657882127">
                <text:p>0.76042165788212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0.29">
                <text:p>10.29</text:p>
              </table:table-cell>
              <table:table-cell office:value-type="float" office:value="0.581514">
                <text:p>0.581514</text:p>
              </table:table-cell>
              <table:table-cell office:value-type="float" office:value="0.760765550239234">
                <text:p>0.76076555023923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0.3">
                <text:p>10.3</text:p>
              </table:table-cell>
              <table:table-cell office:value-type="float" office:value="0.581937">
                <text:p>0.581937</text:p>
              </table:table-cell>
              <table:table-cell office:value-type="float" office:value="0.761108456760631">
                <text:p>0.761108456760631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0.31">
                <text:p>10.31</text:p>
              </table:table-cell>
              <table:table-cell office:value-type="float" office:value="0.582351">
                <text:p>0.582351</text:p>
              </table:table-cell>
              <table:table-cell office:value-type="float" office:value="0.761450381679389">
                <text:p>0.76145038167938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0.32">
                <text:p>10.32</text:p>
              </table:table-cell>
              <table:table-cell office:value-type="float" office:value="0.582767">
                <text:p>0.582767</text:p>
              </table:table-cell>
              <table:table-cell office:value-type="float" office:value="0.761791329204383">
                <text:p>0.761791329204383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0.33">
                <text:p>10.33</text:p>
              </table:table-cell>
              <table:table-cell office:value-type="float" office:value="0.583187">
                <text:p>0.583187</text:p>
              </table:table-cell>
              <table:table-cell office:value-type="float" office:value="0.762131303520457">
                <text:p>0.76213130352045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0.34">
                <text:p>10.34</text:p>
              </table:table-cell>
              <table:table-cell office:value-type="float" office:value="0.583596">
                <text:p>0.583596</text:p>
              </table:table-cell>
              <table:table-cell office:value-type="float" office:value="0.762470308788599">
                <text:p>0.76247030878859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0.35">
                <text:p>10.35</text:p>
              </table:table-cell>
              <table:table-cell office:value-type="float" office:value="0.583999">
                <text:p>0.583999</text:p>
              </table:table-cell>
              <table:table-cell office:value-type="float" office:value="0.76280834914611">
                <text:p>0.7628083491461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0.36">
                <text:p>10.36</text:p>
              </table:table-cell>
              <table:table-cell office:value-type="float" office:value="0.584406">
                <text:p>0.584406</text:p>
              </table:table-cell>
              <table:table-cell office:value-type="float" office:value="0.763145428706774">
                <text:p>0.763145428706774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0.37">
                <text:p>10.37</text:p>
              </table:table-cell>
              <table:table-cell office:value-type="float" office:value="0.584809">
                <text:p>0.584809</text:p>
              </table:table-cell>
              <table:table-cell office:value-type="float" office:value="0.763481551561022">
                <text:p>0.76348155156102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0.38">
                <text:p>10.38</text:p>
              </table:table-cell>
              <table:table-cell office:value-type="float" office:value="0.585225">
                <text:p>0.585225</text:p>
              </table:table-cell>
              <table:table-cell office:value-type="float" office:value="0.763816721776098">
                <text:p>0.76381672177609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0.39">
                <text:p>10.39</text:p>
              </table:table-cell>
              <table:table-cell office:value-type="float" office:value="0.585613">
                <text:p>0.585613</text:p>
              </table:table-cell>
              <table:table-cell office:value-type="float" office:value="0.764150943396226">
                <text:p>0.76415094339622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0.4">
                <text:p>10.4</text:p>
              </table:table-cell>
              <table:table-cell office:value-type="float" office:value="0.586026">
                <text:p>0.586026</text:p>
              </table:table-cell>
              <table:table-cell office:value-type="float" office:value="0.76448422044277">
                <text:p>0.7644842204427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0.41">
                <text:p>10.41</text:p>
              </table:table-cell>
              <table:table-cell office:value-type="float" office:value="0.586427">
                <text:p>0.586427</text:p>
              </table:table-cell>
              <table:table-cell office:value-type="float" office:value="0.764816556914393">
                <text:p>0.76481655691439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0.42">
                <text:p>10.42</text:p>
              </table:table-cell>
              <table:table-cell office:value-type="float" office:value="0.586831">
                <text:p>0.586831</text:p>
              </table:table-cell>
              <table:table-cell office:value-type="float" office:value="0.765147956787224">
                <text:p>0.765147956787224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.43">
                <text:p>10.43</text:p>
              </table:table-cell>
              <table:table-cell office:value-type="float" office:value="0.587232">
                <text:p>0.587232</text:p>
              </table:table-cell>
              <table:table-cell office:value-type="float" office:value="0.765478424015009">
                <text:p>0.765478424015009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.44">
                <text:p>10.44</text:p>
              </table:table-cell>
              <table:table-cell office:value-type="float" office:value="0.587632">
                <text:p>0.587632</text:p>
              </table:table-cell>
              <table:table-cell office:value-type="float" office:value="0.765807962529274">
                <text:p>0.765807962529274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0.45">
                <text:p>10.45</text:p>
              </table:table-cell>
              <table:table-cell office:value-type="float" office:value="0.588039">
                <text:p>0.588039</text:p>
              </table:table-cell>
              <table:table-cell office:value-type="float" office:value="0.766136576239476">
                <text:p>0.766136576239476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0.46">
                <text:p>10.46</text:p>
              </table:table-cell>
              <table:table-cell office:value-type="float" office:value="0.588439">
                <text:p>0.588439</text:p>
              </table:table-cell>
              <table:table-cell office:value-type="float" office:value="0.766464269033162">
                <text:p>0.76646426903316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0.47">
                <text:p>10.47</text:p>
              </table:table-cell>
              <table:table-cell office:value-type="float" office:value="0.588843">
                <text:p>0.588843</text:p>
              </table:table-cell>
              <table:table-cell office:value-type="float" office:value="0.766791044776119">
                <text:p>0.7667910447761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0.48">
                <text:p>10.48</text:p>
              </table:table-cell>
              <table:table-cell office:value-type="float" office:value="0.589234">
                <text:p>0.589234</text:p>
              </table:table-cell>
              <table:table-cell office:value-type="float" office:value="0.767116907312529">
                <text:p>0.767116907312529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0.49">
                <text:p>10.49</text:p>
              </table:table-cell>
              <table:table-cell office:value-type="float" office:value="0.589642">
                <text:p>0.589642</text:p>
              </table:table-cell>
              <table:table-cell office:value-type="float" office:value="0.767441860465116">
                <text:p>0.767441860465116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0.5">
                <text:p>10.5</text:p>
              </table:table-cell>
              <table:table-cell office:value-type="float" office:value="0.59003">
                <text:p>0.59003</text:p>
              </table:table-cell>
              <table:table-cell office:value-type="float" office:value="0.7677659080353">
                <text:p>0.767765908035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0.51">
                <text:p>10.51</text:p>
              </table:table-cell>
              <table:table-cell office:value-type="float" office:value="0.590439">
                <text:p>0.590439</text:p>
              </table:table-cell>
              <table:table-cell office:value-type="float" office:value="0.76808905380334">
                <text:p>0.76808905380334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0.52">
                <text:p>10.52</text:p>
              </table:table-cell>
              <table:table-cell office:value-type="float" office:value="0.590816">
                <text:p>0.590816</text:p>
              </table:table-cell>
              <table:table-cell office:value-type="float" office:value="0.768411301528485">
                <text:p>0.76841130152848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0.53">
                <text:p>10.53</text:p>
              </table:table-cell>
              <table:table-cell office:value-type="float" office:value="0.59121">
                <text:p>0.59121</text:p>
              </table:table-cell>
              <table:table-cell office:value-type="float" office:value="0.768732654949121">
                <text:p>0.76873265494912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0.54">
                <text:p>10.54</text:p>
              </table:table-cell>
              <table:table-cell office:value-type="float" office:value="0.591598">
                <text:p>0.591598</text:p>
              </table:table-cell>
              <table:table-cell office:value-type="float" office:value="0.76905311778291">
                <text:p>0.7690531177829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0.55">
                <text:p>10.55</text:p>
              </table:table-cell>
              <table:table-cell office:value-type="float" office:value="0.592">
                <text:p>0.592</text:p>
              </table:table-cell>
              <table:table-cell office:value-type="float" office:value="0.769372693726937">
                <text:p>0.76937269372693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0.56">
                <text:p>10.56</text:p>
              </table:table-cell>
              <table:table-cell office:value-type="float" office:value="0.592378">
                <text:p>0.592378</text:p>
              </table:table-cell>
              <table:table-cell office:value-type="float" office:value="0.769691386457853">
                <text:p>0.76969138645785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0.57">
                <text:p>10.57</text:p>
              </table:table-cell>
              <table:table-cell office:value-type="float" office:value="0.592776">
                <text:p>0.592776</text:p>
              </table:table-cell>
              <table:table-cell office:value-type="float" office:value="0.770009199632015">
                <text:p>0.77000919963201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0.58">
                <text:p>10.58</text:p>
              </table:table-cell>
              <table:table-cell office:value-type="float" office:value="0.593159">
                <text:p>0.593159</text:p>
              </table:table-cell>
              <table:table-cell office:value-type="float" office:value="0.770326136885622">
                <text:p>0.77032613688562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0.59">
                <text:p>10.59</text:p>
              </table:table-cell>
              <table:table-cell office:value-type="float" office:value="0.593546">
                <text:p>0.593546</text:p>
              </table:table-cell>
              <table:table-cell office:value-type="float" office:value="0.770642201834862">
                <text:p>0.770642201834862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.6">
                <text:p>10.6</text:p>
              </table:table-cell>
              <table:table-cell office:value-type="float" office:value="0.593929">
                <text:p>0.593929</text:p>
              </table:table-cell>
              <table:table-cell office:value-type="float" office:value="0.770957398076042">
                <text:p>0.77095739807604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0.61">
                <text:p>10.61</text:p>
              </table:table-cell>
              <table:table-cell office:value-type="float" office:value="0.594325">
                <text:p>0.594325</text:p>
              </table:table-cell>
              <table:table-cell office:value-type="float" office:value="0.771271729185727">
                <text:p>0.77127172918572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0.62">
                <text:p>10.62</text:p>
              </table:table-cell>
              <table:table-cell office:value-type="float" office:value="0.594705">
                <text:p>0.594705</text:p>
              </table:table-cell>
              <table:table-cell office:value-type="float" office:value="0.771585198720877">
                <text:p>0.77158519872087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0.63">
                <text:p>10.63</text:p>
              </table:table-cell>
              <table:table-cell office:value-type="float" office:value="0.595089">
                <text:p>0.595089</text:p>
              </table:table-cell>
              <table:table-cell office:value-type="float" office:value="0.771897810218978">
                <text:p>0.77189781021897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0.64">
                <text:p>10.64</text:p>
              </table:table-cell>
              <table:table-cell office:value-type="float" office:value="0.595477">
                <text:p>0.595477</text:p>
              </table:table-cell>
              <table:table-cell office:value-type="float" office:value="0.772209567198178">
                <text:p>0.77220956719817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0.65">
                <text:p>10.65</text:p>
              </table:table-cell>
              <table:table-cell office:value-type="float" office:value="0.595853">
                <text:p>0.595853</text:p>
              </table:table-cell>
              <table:table-cell office:value-type="float" office:value="0.772520473157416">
                <text:p>0.77252047315741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0.66">
                <text:p>10.66</text:p>
              </table:table-cell>
              <table:table-cell office:value-type="float" office:value="0.596243">
                <text:p>0.596243</text:p>
              </table:table-cell>
              <table:table-cell office:value-type="float" office:value="0.772830531576556">
                <text:p>0.77283053157655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0.67">
                <text:p>10.67</text:p>
              </table:table-cell>
              <table:table-cell office:value-type="float" office:value="0.596621">
                <text:p>0.596621</text:p>
              </table:table-cell>
              <table:table-cell office:value-type="float" office:value="0.773139745916515">
                <text:p>0.773139745916515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0.68">
                <text:p>10.68</text:p>
              </table:table-cell>
              <table:table-cell office:value-type="float" office:value="0.597006">
                <text:p>0.597006</text:p>
              </table:table-cell>
              <table:table-cell office:value-type="float" office:value="0.773448119619393">
                <text:p>0.77344811961939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0.69">
                <text:p>10.69</text:p>
              </table:table-cell>
              <table:table-cell office:value-type="float" office:value="0.597368">
                <text:p>0.597368</text:p>
              </table:table-cell>
              <table:table-cell office:value-type="float" office:value="0.773755656108597">
                <text:p>0.77375565610859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0.7">
                <text:p>10.7</text:p>
              </table:table-cell>
              <table:table-cell office:value-type="float" office:value="0.597756">
                <text:p>0.597756</text:p>
              </table:table-cell>
              <table:table-cell office:value-type="float" office:value="0.774062358788974">
                <text:p>0.774062358788974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0.71">
                <text:p>10.71</text:p>
              </table:table-cell>
              <table:table-cell office:value-type="float" office:value="0.598129">
                <text:p>0.598129</text:p>
              </table:table-cell>
              <table:table-cell office:value-type="float" office:value="0.774368231046931">
                <text:p>0.77436823104693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0.72">
                <text:p>10.72</text:p>
              </table:table-cell>
              <table:table-cell office:value-type="float" office:value="0.598517">
                <text:p>0.598517</text:p>
              </table:table-cell>
              <table:table-cell office:value-type="float" office:value="0.774673276250563">
                <text:p>0.77467327625056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0.73">
                <text:p>10.73</text:p>
              </table:table-cell>
              <table:table-cell office:value-type="float" office:value="0.598875">
                <text:p>0.598875</text:p>
              </table:table-cell>
              <table:table-cell office:value-type="float" office:value="0.774977497749775">
                <text:p>0.774977497749775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0.74">
                <text:p>10.74</text:p>
              </table:table-cell>
              <table:table-cell office:value-type="float" office:value="0.599249">
                <text:p>0.599249</text:p>
              </table:table-cell>
              <table:table-cell office:value-type="float" office:value="0.775280898876405">
                <text:p>0.775280898876405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0.75">
                <text:p>10.75</text:p>
              </table:table-cell>
              <table:table-cell office:value-type="float" office:value="0.599617">
                <text:p>0.599617</text:p>
              </table:table-cell>
              <table:table-cell office:value-type="float" office:value="0.775583482944345">
                <text:p>0.77558348294434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0.76">
                <text:p>10.76</text:p>
              </table:table-cell>
              <table:table-cell office:value-type="float" office:value="0.599999">
                <text:p>0.599999</text:p>
              </table:table-cell>
              <table:table-cell office:value-type="float" office:value="0.775885253249664">
                <text:p>0.77588525324966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.77">
                <text:p>10.77</text:p>
              </table:table-cell>
              <table:table-cell office:value-type="float" office:value="0.600359">
                <text:p>0.600359</text:p>
              </table:table-cell>
              <table:table-cell office:value-type="float" office:value="0.776186213070725">
                <text:p>0.776186213070725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0.78">
                <text:p>10.78</text:p>
              </table:table-cell>
              <table:table-cell office:value-type="float" office:value="0.600737">
                <text:p>0.600737</text:p>
              </table:table-cell>
              <table:table-cell office:value-type="float" office:value="0.776486365668306">
                <text:p>0.77648636566830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0.79">
                <text:p>10.79</text:p>
              </table:table-cell>
              <table:table-cell office:value-type="float" office:value="0.601099">
                <text:p>0.601099</text:p>
              </table:table-cell>
              <table:table-cell office:value-type="float" office:value="0.776785714285714">
                <text:p>0.776785714285714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0.8">
                <text:p>10.8</text:p>
              </table:table-cell>
              <table:table-cell office:value-type="float" office:value="0.601467">
                <text:p>0.601467</text:p>
              </table:table-cell>
              <table:table-cell office:value-type="float" office:value="0.777084262148908">
                <text:p>0.77708426214890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0.81">
                <text:p>10.81</text:p>
              </table:table-cell>
              <table:table-cell office:value-type="float" office:value="0.601827">
                <text:p>0.601827</text:p>
              </table:table-cell>
              <table:table-cell office:value-type="float" office:value="0.777382012466607">
                <text:p>0.77738201246660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0.82">
                <text:p>10.82</text:p>
              </table:table-cell>
              <table:table-cell office:value-type="float" office:value="0.602206">
                <text:p>0.602206</text:p>
              </table:table-cell>
              <table:table-cell office:value-type="float" office:value="0.777678968430414">
                <text:p>0.77767896843041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0.83">
                <text:p>10.83</text:p>
              </table:table-cell>
              <table:table-cell office:value-type="float" office:value="0.602573">
                <text:p>0.602573</text:p>
              </table:table-cell>
              <table:table-cell office:value-type="float" office:value="0.77797513321492">
                <text:p>0.7779751332149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0.84">
                <text:p>10.84</text:p>
              </table:table-cell>
              <table:table-cell office:value-type="float" office:value="0.602936">
                <text:p>0.602936</text:p>
              </table:table-cell>
              <table:table-cell office:value-type="float" office:value="0.778270509977827">
                <text:p>0.778270509977827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0.85">
                <text:p>10.85</text:p>
              </table:table-cell>
              <table:table-cell office:value-type="float" office:value="0.603297">
                <text:p>0.603297</text:p>
              </table:table-cell>
              <table:table-cell office:value-type="float" office:value="0.778565101860053">
                <text:p>0.77856510186005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0.86">
                <text:p>10.86</text:p>
              </table:table-cell>
              <table:table-cell office:value-type="float" office:value="0.603665">
                <text:p>0.603665</text:p>
              </table:table-cell>
              <table:table-cell office:value-type="float" office:value="0.778858911985847">
                <text:p>0.77885891198584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0.87">
                <text:p>10.87</text:p>
              </table:table-cell>
              <table:table-cell office:value-type="float" office:value="0.604025">
                <text:p>0.604025</text:p>
              </table:table-cell>
              <table:table-cell office:value-type="float" office:value="0.779151943462898">
                <text:p>0.77915194346289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0.88">
                <text:p>10.88</text:p>
              </table:table-cell>
              <table:table-cell office:value-type="float" office:value="0.604387">
                <text:p>0.604387</text:p>
              </table:table-cell>
              <table:table-cell office:value-type="float" office:value="0.779444199382444">
                <text:p>0.779444199382444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0.89">
                <text:p>10.89</text:p>
              </table:table-cell>
              <table:table-cell office:value-type="float" office:value="0.604751">
                <text:p>0.604751</text:p>
              </table:table-cell>
              <table:table-cell office:value-type="float" office:value="0.779735682819383">
                <text:p>0.77973568281938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0.9">
                <text:p>10.9</text:p>
              </table:table-cell>
              <table:table-cell office:value-type="float" office:value="0.605104">
                <text:p>0.605104</text:p>
              </table:table-cell>
              <table:table-cell office:value-type="float" office:value="0.78002639683238">
                <text:p>0.7800263968323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0.91">
                <text:p>10.91</text:p>
              </table:table-cell>
              <table:table-cell office:value-type="float" office:value="0.605471">
                <text:p>0.605471</text:p>
              </table:table-cell>
              <table:table-cell office:value-type="float" office:value="0.780316344463972">
                <text:p>0.780316344463972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0.92">
                <text:p>10.92</text:p>
              </table:table-cell>
              <table:table-cell office:value-type="float" office:value="0.605825">
                <text:p>0.605825</text:p>
              </table:table-cell>
              <table:table-cell office:value-type="float" office:value="0.780605528740676">
                <text:p>0.78060552874067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0.93">
                <text:p>10.93</text:p>
              </table:table-cell>
              <table:table-cell office:value-type="float" office:value="0.606188">
                <text:p>0.606188</text:p>
              </table:table-cell>
              <table:table-cell office:value-type="float" office:value="0.780893952673094">
                <text:p>0.780893952673094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0.94">
                <text:p>10.94</text:p>
              </table:table-cell>
              <table:table-cell office:value-type="float" office:value="0.606536">
                <text:p>0.606536</text:p>
              </table:table-cell>
              <table:table-cell office:value-type="float" office:value="0.781181619256017">
                <text:p>0.78118161925601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0.95">
                <text:p>10.95</text:p>
              </table:table-cell>
              <table:table-cell office:value-type="float" office:value="0.606903">
                <text:p>0.606903</text:p>
              </table:table-cell>
              <table:table-cell office:value-type="float" office:value="0.781468531468531">
                <text:p>0.781468531468531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0.96">
                <text:p>10.96</text:p>
              </table:table-cell>
              <table:table-cell office:value-type="float" office:value="0.607255">
                <text:p>0.607255</text:p>
              </table:table-cell>
              <table:table-cell office:value-type="float" office:value="0.781754692274116">
                <text:p>0.781754692274116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0.97">
                <text:p>10.97</text:p>
              </table:table-cell>
              <table:table-cell office:value-type="float" office:value="0.607614">
                <text:p>0.607614</text:p>
              </table:table-cell>
              <table:table-cell office:value-type="float" office:value="0.78204010462075">
                <text:p>0.7820401046207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0.98">
                <text:p>10.98</text:p>
              </table:table-cell>
              <table:table-cell office:value-type="float" office:value="0.60795">
                <text:p>0.60795</text:p>
              </table:table-cell>
              <table:table-cell office:value-type="float" office:value="0.78232477144101">
                <text:p>0.7823247714410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0.99">
                <text:p>10.99</text:p>
              </table:table-cell>
              <table:table-cell office:value-type="float" office:value="0.608311">
                <text:p>0.608311</text:p>
              </table:table-cell>
              <table:table-cell office:value-type="float" office:value="0.782608695652174">
                <text:p>0.78260869565217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1">
                <text:p>11</text:p>
              </table:table-cell>
              <table:table-cell office:value-type="float" office:value="0.608658">
                <text:p>0.608658</text:p>
              </table:table-cell>
              <table:table-cell office:value-type="float" office:value="0.782891880156318">
                <text:p>0.782891880156318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1.01">
                <text:p>11.01</text:p>
              </table:table-cell>
              <table:table-cell office:value-type="float" office:value="0.609021">
                <text:p>0.609021</text:p>
              </table:table-cell>
              <table:table-cell office:value-type="float" office:value="0.783174327840416">
                <text:p>0.783174327840416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1.02">
                <text:p>11.02</text:p>
              </table:table-cell>
              <table:table-cell office:value-type="float" office:value="0.609355">
                <text:p>0.609355</text:p>
              </table:table-cell>
              <table:table-cell office:value-type="float" office:value="0.78345604157644">
                <text:p>0.78345604157644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1.03">
                <text:p>11.03</text:p>
              </table:table-cell>
              <table:table-cell office:value-type="float" office:value="0.609701">
                <text:p>0.609701</text:p>
              </table:table-cell>
              <table:table-cell office:value-type="float" office:value="0.783737024221453">
                <text:p>0.783737024221453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1.04">
                <text:p>11.04</text:p>
              </table:table-cell>
              <table:table-cell office:value-type="float" office:value="0.610043">
                <text:p>0.610043</text:p>
              </table:table-cell>
              <table:table-cell office:value-type="float" office:value="0.784017278617711">
                <text:p>0.7840172786177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1.05">
                <text:p>11.05</text:p>
              </table:table-cell>
              <table:table-cell office:value-type="float" office:value="0.610403">
                <text:p>0.610403</text:p>
              </table:table-cell>
              <table:table-cell office:value-type="float" office:value="0.784296807592752">
                <text:p>0.78429680759275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1.06">
                <text:p>11.06</text:p>
              </table:table-cell>
              <table:table-cell office:value-type="float" office:value="0.610732">
                <text:p>0.610732</text:p>
              </table:table-cell>
              <table:table-cell office:value-type="float" office:value="0.7845756139595">
                <text:p>0.7845756139595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1.07">
                <text:p>11.07</text:p>
              </table:table-cell>
              <table:table-cell office:value-type="float" office:value="0.611085">
                <text:p>0.611085</text:p>
              </table:table-cell>
              <table:table-cell office:value-type="float" office:value="0.784853700516351">
                <text:p>0.78485370051635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1.08">
                <text:p>11.08</text:p>
              </table:table-cell>
              <table:table-cell office:value-type="float" office:value="0.611425">
                <text:p>0.611425</text:p>
              </table:table-cell>
              <table:table-cell office:value-type="float" office:value="0.785131070047271">
                <text:p>0.78513107004727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1.09">
                <text:p>11.09</text:p>
              </table:table-cell>
              <table:table-cell office:value-type="float" office:value="0.611778">
                <text:p>0.611778</text:p>
              </table:table-cell>
              <table:table-cell office:value-type="float" office:value="0.785407725321888">
                <text:p>0.78540772532188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1.1">
                <text:p>11.1</text:p>
              </table:table-cell>
              <table:table-cell office:value-type="float" office:value="0.61211">
                <text:p>0.61211</text:p>
              </table:table-cell>
              <table:table-cell office:value-type="float" office:value="0.785683669095585">
                <text:p>0.785683669095585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1.11">
                <text:p>11.11</text:p>
              </table:table-cell>
              <table:table-cell office:value-type="float" office:value="0.612459">
                <text:p>0.612459</text:p>
              </table:table-cell>
              <table:table-cell office:value-type="float" office:value="0.785958904109589">
                <text:p>0.78595890410958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1.12">
                <text:p>11.12</text:p>
              </table:table-cell>
              <table:table-cell office:value-type="float" office:value="0.61279">
                <text:p>0.61279</text:p>
              </table:table-cell>
              <table:table-cell office:value-type="float" office:value="0.786233433091065">
                <text:p>0.78623343309106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1.13">
                <text:p>11.13</text:p>
              </table:table-cell>
              <table:table-cell office:value-type="float" office:value="0.613141">
                <text:p>0.613141</text:p>
              </table:table-cell>
              <table:table-cell office:value-type="float" office:value="0.786507258753202">
                <text:p>0.786507258753202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1.14">
                <text:p>11.14</text:p>
              </table:table-cell>
              <table:table-cell office:value-type="float" office:value="0.613463">
                <text:p>0.613463</text:p>
              </table:table-cell>
              <table:table-cell office:value-type="float" office:value="0.786780383795309">
                <text:p>0.786780383795309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1.15">
                <text:p>11.15</text:p>
              </table:table-cell>
              <table:table-cell office:value-type="float" office:value="0.613817">
                <text:p>0.613817</text:p>
              </table:table-cell>
              <table:table-cell office:value-type="float" office:value="0.787052810902896">
                <text:p>0.78705281090289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1.16">
                <text:p>11.16</text:p>
              </table:table-cell>
              <table:table-cell office:value-type="float" office:value="0.614148">
                <text:p>0.614148</text:p>
              </table:table-cell>
              <table:table-cell office:value-type="float" office:value="0.787324542747767">
                <text:p>0.78732454274776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1.17">
                <text:p>11.17</text:p>
              </table:table-cell>
              <table:table-cell office:value-type="float" office:value="0.614485">
                <text:p>0.614485</text:p>
              </table:table-cell>
              <table:table-cell office:value-type="float" office:value="0.787595581988105">
                <text:p>0.78759558198810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1.18">
                <text:p>11.18</text:p>
              </table:table-cell>
              <table:table-cell office:value-type="float" office:value="0.614812">
                <text:p>0.614812</text:p>
              </table:table-cell>
              <table:table-cell office:value-type="float" office:value="0.787865931268562">
                <text:p>0.787865931268562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1.19">
                <text:p>11.19</text:p>
              </table:table-cell>
              <table:table-cell office:value-type="float" office:value="0.615161">
                <text:p>0.615161</text:p>
              </table:table-cell>
              <table:table-cell office:value-type="float" office:value="0.788135593220339">
                <text:p>0.788135593220339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.2">
                <text:p>11.2</text:p>
              </table:table-cell>
              <table:table-cell office:value-type="float" office:value="0.615493">
                <text:p>0.615493</text:p>
              </table:table-cell>
              <table:table-cell office:value-type="float" office:value="0.788404570461278">
                <text:p>0.78840457046127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1.21">
                <text:p>11.21</text:p>
              </table:table-cell>
              <table:table-cell office:value-type="float" office:value="0.615824">
                <text:p>0.615824</text:p>
              </table:table-cell>
              <table:table-cell office:value-type="float" office:value="0.788672865595943">
                <text:p>0.78867286559594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1.22">
                <text:p>11.22</text:p>
              </table:table-cell>
              <table:table-cell office:value-type="float" office:value="0.616151">
                <text:p>0.616151</text:p>
              </table:table-cell>
              <table:table-cell office:value-type="float" office:value="0.788940481215703">
                <text:p>0.788940481215703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1.23">
                <text:p>11.23</text:p>
              </table:table-cell>
              <table:table-cell office:value-type="float" office:value="0.616495">
                <text:p>0.616495</text:p>
              </table:table-cell>
              <table:table-cell office:value-type="float" office:value="0.78920741989882">
                <text:p>0.78920741989882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1.24">
                <text:p>11.24</text:p>
              </table:table-cell>
              <table:table-cell office:value-type="float" office:value="0.616823">
                <text:p>0.616823</text:p>
              </table:table-cell>
              <table:table-cell office:value-type="float" office:value="0.789473684210526">
                <text:p>0.789473684210526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1.25">
                <text:p>11.25</text:p>
              </table:table-cell>
              <table:table-cell office:value-type="float" office:value="0.617155">
                <text:p>0.617155</text:p>
              </table:table-cell>
              <table:table-cell office:value-type="float" office:value="0.789739276703112">
                <text:p>0.789739276703112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1.26">
                <text:p>11.26</text:p>
              </table:table-cell>
              <table:table-cell office:value-type="float" office:value="0.61748">
                <text:p>0.61748</text:p>
              </table:table-cell>
              <table:table-cell office:value-type="float" office:value="0.790004199916002">
                <text:p>0.790004199916002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1.27">
                <text:p>11.27</text:p>
              </table:table-cell>
              <table:table-cell office:value-type="float" office:value="0.617818">
                <text:p>0.617818</text:p>
              </table:table-cell>
              <table:table-cell office:value-type="float" office:value="0.790268456375839">
                <text:p>0.790268456375839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1.28">
                <text:p>11.28</text:p>
              </table:table-cell>
              <table:table-cell office:value-type="float" office:value="0.618143">
                <text:p>0.618143</text:p>
              </table:table-cell>
              <table:table-cell office:value-type="float" office:value="0.790532048596565">
                <text:p>0.79053204859656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1.29">
                <text:p>11.29</text:p>
              </table:table-cell>
              <table:table-cell office:value-type="float" office:value="0.618472">
                <text:p>0.618472</text:p>
              </table:table-cell>
              <table:table-cell office:value-type="float" office:value="0.790794979079498">
                <text:p>0.79079497907949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1.3">
                <text:p>11.3</text:p>
              </table:table-cell>
              <table:table-cell office:value-type="float" office:value="0.618795">
                <text:p>0.618795</text:p>
              </table:table-cell>
              <table:table-cell office:value-type="float" office:value="0.791057250313414">
                <text:p>0.791057250313414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1.31">
                <text:p>11.31</text:p>
              </table:table-cell>
              <table:table-cell office:value-type="float" office:value="0.619128">
                <text:p>0.619128</text:p>
              </table:table-cell>
              <table:table-cell office:value-type="float" office:value="0.791318864774624">
                <text:p>0.79131886477462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1.32">
                <text:p>11.32</text:p>
              </table:table-cell>
              <table:table-cell office:value-type="float" office:value="0.619447">
                <text:p>0.619447</text:p>
              </table:table-cell>
              <table:table-cell office:value-type="float" office:value="0.791579824927053">
                <text:p>0.79157982492705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1.33">
                <text:p>11.33</text:p>
              </table:table-cell>
              <table:table-cell office:value-type="float" office:value="0.61977">
                <text:p>0.61977</text:p>
              </table:table-cell>
              <table:table-cell office:value-type="float" office:value="0.791840133222315">
                <text:p>0.791840133222315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1.34">
                <text:p>11.34</text:p>
              </table:table-cell>
              <table:table-cell office:value-type="float" office:value="0.620098">
                <text:p>0.620098</text:p>
              </table:table-cell>
              <table:table-cell office:value-type="float" office:value="0.792099792099792">
                <text:p>0.79209979209979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1.35">
                <text:p>11.35</text:p>
              </table:table-cell>
              <table:table-cell office:value-type="float" office:value="0.620432">
                <text:p>0.620432</text:p>
              </table:table-cell>
              <table:table-cell office:value-type="float" office:value="0.792358803986711">
                <text:p>0.79235880398671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1.36">
                <text:p>11.36</text:p>
              </table:table-cell>
              <table:table-cell office:value-type="float" office:value="0.620741">
                <text:p>0.620741</text:p>
              </table:table-cell>
              <table:table-cell office:value-type="float" office:value="0.792617171298217">
                <text:p>0.79261717129821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1.37">
                <text:p>11.37</text:p>
              </table:table-cell>
              <table:table-cell office:value-type="float" office:value="0.62106">
                <text:p>0.62106</text:p>
              </table:table-cell>
              <table:table-cell office:value-type="float" office:value="0.792874896437448">
                <text:p>0.79287489643744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1.38">
                <text:p>11.38</text:p>
              </table:table-cell>
              <table:table-cell office:value-type="float" office:value="0.621386">
                <text:p>0.621386</text:p>
              </table:table-cell>
              <table:table-cell office:value-type="float" office:value="0.793131981795614">
                <text:p>0.79313198179561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1.39">
                <text:p>11.39</text:p>
              </table:table-cell>
              <table:table-cell office:value-type="float" office:value="0.6217">
                <text:p>0.6217</text:p>
              </table:table-cell>
              <table:table-cell office:value-type="float" office:value="0.793388429752066">
                <text:p>0.793388429752066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.4">
                <text:p>11.4</text:p>
              </table:table-cell>
              <table:table-cell office:value-type="float" office:value="0.622022">
                <text:p>0.622022</text:p>
              </table:table-cell>
              <table:table-cell office:value-type="float" office:value="0.793644242674371">
                <text:p>0.79364424267437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.41">
                <text:p>11.41</text:p>
              </table:table-cell>
              <table:table-cell office:value-type="float" office:value="0.622347">
                <text:p>0.622347</text:p>
              </table:table-cell>
              <table:table-cell office:value-type="float" office:value="0.793899422918384">
                <text:p>0.793899422918384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.42">
                <text:p>11.42</text:p>
              </table:table-cell>
              <table:table-cell office:value-type="float" office:value="0.622668">
                <text:p>0.622668</text:p>
              </table:table-cell>
              <table:table-cell office:value-type="float" office:value="0.794153972828324">
                <text:p>0.794153972828324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.43">
                <text:p>11.43</text:p>
              </table:table-cell>
              <table:table-cell office:value-type="float" office:value="0.62297">
                <text:p>0.62297</text:p>
              </table:table-cell>
              <table:table-cell office:value-type="float" office:value="0.794407894736842">
                <text:p>0.79440789473684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.44">
                <text:p>11.44</text:p>
              </table:table-cell>
              <table:table-cell office:value-type="float" office:value="0.623289">
                <text:p>0.623289</text:p>
              </table:table-cell>
              <table:table-cell office:value-type="float" office:value="0.794661190965092">
                <text:p>0.79466119096509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.45">
                <text:p>11.45</text:p>
              </table:table-cell>
              <table:table-cell office:value-type="float" office:value="0.623603">
                <text:p>0.623603</text:p>
              </table:table-cell>
              <table:table-cell office:value-type="float" office:value="0.794913863822806">
                <text:p>0.794913863822806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1.46">
                <text:p>11.46</text:p>
              </table:table-cell>
              <table:table-cell office:value-type="float" office:value="0.623923">
                <text:p>0.623923</text:p>
              </table:table-cell>
              <table:table-cell office:value-type="float" office:value="0.795165915608357">
                <text:p>0.79516591560835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1.47">
                <text:p>11.47</text:p>
              </table:table-cell>
              <table:table-cell office:value-type="float" office:value="0.624231">
                <text:p>0.624231</text:p>
              </table:table-cell>
              <table:table-cell office:value-type="float" office:value="0.795417348608838">
                <text:p>0.79541734860883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1.48">
                <text:p>11.48</text:p>
              </table:table-cell>
              <table:table-cell office:value-type="float" office:value="0.624547">
                <text:p>0.624547</text:p>
              </table:table-cell>
              <table:table-cell office:value-type="float" office:value="0.795668165100123">
                <text:p>0.795668165100123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1.49">
                <text:p>11.49</text:p>
              </table:table-cell>
              <table:table-cell office:value-type="float" office:value="0.624859">
                <text:p>0.624859</text:p>
              </table:table-cell>
              <table:table-cell office:value-type="float" office:value="0.795918367346939">
                <text:p>0.79591836734693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1.5">
                <text:p>11.5</text:p>
              </table:table-cell>
              <table:table-cell office:value-type="float" office:value="0.625175">
                <text:p>0.625175</text:p>
              </table:table-cell>
              <table:table-cell office:value-type="float" office:value="0.796167957602935">
                <text:p>0.796167957602935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1.51">
                <text:p>11.51</text:p>
              </table:table-cell>
              <table:table-cell office:value-type="float" office:value="0.625487">
                <text:p>0.625487</text:p>
              </table:table-cell>
              <table:table-cell office:value-type="float" office:value="0.796416938110749">
                <text:p>0.79641693811074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1.52">
                <text:p>11.52</text:p>
              </table:table-cell>
              <table:table-cell office:value-type="float" office:value="0.625792">
                <text:p>0.625792</text:p>
              </table:table-cell>
              <table:table-cell office:value-type="float" office:value="0.796665311102074">
                <text:p>0.796665311102074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1.53">
                <text:p>11.53</text:p>
              </table:table-cell>
              <table:table-cell office:value-type="float" office:value="0.626107">
                <text:p>0.626107</text:p>
              </table:table-cell>
              <table:table-cell office:value-type="float" office:value="0.796913078797725">
                <text:p>0.796913078797725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1.54">
                <text:p>11.54</text:p>
              </table:table-cell>
              <table:table-cell office:value-type="float" office:value="0.626419">
                <text:p>0.626419</text:p>
              </table:table-cell>
              <table:table-cell office:value-type="float" office:value="0.797160243407708">
                <text:p>0.79716024340770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1.55">
                <text:p>11.55</text:p>
              </table:table-cell>
              <table:table-cell office:value-type="float" office:value="0.626719">
                <text:p>0.626719</text:p>
              </table:table-cell>
              <table:table-cell office:value-type="float" office:value="0.79740680713128">
                <text:p>0.7974068071312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1.56">
                <text:p>11.56</text:p>
              </table:table-cell>
              <table:table-cell office:value-type="float" office:value="0.627027">
                <text:p>0.627027</text:p>
              </table:table-cell>
              <table:table-cell office:value-type="float" office:value="0.797652772157021">
                <text:p>0.79765277215702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1.57">
                <text:p>11.57</text:p>
              </table:table-cell>
              <table:table-cell office:value-type="float" office:value="0.627331">
                <text:p>0.627331</text:p>
              </table:table-cell>
              <table:table-cell office:value-type="float" office:value="0.797898140662894">
                <text:p>0.797898140662894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1.58">
                <text:p>11.58</text:p>
              </table:table-cell>
              <table:table-cell office:value-type="float" office:value="0.627639">
                <text:p>0.627639</text:p>
              </table:table-cell>
              <table:table-cell office:value-type="float" office:value="0.79814291481631">
                <text:p>0.79814291481631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.59">
                <text:p>11.59</text:p>
              </table:table-cell>
              <table:table-cell office:value-type="float" office:value="0.627929">
                <text:p>0.627929</text:p>
              </table:table-cell>
              <table:table-cell office:value-type="float" office:value="0.798387096774194">
                <text:p>0.798387096774194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.6">
                <text:p>11.6</text:p>
              </table:table-cell>
              <table:table-cell office:value-type="float" office:value="0.628236">
                <text:p>0.628236</text:p>
              </table:table-cell>
              <table:table-cell office:value-type="float" office:value="0.798630688683045">
                <text:p>0.798630688683045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.61">
                <text:p>11.61</text:p>
              </table:table-cell>
              <table:table-cell office:value-type="float" office:value="0.628546">
                <text:p>0.628546</text:p>
              </table:table-cell>
              <table:table-cell office:value-type="float" office:value="0.798873692679002">
                <text:p>0.79887369267900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.62">
                <text:p>11.62</text:p>
              </table:table-cell>
              <table:table-cell office:value-type="float" office:value="0.628851">
                <text:p>0.628851</text:p>
              </table:table-cell>
              <table:table-cell office:value-type="float" office:value="0.799116110887907">
                <text:p>0.799116110887907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.63">
                <text:p>11.63</text:p>
              </table:table-cell>
              <table:table-cell office:value-type="float" office:value="0.629146">
                <text:p>0.629146</text:p>
              </table:table-cell>
              <table:table-cell office:value-type="float" office:value="0.799357945425361">
                <text:p>0.79935794542536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.64">
                <text:p>11.64</text:p>
              </table:table-cell>
              <table:table-cell office:value-type="float" office:value="0.629441">
                <text:p>0.629441</text:p>
              </table:table-cell>
              <table:table-cell office:value-type="float" office:value="0.799599198396794">
                <text:p>0.799599198396794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1.65">
                <text:p>11.65</text:p>
              </table:table-cell>
              <table:table-cell office:value-type="float" office:value="0.629748">
                <text:p>0.629748</text:p>
              </table:table-cell>
              <table:table-cell office:value-type="float" office:value="0.799839871897518">
                <text:p>0.79983987189751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1.66">
                <text:p>11.66</text:p>
              </table:table-cell>
              <table:table-cell office:value-type="float" office:value="0.63005">
                <text:p>0.63005</text:p>
              </table:table-cell>
              <table:table-cell office:value-type="float" office:value="0.800079968012795">
                <text:p>0.80007996801279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1.67">
                <text:p>11.67</text:p>
              </table:table-cell>
              <table:table-cell office:value-type="float" office:value="0.630351">
                <text:p>0.630351</text:p>
              </table:table-cell>
              <table:table-cell office:value-type="float" office:value="0.800319488817891">
                <text:p>0.80031948881789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1.68">
                <text:p>11.68</text:p>
              </table:table-cell>
              <table:table-cell office:value-type="float" office:value="0.630635">
                <text:p>0.630635</text:p>
              </table:table-cell>
              <table:table-cell office:value-type="float" office:value="0.800558436378141">
                <text:p>0.800558436378141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1.69">
                <text:p>11.69</text:p>
              </table:table-cell>
              <table:table-cell office:value-type="float" office:value="0.630933">
                <text:p>0.630933</text:p>
              </table:table-cell>
              <table:table-cell office:value-type="float" office:value="0.800796812749004">
                <text:p>0.800796812749004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.7">
                <text:p>11.7</text:p>
              </table:table-cell>
              <table:table-cell office:value-type="float" office:value="0.631232">
                <text:p>0.631232</text:p>
              </table:table-cell>
              <table:table-cell office:value-type="float" office:value="0.801034619976124">
                <text:p>0.801034619976124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.71">
                <text:p>11.71</text:p>
              </table:table-cell>
              <table:table-cell office:value-type="float" office:value="0.631544">
                <text:p>0.631544</text:p>
              </table:table-cell>
              <table:table-cell office:value-type="float" office:value="0.801271860095389">
                <text:p>0.801271860095389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.72">
                <text:p>11.72</text:p>
              </table:table-cell>
              <table:table-cell office:value-type="float" office:value="0.631823">
                <text:p>0.631823</text:p>
              </table:table-cell>
              <table:table-cell office:value-type="float" office:value="0.801508535132989">
                <text:p>0.801508535132989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1.73">
                <text:p>11.73</text:p>
              </table:table-cell>
              <table:table-cell office:value-type="float" office:value="0.632121">
                <text:p>0.632121</text:p>
              </table:table-cell>
              <table:table-cell office:value-type="float" office:value="0.801744647105472">
                <text:p>0.801744647105472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1.74">
                <text:p>11.74</text:p>
              </table:table-cell>
              <table:table-cell office:value-type="float" office:value="0.63241">
                <text:p>0.63241</text:p>
              </table:table-cell>
              <table:table-cell office:value-type="float" office:value="0.801980198019802">
                <text:p>0.801980198019802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1.75">
                <text:p>11.75</text:p>
              </table:table-cell>
              <table:table-cell office:value-type="float" office:value="0.632713">
                <text:p>0.632713</text:p>
              </table:table-cell>
              <table:table-cell office:value-type="float" office:value="0.802215189873418">
                <text:p>0.80221518987341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1.76">
                <text:p>11.76</text:p>
              </table:table-cell>
              <table:table-cell office:value-type="float" office:value="0.633002">
                <text:p>0.633002</text:p>
              </table:table-cell>
              <table:table-cell office:value-type="float" office:value="0.802449624654287">
                <text:p>0.80244962465428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1.77">
                <text:p>11.77</text:p>
              </table:table-cell>
              <table:table-cell office:value-type="float" office:value="0.633295">
                <text:p>0.633295</text:p>
              </table:table-cell>
              <table:table-cell office:value-type="float" office:value="0.802683504340963">
                <text:p>0.80268350434096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1.78">
                <text:p>11.78</text:p>
              </table:table-cell>
              <table:table-cell office:value-type="float" office:value="0.633579">
                <text:p>0.633579</text:p>
              </table:table-cell>
              <table:table-cell office:value-type="float" office:value="0.802916830902641">
                <text:p>0.802916830902641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1.79">
                <text:p>11.79</text:p>
              </table:table-cell>
              <table:table-cell office:value-type="float" office:value="0.63389">
                <text:p>0.63389</text:p>
              </table:table-cell>
              <table:table-cell office:value-type="float" office:value="0.803149606299213">
                <text:p>0.80314960629921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1.8">
                <text:p>11.8</text:p>
              </table:table-cell>
              <table:table-cell office:value-type="float" office:value="0.634176">
                <text:p>0.634176</text:p>
              </table:table-cell>
              <table:table-cell office:value-type="float" office:value="0.803381832481321">
                <text:p>0.803381832481321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1.81">
                <text:p>11.81</text:p>
              </table:table-cell>
              <table:table-cell office:value-type="float" office:value="0.634452">
                <text:p>0.634452</text:p>
              </table:table-cell>
              <table:table-cell office:value-type="float" office:value="0.803613511390416">
                <text:p>0.803613511390416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1.82">
                <text:p>11.82</text:p>
              </table:table-cell>
              <table:table-cell office:value-type="float" office:value="0.634733">
                <text:p>0.634733</text:p>
              </table:table-cell>
              <table:table-cell office:value-type="float" office:value="0.803844644958807">
                <text:p>0.803844644958807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1.83">
                <text:p>11.83</text:p>
              </table:table-cell>
              <table:table-cell office:value-type="float" office:value="0.635034">
                <text:p>0.635034</text:p>
              </table:table-cell>
              <table:table-cell office:value-type="float" office:value="0.804075235109718">
                <text:p>0.80407523510971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1.84">
                <text:p>11.84</text:p>
              </table:table-cell>
              <table:table-cell office:value-type="float" office:value="0.635316">
                <text:p>0.635316</text:p>
              </table:table-cell>
              <table:table-cell office:value-type="float" office:value="0.804305283757338">
                <text:p>0.80430528375733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1.85">
                <text:p>11.85</text:p>
              </table:table-cell>
              <table:table-cell office:value-type="float" office:value="0.635612">
                <text:p>0.635612</text:p>
              </table:table-cell>
              <table:table-cell office:value-type="float" office:value="0.80453479280688">
                <text:p>0.8045347928068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1.86">
                <text:p>11.86</text:p>
              </table:table-cell>
              <table:table-cell office:value-type="float" office:value="0.63588">
                <text:p>0.63588</text:p>
              </table:table-cell>
              <table:table-cell office:value-type="float" office:value="0.804763764154627">
                <text:p>0.80476376415462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1.87">
                <text:p>11.87</text:p>
              </table:table-cell>
              <table:table-cell office:value-type="float" office:value="0.636181">
                <text:p>0.636181</text:p>
              </table:table-cell>
              <table:table-cell office:value-type="float" office:value="0.804992199687987">
                <text:p>0.804992199687987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1.88">
                <text:p>11.88</text:p>
              </table:table-cell>
              <table:table-cell office:value-type="float" office:value="0.636457">
                <text:p>0.636457</text:p>
              </table:table-cell>
              <table:table-cell office:value-type="float" office:value="0.805220101285547">
                <text:p>0.80522010128554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1.89">
                <text:p>11.89</text:p>
              </table:table-cell>
              <table:table-cell office:value-type="float" office:value="0.636752">
                <text:p>0.636752</text:p>
              </table:table-cell>
              <table:table-cell office:value-type="float" office:value="0.805447470817121">
                <text:p>0.805447470817121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1.9">
                <text:p>11.9</text:p>
              </table:table-cell>
              <table:table-cell office:value-type="float" office:value="0.637027">
                <text:p>0.637027</text:p>
              </table:table-cell>
              <table:table-cell office:value-type="float" office:value="0.805674310143801">
                <text:p>0.805674310143801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1.91">
                <text:p>11.91</text:p>
              </table:table-cell>
              <table:table-cell office:value-type="float" office:value="0.637316">
                <text:p>0.637316</text:p>
              </table:table-cell>
              <table:table-cell office:value-type="float" office:value="0.805900621118012">
                <text:p>0.80590062111801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1.92">
                <text:p>11.92</text:p>
              </table:table-cell>
              <table:table-cell office:value-type="float" office:value="0.637595">
                <text:p>0.637595</text:p>
              </table:table-cell>
              <table:table-cell office:value-type="float" office:value="0.80612640558356">
                <text:p>0.80612640558356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1.93">
                <text:p>11.93</text:p>
              </table:table-cell>
              <table:table-cell office:value-type="float" office:value="0.637887">
                <text:p>0.637887</text:p>
              </table:table-cell>
              <table:table-cell office:value-type="float" office:value="0.806351665375678">
                <text:p>0.806351665375678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1.94">
                <text:p>11.94</text:p>
              </table:table-cell>
              <table:table-cell office:value-type="float" office:value="0.638155">
                <text:p>0.638155</text:p>
              </table:table-cell>
              <table:table-cell office:value-type="float" office:value="0.806576402321083">
                <text:p>0.80657640232108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1.95">
                <text:p>11.95</text:p>
              </table:table-cell>
              <table:table-cell office:value-type="float" office:value="0.638442">
                <text:p>0.638442</text:p>
              </table:table-cell>
              <table:table-cell office:value-type="float" office:value="0.806800618238022">
                <text:p>0.80680061823802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1.96">
                <text:p>11.96</text:p>
              </table:table-cell>
              <table:table-cell office:value-type="float" office:value="0.638715">
                <text:p>0.638715</text:p>
              </table:table-cell>
              <table:table-cell office:value-type="float" office:value="0.807024314936318">
                <text:p>0.8070243149363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1.97">
                <text:p>11.97</text:p>
              </table:table-cell>
              <table:table-cell office:value-type="float" office:value="0.63901">
                <text:p>0.63901</text:p>
              </table:table-cell>
              <table:table-cell office:value-type="float" office:value="0.807247494217425">
                <text:p>0.80724749421742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1.98">
                <text:p>11.98</text:p>
              </table:table-cell>
              <table:table-cell office:value-type="float" office:value="0.63927">
                <text:p>0.63927</text:p>
              </table:table-cell>
              <table:table-cell office:value-type="float" office:value="0.807470157874471">
                <text:p>0.80747015787447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1.99">
                <text:p>11.99</text:p>
              </table:table-cell>
              <table:table-cell office:value-type="float" office:value="0.639555">
                <text:p>0.639555</text:p>
              </table:table-cell>
              <table:table-cell office:value-type="float" office:value="0.807692307692308">
                <text:p>0.807692307692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